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3564257B617E83CE.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866cm"/>
    </style:style>
    <style:style style:name="co33" style:family="table-column">
      <style:table-column-properties fo:break-before="auto" style:column-width="2.545cm"/>
    </style:style>
    <style:style style:name="co34" style:family="table-column">
      <style:table-column-properties fo:break-before="auto" style:column-width="2.293cm"/>
    </style:style>
    <style:style style:name="co35" style:family="table-column">
      <style:table-column-properties fo:break-before="auto" style:column-width="2.626cm"/>
    </style:style>
    <style:style style:name="co36" style:family="table-column">
      <style:table-column-properties fo:break-before="auto" style:column-width="3.05cm"/>
    </style:style>
    <style:style style:name="co37" style:family="table-column">
      <style:table-column-properties fo:break-before="auto" style:column-width="3.267cm"/>
    </style:style>
    <style:style style:name="co38" style:family="table-column">
      <style:table-column-properties fo:break-before="auto" style:column-width="1.513cm"/>
    </style:style>
    <style:style style:name="co39" style:family="table-column">
      <style:table-column-properties fo:break-before="auto" style:column-width="9.458cm"/>
    </style:style>
    <style:style style:name="co40" style:family="table-column">
      <style:table-column-properties fo:break-before="auto" style:column-width="4.203cm"/>
    </style:style>
    <style:style style:name="co41" style:family="table-column">
      <style:table-column-properties fo:break-before="auto" style:column-width="2.752cm"/>
    </style:style>
    <style:style style:name="co42" style:family="table-column">
      <style:table-column-properties fo:break-before="auto" style:column-width="3.318cm"/>
    </style:style>
    <style:style style:name="co43" style:family="table-column">
      <style:table-column-properties fo:break-before="auto" style:column-width="3.189cm"/>
    </style:style>
    <style:style style:name="co44"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number-style style:name="N1">
      <number:number number:decimal-places="0" number:min-decimal-places="0" number:min-integer-digits="1"/>
    </number:number-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4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7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7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9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7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384"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03"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40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0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418"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1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21"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23"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27"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28"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3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3"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43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43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455" style:family="table-cell" style:parent-style-name="Default">
      <style:table-cell-properties style:cell-protect="protected" style:print-content="true" fo:background-color="transparent" fo:border="none"/>
    </style:style>
    <style:style style:name="ce456"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start" fo:margin-left="0cm"/>
      <style:text-properties style:use-window-font-color="true" style:font-name="Times New Roman" fo:font-size="22pt" fo:font-weight="bold" style:font-size-asian="22pt" style:font-weight-asian="bold" style:font-size-complex="22pt" style:font-weight-complex="bold"/>
    </style:style>
    <style:style style:name="ce458" style:family="table-cell" style:parent-style-name="Default">
      <style:table-cell-properties fo:background-color="#ffff66" style:cell-protect="protected" style:print-content="true" style:text-align-source="fix" style:repeat-content="false" style:vertical-align="middle"/>
      <style:paragraph-properties fo:text-align="start" fo:margin-left="0cm"/>
      <style:text-properties fo:color="#000000" style:font-name="Times New Roman" fo:font-size="22pt" fo:font-weight="bold" style:font-size-asian="22pt" style:font-weight-asian="bold" style:font-size-complex="22pt" style:font-weight-complex="bold"/>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 fo:font-size="28pt" fo:font-style="normal" style:font-size-asian="28pt" style:font-style-asian="normal" style:font-size-complex="28pt" style:font-style-complex="normal"/>
    </style:style>
    <style:style style:name="ce475"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3"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479"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48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49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51"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49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fo:font-weight="bold" style:font-size-asian="80pt" style:font-weight-asian="bold" style:font-size-complex="80pt" style:font-weight-complex="bold"/>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 fo:font-size="20pt" style:font-size-asian="20pt" style:font-size-complex="20pt"/>
    </style:style>
    <style:style style:name="ce50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 fo:font-size="20pt" style:font-size-asian="20pt" style:font-size-complex="20pt"/>
    </style:style>
    <style:style style:name="ce50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 fo:font-size="28pt" style:font-size-asian="28pt" style:font-size-complex="28pt"/>
    </style:style>
    <style:style style:name="ce5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60pt" style:font-size-asian="60pt" style:font-size-complex="60pt"/>
    </style:style>
    <style:style style:name="ce51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40pt" fo:font-weight="bold" style:font-size-asian="40pt" style:font-weight-asian="bold" style:font-size-complex="40pt" style:font-weight-complex="bold"/>
    </style:style>
    <style:style style:name="ce520"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 fo:font-size="20pt" style:font-size-asian="20pt" style:font-size-complex="20pt"/>
    </style:style>
    <style:style style:name="ce52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 fo:font-size="20pt" style:font-size-asian="20pt" style:font-size-complex="20pt"/>
    </style:style>
    <style:style style:name="ce52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52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52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2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31"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534"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5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66"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3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55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54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54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47"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 fo:font-size="20pt" style:font-size-asian="20pt" style:font-size-complex="20pt"/>
    </style:style>
    <style:style style:name="ce54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size-asian="20pt" style:font-size-complex="20pt"/>
    </style:style>
    <style:style style:name="ce57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57"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name-asian="Times New Roman1" style:font-size-asian="20pt" style:font-name-complex="Times New Roman1" style:font-size-complex="20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83"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9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92"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607"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693"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694"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03" style:family="table-cell" style:parent-style-name="Default">
      <style:table-cell-properties style:cell-protect="hidden-and-protected" style:print-content="true"/>
    </style:style>
    <style:style style:name="ce704"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05"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707" style:family="table-cell" style:parent-style-name="Default">
      <style:table-cell-properties style:cell-protect="hidden-and-protected" style:print-content="true"/>
      <style:text-properties style:font-name="Times New Roman"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11"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1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4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763"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51"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770"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4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8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81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822"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82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824"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845"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85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31"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870"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8"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87"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9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89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1172"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17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1229"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04"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06"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19"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27"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3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31"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style:style>
    <style:style style:name="ce1217" style:family="table-cell" style:parent-style-name="Default">
      <style:table-cell-properties style:cell-protect="hidden-and-protected" style:print-content="true" fo:border="0.06pt solid #000000"/>
      <style:text-properties style:font-name="Times New Roman"/>
    </style:style>
    <style:style style:name="ce1218"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944" style:family="table-cell" style:parent-style-name="Default" style:data-style-name="N0">
      <style:table-cell-properties style:cell-protect="hidden-and-protected" style:print-content="true" style:vertical-align="middle"/>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23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style:font-size-asian="12pt" style:font-size-complex="12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956" style:family="table-cell" style:parent-style-name="Default" style:data-style-name="N1">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font-name="Times New Roman" fo:font-size="12pt" fo:font-weight="bold" style:font-size-asian="12pt" style:font-weight-asian="bold" style:font-size-complex="12pt" style:font-weight-complex="bold"/>
    </style:style>
    <style:style style:name="ce94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62"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64" style:family="table-cell" style:parent-style-name="Default">
      <style:table-cell-properties fo:border-bottom="0.06pt solid #000000" style:cell-protect="hidden-and-protected" style:print-content="true" fo:border-left="none" fo:border-right="none" fo:border-top="0.06pt solid #000000"/>
      <style:text-properties style:font-name="Times New Roman"/>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20pt" style:font-size-asian="20pt" style:font-size-complex="20pt"/>
    </style:style>
    <style:style style:name="ce967"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 fo:font-size="12pt" style:font-size-asian="12pt" style:font-size-complex="12pt"/>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976" style:family="table-cell" style:parent-style-name="Default" style:data-style-name="N99">
      <style:table-cell-properties style:cell-protect="hidden-and-protected" style:print-content="true" style:text-align-source="fix" style:repeat-content="false"/>
      <style:paragraph-properties fo:text-align="center" fo:margin-left="0cm"/>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 fo:font-size="12pt" style:font-size-asian="12pt" style:font-size-complex="12pt"/>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2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75"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0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16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34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345"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46"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4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203" style:family="table-cell" style:parent-style-name="Default">
      <style:table-cell-properties style:cell-protect="protected" style:print-content="true"/>
      <style:text-properties style:font-name="Times New Roman"/>
    </style:style>
    <style:style style:name="ce135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351"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352"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20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354"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55"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56"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57"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58"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59" style:family="table-cell" style:parent-style-name="Default">
      <style:table-cell-properties style:cell-protect="protected" style:print-content="true"/>
      <style:text-properties style:font-name="Times New Roman" fo:font-size="6pt" style:font-size-asian="6pt" style:font-size-complex="6pt"/>
    </style:style>
    <style:style style:name="ce1360"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1"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2"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63" style:family="table-cell" style:parent-style-name="Default">
      <style:table-cell-properties style:cell-protect="none" style:print-content="true"/>
      <style:text-properties style:font-name="Times New Roman"/>
    </style:style>
    <style:style style:name="ce1364"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365" style:family="table-cell" style:parent-style-name="Default">
      <style:table-cell-properties style:cell-protect="protected" style:print-content="true" fo:background-color="transparent"/>
      <style:text-properties style:font-name="Times New Roman"/>
    </style:style>
    <style:style style:name="ce126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367"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368"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style>
    <style:style style:name="T22"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font-name="Wingdings 3"/>
    </style:style>
    <style:style style:name="T23"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style:style>
    <style:style style:name="T24"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fo:color="#ce181e"/>
    </style:style>
    <style:style style:name="T25" style:family="text">
      <style:text-properties fo:color="#f10d0c"/>
    </style:style>
    <style:style style:name="T26" style:family="text">
      <style:text-properties fo:font-style="italic" style:font-style-asian="italic" style:font-style-complex="italic"/>
    </style:style>
    <style:style style:name="T27" style:family="text">
      <style:text-properties fo:color="#ce181e" fo:font-weight="bold" style:font-weight-asian="bold" style:font-weight-complex="bold"/>
    </style:style>
    <style:style style:name="T28" style:family="text">
      <style:text-properties fo:color="#ce181e" style:font-name="Symbol" fo:font-weight="bold" style:font-weight-asian="bold" style:font-weight-complex="bold"/>
    </style:style>
    <style:style style:name="T29"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3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3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33" style:family="text">
      <style:text-properties fo:color="#000000" fo:font-weight="normal" fo:font-style="italic" style:font-weight-asian="normal" style:font-weight-complex="normal" style:font-style-asian="italic" style:font-style-complex="italic"/>
    </style:style>
    <style:style style:name="T34" style:family="text">
      <style:text-properties fo:color="#000000" fo:font-weight="normal" style:font-weight-asian="normal" style:font-weight-complex="normal" fo:font-style="italic" style:font-style-asian="italic" style:font-style-complex="italic"/>
    </style:style>
    <style:style style:name="T35" style:family="text">
      <style:text-properties fo:color="#0000ff" fo:font-style="italic" style:font-style-asian="italic" style:font-style-complex="italic"/>
    </style:style>
    <style:style style:name="T36" style:family="text">
      <style:text-properties fo:color="#0000ff"/>
    </style:style>
    <style:style style:name="T37" style:family="text">
      <style:text-properties fo:color="#ff0000" fo:font-style="italic" style:font-style-asian="italic" style:font-style-complex="italic"/>
    </style:style>
    <style:style style:name="T38" style:family="text">
      <style:text-properties fo:color="#ff0000"/>
    </style:style>
    <style:style style:name="T39" style:family="text">
      <style:text-properties fo:color="#0000ff" fo:font-weight="normal" fo:font-style="italic" style:font-weight-asian="normal" style:font-weight-complex="normal" style:font-style-asian="italic" style:font-style-complex="italic"/>
    </style:style>
    <style:style style:name="T40" style:family="text">
      <style:text-properties fo:color="#0000ff" fo:font-weight="normal" style:font-weight-asian="normal" style:font-weight-complex="normal"/>
    </style:style>
    <style:style style:name="T41" style:family="text">
      <style:text-properties fo:color="#0000ff" fo:font-weight="normal" style:font-weight-asian="normal" style:font-weight-complex="normal" fo:font-style="italic" style:font-style-asian="italic" style:font-style-complex="italic"/>
    </style:style>
    <style:style style:name="T42" style:family="text">
      <style:text-properties fo:font-style="italic" style:font-style-asian="italic" style:font-style-complex="italic" style:text-position="-33% 58%"/>
    </style:style>
    <style:style style:name="T43" style:family="text">
      <style:text-properties fo:font-style="italic" style:text-position="-33% 58%" style:font-style-asian="italic" style:font-style-complex="italic"/>
    </style:style>
    <style:style style:name="T44"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6"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50" style:family="text">
      <style:text-properties style:text-underline-style="none" style:text-underline-color="font-color" fo:font-style="italic" style:font-style-asian="italic" style:font-style-complex="italic" style:text-position="-33% 58%"/>
    </style:style>
    <style:style style:name="T51" style:family="text">
      <style:text-properties fo:font-style="normal" style:text-position="-33% 58%" style:font-style-asian="normal" style:font-style-complex="normal"/>
    </style:style>
    <style:style style:name="T52" style:family="text">
      <style:text-properties style:text-position="-8% 58%"/>
    </style:style>
    <style:style style:name="T53" style:family="text">
      <style:text-properties fo:font-style="normal" style:font-style-asian="normal" style:font-style-complex="normal" style:text-position="-33% 58%"/>
    </style:style>
    <style:style style:name="T54" style:family="text">
      <style:text-properties fo:font-style="italic" style:text-position="0% 100%" style:font-style-asian="italic" style:font-style-complex="italic"/>
    </style:style>
    <style:style style:name="T5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C/AMk5/aiEjVEGiJTmvmGnT3o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5"/>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5"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C/AMk5/aiEjVEGiJTmvmGnT3ot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6"/>
        <table:table-column table:style-name="co3" table:default-cell-style-name="ce76"/>
        <table:table-column table:style-name="co4" table:number-columns-repeated="2" table:default-cell-style-name="ce76"/>
        <table:table-column table:style-name="co5" table:default-cell-style-name="ce76"/>
        <table:table-column table:style-name="co6" table:default-cell-style-name="ce76"/>
        <table:table-column table:style-name="co2" table:default-cell-style-name="ce76"/>
        <table:table-column table:style-name="co7" table:default-cell-style-name="ce76"/>
        <table:table-column table:style-name="co1" table:number-columns-repeated="56" table:default-cell-style-name="ce76"/>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67" office:value-type="string" calcext:value-type="string" table:number-columns-spanned="1" table:number-rows-spanned="2">
            <text:p>Racine de l’équation<text:span text:style-name="T7"> f (x) = 0</text:span></text:p>
          </table:table-cell>
          <table:table-cell table:style-name="ce78"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67"/>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78" office:value-type="string" calcext:value-type="string">
            <text:p>x</text:p>
          </table:table-cell>
          <table:table-cell table:style-name="ce89"/>
          <table:table-cell table:style-name="ce122" table:number-columns-spanned="2" table:number-rows-spanned="1"/>
          <table:covered-table-cell table:style-name="ce122"/>
          <table:table-cell table:style-name="ce156"/>
          <table:table-cell/>
          <table:table-cell table:style-name="ce78" office:value-type="string" calcext:value-type="string">
            <text:p>x</text:p>
          </table:table-cell>
          <table:table-cell table:style-name="ce188" table:formula="of:=IF(AND([$Synthèse.$H$1];[.$AA$1];[.$AA$2]);[Données.B8];&quot;&quot;)">
            <text:p/>
          </table:table-cell>
          <table:table-cell table:style-name="ce171" table:formula="of:=IF(AND([$Synthèse.$H$1];[.$AA$1];[.$AA$2]);[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2"/>
          <table:covered-table-cell table:style-name="ce155"/>
          <table:table-cell/>
          <table:table-cell table:style-name="ce83"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7">
          <table:table-cell table:style-name="ce83"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3"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3" office:value-type="string" calcext:value-type="string">
            <text:p>Signe de<text:span text:style-name="T7"> f (x)</text:span></text:p>
          </table:table-cell>
          <table:table-cell table:style-name="ce90"/>
          <table:table-cell table:style-name="ce105" table:number-columns-spanned="2" table:number-rows-spanned="1"/>
          <table:covered-table-cell table:style-name="ce122"/>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71" table:formula="of:=IF(AND([$Synthèse.$H$1];[.$AA$1];[.$AA$2]);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C/AMk5/aiEjVEGiJTmvmGnT3ot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76"/>
        <table:table-column table:style-name="co9" table:default-cell-style-name="ce276"/>
        <table:table-column table:style-name="co10" table:number-columns-repeated="2" table:default-cell-style-name="ce276"/>
        <table:table-column table:style-name="co11" table:number-columns-repeated="2" table:default-cell-style-name="ce276"/>
        <table:table-column table:style-name="co10" table:default-cell-style-name="ce276"/>
        <table:table-column table:style-name="co9" table:default-cell-style-name="ce276"/>
        <table:table-column table:style-name="co12" table:default-cell-style-name="ce276"/>
        <table:table-column table:style-name="co13" table:default-cell-style-name="ce276"/>
        <table:table-column table:style-name="co14" table:number-columns-repeated="7"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78" table:number-columns-spanned="2" table:number-rows-spanned="1"/>
          <table:covered-table-cell table:style-name="ce278"/>
          <table:table-cell table:style-name="ce242"/>
          <table:table-cell table:style-name="ce278" table:number-columns-spanned="2" table:number-rows-spanned="1"/>
          <table:covered-table-cell table:style-name="ce279"/>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7">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9"/>
          <table:covered-table-cell table:style-name="ce278"/>
          <table:table-cell table:style-name="ce227"/>
          <table:table-cell table:style-name="ce309" table:number-columns-spanned="3" table:number-rows-spanned="1"/>
          <table:covered-table-cell table:style-name="ce279"/>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1">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7">
          <table:table-cell table:style-name="ce221" office:value-type="string" calcext:value-type="string">
            <text:p>Signe de<text:span text:style-name="T7"> f (x)</text:span></text:p>
          </table:table-cell>
          <table:table-cell table:style-name="ce211"/>
          <table:table-cell table:style-name="ce279" table:number-columns-spanned="2" table:number-rows-spanned="1"/>
          <table:covered-table-cell table:style-name="ce278"/>
          <table:table-cell table:style-name="ce227"/>
          <table:table-cell table:style-name="ce278" table:number-columns-spanned="2" table:number-rows-spanned="1"/>
          <table:covered-table-cell table:style-name="ce279"/>
          <table:table-cell table:style-name="ce258"/>
          <table:table-cell table:style-name="ce358" table:number-columns-repeated="12"/>
          <table:table-cell table:number-columns-repeated="1004"/>
        </table:table-row>
        <table:table-row table:style-name="ro7">
          <table:table-cell table:style-name="ce226"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89" table:formula="of:=IF(AND([$Synthèse.$H$1];[.$AA$1];[.$AA$2]);[Données.C31];&quot;&quot;)" table:number-columns-spanned="2" table:number-rows-spanned="1">
            <text:p/>
          </table:table-cell>
          <table:covered-table-cell table:style-name="ce289"/>
          <table:table-cell table:style-name="ce334" table:formula="of:=IF(AND([$Synthèse.$H$1];[.$AA$1];[.$AA$2]);[Données.E31];&quot;&quot;)">
            <text:p/>
          </table:table-cell>
          <table:table-cell table:style-name="ce289" table:formula="of:=IF(AND([$Synthèse.$H$1];[.$AA$1];[.$AA$2]);[Données.F31];&quot;&quot;)" table:number-columns-spanned="2" table:number-rows-spanned="1">
            <text:p/>
          </table:table-cell>
          <table:covered-table-cell table:style-name="ce295"/>
          <table:table-cell table:style-name="ce351" table:formula="of:=IF(AND([$Synthèse.$H$1];[.$AA$1];[.$AA$2]);[Données.H31];&quot;&quot;)">
            <text:p/>
          </table:table-cell>
          <table:table-cell table:number-columns-repeated="1016"/>
        </table:table-row>
        <table:table-row table:style-name="ro7">
          <table:table-cell table:style-name="ce221"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295"/>
          <table:covered-table-cell table:style-name="ce289"/>
          <table:table-cell table:style-name="ce289"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295"/>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21"/>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21" office:value-type="string" calcext:value-type="string">
            <text:p>Signe de<text:span text:style-name="T7"> f (x)</text:span></text:p>
          </table:table-cell>
          <table:table-cell table:style-name="ce286" table:formula="of:=IF(AND([$Synthèse.$H$1];[.$AA$1];[.$AA$2]);[Données.B35];&quot;&quot;)">
            <text:p/>
          </table:table-cell>
          <table:table-cell table:style-name="ce295" table:formula="of:=IF(AND([$Synthèse.$H$1];[.$AA$1];[.$AA$2]);[Données.C35];&quot;&quot;)" table:number-columns-spanned="2" table:number-rows-spanned="1">
            <text:p/>
          </table:table-cell>
          <table:covered-table-cell table:style-name="ce289"/>
          <table:table-cell table:style-name="ce289" table:formula="of:=IF(AND([$Synthèse.$H$1];[.$AA$1];[.$AA$2]);[Données.E35];&quot;&quot;)">
            <text:p/>
          </table:table-cell>
          <table:table-cell table:style-name="ce289" table:formula="of:=IF(AND([$Synthèse.$H$1];[.$AA$1];[.$AA$2]);[Données.F35];&quot;&quot;)" table:number-columns-spanned="2" table:number-rows-spanned="1">
            <text:p/>
          </table:table-cell>
          <table:covered-table-cell table:style-name="ce295"/>
          <table:table-cell table:style-name="ce355" table:formula="of:=IF(AND([$Synthèse.$H$1];[.$AA$1];[.$AA$2]);[Données.H35];&quot;&quot;)">
            <text:p/>
          </table:table-cell>
          <table:table-cell table:number-columns-repeated="1016"/>
        </table:table-row>
        <table:table-row table:style-name="ro7" table:number-rows-repeated="2">
          <table:table-cell table:style-name="ce226"/>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C/AMk5/aiEjVEGiJTmvmGnT3ot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276"/>
        <table:table-column table:style-name="co16" table:default-cell-style-name="ce276"/>
        <table:table-column table:style-name="co17" table:default-cell-style-name="ce276"/>
        <table:table-column table:style-name="co18" table:number-columns-repeated="7" table:default-cell-style-name="ce276"/>
        <table:table-column table:style-name="co19"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992" table:default-cell-style-name="ce276"/>
        <table:table-column table:style-name="co1" table:number-columns-repeated="4"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20*[$Données.$H$97]/[$Données.$G$97];&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number-columns-repeated="21"/>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226"/>
          <table:table-cell table:number-columns-repeated="971"/>
        </table:table-row>
        <table:table-row table:style-name="ro13">
          <table:table-cell table:style-name="ce717"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436"/>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394" table:formula="of:=IF(AND([$Synthèse.$H$1];[.$AA$1];[.$AA$2]);IF(ISBLANK([$Données.B87]);&quot;&quot;;[$Données.B87]);&quot;&quot;)">
            <text:p/>
          </table:table-cell>
          <table:table-cell table:style-name="ce403" table:formula="of:=IF(AND([$Synthèse.$H$1];[.$AA$1];[.$AA$2]);IF(ISBLANK([$Données.C87]);&quot;&quot;;[$Données.C87]);&quot;&quot;)">
            <text:p/>
          </table:table-cell>
          <table:table-cell table:style-name="ce403" table:formula="of:=IF(AND([$Synthèse.$H$1];[.$AA$1];[.$AA$2]);IF(ISBLANK([$Données.D87]);&quot;&quot;;[$Données.D87]);&quot;&quot;)">
            <text:p/>
          </table:table-cell>
          <table:table-cell table:style-name="ce403" table:formula="of:=IF(AND([$Synthèse.$H$1];[.$AA$1];[.$AA$2]);IF(ISBLANK([$Données.E87]);&quot;&quot;;[$Données.E87]);&quot;&quot;)">
            <text:p/>
          </table:table-cell>
          <table:table-cell table:style-name="ce403" table:formula="of:=IF(AND([$Synthèse.$H$1];[.$AA$1];[.$AA$2]);IF(ISBLANK([$Données.F87]);&quot;&quot;;[$Données.F87]);&quot;&quot;)">
            <text:p/>
          </table:table-cell>
          <table:table-cell table:style-name="ce403" table:formula="of:=IF(AND([$Synthèse.$H$1];[.$AA$1];[.$AA$2]);IF(ISBLANK([$Données.G87]);&quot;&quot;;[$Données.G87]);&quot;&quot;)">
            <text:p/>
          </table:table-cell>
          <table:table-cell table:style-name="ce403" table:formula="of:=IF(AND([$Synthèse.$H$1];[.$AA$1];[.$AA$2]);IF(ISBLANK([$Données.H87]);&quot;&quot;;[$Données.H87]);&quot;&quot;)">
            <text:p/>
          </table:table-cell>
          <table:table-cell table:style-name="ce403" table:formula="of:=IF(AND([$Synthèse.$H$1];[.$AA$1];[.$AA$2]);IF(ISBLANK([$Données.I87]);&quot;&quot;;[$Données.I87]);&quot;&quot;)">
            <text:p/>
          </table:table-cell>
          <table:table-cell table:style-name="ce403" table:formula="of:=IF(AND([$Synthèse.$H$1];[.$AA$1];[.$AA$2]);IF(ISBLANK([$Données.J87]);&quot;&quot;;[$Données.J87]);&quot;&quot;)">
            <text:p/>
          </table:table-cell>
          <table:table-cell table:style-name="ce403" table:formula="of:=IF(AND([$Synthèse.$H$1];[.$AA$1];[.$AA$2]);IF(ISBLANK([$Données.K87]);&quot;&quot;;[$Données.K87]);&quot;&quot;)">
            <text:p/>
          </table:table-cell>
          <table:table-cell table:style-name="ce427" table:formula="of:=IF(AND([$Synthèse.$H$1];[.$AA$1];[.$AA$2]);IF(ISBLANK([$Données.L87]);&quot;&quot;;[$Données.L87]);&quot;&quot;)">
            <text:p/>
          </table:table-cell>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394" table:formula="of:=IF(AND([$Synthèse.$H$1];[.$AA$1];[.$AA$2]);IF(ISBLANK([$Données.B88]);&quot;&quot;;[$Données.B88]);&quot;&quot;)">
            <text:p/>
          </table:table-cell>
          <table:table-cell table:style-name="ce403" table:formula="of:=IF(AND([$Synthèse.$H$1];[.$AA$1];[.$AA$2]);IF(ISBLANK([$Données.C88]);&quot;&quot;;[$Données.C88]);&quot;&quot;)">
            <text:p/>
          </table:table-cell>
          <table:table-cell table:style-name="ce403" table:formula="of:=IF(AND([$Synthèse.$H$1];[.$AA$1];[.$AA$2]);IF(ISBLANK([$Données.D88]);&quot;&quot;;[$Données.D88]);&quot;&quot;)">
            <text:p/>
          </table:table-cell>
          <table:table-cell table:style-name="ce403" table:formula="of:=IF(AND([$Synthèse.$H$1];[.$AA$1];[.$AA$2]);IF(ISBLANK([$Données.E88]);&quot;&quot;;[$Données.E88]);&quot;&quot;)">
            <text:p/>
          </table:table-cell>
          <table:table-cell table:style-name="ce403" table:formula="of:=IF(AND([$Synthèse.$H$1];[.$AA$1];[.$AA$2]);IF(ISBLANK([$Données.F88]);&quot;&quot;;[$Données.F88]);&quot;&quot;)">
            <text:p/>
          </table:table-cell>
          <table:table-cell table:style-name="ce423" table:formula="of:=IF(AND([$Synthèse.$H$1];[.$AA$1];[.$AA$2]);IF(ISBLANK([$Données.G88]);&quot;&quot;;[$Données.G88]);&quot;&quot;)">
            <text:p/>
          </table:table-cell>
          <table:table-cell table:style-name="ce403" table:formula="of:=IF(AND([$Synthèse.$H$1];[.$AA$1];[.$AA$2]);IF(ISBLANK([$Données.H88]);&quot;&quot;;[$Données.H88]);&quot;&quot;)">
            <text:p/>
          </table:table-cell>
          <table:table-cell table:style-name="ce423" table:formula="of:=IF(AND([$Synthèse.$H$1];[.$AA$1];[.$AA$2]);IF(ISBLANK([$Données.I88]);&quot;&quot;;[$Données.I88]);&quot;&quot;)">
            <text:p/>
          </table:table-cell>
          <table:table-cell table:style-name="ce403" table:formula="of:=IF(AND([$Synthèse.$H$1];[.$AA$1];[.$AA$2]);IF(ISBLANK([$Données.J88]);&quot;&quot;;[$Données.J88]);&quot;&quot;)">
            <text:p/>
          </table:table-cell>
          <table:table-cell table:style-name="ce403" table:formula="of:=IF(AND([$Synthèse.$H$1];[.$AA$1];[.$AA$2]);IF(ISBLANK([$Données.K88]);&quot;&quot;;[$Données.K88]);&quot;&quot;)">
            <text:p/>
          </table:table-cell>
          <table:table-cell table:style-name="ce428" table:formula="of:=IF(AND([$Synthèse.$H$1];[.$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384"/>
          <table:covered-table-cell table:style-name="ce293"/>
          <table:covered-table-cell table:style-name="ce384"/>
          <table:covered-table-cell table:number-columns-repeated="8" table:style-name="ce325"/>
          <table:table-cell table:style-name="ce226" table:number-columns-repeated="2"/>
          <table:table-cell table:style-name="ce436"/>
          <table:table-cell table:style-name="ce801"/>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384"/>
          <table:covered-table-cell table:style-name="ce293"/>
          <table:covered-table-cell table:style-name="ce384"/>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6" table:number-columns-repeated="12"/>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308" office:value-type="string" calcext:value-type="string">
            <text:p>x</text:p>
          </table:table-cell>
          <table:table-cell table:style-name="ce378"/>
          <table:table-cell table:style-name="ce104" table:number-columns-repeated="9"/>
          <table:table-cell table:style-name="ce409"/>
          <table:table-cell table:style-name="ce226" table:number-columns-repeated="3"/>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436" table:number-columns-repeated="2"/>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table-cell table:number-columns-repeated="12"/>
          <table:table-cell table:style-name="ce797" table:number-columns-repeated="2"/>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87]);&quot;&quot;;[$Données.P87]);&quot;&quot;)">
            <text:p/>
          </table:table-cell>
          <table:table-cell table:style-name="ce406" table:formula="of:=IF(AND([$Synthèse.$H$1];[.$AA$1];[.$AA$2]);IF(ISBLANK([$Données.Q87]);&quot;&quot;;[$Données.Q87]);&quot;&quot;)">
            <text:p/>
          </table:table-cell>
          <table:table-cell table:style-name="ce406" table:formula="of:=IF(AND([$Synthèse.$H$1];[.$AA$1];[.$AA$2]);IF(ISBLANK([$Données.R87]);&quot;&quot;;[$Données.R87]);&quot;&quot;)">
            <text:p/>
          </table:table-cell>
          <table:table-cell table:style-name="ce406" table:formula="of:=IF(AND([$Synthèse.$H$1];[.$AA$1];[.$AA$2]);IF(ISBLANK([$Données.S87]);&quot;&quot;;[$Données.S87]);&quot;&quot;)">
            <text:p/>
          </table:table-cell>
          <table:table-cell table:style-name="ce406" table:formula="of:=IF(AND([$Synthèse.$H$1];[.$AA$1];[.$AA$2]);IF(ISBLANK([$Données.T87]);&quot;&quot;;[$Données.T87]);&quot;&quot;)">
            <text:p/>
          </table:table-cell>
          <table:table-cell table:style-name="ce406" table:formula="of:=IF(AND([$Synthèse.$H$1];[.$AA$1];[.$AA$2]);IF(ISBLANK([$Données.U87]);&quot;&quot;;[$Données.U87]);&quot;&quot;)">
            <text:p/>
          </table:table-cell>
          <table:table-cell table:style-name="ce406" table:formula="of:=IF(AND([$Synthèse.$H$1];[.$AA$1];[.$AA$2]);IF(ISBLANK([$Données.V87]);&quot;&quot;;[$Données.V87]);&quot;&quot;)">
            <text:p/>
          </table:table-cell>
          <table:table-cell table:style-name="ce406" table:formula="of:=IF(AND([$Synthèse.$H$1];[.$AA$1];[.$AA$2]);IF(ISBLANK([$Données.W87]);&quot;&quot;;[$Données.W87]);&quot;&quot;)">
            <text:p/>
          </table:table-cell>
          <table:table-cell table:style-name="ce406" table:formula="of:=IF(AND([$Synthèse.$H$1];[.$AA$1];[.$AA$2]);IF(ISBLANK([$Données.X87]);&quot;&quot;;[$Données.X87]);&quot;&quot;)">
            <text:p/>
          </table:table-cell>
          <table:table-cell table:style-name="ce406" table:formula="of:=IF(AND([$Synthèse.$H$1];[.$AA$1];[.$AA$2]);IF(ISBLANK([$Données.Y87]);&quot;&quot;;[$Données.Y87]);&quot;&quot;)">
            <text:p/>
          </table:table-cell>
          <table:table-cell table:style-name="ce432" table:formula="of:=IF(AND([$Synthèse.$H$1];[.$AA$1];[.$AA$2]);IF(ISBLANK([$Données.Z87]);&quot;&quot;;[$Données.Z87]);&quot;&quot;)">
            <text:p/>
          </table:table-cell>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746" table:formula="of:=IF(AND([$Synthèse.$H$1];[.$AA$1];[.$AA$2];[.$AA$3]);IF(ISBLANK([$Données.P88]);&quot;&quot;;[$Données.P88]);&quot;&quot;)">
            <text:p/>
          </table:table-cell>
          <table:table-cell table:style-name="ce406" table:formula="of:=IF(AND([$Synthèse.$H$1];[.$AA$1];[.$AA$2];[.$AA$3]);IF(ISBLANK([$Données.Q88]);&quot;&quot;;[$Données.Q88]);&quot;&quot;)">
            <text:p/>
          </table:table-cell>
          <table:table-cell table:style-name="ce406" table:formula="of:=IF(AND([$Synthèse.$H$1];[.$AA$1];[.$AA$2];[.$AA$3]);IF(ISBLANK([$Données.R88]);&quot;&quot;;[$Données.R88]);&quot;&quot;)">
            <text:p/>
          </table:table-cell>
          <table:table-cell table:style-name="ce406" table:formula="of:=IF(AND([$Synthèse.$H$1];[.$AA$1];[.$AA$2];[.$AA$3]);IF(ISBLANK([$Données.S88]);&quot;&quot;;[$Données.S88]);&quot;&quot;)">
            <text:p/>
          </table:table-cell>
          <table:table-cell table:style-name="ce406" table:formula="of:=IF(AND([$Synthèse.$H$1];[.$AA$1];[.$AA$2];[.$AA$3]);IF(ISBLANK([$Données.T88]);&quot;&quot;;[$Données.T88]);&quot;&quot;)">
            <text:p/>
          </table:table-cell>
          <table:table-cell table:style-name="ce406" table:formula="of:=IF(AND([$Synthèse.$H$1];[.$AA$1];[.$AA$2];[.$AA$3]);IF(ISBLANK([$Données.U88]);&quot;&quot;;[$Données.U88]);&quot;&quot;)">
            <text:p/>
          </table:table-cell>
          <table:table-cell table:style-name="ce406" table:formula="of:=IF(AND([$Synthèse.$H$1];[.$AA$1];[.$AA$2];[.$AA$3]);IF(ISBLANK([$Données.V88]);&quot;&quot;;[$Données.V88]);&quot;&quot;)">
            <text:p/>
          </table:table-cell>
          <table:table-cell table:style-name="ce406" table:formula="of:=IF(AND([$Synthèse.$H$1];[.$AA$1];[.$AA$2];[.$AA$3]);IF(ISBLANK([$Données.W88]);&quot;&quot;;[$Données.W88]);&quot;&quot;)">
            <text:p/>
          </table:table-cell>
          <table:table-cell table:style-name="ce406" table:formula="of:=IF(AND([$Synthèse.$H$1];[.$AA$1];[.$AA$2];[.$AA$3]);IF(ISBLANK([$Données.X88]);&quot;&quot;;[$Données.X88]);&quot;&quot;)">
            <text:p/>
          </table:table-cell>
          <table:table-cell table:style-name="ce406" table:formula="of:=IF(AND([$Synthèse.$H$1];[.$AA$1];[.$AA$2];[.$AA$3]);IF(ISBLANK([$Données.Y88]);&quot;&quot;;[$Données.Y88]);&quot;&quot;)">
            <text:p/>
          </table:table-cell>
          <table:table-cell table:style-name="ce432" table:formula="of:=IF(AND([$Synthèse.$H$1];[.$AA$1];[.$AA$2];[.$AA$3]);IF(ISBLANK([$Données.Z88]);&quot;&quot;;[$Données.Z88]);&quot;&quot;)">
            <text:p/>
          </table:table-cell>
          <table:table-cell table:number-columns-repeated="2"/>
          <table:table-cell table:style-name="ce226"/>
          <table:table-cell table:style-name="ce798" table:number-columns-repeated="13"/>
          <table:table-cell table:style-name="ce462" table:number-columns-repeated="4"/>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89]);&quot;&quot;;[$Données.P89]);&quot;&quot;)">
            <text:p/>
          </table:table-cell>
          <table:table-cell table:style-name="ce407" table:formula="of:=IF(AND([$Synthèse.$H$1];[.$AA$1];[.$AA$2]);IF(ISBLANK([$Données.Q89]);&quot;&quot;;[$Données.Q89]);&quot;&quot;)" table:number-columns-spanned="1" table:number-rows-spanned="2">
            <text:p/>
          </table:table-cell>
          <table:table-cell table:style-name="ce418" table:formula="of:=IF(AND([$Synthèse.$H$1];[.$AA$1];[.$AA$2]);IF(ISBLANK([$Données.R89]);&quot;&quot;;[$Données.R89]);&quot;&quot;)">
            <text:p/>
          </table:table-cell>
          <table:table-cell table:style-name="ce407" table:formula="of:=IF(AND([$Synthèse.$H$1];[.$AA$1];[.$AA$2]);IF(ISBLANK([$Données.S89]);&quot;&quot;;[$Données.S89]);&quot;&quot;)" table:number-columns-spanned="1" table:number-rows-spanned="2">
            <text:p/>
          </table:table-cell>
          <table:table-cell table:style-name="ce418" table:formula="of:=IF(AND([$Synthèse.$H$1];[.$AA$1];[.$AA$2]);IF(ISBLANK([$Données.T89]);&quot;&quot;;[$Données.T89]);&quot;&quot;)">
            <text:p/>
          </table:table-cell>
          <table:table-cell table:style-name="ce407" table:formula="of:=IF(AND([$Synthèse.$H$1];[.$AA$1];[.$AA$2]);IF(ISBLANK([$Données.U89]);&quot;&quot;;[$Données.U89]);&quot;&quot;)" table:number-columns-spanned="1" table:number-rows-spanned="2">
            <text:p/>
          </table:table-cell>
          <table:table-cell table:style-name="ce418" table:formula="of:=IF(AND([$Synthèse.$H$1];[.$AA$1];[.$AA$2]);IF(ISBLANK([$Données.V89]);&quot;&quot;;[$Données.V89]);&quot;&quot;)">
            <text:p/>
          </table:table-cell>
          <table:table-cell table:style-name="ce407" table:formula="of:=IF(AND([$Synthèse.$H$1];[.$AA$1];[.$AA$2]);IF(ISBLANK([$Données.W89]);&quot;&quot;;[$Données.W89]);&quot;&quot;)" table:number-columns-spanned="1" table:number-rows-spanned="2">
            <text:p/>
          </table:table-cell>
          <table:table-cell table:style-name="ce418" table:formula="of:=IF(AND([$Synthèse.$H$1];[.$AA$1];[.$AA$2]);IF(ISBLANK([$Données.X89]);&quot;&quot;;[$Données.X89]);&quot;&quot;)">
            <text:p/>
          </table:table-cell>
          <table:table-cell table:style-name="ce407" table:formula="of:=IF(AND([$Synthèse.$H$1];[.$AA$1];[.$AA$2]);IF(ISBLANK([$Données.Y89]);&quot;&quot;;[$Données.Y89]);&quot;&quot;)" table:number-columns-spanned="1" table:number-rows-spanned="2">
            <text:p/>
          </table:table-cell>
          <table:table-cell table:style-name="ce433" table:formula="of:=IF(AND([$Synthèse.$H$1];[.$AA$1];[.$AA$2]);IF(ISBLANK([$Données.Z89]);&quot;&quot;;[$Données.Z89]);&quot;&quot;)">
            <text:p/>
          </table:table-cell>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86"/>
          <table:table-cell table:style-name="ce226" table:number-columns-repeated="2"/>
          <table:table-cell table:number-columns-repeated="4"/>
        </table:table-row>
        <table:table-row table:style-name="ro13">
          <table:covered-table-cell table:style-name="ce732"/>
          <table:table-cell table:style-name="ce755" table:formula="of:=IF(AND([$Synthèse.$H$1];[.$AA$1];[.$AA$2]);IF(ISBLANK([$Données.P90]);&quot;&quot;;[$Données.P90]);&quot;&quot;)">
            <text:p/>
          </table:table-cell>
          <table:covered-table-cell table:style-name="ce765"/>
          <table:table-cell table:style-name="ce419" table:formula="of:=IF(AND([$Synthèse.$H$1];[.$AA$1];[.$AA$2]);IF(ISBLANK([$Données.R90]);&quot;&quot;;[$Données.R90]);&quot;&quot;)">
            <text:p/>
          </table:table-cell>
          <table:covered-table-cell table:style-name="ce421"/>
          <table:table-cell table:style-name="ce419" table:formula="of:=IF(AND([$Synthèse.$H$1];[.$AA$1];[.$AA$2]);IF(ISBLANK([$Données.T90]);&quot;&quot;;[$Données.T90]);&quot;&quot;)">
            <text:p/>
          </table:table-cell>
          <table:covered-table-cell table:style-name="ce421"/>
          <table:table-cell table:style-name="ce419" table:formula="of:=IF(AND([$Synthèse.$H$1];[.$AA$1];[.$AA$2]);IF(ISBLANK([$Données.V90]);&quot;&quot;;[$Données.V90]);&quot;&quot;)">
            <text:p/>
          </table:table-cell>
          <table:covered-table-cell table:style-name="ce421"/>
          <table:table-cell table:style-name="ce419" table:formula="of:=IF(AND([$Synthèse.$H$1];[.$AA$1];[.$AA$2]);IF(ISBLANK([$Données.X90]);&quot;&quot;;[$Données.X90]);&quot;&quot;)">
            <text:p/>
          </table:table-cell>
          <table:covered-table-cell table:style-name="ce421"/>
          <table:table-cell table:style-name="ce435" table:formula="of:=IF(AND([$Synthèse.$H$1];[.$AA$1];[.$AA$2]);IF(ISBLANK([$Données.Z90]);&quot;&quot;;[$Données.Z90]);&quot;&quot;)">
            <text:p/>
          </table:table-cell>
          <table:table-cell table:style-name="ce226" table:number-columns-repeated="7"/>
          <table:table-cell table:number-columns-repeated="999"/>
          <table:table-cell table:style-name="ce226" table:number-columns-repeated="2"/>
          <table:table-cell table:number-columns-repeated="4"/>
        </table:table-row>
        <table:table-row table:style-name="ro13" table:number-rows-repeated="2">
          <table:table-cell table:style-name="ce226" table:number-columns-repeated="19"/>
          <table:table-cell table:number-columns-repeated="999"/>
          <table:table-cell table:style-name="ce226" table:number-columns-repeated="2"/>
          <table:table-cell table:number-columns-repeated="4"/>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7">
          <table:table-cell table:style-name="ce226" table:number-columns-repeated="12"/>
          <table:table-cell table:number-columns-repeated="14"/>
          <table:table-cell table:number-columns-repeated="3" table:style-name="ce361" office:value-type="boolean" office:boolean-value="true" calcext:value-type="boolean">
            <text:p>VRAI</text:p>
          </table:table-cell>
          <table:table-cell table:number-columns-repeated="35"/>
          <table:table-cell table:style-name="ce226" table:number-columns-repeated="955"/>
          <table:table-cell table:style-name="ce363" table:number-columns-repeated="5"/>
        </table:table-row>
        <table:table-row table:style-name="ro13" table:number-rows-repeated="6">
          <table:table-cell table:style-name="ce226" table:number-columns-repeated="14"/>
          <table:table-cell table:number-columns-repeated="1010"/>
        </table:table-row>
        <table:table-row table:style-name="ro13">
          <table:table-cell table:number-columns-repeated="12"/>
          <table:table-cell table:style-name="ce226"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C/AMk5/aiEjVEGiJTmvmGnT3ot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046cm" svg:height="34.811cm" svg:x="34.772cm" svg:y="0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76"/>
        <table:table-column table:style-name="co25" table:default-cell-style-name="ce276"/>
        <table:table-column table:style-name="co17" table:default-cell-style-name="ce276"/>
        <table:table-column table:style-name="co18" table:number-columns-repeated="7" table:default-cell-style-name="ce276"/>
        <table:table-column table:style-name="co26"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36" table:default-cell-style-name="ce276"/>
        <table:table-column table:style-name="co1" table:number-columns-repeated="960"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Données.$L$199];&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7"/>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text:span text:style-name="T19">∞</text:span> ; +<text:span text:style-name="T19">∞</text:span>]</text:p>
          </table:table-cell>
          <table:covered-table-cell table:style-name="ce735"/>
          <table:covered-table-cell table:style-name="ce234"/>
          <table:covered-table-cell table:number-columns-repeated="2"/>
          <table:table-cell/>
          <table:table-cell table:style-name="ce774"/>
          <table:table-cell table:number-columns-repeated="6"/>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11"/>
          <table:table-cell table:style-name="Default" table:number-columns-repeated="11"/>
          <table:table-cell table:number-columns-repeated="28"/>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29" table:number-columns-spanned="2" table:number-rows-spanned="1"/>
          <table:covered-table-cell table:style-name="ce488"/>
          <table:table-cell table:style-name="ce436" table:number-columns-repeated="2"/>
          <table:table-cell table:style-name="Default" table:number-columns-repeated="11"/>
          <table:table-cell table:number-columns-repeated="100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2"/>
          <table:table-cell table:style-name="ce122" table:number-columns-spanned="2" table:number-rows-spanned="1"/>
          <table:covered-table-cell table:style-name="ce122"/>
          <table:table-cell table:style-name="ce99" table:number-columns-spanned="2" table:number-rows-spanned="1"/>
          <table:covered-table-cell table:style-name="ce122"/>
          <table:table-cell table:style-name="ce99" table:number-columns-spanned="2" table:number-rows-spanned="1"/>
          <table:covered-table-cell table:style-name="ce122"/>
          <table:table-cell table:style-name="ce409" table:number-columns-spanned="2" table:number-rows-spanned="1"/>
          <table:covered-table-cell table:style-name="ce488"/>
          <table:table-cell table:style-name="ce436"/>
          <table:table-cell table:style-name="ce794" table:number-columns-repeated="2"/>
          <table:table-cell table:number-columns-repeated="1010"/>
        </table:table-row>
        <table:table-row table:style-name="ro13">
          <table:table-cell table:style-name="ce726" table:number-columns-repeated="2"/>
          <table:table-cell table:style-name="ce491" table:number-columns-repeated="4"/>
          <table:table-cell table:style-name="ce226" table:number-columns-repeated="4"/>
          <table:table-cell table:style-name="ce577"/>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66" table:formula="of:=IF(AND([$Synthèse.$H$1];[.$AA$1];[.$AA$2]);IF(ISBLANK([$Données.F189]);&quot;&quot;;[$Données.F189]);&quot;&quot;)" table:number-columns-spanned="2" table:number-rows-spanned="1">
            <text:p/>
          </table:table-cell>
          <table:covered-table-cell table:style-name="ce616"/>
          <table:table-cell table:style-name="ce900"/>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456" office:value-type="string" calcext:value-type="string" table:number-columns-spanned="12" table:number-rows-spanned="1">
            <text:p><text:span text:style-name="T20">Dans les cellules C16, E16 et G16 : saisir </text:span><text:span text:style-name="T21">k</text:span><text:span text:style-name="T20"> pour </text:span><text:span text:style-name="T22">k</text:span><text:span text:style-name="T23"> et </text:span><text:span text:style-name="T24">m</text:span><text:span text:style-name="T23"> pour </text:span><text:span text:style-name="T22">m</text:span><text:span text:style-name="T23">, mais laisser la police Wingdings 3.</text:span></text:p>
          </table:table-cell>
          <table:covered-table-cell table:style-name="ce475"/>
          <table:covered-table-cell table:style-name="ce293"/>
          <table:covered-table-cell table:style-name="ce475"/>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458" office:value-type="string" calcext:value-type="string" table:number-columns-spanned="11" table:number-rows-spanned="1">
            <text:p><text:span text:style-name="T25">Valeur interdite</text:span> : deux fois la touche tube (Alt Gr + 6) → ||</text:p>
          </table:table-cell>
          <table:covered-table-cell table:style-name="ce226"/>
          <table:covered-table-cell table:number-columns-repeated="6" table:style-name="ce551"/>
          <table:covered-table-cell table:number-columns-repeated="3" table:style-name="ce552"/>
          <table:table-cell table:style-name="ce325"/>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92"/>
        </table:table-row>
        <table:table-row table:style-name="ro13">
          <table:table-cell table:style-name="ce226" table:number-columns-repeated="15"/>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number-columns-spanned="2" table:number-rows-spanned="1"/>
          <table:covered-table-cell table:style-name="ce406"/>
          <table:table-cell table:style-name="ce406"/>
          <table:table-cell table:style-name="ce122"/>
          <table:table-cell table:style-name="ce406"/>
          <table:table-cell table:style-name="ce529" table:number-columns-spanned="2" table:number-rows-spanned="1"/>
          <table:covered-table-cell table:style-name="ce525"/>
          <table:table-cell table:style-name="ce794" table:number-columns-repeated="4"/>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2"/>
          <table:table-cell table:style-name="ce122"/>
          <table:table-cell table:style-name="ce409" table:number-columns-spanned="3" table:number-rows-spanned="1"/>
          <table:covered-table-cell table:style-name="ce122"/>
          <table:covered-table-cell table:style-name="ce409"/>
          <table:table-cell table:style-name="ce794"/>
          <table:table-cell table:style-name="ce547" office:value-type="string" calcext:value-type="string">
            <text:p>saisir </text:p>
          </table:table-cell>
          <table:table-cell table:style-name="ce547" office:value-type="string" calcext:value-type="string">
            <text:p>pour</text:p>
          </table:table-cell>
          <table:table-cell table:style-name="ce794" table:number-columns-repeated="3"/>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473"/>
          <table:table-cell table:style-name="ce387" table:number-columns-spanned="1" table:number-rows-spanned="2"/>
          <table:table-cell table:style-name="ce502"/>
          <table:table-cell table:style-name="ce508" table:number-columns-spanned="1" table:number-rows-spanned="2"/>
          <table:table-cell table:style-name="ce520"/>
          <table:table-cell table:style-name="ce387" table:number-columns-spanned="1" table:number-rows-spanned="2"/>
          <table:table-cell table:style-name="ce531"/>
          <table:table-cell table:style-name="ce540" table:number-columns-spanned="1" table:number-rows-spanned="2"/>
          <table:table-cell table:style-name="ce549" office:value-type="string" calcext:value-type="string">
            <text:p>+infini</text:p>
          </table:table-cell>
          <table:table-cell table:style-name="ce549" office:value-type="string" calcext:value-type="string">
            <text:p>+<text:span text:style-name="T19">∞</text:span></text:p>
          </table:table-cell>
          <table:table-cell table:style-name="ce436" table:number-columns-repeated="3"/>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9"/>
          <table:covered-table-cell table:style-name="ce120"/>
          <table:table-cell table:style-name="ce503"/>
          <table:covered-table-cell table:style-name="ce368"/>
          <table:table-cell table:style-name="ce523"/>
          <table:covered-table-cell table:style-name="ce368"/>
          <table:table-cell table:style-name="ce534"/>
          <table:covered-table-cell table:style-name="ce455"/>
          <table:table-cell table:style-name="ce549" office:value-type="string" calcext:value-type="string">
            <text:p>-infini</text:p>
          </table:table-cell>
          <table:table-cell table:style-name="ce557" office:value-type="string" calcext:value-type="string">
            <text:p>-∞</text:p>
          </table:table-cell>
          <table:table-cell table:style-name="ce797" table:number-columns-repeated="3"/>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406" table:formula="of:=IF(AND([$Synthèse.$H$1];[.$AA$1];[.$AA$2]);IF(ISBLANK([$Données.Q189]);&quot;&quot;;[$Données.Q189]);&quot;&quot;)">
            <text:p/>
          </table:table-cell>
          <table:table-cell table:style-name="ce406" table:formula="of:=IF(AND([$Synthèse.$H$1];[.$AA$1];[.$AA$2]);IF(ISBLANK([$Données.R189]);&quot;&quot;;[$Données.R189]);&quot;&quot;)">
            <text:p/>
          </table:table-cell>
          <table:table-cell table:style-name="ce406" table:formula="of:=IF(AND([$Synthèse.$H$1];[.$AA$1];[.$AA$2]);IF(ISBLANK([$Données.S189]);&quot;&quot;;[$Données.S189]);&quot;&quot;)">
            <text:p/>
          </table:table-cell>
          <table:table-cell table:style-name="ce406" table:formula="of:=IF(AND([$Synthèse.$H$1];[.$AA$1];[.$AA$2]);IF(ISBLANK([$Données.T189]);&quot;&quot;;[$Données.T189]);&quot;&quot;)">
            <text:p/>
          </table:table-cell>
          <table:table-cell table:style-name="ce406" table:formula="of:=IF(AND([$Synthèse.$H$1];[.$AA$1];[.$AA$2]);IF(ISBLANK([$Données.U189]);&quot;&quot;;[$Données.U189]);&quot;&quot;)">
            <text:p/>
          </table:table-cell>
          <table:table-cell table:style-name="ce535" table:formula="of:=IF(AND([$Synthèse.$H$1];[.$AA$1];[.$AA$2]);IF(ISBLANK([$Données.V189]);&quot;&quot;;[$Données.V189]);&quot;&quot;)">
            <text:p/>
          </table:table-cell>
          <table:table-cell table:style-name="ce794" table:number-columns-repeated="4"/>
          <table:table-cell table:number-columns-repeated="2"/>
          <table:table-cell table:style-name="ce226"/>
          <table:table-cell table:style-name="ce798" table:number-columns-repeated="13"/>
          <table:table-cell table:style-name="ce462" table:number-columns-repeated="4"/>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1" table:formula="of:=IF(AND([$Synthèse.$H$1];[.$AA$1];[.$AA$2];[.$AA$3]);IF(ISBLANK([$Données.P190]);&quot;&quot;;[$Données.P190]);&quot;&quot;)" table:number-columns-spanned="3" table:number-rows-spanned="1">
            <text:p/>
          </table:table-cell>
          <table:covered-table-cell table:style-name="ce833"/>
          <table:covered-table-cell table:style-name="ce406"/>
          <table:table-cell table:style-name="ce512" table:formula="of:=IF(AND([$Synthèse.$H$1];[.$AA$1];[.$AA$2];[.$AA$3]);IF(ISBLANK([$Données.S190]);&quot;&quot;;[$Données.S190]);&quot;&quot;)">
            <text:p/>
          </table:table-cell>
          <table:table-cell table:style-name="ce432" table:formula="of:=IF(AND([$Synthèse.$H$1];[.$AA$1];[.$AA$2];[.$AA$3]);IF(ISBLANK([$Données.T190]);&quot;&quot;;[$Données.T190]);&quot;&quot;)" table:number-columns-spanned="3" table:number-rows-spanned="1">
            <text:p/>
          </table:table-cell>
          <table:covered-table-cell table:style-name="ce406"/>
          <table:covered-table-cell table:style-name="ce432"/>
          <table:table-cell table:style-name="ce794" table:number-columns-repeated="4"/>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494" table:formula="of:=IF(AND([$Synthèse.$H$1];[.$AA$1];[.$AA$2]);IF(ISBLANK([$Données.Q191]);&quot;&quot;;[$Données.Q191]);&quot;&quot;)" table:number-columns-spanned="1" table:number-rows-spanned="2">
            <text:p/>
          </table:table-cell>
          <table:table-cell table:style-name="ce504" table:formula="of:=IF(AND([$Synthèse.$H$1];[.$AA$1];[.$AA$2]);IF(ISBLANK([$Données.R191]);&quot;&quot;;[$Données.R191]);&quot;&quot;)">
            <text:p/>
          </table:table-cell>
          <table:table-cell table:style-name="ce517" table:formula="of:=IF(AND([$Synthèse.$H$1];[.$AA$1];[.$AA$2]);IF(ISBLANK([$Données.S191]);&quot;&quot;;[$Données.S191]);&quot;&quot;)" table:number-columns-spanned="1" table:number-rows-spanned="2">
            <text:p/>
          </table:table-cell>
          <table:table-cell table:style-name="ce524" table:formula="of:=IF(AND([$Synthèse.$H$1];[.$AA$1];[.$AA$2]);IF(ISBLANK([$Données.T191]);&quot;&quot;;[$Données.T191]);&quot;&quot;)">
            <text:p/>
          </table:table-cell>
          <table:table-cell table:style-name="ce494" table:formula="of:=IF(AND([$Synthèse.$H$1];[.$AA$1];[.$AA$2]);IF(ISBLANK([$Données.U191]);&quot;&quot;;[$Données.U191]);&quot;&quot;)" table:number-columns-spanned="1" table:number-rows-spanned="2">
            <text:p/>
          </table:table-cell>
          <table:table-cell table:style-name="ce566" table:formula="of:=IF(AND([$Synthèse.$H$1];[.$AA$1];[.$AA$2]);IF(ISBLANK([$Données.V191]);&quot;&quot;;[$Données.V191]);&quot;&quot;)">
            <text:p/>
          </table:table-cell>
          <table:table-cell table:style-name="ce542" table:number-columns-spanned="1" table:number-rows-spanned="2"/>
          <table:table-cell table:style-name="ce794"/>
          <table:table-cell table:style-name="ce542" table:number-columns-spanned="1" table:number-rows-spanned="2"/>
          <table:table-cell table:style-name="ce794"/>
          <table:table-cell table:style-name="ce226"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505" table:formula="of:=IF(AND([$Synthèse.$H$1];[.$AA$1];[.$AA$2]);IF(ISBLANK([$Données.R192]);&quot;&quot;;[$Données.R192]);&quot;&quot;)">
            <text:p/>
          </table:table-cell>
          <table:covered-table-cell table:style-name="ce849"/>
          <table:table-cell table:style-name="ce527" table:formula="of:=IF(AND([$Synthèse.$H$1];[.$AA$1];[.$AA$2]);IF(ISBLANK([$Données.T192]);&quot;&quot;;[$Données.T192]);&quot;&quot;)">
            <text:p/>
          </table:table-cell>
          <table:covered-table-cell table:style-name="ce765"/>
          <table:table-cell table:style-name="ce538" table:formula="of:=IF(AND([$Synthèse.$H$1];[.$AA$1];[.$AA$2]);IF(ISBLANK([$Données.V192]);&quot;&quot;;[$Données.V192]);&quot;&quot;)">
            <text:p/>
          </table:table-cell>
          <table:covered-table-cell table:style-name="ce455"/>
          <table:table-cell table:style-name="ce794"/>
          <table:covered-table-cell table:style-name="ce455"/>
          <table:table-cell table:style-name="ce794"/>
          <table:table-cell table:style-name="ce226" table:number-columns-repeated="7"/>
          <table:table-cell table:number-columns-repeated="1005"/>
        </table:table-row>
        <table:table-row table:style-name="ro13" table:number-rows-repeated="2">
          <table:table-cell table:style-name="ce226"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13" table:number-rows-repeated="6">
          <table:table-cell table:style-name="ce226"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1 'Fonction homographique'.B11:'Fonction homographique'.B11">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C/AMk5/aiEjVEGiJTmvmGnT3ot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76"/>
        <table:table-column table:style-name="co9" table:default-cell-style-name="ce276"/>
        <table:table-column table:style-name="co10" table:number-columns-repeated="11" table:default-cell-style-name="ce276"/>
        <table:table-column table:style-name="co14" table:number-columns-repeated="4"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7">
          <table:table-cell table:style-name="ce583"/>
          <table:table-cell table:style-name="ce36"/>
          <table:table-cell table:style-name="ce76"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6">f </text:span>(<text:span text:style-name="T26">x</text:span>) = 0</text:p>
          </table:table-cell>
          <table:covered-table-cell table:style-name="ce583"/>
          <table:covered-table-cell table:style-name="ce36"/>
          <table:covered-table-cell table:style-name="ce583"/>
          <table:covered-table-cell table:style-name="ce590"/>
          <table:covered-table-cell table:number-columns-repeated="2" table:style-name="ce76"/>
          <table:table-cell table:number-columns-repeated="1017"/>
        </table:table-row>
        <table:table-row table:style-name="ro7">
          <table:table-cell table:style-name="ce583"/>
          <table:table-cell table:style-name="ce590" office:value-type="string" calcext:value-type="string">
            <text:p>S =</text:p>
          </table:table-cell>
          <table:table-cell table:style-name="ce241"/>
          <table:table-cell table:style-name="ce279"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592"/>
          <table:table-cell table:style-name="ce476" table:number-columns-repeated="5"/>
          <table:table-cell table:number-columns-repeated="1017"/>
        </table:table-row>
        <table:table-row table:style-name="ro15">
          <table:table-cell table:style-name="ce294" office:value-type="string" calcext:value-type="string">
            <text:p>Saisir <text:span text:style-name="T27">ou</text:span> pour le symbole <text:span text:style-name="T28"></text:span> (union).</text:p>
          </table:table-cell>
          <table:table-cell table:style-name="ce592"/>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33">f </text:span><text:span text:style-name="T4">(</text:span><text:span text:style-name="T34">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592"/>
          <table:table-cell table:style-name="ce478"/>
          <table:table-cell table:style-name="ce495" table:number-columns-repeated="4"/>
          <table:table-cell table:style-name="ce583"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34">f </text:span><text:span text:style-name="T4">(</text:span><text:span text:style-name="T34">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607"/>
          <table:table-cell table:style-name="ce408"/>
          <table:table-cell table:number-columns-repeated="1011"/>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7" table:protected="true" table:protection-key="C/AMk5/aiEjVEGiJTmvmGnT3ot4="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7" table:default-cell-style-name="ce583"/>
        <table:table-column table:style-name="co28" table:default-cell-style-name="ce76"/>
        <table:table-column table:style-name="co29" table:number-columns-repeated="11" table:default-cell-style-name="ce76"/>
        <table:table-column table:style-name="co1" table:number-columns-repeated="51" table:default-cell-style-name="ce76"/>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office:value-type="float" office:value="0" calcext:value-type="float">
            <text:p>0</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true" calcext:value-type="boolean">
            <text:p>VRAI</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592"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583"/>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style-name="ce583"/>
          <table:covered-table-cell table:style-name="ce36"/>
          <table:covered-table-cell table:style-name="ce583"/>
          <table:covered-table-cell table:style-name="ce590"/>
          <table:covered-table-cell table:number-columns-repeated="2"/>
          <table:table-cell table:number-columns-repeated="57"/>
        </table:table-row>
        <table:table-row table:style-name="ro17">
          <table:table-cell/>
          <table:table-cell table:style-name="ce590" office:value-type="string" calcext:value-type="string">
            <text:p>S =</text:p>
          </table:table-cell>
          <table:table-cell table:style-name="ce241"/>
          <table:table-cell table:style-name="ce279" table:number-columns-repeated="3"/>
          <table:table-cell table:style-name="ce369"/>
          <table:table-cell table:style-name="ce583"/>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583"/>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583"/>
          <table:table-cell table:style-name="ce204"/>
          <table:table-cell table:number-columns-repeated="55"/>
        </table:table-row>
        <table:table-row table:style-name="ro17">
          <table:table-cell table:style-name="ce57"/>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294" office:value-type="string" calcext:value-type="string">
            <text:p>Saisir <text:span text:style-name="T27">ou</text:span> pour le symbole <text:span text:style-name="T28"></text:span> (unio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7">
          <table:table-cell table:style-name="ce57"/>
          <table:table-cell table:style-name="ce583"/>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K67]" office:value-type="string" office:string-value="&lt;" calcext:value-type="string">
            <text:p>&lt;</text:p>
          </table:table-cell>
          <table:table-cell table:style-name="ce677" office:value-type="string" calcext:value-type="string">
            <text:p><text:span text:style-name="T26">g</text:span>(<text:span text:style-name="T26">x</text:span>)</text:p>
          </table:table-cell>
          <table:table-cell table:style-name="ce306" table:number-columns-repeated="3"/>
          <table:table-cell table:style-name="ce319"/>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592"/>
          <table:table-cell table:style-name="ce154"/>
          <table:table-cell table:style-name="ce176"/>
          <table:table-cell table:style-name="ce210"/>
          <table:table-cell table:style-name="ce215"/>
          <table:table-cell table:style-name="ce224"/>
          <table:table-cell table:style-name="ce583"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26">g</text:span>(<text:span text:style-name="T26">x</text:span>)</text:p>
          </table:table-cell>
          <table:table-cell table:style-name="ce306" table:number-columns-repeated="2"/>
          <table:table-cell table:style-name="ce607"/>
          <table:table-cell table:style-name="ce408"/>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Données" table:style-name="ta8" table:protected="true" table:protection-key="C/AMk5/aiEjVEGiJTmvmGnT3ot4="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30.776cm" svg:y="109.946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5" table:default-cell-style-name="ce1013"/>
        <table:table-column table:style-name="co32" table:default-cell-style-name="ce1013"/>
        <table:table-column table:style-name="co1" table:number-columns-repeated="2" table:default-cell-style-name="ce1013"/>
        <table:table-column table:style-name="co33" table:default-cell-style-name="ce1013"/>
        <table:table-column table:style-name="co1" table:default-cell-style-name="ce1013"/>
        <table:table-column table:style-name="co34" table:default-cell-style-name="ce1013"/>
        <table:table-column table:style-name="co1" table:number-columns-repeated="4" table:default-cell-style-name="ce1013"/>
        <table:table-column table:style-name="co35" table:default-cell-style-name="ce1013"/>
        <table:table-column table:style-name="co1" table:default-cell-style-name="ce1013"/>
        <table:table-column table:style-name="co36" table:default-cell-style-name="ce1013"/>
        <table:table-column table:style-name="co37"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703"/>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19"/>
          <table:table-cell table:style-name="ce927" table:number-columns-repeated="12"/>
          <table:table-cell table:style-name="ce694" table:number-columns-repeated="4"/>
          <table:table-cell table:number-columns-repeated="986"/>
        </table:table-row>
        <table:table-row table:style-name="ro4">
          <table:table-cell table:style-name="ce991"/>
          <table:table-cell table:style-name="ce1040"/>
          <table:table-cell table:style-name="ce815"/>
          <table:table-cell table:style-name="ce1108"/>
          <table:table-cell table:style-name="ce1100" table:number-columns-repeated="17"/>
          <table:table-cell table:style-name="ce919"/>
          <table:table-cell table:style-name="ce927"/>
          <table:table-cell table:style-name="ce1075" table:number-columns-repeated="2"/>
          <table:table-cell table:style-name="ce1125" table:number-columns-repeated="3"/>
          <table:table-cell table:style-name="ce748" table:number-columns-repeated="5"/>
          <table:table-cell table:style-name="ce927"/>
          <table:table-cell table:style-name="ce694"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693" office:value-type="string" calcext:value-type="string" table:number-columns-spanned="8" table:number-rows-spanned="1">
            <text:p>Données pour l’onglet Droite</text:p>
          </table:table-cell>
          <table:covered-table-cell table:number-columns-repeated="7" table:style-name="ce694"/>
          <table:table-cell table:style-name="ce694"/>
          <table:table-cell table:style-name="ce703" table:number-columns-repeated="4"/>
          <table:table-cell table:style-name="ce887" office:value-type="string" calcext:value-type="string" table:number-columns-spanned="3" table:number-rows-spanned="1">
            <text:p>Graphique parabole <text:span text:style-name="T26">C</text:span><text:span text:style-name="T42">f</text:span></text:p>
          </table:table-cell>
          <table:covered-table-cell table:style-name="ce694"/>
          <table:covered-table-cell table:style-name="ce707"/>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694" table:number-columns-repeated="9"/>
          <table:table-cell table:style-name="ce703" table:number-columns-repeated="4"/>
          <table:table-cell table:style-name="ce995" office:value-type="string" calcext:value-type="string">
            <text:p>x</text:p>
          </table:table-cell>
          <table:table-cell table:style-name="ce995" office:value-type="string" calcext:value-type="string">
            <text:p>y<text:span text:style-name="T51">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50">0</text:span></text:p>
          </table:table-cell>
          <table:table-cell table:style-name="ce718" office:value-type="string" calcext:value-type="string">
            <text:p>ALEA<text:span text:style-name="T26"> m</text:span></text:p>
          </table:table-cell>
          <table:table-cell table:style-name="ce694" table:number-columns-repeated="2"/>
          <table:table-cell table:style-name="ce887" office:value-type="string" calcext:value-type="string" table:number-columns-spanned="2" table:number-rows-spanned="1">
            <text:p>Graphique droite 1</text:p>
          </table:table-cell>
          <table:covered-table-cell table:style-name="ce694"/>
          <table:table-cell table:style-name="ce694"/>
          <table:table-cell table:style-name="ce703" table:number-columns-repeated="4"/>
          <table:table-cell table:style-name="ce996" office:value-type="float" office:value="-10" calcext:value-type="float">
            <text:p>-10</text:p>
          </table:table-cell>
          <table:table-cell table:style-name="ce1218" table:formula="of:=[.$A$29]*[.N5]^2+[.$B$29]*[.N5]+[.$C$29]" office:value-type="float" office:value="5.9504132231405" calcext:value-type="float">
            <text:p>720/121 <text:s/></text:p>
          </table:table-cell>
          <table:table-cell table:style-name="ce996" table:formula="of:=[.$A$29]*[.N5]^2+[.$B$29]*[.N5]+[.$C$29]" office:value-type="float" office:value="5.9504132231405" calcext:value-type="float">
            <text:p>5,9504132231405</text:p>
          </table:table-cell>
          <table:table-cell table:style-name="ce1065" table:formula="of:=[.O5]*[.R5]" office:value-type="float" office:value="198000" calcext:value-type="float">
            <text:p>198000</text:p>
          </table:table-cell>
          <table:table-cell table:style-name="ce1065" table:formula="of:=[.$G$25]*10^[.$H$25]" office:value-type="float" office:value="33275" calcext:value-type="float">
            <text:p>33275</text:p>
          </table:table-cell>
          <table:table-cell table:style-name="ce1072" table:formula="of:=GCD(ABS([.Q5]);ABS([.R5]))" office:value-type="float" office:value="275" calcext:value-type="float">
            <text:p>275</text:p>
          </table:table-cell>
          <table:table-cell table:style-name="ce1072" table:formula="of:=[.Q5]/[.S5]" office:value-type="float" office:value="720" calcext:value-type="float">
            <text:p>720</text:p>
          </table:table-cell>
          <table:table-cell table:style-name="ce1072" table:formula="of:=[.R5]/[.S5]" office:value-type="float" office:value="121" calcext:value-type="float">
            <text:p>121</text:p>
          </table:table-cell>
          <table:table-cell table:style-name="ce1262" table:formula="of:=[.T5]/[.U5]" office:value-type="float" office:value="5.9504132231405" calcext:value-type="float">
            <text:p>720/121 <text:s text:c="3"/></text:p>
          </table:table-cell>
          <table:table-cell table:style-name="ce1275" table:formula="of:=IF([.T5]=0;&quot;0&quot;;(IF([.T5]=[.U5];&quot;1&quot;;(IF([.T5]=-[.U5];&quot;-1&quot;;IF([.U5]=1;TEXT([.T5];10);[.V5]))))))" office:value-type="float" office:value="5.9504132231405" calcext:value-type="float">
            <text:p>720/121 <text:s text:c="2"/></text:p>
          </table:table-cell>
          <table:table-cell table:style-name="ce996" table:formula="of:=IF([.T5]=0;&quot;0&quot;;(IF([.T5]=[.U5];&quot;1&quot;;(IF([.T5]=-[.U5];&quot;-1&quot;;IF([.U5]=1;[.T5];CONCATENATE([.T5];&quot;/&quot;;[.U5])))))))" office:value-type="string" office:string-value="720/121" calcext:value-type="string">
            <text:p>720/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3" calcext:value-type="float">
            <text:p>3</text:p>
          </table:table-cell>
          <table:table-cell table:style-name="ce1083" table:formula="of:=-[.B6]/[.A6]" office:value-type="float" office:value="-3" calcext:value-type="float">
            <text:p>-3</text:p>
          </table:table-cell>
          <table:table-cell table:style-name="ce1065" office:value-type="float" office:value="2" calcext:value-type="float">
            <text:p>2</text:p>
          </table:table-cell>
          <table:table-cell table:style-name="ce694" table:number-columns-repeated="2"/>
          <table:table-cell table:style-name="ce995" office:value-type="string" calcext:value-type="string">
            <text:p>x</text:p>
          </table:table-cell>
          <table:table-cell table:style-name="ce995" office:value-type="string" calcext:value-type="string">
            <text:p>y</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6]^2+[.$B$29]*[.N6]+[.$C$29]" office:value-type="float" office:value="4.16528925619835" calcext:value-type="float">
            <text:p>504/121 <text:s/></text:p>
          </table:table-cell>
          <table:table-cell table:style-name="ce996" table:formula="of:=[.$A$29]*[.N6]^2+[.$B$29]*[.N6]+[.$C$29]" office:value-type="float" office:value="4.16528925619835" calcext:value-type="float">
            <text:p>4,16528925619835</text:p>
          </table:table-cell>
          <table:table-cell table:style-name="ce1065" table:formula="of:=[.O6]*[.R6]" office:value-type="float" office:value="138600" calcext:value-type="float">
            <text:p>138600</text:p>
          </table:table-cell>
          <table:table-cell table:style-name="ce1065" table:formula="of:=[.$G$25]*10^[.$H$25]" office:value-type="float" office:value="33275" calcext:value-type="float">
            <text:p>33275</text:p>
          </table:table-cell>
          <table:table-cell table:style-name="ce1072" table:formula="of:=GCD(ABS([.Q6]);ABS([.R6]))" office:value-type="float" office:value="275" calcext:value-type="float">
            <text:p>275</text:p>
          </table:table-cell>
          <table:table-cell table:style-name="ce1072" table:formula="of:=[.Q6]/[.S6]" office:value-type="float" office:value="504" calcext:value-type="float">
            <text:p>504</text:p>
          </table:table-cell>
          <table:table-cell table:style-name="ce1072" table:formula="of:=[.R6]/[.S6]" office:value-type="float" office:value="121" calcext:value-type="float">
            <text:p>121</text:p>
          </table:table-cell>
          <table:table-cell table:style-name="ce1262" table:formula="of:=[.T6]/[.U6]" office:value-type="float" office:value="4.16528925619835" calcext:value-type="float">
            <text:p>504/121 <text:s text:c="3"/></text:p>
          </table:table-cell>
          <table:table-cell table:style-name="ce1275" table:formula="of:=IF([.T6]=0;&quot;0&quot;;(IF([.T6]=[.U6];&quot;1&quot;;(IF([.T6]=-[.U6];&quot;-1&quot;;IF([.U6]=1;TEXT([.T6];10);[.V6]))))))" office:value-type="float" office:value="4.16528925619835" calcext:value-type="float">
            <text:p>504/121 <text:s text:c="2"/></text:p>
          </table:table-cell>
          <table:table-cell table:style-name="ce996" table:formula="of:=IF([.T6]=0;&quot;0&quot;;(IF([.T6]=[.U6];&quot;1&quot;;(IF([.T6]=-[.U6];&quot;-1&quot;;IF([.U6]=1;[.T6];CONCATENATE([.T6];&quot;/&quot;;[.U6])))))))" office:value-type="string" office:string-value="504/121" calcext:value-type="string">
            <text:p>504/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815"/>
          <table:table-cell table:style-name="ce1108"/>
          <table:table-cell table:style-name="ce694" table:number-columns-repeated="2"/>
          <table:table-cell table:style-name="ce996" office:value-type="float" office:value="-10" calcext:value-type="float">
            <text:p>-10</text:p>
          </table:table-cell>
          <table:table-cell table:style-name="ce996" table:formula="of:=[.$A$6]*[.G7]+[.$B$6]" office:value-type="float" office:value="-7" calcext:value-type="float">
            <text:p>-7</text:p>
          </table:table-cell>
          <table:table-cell table:style-name="ce694"/>
          <table:table-cell table:style-name="ce703" table:number-columns-repeated="4"/>
          <table:table-cell table:style-name="ce996" office:value-type="float" office:value="-8" calcext:value-type="float">
            <text:p>-8</text:p>
          </table:table-cell>
          <table:table-cell table:style-name="ce1218" table:formula="of:=[.$A$29]*[.N7]^2+[.$B$29]*[.N7]+[.$C$29]" office:value-type="float" office:value="2.57851239669421" calcext:value-type="float">
            <text:p>312/121 <text:s/></text:p>
          </table:table-cell>
          <table:table-cell table:style-name="ce996" table:formula="of:=[.$A$29]*[.N7]^2+[.$B$29]*[.N7]+[.$C$29]" office:value-type="float" office:value="2.57851239669421" calcext:value-type="float">
            <text:p>2,57851239669421</text:p>
          </table:table-cell>
          <table:table-cell table:style-name="ce1065" table:formula="of:=[.O7]*[.R7]" office:value-type="float" office:value="85800" calcext:value-type="float">
            <text:p>85800</text:p>
          </table:table-cell>
          <table:table-cell table:style-name="ce1065" table:formula="of:=[.$G$25]*10^[.$H$25]" office:value-type="float" office:value="33275" calcext:value-type="float">
            <text:p>33275</text:p>
          </table:table-cell>
          <table:table-cell table:style-name="ce1072" table:formula="of:=GCD(ABS([.Q7]);ABS([.R7]))" office:value-type="float" office:value="275" calcext:value-type="float">
            <text:p>275</text:p>
          </table:table-cell>
          <table:table-cell table:style-name="ce1072" table:formula="of:=[.Q7]/[.S7]" office:value-type="float" office:value="312" calcext:value-type="float">
            <text:p>312</text:p>
          </table:table-cell>
          <table:table-cell table:style-name="ce1072" table:formula="of:=[.R7]/[.S7]" office:value-type="float" office:value="121" calcext:value-type="float">
            <text:p>121</text:p>
          </table:table-cell>
          <table:table-cell table:style-name="ce1262" table:formula="of:=[.T7]/[.U7]" office:value-type="float" office:value="2.57851239669421" calcext:value-type="float">
            <text:p>312/121 <text:s text:c="3"/></text:p>
          </table:table-cell>
          <table:table-cell table:style-name="ce1275" table:formula="of:=IF([.T7]=0;&quot;0&quot;;(IF([.T7]=[.U7];&quot;1&quot;;(IF([.T7]=-[.U7];&quot;-1&quot;;IF([.U7]=1;TEXT([.T7];10);[.V7]))))))" office:value-type="float" office:value="2.57851239669421" calcext:value-type="float">
            <text:p>312/121 <text:s text:c="2"/></text:p>
          </table:table-cell>
          <table:table-cell table:style-name="ce996" table:formula="of:=IF([.T7]=0;&quot;0&quot;;(IF([.T7]=[.U7];&quot;1&quot;;(IF([.T7]=-[.U7];&quot;-1&quot;;IF([.U7]=1;[.T7];CONCATENATE([.T7];&quot;/&quot;;[.U7])))))))" office:value-type="string" office:string-value="312/121" calcext:value-type="string">
            <text:p>312/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2" table:formula="of:=[.C6]" office:value-type="float" office:value="-3" calcext:value-type="float" table:number-columns-spanned="2" table:number-rows-spanned="1">
            <text:p>-3</text:p>
          </table:table-cell>
          <table:covered-table-cell table:style-name="ce777"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13" calcext:value-type="float">
            <text:p>13</text:p>
          </table:table-cell>
          <table:table-cell table:style-name="ce694"/>
          <table:table-cell table:style-name="ce703" table:number-columns-repeated="4"/>
          <table:table-cell table:style-name="ce996" office:value-type="float" office:value="-7" calcext:value-type="float">
            <text:p>-7</text:p>
          </table:table-cell>
          <table:table-cell table:style-name="ce1218" table:formula="of:=[.$A$29]*[.N8]^2+[.$B$29]*[.N8]+[.$C$29]" office:value-type="float" office:value="1.1900826446281" calcext:value-type="float">
            <text:p>144/121 <text:s/></text:p>
          </table:table-cell>
          <table:table-cell table:style-name="ce996" table:formula="of:=[.$A$29]*[.N8]^2+[.$B$29]*[.N8]+[.$C$29]" office:value-type="float" office:value="1.1900826446281" calcext:value-type="float">
            <text:p>1,1900826446281</text:p>
          </table:table-cell>
          <table:table-cell table:style-name="ce1065" table:formula="of:=[.O8]*[.R8]" office:value-type="float" office:value="39600" calcext:value-type="float">
            <text:p>39600</text:p>
          </table:table-cell>
          <table:table-cell table:style-name="ce1065" table:formula="of:=[.$G$25]*10^[.$H$25]" office:value-type="float" office:value="33275" calcext:value-type="float">
            <text:p>33275</text:p>
          </table:table-cell>
          <table:table-cell table:style-name="ce1072" table:formula="of:=GCD(ABS([.Q8]);ABS([.R8]))" office:value-type="float" office:value="275" calcext:value-type="float">
            <text:p>275</text:p>
          </table:table-cell>
          <table:table-cell table:style-name="ce1072" table:formula="of:=[.Q8]/[.S8]" office:value-type="float" office:value="144" calcext:value-type="float">
            <text:p>144</text:p>
          </table:table-cell>
          <table:table-cell table:style-name="ce1072" table:formula="of:=[.R8]/[.S8]" office:value-type="float" office:value="121" calcext:value-type="float">
            <text:p>121</text:p>
          </table:table-cell>
          <table:table-cell table:style-name="ce1262" table:formula="of:=[.T8]/[.U8]" office:value-type="float" office:value="1.1900826446281" calcext:value-type="float">
            <text:p>144/121 <text:s text:c="3"/></text:p>
          </table:table-cell>
          <table:table-cell table:style-name="ce1275" table:formula="of:=IF([.T8]=0;&quot;0&quot;;(IF([.T8]=[.U8];&quot;1&quot;;(IF([.T8]=-[.U8];&quot;-1&quot;;IF([.U8]=1;TEXT([.T8];10);[.V8]))))))" office:value-type="float" office:value="1.1900826446281" calcext:value-type="float">
            <text:p>144/121 <text:s text:c="2"/></text:p>
          </table:table-cell>
          <table:table-cell table:style-name="ce996" table:formula="of:=IF([.T8]=0;&quot;0&quot;;(IF([.T8]=[.U8];&quot;1&quot;;(IF([.T8]=-[.U8];&quot;-1&quot;;IF([.U8]=1;[.T8];CONCATENATE([.T8];&quot;/&quot;;[.U8])))))))" office:value-type="string" office:string-value="144/121" calcext:value-type="string">
            <text:p>144/121</text:p>
          </table:table-cell>
          <table:table-cell table:style-name="ce1296"/>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1042" table:formula="of:=IF([.A6]&gt;0;&quot;+&quot;;&quot;-&quot;)" office:value-type="string" office:string-value="+" calcext:value-type="string" table:number-columns-spanned="4" table:number-rows-spanned="1">
            <text:p>+</text:p>
          </table:table-cell>
          <table:covered-table-cell table:number-columns-repeated="2" table:style-name="ce777"/>
          <table:covered-table-cell table:style-name="ce859"/>
          <table:table-cell table:style-name="ce1100" table:number-columns-repeated="2"/>
          <table:table-cell table:style-name="ce694" table:number-columns-repeated="2"/>
          <table:table-cell table:style-name="ce703" table:number-columns-repeated="4"/>
          <table:table-cell table:style-name="ce996" office:value-type="float" office:value="-6" calcext:value-type="float">
            <text:p>-6</text:p>
          </table:table-cell>
          <table:table-cell table:style-name="ce1218" table:formula="of:=[.$A$29]*[.N9]^2+[.$B$29]*[.N9]+[.$C$29]" office:value-type="float" office:value="0" calcext:value-type="float">
            <text:p>0/1 <text:s text:c="3"/></text:p>
          </table:table-cell>
          <table:table-cell table:style-name="ce996" table:formula="of:=[.$A$29]*[.N9]^2+[.$B$29]*[.N9]+[.$C$29]" office:value-type="float" office:value="0" calcext:value-type="float">
            <text:p>0</text:p>
          </table:table-cell>
          <table:table-cell table:style-name="ce1065" table:formula="of:=[.O9]*[.R9]" office:value-type="float" office:value="0" calcext:value-type="float">
            <text:p>0</text:p>
          </table:table-cell>
          <table:table-cell table:style-name="ce1065" table:formula="of:=[.$G$25]*10^[.$H$25]" office:value-type="float" office:value="33275" calcext:value-type="float">
            <text:p>33275</text:p>
          </table:table-cell>
          <table:table-cell table:style-name="ce1072" table:formula="of:=GCD(ABS([.Q9]);ABS([.R9]))" office:value-type="float" office:value="33275" calcext:value-type="float">
            <text:p>33275</text:p>
          </table:table-cell>
          <table:table-cell table:style-name="ce1072" table:formula="of:=[.Q9]/[.S9]" office:value-type="float" office:value="0" calcext:value-type="float">
            <text:p>0</text:p>
          </table:table-cell>
          <table:table-cell table:style-name="ce1072" table:formula="of:=[.R9]/[.S9]" office:value-type="float" office:value="1" calcext:value-type="float">
            <text:p>1</text:p>
          </table:table-cell>
          <table:table-cell table:style-name="ce1262" table:formula="of:=[.T9]/[.U9]" office:value-type="float" office:value="0" calcext:value-type="float">
            <text:p>0/1 <text:s text:c="5"/></text:p>
          </table:table-cell>
          <table:table-cell table:style-name="ce1275" table:formula="of:=IF([.T9]=0;&quot;0&quot;;(IF([.T9]=[.U9];&quot;1&quot;;(IF([.T9]=-[.U9];&quot;-1&quot;;IF([.U9]=1;TEXT([.T9];10);[.V9]))))))" office:value-type="string" office:string-value="0" calcext:value-type="string">
            <text:p>0</text:p>
          </table:table-cell>
          <table:table-cell table:style-name="ce996" table:formula="of:=IF([.T9]=0;&quot;0&quot;;(IF([.T9]=[.U9];&quot;1&quot;;(IF([.T9]=-[.U9];&quot;-1&quot;;IF([.U9]=1;[.T9];CONCATENATE([.T9];&quot;/&quot;;[.U9])))))))" office:value-type="string" office:string-value="0" calcext:value-type="string">
            <text:p>0</text:p>
          </table:table-cell>
          <table:table-cell table:style-name="ce1296"/>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6">f</text:span></text:p>
          </table:table-cell>
          <table:table-cell table:style-name="ce1043" table:formula="of:=IF([.A6]&gt;0;&quot;&quot;;[.H7])">
            <text:p/>
          </table:table-cell>
          <table:table-cell table:style-name="ce1084" table:formula="of:=IF([.A6]&gt;0;&quot;k&quot;;&quot;&quot;)" office:value-type="string" office:string-value="k" calcext:value-type="string" table:number-columns-spanned="2" table:number-rows-spanned="2">
            <text:p>k</text:p>
          </table:table-cell>
          <table:covered-table-cell table:style-name="ce845"/>
          <table:table-cell table:style-name="ce1128" table:formula="of:=IF([.A6]&gt;0;[.H8];&quot;&quot;)" office:value-type="float" office:value="13" calcext:value-type="float">
            <text:p>13</text:p>
          </table:table-cell>
          <table:table-cell table:style-name="ce1100" table:number-columns-repeated="2"/>
          <table:table-cell table:style-name="ce694" table:number-columns-repeated="2"/>
          <table:table-cell table:style-name="ce703" table:number-columns-repeated="4"/>
          <table:table-cell table:style-name="ce996" office:value-type="float" office:value="-5" calcext:value-type="float">
            <text:p>-5</text:p>
          </table:table-cell>
          <table:table-cell table:style-name="ce1218" table:formula="of:=[.$A$29]*[.N10]^2+[.$B$29]*[.N10]+[.$C$29]" office:value-type="float" office:value="-0.991735537190082" calcext:value-type="float">
            <text:p>-120/121 <text:s/></text:p>
          </table:table-cell>
          <table:table-cell table:style-name="ce996" table:formula="of:=[.$A$29]*[.N10]^2+[.$B$29]*[.N10]+[.$C$29]" office:value-type="float" office:value="-0.991735537190082" calcext:value-type="float">
            <text:p>-0,991735537190082</text:p>
          </table:table-cell>
          <table:table-cell table:style-name="ce1065" table:formula="of:=[.O10]*[.R10]" office:value-type="float" office:value="-33000" calcext:value-type="float">
            <text:p>-33000</text:p>
          </table:table-cell>
          <table:table-cell table:style-name="ce1065" table:formula="of:=[.$G$25]*10^[.$H$25]" office:value-type="float" office:value="33275" calcext:value-type="float">
            <text:p>33275</text:p>
          </table:table-cell>
          <table:table-cell table:style-name="ce1072" table:formula="of:=GCD(ABS([.Q10]);ABS([.R10]))" office:value-type="float" office:value="275" calcext:value-type="float">
            <text:p>275</text:p>
          </table:table-cell>
          <table:table-cell table:style-name="ce1072" table:formula="of:=[.Q10]/[.S10]" office:value-type="float" office:value="-120" calcext:value-type="float">
            <text:p>-120</text:p>
          </table:table-cell>
          <table:table-cell table:style-name="ce1072" table:formula="of:=[.R10]/[.S10]" office:value-type="float" office:value="121" calcext:value-type="float">
            <text:p>121</text:p>
          </table:table-cell>
          <table:table-cell table:style-name="ce1262" table:formula="of:=[.T10]/[.U10]" office:value-type="float" office:value="-0.991735537190082" calcext:value-type="float">
            <text:p>-120/121 <text:s text:c="3"/></text:p>
          </table:table-cell>
          <table:table-cell table:style-name="ce1275" table:formula="of:=IF([.T10]=0;&quot;0&quot;;(IF([.T10]=[.U10];&quot;1&quot;;(IF([.T10]=-[.U10];&quot;-1&quot;;IF([.U10]=1;TEXT([.T10];10);[.V10]))))))" office:value-type="float" office:value="-0.991735537190082" calcext:value-type="float">
            <text:p>-120/121 <text:s text:c="2"/></text:p>
          </table:table-cell>
          <table:table-cell table:style-name="ce996" table:formula="of:=IF([.T10]=0;&quot;0&quot;;(IF([.T10]=[.U10];&quot;1&quot;;(IF([.T10]=-[.U10];&quot;-1&quot;;IF([.U10]=1;[.T10];CONCATENATE([.T10];&quot;/&quot;;[.U10])))))))" office:value-type="string" office:string-value="-120/121" calcext:value-type="string">
            <text:p>-12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office:value-type="float" office:value="-7" calcext:value-type="float">
            <text:p>-7</text:p>
          </table:table-cell>
          <table:covered-table-cell table:number-columns-repeated="2" table:style-name="ce819"/>
          <table:table-cell table:style-name="ce1129" table:formula="of:=IF([.A6]&gt;0;&quot;&quot;;[.H8])">
            <text:p/>
          </table:table-cell>
          <table:table-cell table:style-name="ce1100"/>
          <table:table-cell table:style-name="ce1159" table:formula="of:=IF(ISBLANK([Droite.B6]);&quot;&quot;;IF([.C6]=[Droite.B6];1;0))">
            <text:p/>
          </table:table-cell>
          <table:table-cell table:style-name="ce694" table:number-columns-repeated="2"/>
          <table:table-cell table:style-name="ce703" table:number-columns-repeated="4"/>
          <table:table-cell table:style-name="ce996" office:value-type="float" office:value="-4" calcext:value-type="float">
            <text:p>-4</text:p>
          </table:table-cell>
          <table:table-cell table:style-name="ce1218" table:formula="of:=[.$A$29]*[.N11]^2+[.$B$29]*[.N11]+[.$C$29]" office:value-type="float" office:value="-1.78512396694215" calcext:value-type="float">
            <text:p>-216/121 <text:s/></text:p>
          </table:table-cell>
          <table:table-cell table:style-name="ce996" table:formula="of:=[.$A$29]*[.N11]^2+[.$B$29]*[.N11]+[.$C$29]" office:value-type="float" office:value="-1.78512396694215" calcext:value-type="float">
            <text:p>-1,78512396694215</text:p>
          </table:table-cell>
          <table:table-cell table:style-name="ce1065" table:formula="of:=[.O11]*[.R11]" office:value-type="float" office:value="-59400" calcext:value-type="float">
            <text:p>-59400</text:p>
          </table:table-cell>
          <table:table-cell table:style-name="ce1065" table:formula="of:=[.$G$25]*10^[.$H$25]" office:value-type="float" office:value="33275" calcext:value-type="float">
            <text:p>33275</text:p>
          </table:table-cell>
          <table:table-cell table:style-name="ce1072" table:formula="of:=GCD(ABS([.Q11]);ABS([.R11]))" office:value-type="float" office:value="275" calcext:value-type="float">
            <text:p>275</text:p>
          </table:table-cell>
          <table:table-cell table:style-name="ce1072" table:formula="of:=[.Q11]/[.S11]" office:value-type="float" office:value="-216" calcext:value-type="float">
            <text:p>-216</text:p>
          </table:table-cell>
          <table:table-cell table:style-name="ce1072" table:formula="of:=[.R11]/[.S11]" office:value-type="float" office:value="121" calcext:value-type="float">
            <text:p>121</text:p>
          </table:table-cell>
          <table:table-cell table:style-name="ce1262" table:formula="of:=[.T11]/[.U11]" office:value-type="float" office:value="-1.78512396694215" calcext:value-type="float">
            <text:p>-216/121 <text:s text:c="3"/></text:p>
          </table:table-cell>
          <table:table-cell table:style-name="ce1275" table:formula="of:=IF([.T11]=0;&quot;0&quot;;(IF([.T11]=[.U11];&quot;1&quot;;(IF([.T11]=-[.U11];&quot;-1&quot;;IF([.U11]=1;TEXT([.T11];10);[.V11]))))))" office:value-type="float" office:value="-1.78512396694215" calcext:value-type="float">
            <text:p>-216/121 <text:s text:c="2"/></text:p>
          </table:table-cell>
          <table:table-cell table:style-name="ce996" table:formula="of:=IF([.T11]=0;&quot;0&quot;;(IF([.T11]=[.U11];&quot;1&quot;;(IF([.T11]=-[.U11];&quot;-1&quot;;IF([.U11]=1;[.T11];CONCATENATE([.T11];&quot;/&quot;;[.U11])))))))" office:value-type="string" office:string-value="-216/121" calcext:value-type="string">
            <text:p>-21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6">f </text:span>(<text:span text:style-name="T26">x</text:span>)</text:p>
          </table:table-cell>
          <table:table-cell table:style-name="ce1045" table:formula="of:=IF([.H7]&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859" table:formula="of:=IF([.H8]&gt;0;&quot;+&quot;;&quot;-&quot;)" office:value-type="string" office:string-value="+" calcext:value-type="string">
            <text:p>+</text:p>
          </table:table-cell>
          <table:table-cell table:style-name="ce1100" table:number-columns-repeated="2"/>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2]^2+[.$B$29]*[.N12]+[.$C$29]" office:value-type="float" office:value="-2.3801652892562" calcext:value-type="float">
            <text:p>-288/121 <text:s/></text:p>
          </table:table-cell>
          <table:table-cell table:style-name="ce996" table:formula="of:=[.$A$29]*[.N12]^2+[.$B$29]*[.N12]+[.$C$29]" office:value-type="float" office:value="-2.3801652892562" calcext:value-type="float">
            <text:p>-2,3801652892562</text:p>
          </table:table-cell>
          <table:table-cell table:style-name="ce1065" table:formula="of:=[.O12]*[.R12]" office:value-type="float" office:value="-79200" calcext:value-type="float">
            <text:p>-79200</text:p>
          </table:table-cell>
          <table:table-cell table:style-name="ce1065" table:formula="of:=[.$G$25]*10^[.$H$25]" office:value-type="float" office:value="33275" calcext:value-type="float">
            <text:p>33275</text:p>
          </table:table-cell>
          <table:table-cell table:style-name="ce1072" table:formula="of:=GCD(ABS([.Q12]);ABS([.R12]))" office:value-type="float" office:value="275" calcext:value-type="float">
            <text:p>275</text:p>
          </table:table-cell>
          <table:table-cell table:style-name="ce1072" table:formula="of:=[.Q12]/[.S12]" office:value-type="float" office:value="-288" calcext:value-type="float">
            <text:p>-288</text:p>
          </table:table-cell>
          <table:table-cell table:style-name="ce1072" table:formula="of:=[.R12]/[.S12]" office:value-type="float" office:value="121" calcext:value-type="float">
            <text:p>121</text:p>
          </table:table-cell>
          <table:table-cell table:style-name="ce1262" table:formula="of:=[.T12]/[.U12]" office:value-type="float" office:value="-2.3801652892562" calcext:value-type="float">
            <text:p>-288/121 <text:s text:c="3"/></text:p>
          </table:table-cell>
          <table:table-cell table:style-name="ce1275" table:formula="of:=IF([.T12]=0;&quot;0&quot;;(IF([.T12]=[.U12];&quot;1&quot;;(IF([.T12]=-[.U12];&quot;-1&quot;;IF([.U12]=1;TEXT([.T12];10);[.V12]))))))" office:value-type="float" office:value="-2.3801652892562" calcext:value-type="float">
            <text:p>-288/121 <text:s text:c="2"/></text:p>
          </table:table-cell>
          <table:table-cell table:style-name="ce996" table:formula="of:=IF([.T12]=0;&quot;0&quot;;(IF([.T12]=[.U12];&quot;1&quot;;(IF([.T12]=-[.U12];&quot;-1&quot;;IF([.U12]=1;[.T12];CONCATENATE([.T12];&quot;/&quot;;[.U12])))))))" office:value-type="string" office:string-value="-288/121" calcext:value-type="string">
            <text:p>-288/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3]^2+[.$B$29]*[.N13]+[.$C$29]" office:value-type="float" office:value="-2.77685950413223" calcext:value-type="float">
            <text:p>-336/121 <text:s/></text:p>
          </table:table-cell>
          <table:table-cell table:style-name="ce996" table:formula="of:=[.$A$29]*[.N13]^2+[.$B$29]*[.N13]+[.$C$29]" office:value-type="float" office:value="-2.77685950413223" calcext:value-type="float">
            <text:p>-2,77685950413223</text:p>
          </table:table-cell>
          <table:table-cell table:style-name="ce1065" table:formula="of:=[.O13]*[.R13]" office:value-type="float" office:value="-92400" calcext:value-type="float">
            <text:p>-92400</text:p>
          </table:table-cell>
          <table:table-cell table:style-name="ce1065" table:formula="of:=[.$G$25]*10^[.$H$25]" office:value-type="float" office:value="33275" calcext:value-type="float">
            <text:p>33275</text:p>
          </table:table-cell>
          <table:table-cell table:style-name="ce1072" table:formula="of:=GCD(ABS([.Q13]);ABS([.R13]))" office:value-type="float" office:value="275" calcext:value-type="float">
            <text:p>275</text:p>
          </table:table-cell>
          <table:table-cell table:style-name="ce1072" table:formula="of:=[.Q13]/[.S13]" office:value-type="float" office:value="-336" calcext:value-type="float">
            <text:p>-336</text:p>
          </table:table-cell>
          <table:table-cell table:style-name="ce1072" table:formula="of:=[.R13]/[.S13]" office:value-type="float" office:value="121" calcext:value-type="float">
            <text:p>121</text:p>
          </table:table-cell>
          <table:table-cell table:style-name="ce1262" table:formula="of:=[.T13]/[.U13]" office:value-type="float" office:value="-2.77685950413223" calcext:value-type="float">
            <text:p>-336/121 <text:s text:c="3"/></text:p>
          </table:table-cell>
          <table:table-cell table:style-name="ce1275" table:formula="of:=IF([.T13]=0;&quot;0&quot;;(IF([.T13]=[.U13];&quot;1&quot;;(IF([.T13]=-[.U13];&quot;-1&quot;;IF([.U13]=1;TEXT([.T13];10);[.V13]))))))" office:value-type="float" office:value="-2.77685950413223" calcext:value-type="float">
            <text:p>-336/121 <text:s text:c="2"/></text:p>
          </table:table-cell>
          <table:table-cell table:style-name="ce996" table:formula="of:=IF([.T13]=0;&quot;0&quot;;(IF([.T13]=[.U13];&quot;1&quot;;(IF([.T13]=-[.U13];&quot;-1&quot;;IF([.U13]=1;[.T13];CONCATENATE([.T13];&quot;/&quot;;[.U13])))))))" office:value-type="string" office:string-value="-336/121" calcext:value-type="string">
            <text:p>-33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1" calcext:value-type="float">
            <text:p>-1</text:p>
          </table:table-cell>
          <table:table-cell table:style-name="ce1218" table:formula="of:=[.$A$29]*[.N14]^2+[.$B$29]*[.N14]+[.$C$29]" office:value-type="float" office:value="-2.97520661157025" calcext:value-type="float">
            <text:p>-360/121 <text:s/></text:p>
          </table:table-cell>
          <table:table-cell table:style-name="ce996" table:formula="of:=[.$A$29]*[.N14]^2+[.$B$29]*[.N14]+[.$C$29]" office:value-type="float" office:value="-2.97520661157025" calcext:value-type="float">
            <text:p>-2,97520661157025</text:p>
          </table:table-cell>
          <table:table-cell table:style-name="ce1065" table:formula="of:=[.O14]*[.R14]" office:value-type="float" office:value="-99000" calcext:value-type="float">
            <text:p>-99000</text:p>
          </table:table-cell>
          <table:table-cell table:style-name="ce1065" table:formula="of:=[.$G$25]*10^[.$H$25]" office:value-type="float" office:value="33275" calcext:value-type="float">
            <text:p>33275</text:p>
          </table:table-cell>
          <table:table-cell table:style-name="ce1072" table:formula="of:=GCD(ABS([.Q14]);ABS([.R14]))" office:value-type="float" office:value="275" calcext:value-type="float">
            <text:p>275</text:p>
          </table:table-cell>
          <table:table-cell table:style-name="ce1072" table:formula="of:=[.Q14]/[.S14]" office:value-type="float" office:value="-360" calcext:value-type="float">
            <text:p>-360</text:p>
          </table:table-cell>
          <table:table-cell table:style-name="ce1072" table:formula="of:=[.R14]/[.S14]" office:value-type="float" office:value="121" calcext:value-type="float">
            <text:p>121</text:p>
          </table:table-cell>
          <table:table-cell table:style-name="ce1262" table:formula="of:=[.T14]/[.U14]" office:value-type="float" office:value="-2.97520661157025" calcext:value-type="float">
            <text:p>-360/121 <text:s text:c="3"/></text:p>
          </table:table-cell>
          <table:table-cell table:style-name="ce1275" table:formula="of:=IF([.T14]=0;&quot;0&quot;;(IF([.T14]=[.U14];&quot;1&quot;;(IF([.T14]=-[.U14];&quot;-1&quot;;IF([.U14]=1;TEXT([.T14];10);[.V14]))))))" office:value-type="float" office:value="-2.97520661157025" calcext:value-type="float">
            <text:p>-360/121 <text:s text:c="2"/></text:p>
          </table:table-cell>
          <table:table-cell table:style-name="ce996" table:formula="of:=IF([.T14]=0;&quot;0&quot;;(IF([.T14]=[.U14];&quot;1&quot;;(IF([.T14]=-[.U14];&quot;-1&quot;;IF([.U14]=1;[.T14];CONCATENATE([.T14];&quot;/&quot;;[.U14])))))))" office:value-type="string" office:string-value="-360/121" calcext:value-type="string">
            <text:p>-36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4" office:value-type="string" calcext:value-type="string" table:number-columns-spanned="6" table:number-rows-spanned="1">
            <text:p>Tableau points droite</text:p>
          </table:table-cell>
          <table:covered-table-cell table:style-name="ce694"/>
          <table:covered-table-cell table:style-name="ce1086"/>
          <table:covered-table-cell table:number-columns-repeated="3"/>
          <table:table-cell/>
          <table:table-cell table:style-name="ce694" table:number-columns-repeated="2"/>
          <table:table-cell table:style-name="ce703" table:number-columns-repeated="4"/>
          <table:table-cell table:style-name="ce996" office:value-type="float" office:value="0" calcext:value-type="float">
            <text:p>0</text:p>
          </table:table-cell>
          <table:table-cell table:style-name="ce1218" table:formula="of:=[.$A$29]*[.N15]^2+[.$B$29]*[.N15]+[.$C$29]" office:value-type="float" office:value="-2.97520661157025" calcext:value-type="float">
            <text:p>-360/121 <text:s/></text:p>
          </table:table-cell>
          <table:table-cell table:style-name="ce996" table:formula="of:=[.$A$29]*[.N15]^2+[.$B$29]*[.N15]+[.$C$29]" office:value-type="float" office:value="-2.97520661157025" calcext:value-type="float">
            <text:p>-2,97520661157025</text:p>
          </table:table-cell>
          <table:table-cell table:style-name="ce1065" table:formula="of:=[.O15]*[.R15]" office:value-type="float" office:value="-99000" calcext:value-type="float">
            <text:p>-99000</text:p>
          </table:table-cell>
          <table:table-cell table:style-name="ce1065" table:formula="of:=[.$G$25]*10^[.$H$25]" office:value-type="float" office:value="33275" calcext:value-type="float">
            <text:p>33275</text:p>
          </table:table-cell>
          <table:table-cell table:style-name="ce1072" table:formula="of:=GCD(ABS([.Q15]);ABS([.R15]))" office:value-type="float" office:value="275" calcext:value-type="float">
            <text:p>275</text:p>
          </table:table-cell>
          <table:table-cell table:style-name="ce1072" table:formula="of:=[.Q15]/[.S15]" office:value-type="float" office:value="-360" calcext:value-type="float">
            <text:p>-360</text:p>
          </table:table-cell>
          <table:table-cell table:style-name="ce1072" table:formula="of:=[.R15]/[.S15]" office:value-type="float" office:value="121" calcext:value-type="float">
            <text:p>121</text:p>
          </table:table-cell>
          <table:table-cell table:style-name="ce1262" table:formula="of:=[.T15]/[.U15]" office:value-type="float" office:value="-2.97520661157025" calcext:value-type="float">
            <text:p>-360/121 <text:s text:c="3"/></text:p>
          </table:table-cell>
          <table:table-cell table:style-name="ce1275" table:formula="of:=IF([.T15]=0;&quot;0&quot;;(IF([.T15]=[.U15];&quot;1&quot;;(IF([.T15]=-[.U15];&quot;-1&quot;;IF([.U15]=1;TEXT([.T15];10);[.V15]))))))" office:value-type="float" office:value="-2.97520661157025" calcext:value-type="float">
            <text:p>-360/121 <text:s text:c="2"/></text:p>
          </table:table-cell>
          <table:table-cell table:style-name="ce996" table:formula="of:=IF([.T15]=0;&quot;0&quot;;(IF([.T15]=[.U15];&quot;1&quot;;(IF([.T15]=-[.U15];&quot;-1&quot;;IF([.U15]=1;[.T15];CONCATENATE([.T15];&quot;/&quot;;[.U15])))))))" office:value-type="string" office:string-value="-360/121" calcext:value-type="string">
            <text:p>-36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694"/>
          <table:table-cell table:style-name="ce703" table:number-columns-repeated="4"/>
          <table:table-cell table:style-name="ce996" office:value-type="float" office:value="1" calcext:value-type="float">
            <text:p>1</text:p>
          </table:table-cell>
          <table:table-cell table:style-name="ce1218" table:formula="of:=[.$A$29]*[.N16]^2+[.$B$29]*[.N16]+[.$C$29]" office:value-type="float" office:value="-2.77685950413223" calcext:value-type="float">
            <text:p>-336/121 <text:s/></text:p>
          </table:table-cell>
          <table:table-cell table:style-name="ce996" table:formula="of:=[.$A$29]*[.N16]^2+[.$B$29]*[.N16]+[.$C$29]" office:value-type="float" office:value="-2.77685950413223" calcext:value-type="float">
            <text:p>-2,77685950413223</text:p>
          </table:table-cell>
          <table:table-cell table:style-name="ce1065" table:formula="of:=[.O16]*[.R16]" office:value-type="float" office:value="-92400" calcext:value-type="float">
            <text:p>-92400</text:p>
          </table:table-cell>
          <table:table-cell table:style-name="ce1065" table:formula="of:=[.$G$25]*10^[.$H$25]" office:value-type="float" office:value="33275" calcext:value-type="float">
            <text:p>33275</text:p>
          </table:table-cell>
          <table:table-cell table:style-name="ce1072" table:formula="of:=GCD(ABS([.Q16]);ABS([.R16]))" office:value-type="float" office:value="275" calcext:value-type="float">
            <text:p>275</text:p>
          </table:table-cell>
          <table:table-cell table:style-name="ce1072" table:formula="of:=[.Q16]/[.S16]" office:value-type="float" office:value="-336" calcext:value-type="float">
            <text:p>-336</text:p>
          </table:table-cell>
          <table:table-cell table:style-name="ce1072" table:formula="of:=[.R16]/[.S16]" office:value-type="float" office:value="121" calcext:value-type="float">
            <text:p>121</text:p>
          </table:table-cell>
          <table:table-cell table:style-name="ce1262" table:formula="of:=[.T16]/[.U16]" office:value-type="float" office:value="-2.77685950413223" calcext:value-type="float">
            <text:p>-336/121 <text:s text:c="3"/></text:p>
          </table:table-cell>
          <table:table-cell table:style-name="ce1275" table:formula="of:=IF([.T16]=0;&quot;0&quot;;(IF([.T16]=[.U16];&quot;1&quot;;(IF([.T16]=-[.U16];&quot;-1&quot;;IF([.U16]=1;TEXT([.T16];10);[.V16]))))))" office:value-type="float" office:value="-2.77685950413223" calcext:value-type="float">
            <text:p>-336/121 <text:s text:c="2"/></text:p>
          </table:table-cell>
          <table:table-cell table:style-name="ce996" table:formula="of:=IF([.T16]=0;&quot;0&quot;;(IF([.T16]=[.U16];&quot;1&quot;;(IF([.T16]=-[.U16];&quot;-1&quot;;IF([.U16]=1;[.T16];CONCATENATE([.T16];&quot;/&quot;;[.U16])))))))" office:value-type="string" office:string-value="-336/121" calcext:value-type="string">
            <text:p>-33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63"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770"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7]^2+[.$B$29]*[.N17]+[.$C$29]" office:value-type="float" office:value="-2.3801652892562" calcext:value-type="float">
            <text:p>-288/121 <text:s/></text:p>
          </table:table-cell>
          <table:table-cell table:style-name="ce996" table:formula="of:=[.$A$29]*[.N17]^2+[.$B$29]*[.N17]+[.$C$29]" office:value-type="float" office:value="-2.3801652892562" calcext:value-type="float">
            <text:p>-2,3801652892562</text:p>
          </table:table-cell>
          <table:table-cell table:style-name="ce1065" table:formula="of:=[.O17]*[.R17]" office:value-type="float" office:value="-79200" calcext:value-type="float">
            <text:p>-79200</text:p>
          </table:table-cell>
          <table:table-cell table:style-name="ce1065" table:formula="of:=[.$G$25]*10^[.$H$25]" office:value-type="float" office:value="33275" calcext:value-type="float">
            <text:p>33275</text:p>
          </table:table-cell>
          <table:table-cell table:style-name="ce1072" table:formula="of:=GCD(ABS([.Q17]);ABS([.R17]))" office:value-type="float" office:value="275" calcext:value-type="float">
            <text:p>275</text:p>
          </table:table-cell>
          <table:table-cell table:style-name="ce1072" table:formula="of:=[.Q17]/[.S17]" office:value-type="float" office:value="-288" calcext:value-type="float">
            <text:p>-288</text:p>
          </table:table-cell>
          <table:table-cell table:style-name="ce1072" table:formula="of:=[.R17]/[.S17]" office:value-type="float" office:value="121" calcext:value-type="float">
            <text:p>121</text:p>
          </table:table-cell>
          <table:table-cell table:style-name="ce1262" table:formula="of:=[.T17]/[.U17]" office:value-type="float" office:value="-2.3801652892562" calcext:value-type="float">
            <text:p>-288/121 <text:s text:c="3"/></text:p>
          </table:table-cell>
          <table:table-cell table:style-name="ce1275" table:formula="of:=IF([.T17]=0;&quot;0&quot;;(IF([.T17]=[.U17];&quot;1&quot;;(IF([.T17]=-[.U17];&quot;-1&quot;;IF([.U17]=1;TEXT([.T17];10);[.V17]))))))" office:value-type="float" office:value="-2.3801652892562" calcext:value-type="float">
            <text:p>-288/121 <text:s text:c="2"/></text:p>
          </table:table-cell>
          <table:table-cell table:style-name="ce996" table:formula="of:=IF([.T17]=0;&quot;0&quot;;(IF([.T17]=[.U17];&quot;1&quot;;(IF([.T17]=-[.U17];&quot;-1&quot;;IF([.U17]=1;[.T17];CONCATENATE([.T17];&quot;/&quot;;[.U17])))))))" office:value-type="string" office:string-value="-288/121" calcext:value-type="string">
            <text:p>-288/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47" table:formula="of:=IF(ISBLANK([$Droite.B15]);0;IF(AND(ISBLANK([$Droite.B16]);[$Droite.B15]=[.B10]);1;-0.5))" office:value-type="float" office:value="0" calcext:value-type="float">
            <text:p>0</text:p>
          </table:table-cell>
          <table:table-cell table:style-name="ce770"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8]^2+[.$B$29]*[.N18]+[.$C$29]" office:value-type="float" office:value="-1.78512396694215" calcext:value-type="float">
            <text:p>-216/121 <text:s/></text:p>
          </table:table-cell>
          <table:table-cell table:style-name="ce996" table:formula="of:=[.$A$29]*[.N18]^2+[.$B$29]*[.N18]+[.$C$29]" office:value-type="float" office:value="-1.78512396694215" calcext:value-type="float">
            <text:p>-1,78512396694215</text:p>
          </table:table-cell>
          <table:table-cell table:style-name="ce1065" table:formula="of:=[.O18]*[.R18]" office:value-type="float" office:value="-59400" calcext:value-type="float">
            <text:p>-59400</text:p>
          </table:table-cell>
          <table:table-cell table:style-name="ce1065" table:formula="of:=[.$G$25]*10^[.$H$25]" office:value-type="float" office:value="33275" calcext:value-type="float">
            <text:p>33275</text:p>
          </table:table-cell>
          <table:table-cell table:style-name="ce1072" table:formula="of:=GCD(ABS([.Q18]);ABS([.R18]))" office:value-type="float" office:value="275" calcext:value-type="float">
            <text:p>275</text:p>
          </table:table-cell>
          <table:table-cell table:style-name="ce1072" table:formula="of:=[.Q18]/[.S18]" office:value-type="float" office:value="-216" calcext:value-type="float">
            <text:p>-216</text:p>
          </table:table-cell>
          <table:table-cell table:style-name="ce1072" table:formula="of:=[.R18]/[.S18]" office:value-type="float" office:value="121" calcext:value-type="float">
            <text:p>121</text:p>
          </table:table-cell>
          <table:table-cell table:style-name="ce1262" table:formula="of:=[.T18]/[.U18]" office:value-type="float" office:value="-1.78512396694215" calcext:value-type="float">
            <text:p>-216/121 <text:s text:c="3"/></text:p>
          </table:table-cell>
          <table:table-cell table:style-name="ce1275" table:formula="of:=IF([.T18]=0;&quot;0&quot;;(IF([.T18]=[.U18];&quot;1&quot;;(IF([.T18]=-[.U18];&quot;-1&quot;;IF([.U18]=1;TEXT([.T18];10);[.V18]))))))" office:value-type="float" office:value="-1.78512396694215" calcext:value-type="float">
            <text:p>-216/121 <text:s text:c="2"/></text:p>
          </table:table-cell>
          <table:table-cell table:style-name="ce996" table:formula="of:=IF([.T18]=0;&quot;0&quot;;(IF([.T18]=[.U18];&quot;1&quot;;(IF([.T18]=-[.U18];&quot;-1&quot;;IF([.U18]=1;[.T18];CONCATENATE([.T18];&quot;/&quot;;[.U18])))))))" office:value-type="string" office:string-value="-216/121" calcext:value-type="string">
            <text:p>-21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822"/>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703"/>
          <table:table-cell table:style-name="ce694"/>
          <table:table-cell table:style-name="ce703" table:number-columns-repeated="4"/>
          <table:table-cell table:style-name="ce996" office:value-type="float" office:value="4" calcext:value-type="float">
            <text:p>4</text:p>
          </table:table-cell>
          <table:table-cell table:style-name="ce1218" table:formula="of:=[.$A$29]*[.N19]^2+[.$B$29]*[.N19]+[.$C$29]" office:value-type="float" office:value="-0.991735537190082" calcext:value-type="float">
            <text:p>-120/121 <text:s/></text:p>
          </table:table-cell>
          <table:table-cell table:style-name="ce996" table:formula="of:=[.$A$29]*[.N19]^2+[.$B$29]*[.N19]+[.$C$29]" office:value-type="float" office:value="-0.991735537190082" calcext:value-type="float">
            <text:p>-0,991735537190082</text:p>
          </table:table-cell>
          <table:table-cell table:style-name="ce1065" table:formula="of:=[.O19]*[.R19]" office:value-type="float" office:value="-33000" calcext:value-type="float">
            <text:p>-33000</text:p>
          </table:table-cell>
          <table:table-cell table:style-name="ce1065" table:formula="of:=[.$G$25]*10^[.$H$25]" office:value-type="float" office:value="33275" calcext:value-type="float">
            <text:p>33275</text:p>
          </table:table-cell>
          <table:table-cell table:style-name="ce1072" table:formula="of:=GCD(ABS([.Q19]);ABS([.R19]))" office:value-type="float" office:value="275" calcext:value-type="float">
            <text:p>275</text:p>
          </table:table-cell>
          <table:table-cell table:style-name="ce1072" table:formula="of:=[.Q19]/[.S19]" office:value-type="float" office:value="-120" calcext:value-type="float">
            <text:p>-120</text:p>
          </table:table-cell>
          <table:table-cell table:style-name="ce1072" table:formula="of:=[.R19]/[.S19]" office:value-type="float" office:value="121" calcext:value-type="float">
            <text:p>121</text:p>
          </table:table-cell>
          <table:table-cell table:style-name="ce1262" table:formula="of:=[.T19]/[.U19]" office:value-type="float" office:value="-0.991735537190082" calcext:value-type="float">
            <text:p>-120/121 <text:s text:c="3"/></text:p>
          </table:table-cell>
          <table:table-cell table:style-name="ce1275" table:formula="of:=IF([.T19]=0;&quot;0&quot;;(IF([.T19]=[.U19];&quot;1&quot;;(IF([.T19]=-[.U19];&quot;-1&quot;;IF([.U19]=1;TEXT([.T19];10);[.V19]))))))" office:value-type="float" office:value="-0.991735537190082" calcext:value-type="float">
            <text:p>-120/121 <text:s text:c="2"/></text:p>
          </table:table-cell>
          <table:table-cell table:style-name="ce996" table:formula="of:=IF([.T19]=0;&quot;0&quot;;(IF([.T19]=[.U19];&quot;1&quot;;(IF([.T19]=-[.U19];&quot;-1&quot;;IF([.U19]=1;[.T19];CONCATENATE([.T19];&quot;/&quot;;[.U19])))))))" office:value-type="string" office:string-value="-120/121" calcext:value-type="string">
            <text:p>-12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763"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770" table:formula="of:=IF(ISBLANK([Droite.E17]);0;IF([.E12]=[Droite.E17];1;-0.5))" office:value-type="float" office:value="0" calcext:value-type="float">
            <text:p>0</text:p>
          </table:table-cell>
          <table:table-cell table:style-name="ce1130"/>
          <table:table-cell table:style-name="ce694"/>
          <table:table-cell table:style-name="ce703" table:number-columns-repeated="2"/>
          <table:table-cell table:style-name="ce694"/>
          <table:table-cell table:style-name="ce703" table:number-columns-repeated="4"/>
          <table:table-cell table:style-name="ce996" office:value-type="float" office:value="5" calcext:value-type="float">
            <text:p>5</text:p>
          </table:table-cell>
          <table:table-cell table:style-name="ce1218" table:formula="of:=[.$A$29]*[.N20]^2+[.$B$29]*[.N20]+[.$C$29]" office:value-type="float" office:value="0" calcext:value-type="float">
            <text:p>0/1 <text:s text:c="3"/></text:p>
          </table:table-cell>
          <table:table-cell table:style-name="ce996" table:formula="of:=[.$A$29]*[.N20]^2+[.$B$29]*[.N20]+[.$C$29]" office:value-type="float" office:value="0" calcext:value-type="float">
            <text:p>0</text:p>
          </table:table-cell>
          <table:table-cell table:style-name="ce1065" table:formula="of:=[.O20]*[.R20]" office:value-type="float" office:value="0" calcext:value-type="float">
            <text:p>0</text:p>
          </table:table-cell>
          <table:table-cell table:style-name="ce1065" table:formula="of:=[.$G$25]*10^[.$H$25]" office:value-type="float" office:value="33275" calcext:value-type="float">
            <text:p>33275</text:p>
          </table:table-cell>
          <table:table-cell table:style-name="ce1072" table:formula="of:=GCD(ABS([.Q20]);ABS([.R20]))" office:value-type="float" office:value="33275" calcext:value-type="float">
            <text:p>33275</text:p>
          </table:table-cell>
          <table:table-cell table:style-name="ce1072" table:formula="of:=[.Q20]/[.S20]" office:value-type="float" office:value="0" calcext:value-type="float">
            <text:p>0</text:p>
          </table:table-cell>
          <table:table-cell table:style-name="ce1072" table:formula="of:=[.R20]/[.S20]" office:value-type="float" office:value="1" calcext:value-type="float">
            <text:p>1</text:p>
          </table:table-cell>
          <table:table-cell table:style-name="ce1262" table:formula="of:=[.T20]/[.U20]" office:value-type="float" office:value="0" calcext:value-type="float">
            <text:p>0/1 <text:s text:c="5"/></text:p>
          </table:table-cell>
          <table:table-cell table:style-name="ce1275" table:formula="of:=IF([.T20]=0;&quot;0&quot;;(IF([.T20]=[.U20];&quot;1&quot;;(IF([.T20]=-[.U20];&quot;-1&quot;;IF([.U20]=1;TEXT([.T20];10);[.V20]))))))" office:value-type="string" office:string-value="0" calcext:value-type="string">
            <text:p>0</text:p>
          </table:table-cell>
          <table:table-cell table:style-name="ce996" table:formula="of:=IF([.T20]=0;&quot;0&quot;;(IF([.T20]=[.U20];&quot;1&quot;;(IF([.T20]=-[.U20];&quot;-1&quot;;IF([.U20]=1;[.T20];CONCATENATE([.T20];&quot;/&quot;;[.U20])))))))" office:value-type="string" office:string-value="0" calcext:value-type="string">
            <text:p>0</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3" table:number-columns-repeated="8"/>
          <table:table-cell table:style-name="ce694"/>
          <table:table-cell table:style-name="ce703" table:number-columns-repeated="4"/>
          <table:table-cell table:style-name="ce996" office:value-type="float" office:value="6" calcext:value-type="float">
            <text:p>6</text:p>
          </table:table-cell>
          <table:table-cell table:style-name="ce1218" table:formula="of:=[.$A$29]*[.N21]^2+[.$B$29]*[.N21]+[.$C$29]" office:value-type="float" office:value="1.1900826446281" calcext:value-type="float">
            <text:p>144/121 <text:s/></text:p>
          </table:table-cell>
          <table:table-cell table:style-name="ce996" table:formula="of:=[.$A$29]*[.N21]^2+[.$B$29]*[.N21]+[.$C$29]" office:value-type="float" office:value="1.1900826446281" calcext:value-type="float">
            <text:p>1,1900826446281</text:p>
          </table:table-cell>
          <table:table-cell table:style-name="ce1065" table:formula="of:=[.O21]*[.R21]" office:value-type="float" office:value="39600" calcext:value-type="float">
            <text:p>39600</text:p>
          </table:table-cell>
          <table:table-cell table:style-name="ce1065" table:formula="of:=[.$G$25]*10^[.$H$25]" office:value-type="float" office:value="33275" calcext:value-type="float">
            <text:p>33275</text:p>
          </table:table-cell>
          <table:table-cell table:style-name="ce1072" table:formula="of:=GCD(ABS([.Q21]);ABS([.R21]))" office:value-type="float" office:value="275" calcext:value-type="float">
            <text:p>275</text:p>
          </table:table-cell>
          <table:table-cell table:style-name="ce1072" table:formula="of:=[.Q21]/[.S21]" office:value-type="float" office:value="144" calcext:value-type="float">
            <text:p>144</text:p>
          </table:table-cell>
          <table:table-cell table:style-name="ce1072" table:formula="of:=[.R21]/[.S21]" office:value-type="float" office:value="121" calcext:value-type="float">
            <text:p>121</text:p>
          </table:table-cell>
          <table:table-cell table:style-name="ce1262" table:formula="of:=[.T21]/[.U21]" office:value-type="float" office:value="1.1900826446281" calcext:value-type="float">
            <text:p>144/121 <text:s text:c="3"/></text:p>
          </table:table-cell>
          <table:table-cell table:style-name="ce1275" table:formula="of:=IF([.T21]=0;&quot;0&quot;;(IF([.T21]=[.U21];&quot;1&quot;;(IF([.T21]=-[.U21];&quot;-1&quot;;IF([.U21]=1;TEXT([.T21];10);[.V21]))))))" office:value-type="float" office:value="1.1900826446281" calcext:value-type="float">
            <text:p>144/121 <text:s text:c="2"/></text:p>
          </table:table-cell>
          <table:table-cell table:style-name="ce996" table:formula="of:=IF([.T21]=0;&quot;0&quot;;(IF([.T21]=[.U21];&quot;1&quot;;(IF([.T21]=-[.U21];&quot;-1&quot;;IF([.U21]=1;[.T21];CONCATENATE([.T21];&quot;/&quot;;[.U21])))))))" office:value-type="string" office:string-value="144/121" calcext:value-type="string">
            <text:p>144/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693" office:value-type="string" calcext:value-type="string" table:number-columns-spanned="8" table:number-rows-spanned="1">
            <text:p>Données pour l’onglet Parabole</text:p>
          </table:table-cell>
          <table:covered-table-cell table:number-columns-repeated="7" table:style-name="ce707"/>
          <table:table-cell table:style-name="ce694"/>
          <table:table-cell table:style-name="ce703" table:number-columns-repeated="4"/>
          <table:table-cell table:style-name="ce996" office:value-type="float" office:value="7" calcext:value-type="float">
            <text:p>7</text:p>
          </table:table-cell>
          <table:table-cell table:style-name="ce1218" table:formula="of:=[.$A$29]*[.N22]^2+[.$B$29]*[.N22]+[.$C$29]" office:value-type="float" office:value="2.57851239669422" calcext:value-type="float">
            <text:p>312/121 <text:s/></text:p>
          </table:table-cell>
          <table:table-cell table:style-name="ce996" table:formula="of:=[.$A$29]*[.N22]^2+[.$B$29]*[.N22]+[.$C$29]" office:value-type="float" office:value="2.57851239669422" calcext:value-type="float">
            <text:p>2,57851239669422</text:p>
          </table:table-cell>
          <table:table-cell table:style-name="ce1065" table:formula="of:=[.O22]*[.R22]" office:value-type="float" office:value="85800.0000000001" calcext:value-type="float">
            <text:p>85800,0000000001</text:p>
          </table:table-cell>
          <table:table-cell table:style-name="ce1065" table:formula="of:=[.$G$25]*10^[.$H$25]" office:value-type="float" office:value="33275" calcext:value-type="float">
            <text:p>33275</text:p>
          </table:table-cell>
          <table:table-cell table:style-name="ce1072" table:formula="of:=GCD(ABS([.Q22]);ABS([.R22]))" office:value-type="float" office:value="275" calcext:value-type="float">
            <text:p>275</text:p>
          </table:table-cell>
          <table:table-cell table:style-name="ce1072" table:formula="of:=[.Q22]/[.S22]" office:value-type="float" office:value="312" calcext:value-type="float">
            <text:p>312</text:p>
          </table:table-cell>
          <table:table-cell table:style-name="ce1072" table:formula="of:=[.R22]/[.S22]" office:value-type="float" office:value="121" calcext:value-type="float">
            <text:p>121</text:p>
          </table:table-cell>
          <table:table-cell table:style-name="ce1262" table:formula="of:=[.T22]/[.U22]" office:value-type="float" office:value="2.57851239669422" calcext:value-type="float">
            <text:p>312/121 <text:s text:c="3"/></text:p>
          </table:table-cell>
          <table:table-cell table:style-name="ce1275" table:formula="of:=IF([.T22]=0;&quot;0&quot;;(IF([.T22]=[.U22];&quot;1&quot;;(IF([.T22]=-[.U22];&quot;-1&quot;;IF([.U22]=1;TEXT([.T22];10);[.V22]))))))" office:value-type="float" office:value="2.57851239669422" calcext:value-type="float">
            <text:p>312/121 <text:s text:c="2"/></text:p>
          </table:table-cell>
          <table:table-cell table:style-name="ce996" table:formula="of:=IF([.T22]=0;&quot;0&quot;;(IF([.T22]=[.U22];&quot;1&quot;;(IF([.T22]=-[.U22];&quot;-1&quot;;IF([.U22]=1;[.T22];CONCATENATE([.T22];&quot;/&quot;;[.U22])))))))" office:value-type="string" office:string-value="312/121" calcext:value-type="string">
            <text:p>312/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7" table:number-columns-repeated="8"/>
          <table:table-cell table:style-name="ce694"/>
          <table:table-cell table:style-name="ce703" table:number-columns-repeated="4"/>
          <table:table-cell table:style-name="ce996" office:value-type="float" office:value="8" calcext:value-type="float">
            <text:p>8</text:p>
          </table:table-cell>
          <table:table-cell table:style-name="ce1218" table:formula="of:=[.$A$29]*[.N23]^2+[.$B$29]*[.N23]+[.$C$29]" office:value-type="float" office:value="4.16528925619835" calcext:value-type="float">
            <text:p>504/121 <text:s/></text:p>
          </table:table-cell>
          <table:table-cell table:style-name="ce996" table:formula="of:=[.$A$29]*[.N23]^2+[.$B$29]*[.N23]+[.$C$29]" office:value-type="float" office:value="4.16528925619835" calcext:value-type="float">
            <text:p>4,16528925619835</text:p>
          </table:table-cell>
          <table:table-cell table:style-name="ce1065" table:formula="of:=[.O23]*[.R23]" office:value-type="float" office:value="138600" calcext:value-type="float">
            <text:p>138600</text:p>
          </table:table-cell>
          <table:table-cell table:style-name="ce1065" table:formula="of:=[.$G$25]*10^[.$H$25]" office:value-type="float" office:value="33275" calcext:value-type="float">
            <text:p>33275</text:p>
          </table:table-cell>
          <table:table-cell table:style-name="ce1072" table:formula="of:=GCD(ABS([.Q23]);ABS([.R23]))" office:value-type="float" office:value="275" calcext:value-type="float">
            <text:p>275</text:p>
          </table:table-cell>
          <table:table-cell table:style-name="ce1072" table:formula="of:=[.Q23]/[.S23]" office:value-type="float" office:value="504" calcext:value-type="float">
            <text:p>504</text:p>
          </table:table-cell>
          <table:table-cell table:style-name="ce1072" table:formula="of:=[.R23]/[.S23]" office:value-type="float" office:value="121" calcext:value-type="float">
            <text:p>121</text:p>
          </table:table-cell>
          <table:table-cell table:style-name="ce1262" table:formula="of:=[.T23]/[.U23]" office:value-type="float" office:value="4.16528925619835" calcext:value-type="float">
            <text:p>504/121 <text:s text:c="3"/></text:p>
          </table:table-cell>
          <table:table-cell table:style-name="ce1275" table:formula="of:=IF([.T23]=0;&quot;0&quot;;(IF([.T23]=[.U23];&quot;1&quot;;(IF([.T23]=-[.U23];&quot;-1&quot;;IF([.U23]=1;TEXT([.T23];10);[.V23]))))))" office:value-type="float" office:value="4.16528925619835" calcext:value-type="float">
            <text:p>504/121 <text:s text:c="2"/></text:p>
          </table:table-cell>
          <table:table-cell table:style-name="ce996" table:formula="of:=IF([.T23]=0;&quot;0&quot;;(IF([.T23]=[.U23];&quot;1&quot;;(IF([.T23]=-[.U23];&quot;-1&quot;;IF([.U23]=1;[.T23];CONCATENATE([.T23];&quot;/&quot;;[.U23])))))))" office:value-type="string" office:string-value="504/121" calcext:value-type="string">
            <text:p>504/121</text:p>
          </table:table-cell>
          <table:table-cell table:style-name="ce1309"/>
          <table:table-cell table:style-name="ce1315"/>
          <table:table-cell table:style-name="ce1321"/>
          <table:table-cell table:style-name="ce808" table:number-columns-repeated="5"/>
          <table:table-cell table:style-name="ce919"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8" office:value-type="string" calcext:value-type="string">
            <text:p>Dénom</text:p>
          </table:table-cell>
          <table:table-cell table:style-name="ce718" office:value-type="string" calcext:value-type="string">
            <text:p>longueur</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24]^2+[.$B$29]*[.N24]+[.$C$29]" office:value-type="float" office:value="5.9504132231405" calcext:value-type="float">
            <text:p>720/121 <text:s/></text:p>
          </table:table-cell>
          <table:table-cell table:style-name="ce996" table:formula="of:=[.$A$29]*[.N24]^2+[.$B$29]*[.N24]+[.$C$29]" office:value-type="float" office:value="5.9504132231405" calcext:value-type="float">
            <text:p>5,9504132231405</text:p>
          </table:table-cell>
          <table:table-cell table:style-name="ce1065" table:formula="of:=[.O24]*[.R24]" office:value-type="float" office:value="198000" calcext:value-type="float">
            <text:p>198000</text:p>
          </table:table-cell>
          <table:table-cell table:style-name="ce1065" table:formula="of:=[.$G$25]*10^[.$H$25]" office:value-type="float" office:value="33275" calcext:value-type="float">
            <text:p>33275</text:p>
          </table:table-cell>
          <table:table-cell table:style-name="ce1072" table:formula="of:=GCD(ABS([.Q24]);ABS([.R24]))" office:value-type="float" office:value="275" calcext:value-type="float">
            <text:p>275</text:p>
          </table:table-cell>
          <table:table-cell table:style-name="ce1072" table:formula="of:=[.Q24]/[.S24]" office:value-type="float" office:value="720" calcext:value-type="float">
            <text:p>720</text:p>
          </table:table-cell>
          <table:table-cell table:style-name="ce1072" table:formula="of:=[.R24]/[.S24]" office:value-type="float" office:value="121" calcext:value-type="float">
            <text:p>121</text:p>
          </table:table-cell>
          <table:table-cell table:style-name="ce1262" table:formula="of:=[.T24]/[.U24]" office:value-type="float" office:value="5.9504132231405" calcext:value-type="float">
            <text:p>720/121 <text:s text:c="3"/></text:p>
          </table:table-cell>
          <table:table-cell table:style-name="ce1275" table:formula="of:=IF([.T24]=0;&quot;0&quot;;(IF([.T24]=[.U24];&quot;1&quot;;(IF([.T24]=-[.U24];&quot;-1&quot;;IF([.U24]=1;TEXT([.T24];10);[.V24]))))))" office:value-type="float" office:value="5.9504132231405" calcext:value-type="float">
            <text:p>720/121 <text:s text:c="2"/></text:p>
          </table:table-cell>
          <table:table-cell table:style-name="ce996" table:formula="of:=IF([.T24]=0;&quot;0&quot;;(IF([.T24]=[.U24];&quot;1&quot;;(IF([.T24]=-[.U24];&quot;-1&quot;;IF([.U24]=1;[.T24];CONCATENATE([.T24];&quot;/&quot;;[.U24])))))))" office:value-type="string" office:string-value="720/121" calcext:value-type="string">
            <text:p>720/121</text:p>
          </table:table-cell>
          <table:table-cell table:style-name="ce1104"/>
          <table:table-cell table:style-name="ce808"/>
          <table:table-cell table:style-name="ce748"/>
          <table:table-cell table:style-name="ce808" table:number-columns-repeated="5"/>
          <table:table-cell table:style-name="ce919"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6" calcext:value-type="float">
            <text:p>-6</text:p>
          </table:table-cell>
          <table:table-cell table:style-name="ce1010" office:value-type="string" calcext:value-type="string">
            <text:p>x<text:span text:style-name="T16">B</text:span></text:p>
          </table:table-cell>
          <table:table-cell table:style-name="ce996" table:formula="of:=([.B25]+[.F25])/2" office:value-type="float" office:value="-0.5" calcext:value-type="float">
            <text:p>-0,5</text:p>
          </table:table-cell>
          <table:table-cell table:style-name="ce1010" office:value-type="string" calcext:value-type="string">
            <text:p>x<text:span text:style-name="T16">C</text:span></text:p>
          </table:table-cell>
          <table:table-cell table:style-name="ce1146" office:value-type="float" office:value="5" calcext:value-type="float">
            <text:p>5</text:p>
          </table:table-cell>
          <table:table-cell table:style-name="ce1042" table:formula="of:=([.F25]-[.B25])*([.F25]-[.D25])*([.D25]-[.B25])" office:value-type="float" office:value="332.75" calcext:value-type="float">
            <text:p>332,75</text:p>
          </table:table-cell>
          <table:table-cell table:style-name="ce1116" table:formula="of:=IF([.G25]-INT([.G25])=0;0;LEN([.G25])-SEARCH(&quot;,&quot;;[.G25]))" office:value-type="float" office:value="2" calcext:value-type="float">
            <text:p>2</text:p>
          </table:table-cell>
          <table:table-cell table:style-name="ce694"/>
          <table:table-cell table:style-name="ce703" table:number-columns-repeated="4"/>
          <table:table-cell table:style-name="ce996" office:value-type="float" office:value="10" calcext:value-type="float">
            <text:p>10</text:p>
          </table:table-cell>
          <table:table-cell table:style-name="ce1218" table:formula="of:=[.$A$29]*[.N25]^2+[.$B$29]*[.N25]+[.$C$29]" office:value-type="float" office:value="7.93388429752066" calcext:value-type="float">
            <text:p>960/121 <text:s/></text:p>
          </table:table-cell>
          <table:table-cell table:style-name="ce996" table:formula="of:=[.$A$29]*[.N25]^2+[.$B$29]*[.N25]+[.$C$29]" office:value-type="float" office:value="7.93388429752066" calcext:value-type="float">
            <text:p>7,93388429752066</text:p>
          </table:table-cell>
          <table:table-cell table:style-name="ce1065" table:formula="of:=[.O25]*[.R25]" office:value-type="float" office:value="264000" calcext:value-type="float">
            <text:p>264000</text:p>
          </table:table-cell>
          <table:table-cell table:style-name="ce1065" table:formula="of:=[.$G$25]*10^[.$H$25]" office:value-type="float" office:value="33275" calcext:value-type="float">
            <text:p>33275</text:p>
          </table:table-cell>
          <table:table-cell table:style-name="ce1072" table:formula="of:=GCD(ABS([.Q25]);ABS([.R25]))" office:value-type="float" office:value="275" calcext:value-type="float">
            <text:p>275</text:p>
          </table:table-cell>
          <table:table-cell table:style-name="ce1072" table:formula="of:=[.Q25]/[.S25]" office:value-type="float" office:value="960" calcext:value-type="float">
            <text:p>960</text:p>
          </table:table-cell>
          <table:table-cell table:style-name="ce1072" table:formula="of:=[.R25]/[.S25]" office:value-type="float" office:value="121" calcext:value-type="float">
            <text:p>121</text:p>
          </table:table-cell>
          <table:table-cell table:style-name="ce1262" table:formula="of:=[.T25]/[.U25]" office:value-type="float" office:value="7.93388429752066" calcext:value-type="float">
            <text:p>960/121 <text:s text:c="3"/></text:p>
          </table:table-cell>
          <table:table-cell table:style-name="ce1275" table:formula="of:=IF([.T25]=0;&quot;0&quot;;(IF([.T25]=[.U25];&quot;1&quot;;(IF([.T25]=-[.U25];&quot;-1&quot;;IF([.U25]=1;TEXT([.T25];10);[.V25]))))))" office:value-type="float" office:value="7.93388429752066" calcext:value-type="float">
            <text:p>960/121 <text:s text:c="2"/></text:p>
          </table:table-cell>
          <table:table-cell table:style-name="ce996" table:formula="of:=IF([.T25]=0;&quot;0&quot;;(IF([.T25]=[.U25];&quot;1&quot;;(IF([.T25]=-[.U25];&quot;-1&quot;;IF([.U25]=1;[.T25];CONCATENATE([.T25];&quot;/&quot;;[.U25])))))))" office:value-type="string" office:string-value="960/121" calcext:value-type="string">
            <text:p>960/121</text:p>
          </table:table-cell>
          <table:table-cell table:style-name="ce1104"/>
          <table:table-cell table:style-name="ce748" table:number-columns-repeated="2"/>
          <table:table-cell table:style-name="ce808" table:number-columns-repeated="5"/>
          <table:table-cell table:style-name="ce919" table:number-columns-repeated="2"/>
          <table:table-cell table:number-columns-repeated="990"/>
        </table:table-row>
        <table:table-row table:style-name="ro19">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B</text:span></text:p>
          </table:table-cell>
          <table:table-cell table:style-name="ce996" table:formula="of:=[.H26]*IF([.I26]=1;-1;1)" office:value-type="float" office:value="-3" calcext:value-type="float">
            <text:p>-3</text:p>
          </table:table-cell>
          <table:table-cell table:style-name="ce1010" office:value-type="string" calcext:value-type="string">
            <text:p>y<text:span text:style-name="T43">C</text:span></text:p>
          </table:table-cell>
          <table:table-cell table:style-name="ce996" office:value-type="float" office:value="0" calcext:value-type="float">
            <text:p>0</text:p>
          </table:table-cell>
          <table:table-cell table:style-name="ce718" office:value-type="string" calcext:value-type="string">
            <text:p>ALEA<text:span text:style-name="T26"> </text:span><text:span text:style-name="T7">y</text:span><text:span text:style-name="T53">B</text:span></text:p>
          </table:table-cell>
          <table:table-cell table:style-name="ce1116" office:value-type="float" office:value="3" calcext:value-type="float">
            <text:p>3</text:p>
          </table:table-cell>
          <table:table-cell table:style-name="ce1116" office:value-type="float" office:value="1" calcext:value-type="float">
            <text:p>1</text:p>
          </table:table-cell>
          <table:table-cell table:style-name="ce694" table:number-columns-repeated="12"/>
          <table:table-cell table:style-name="ce919"/>
          <table:table-cell table:style-name="ce927" table:number-columns-repeated="11"/>
          <table:table-cell table:style-name="ce919"/>
          <table:table-cell table:number-columns-repeated="990"/>
        </table:table-row>
        <table:table-row table:style-name="ro4">
          <table:table-cell table:style-name="ce707" table:number-columns-repeated="8"/>
          <table:table-cell/>
          <table:table-cell table:style-name="ce694" table:number-columns-repeated="12"/>
          <table:table-cell table:style-name="ce919"/>
          <table:table-cell table:style-name="ce927" table:number-columns-repeated="11"/>
          <table:table-cell table:style-name="ce919"/>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703"/>
          <table:table-cell/>
          <table:table-cell table:style-name="ce703" table:number-columns-repeated="2"/>
          <table:table-cell table:style-name="ce919" table:number-columns-spanned="2" table:number-rows-spanned="1"/>
          <table:covered-table-cell table:style-name="ce927"/>
          <table:table-cell table:number-columns-repeated="4"/>
          <table:table-cell table:style-name="ce1243"/>
          <table:table-cell table:number-columns-repeated="3"/>
          <table:table-cell table:style-name="ce919" table:number-columns-repeated="13"/>
          <table:table-cell table:number-columns-repeated="990"/>
        </table:table-row>
        <table:table-row table:style-name="ro4">
          <table:table-cell table:style-name="ce1011" table:formula="of:=(([.F26]-[.B26])*([.D25]-[.B25])-([.D26]-[.B26])*([.F25]-[.B25]))/(([.F25]-[.B25])*([.F25]-[.D25])*([.D25]-[.B25]))" office:value-type="float" office:value="0.0991735537190083" calcext:value-type="float">
            <text:p>12/121</text:p>
          </table:table-cell>
          <table:table-cell table:style-name="ce1011" table:formula="of:=([.D26]-[.B26])/([.D25]-[.B25])-[.A29]*([.B25]+[.D25])" office:value-type="float" office:value="0.0991735537190084" calcext:value-type="float">
            <text:p>12/121</text:p>
          </table:table-cell>
          <table:table-cell table:style-name="ce1011" table:formula="of:=[.B26]-[.A29]*[.B25]*[.B25]-[.B29]*[.B25]" office:value-type="float" office:value="-2.97520661157025" calcext:value-type="float">
            <text:p>-360/121</text:p>
          </table:table-cell>
          <table:table-cell table:style-name="ce996" table:formula="of:=[.B25]" office:value-type="float" office:value="-6" calcext:value-type="float">
            <text:p>-6</text:p>
          </table:table-cell>
          <table:table-cell table:style-name="ce996" table:formula="of:=[.F25]" office:value-type="float" office:value="5" calcext:value-type="float">
            <text:p>5</text:p>
          </table:table-cell>
          <table:table-cell table:style-name="ce1148" table:formula="of:=-[.B29]/(2*[.A29])" office:value-type="float" office:value="-0.500000000000001" calcext:value-type="float">
            <text:p>-1/2 </text:p>
          </table:table-cell>
          <table:table-cell table:style-name="ce1042" table:formula="of:=[.A29]*[.F29]*[.F29]+[.B29]*[.F29]+[.C29]" office:value-type="float" office:value="-3" calcext:value-type="float">
            <text:p>-3</text:p>
          </table:table-cell>
          <table:table-cell table:style-name="ce703"/>
          <table:table-cell table:style-name="ce694"/>
          <table:table-cell table:style-name="ce703" table:number-columns-repeated="2"/>
          <table:table-cell table:style-name="ce1125" table:number-columns-repeated="2"/>
          <table:table-cell table:style-name="ce1100" table:number-columns-repeated="7"/>
          <table:table-cell/>
          <table:table-cell table:style-name="ce919"/>
          <table:table-cell table:style-name="ce748" table:number-columns-spanned="2" table:number-rows-spanned="1"/>
          <table:covered-table-cell table:style-name="ce808"/>
          <table:table-cell table:style-name="ce808"/>
          <table:table-cell table:style-name="ce919" table:number-columns-repeated="9"/>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748" table:number-columns-spanned="2" table:number-rows-spanned="1"/>
          <table:covered-table-cell table:style-name="ce919"/>
          <table:table-cell table:style-name="ce808" table:number-columns-repeated="2"/>
          <table:table-cell table:style-name="ce1276"/>
          <table:table-cell table:style-name="ce808" table:number-columns-repeated="4"/>
          <table:table-cell table:style-name="ce1277"/>
          <table:table-cell table:style-name="ce919" table:number-columns-repeated="2"/>
          <table:table-cell table:number-columns-repeated="990"/>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2" table:formula="of:=[.D29]" office:value-type="float" office:value="-6" calcext:value-type="float" table:number-columns-spanned="2" table:number-rows-spanned="1">
            <text:p>-6</text:p>
          </table:table-cell>
          <table:covered-table-cell table:style-name="ce777" table:formula="of:=#REF!" office:value-type="string" office:string-value="" calcext:value-type="error">
            <text:p>#RÉF !</text:p>
          </table:covered-table-cell>
          <table:table-cell table:style-name="ce1131" table:formula="of:=CONCATENATE([.D39];IF([.E39]&lt;&gt;1;&quot;/&quot;;&quot;&quot;);IF([.E39]&lt;&gt;1;[.E39];&quot;&quot;))" office:value-type="string" office:string-value="-1/2" calcext:value-type="string">
            <text:p>-1/2</text:p>
          </table:table-cell>
          <table:table-cell table:style-name="ce772" table:formula="of:=[.E29]" office:value-type="float" office:value="5" calcext:value-type="float" table:number-columns-spanned="2" table:number-rows-spanned="1">
            <text:p>5</text:p>
          </table:table-cell>
          <table:covered-table-cell table:style-name="ce772"/>
          <table:table-cell table:style-name="ce1126" office:value-type="float" office:value="10" calcext:value-type="float">
            <text:p>10</text:p>
          </table:table-cell>
          <table:table-cell table:style-name="ce694"/>
          <table:table-cell table:style-name="ce1183"/>
          <table:table-cell table:style-name="ce703"/>
          <table:table-cell table:style-name="ce808" table:number-columns-repeated="2"/>
          <table:table-cell table:style-name="ce1100" table:number-columns-repeated="7"/>
          <table:table-cell/>
          <table:table-cell table:style-name="ce919"/>
          <table:table-cell table:style-name="ce808" table:number-columns-repeated="7"/>
          <table:table-cell table:style-name="ce1276" table:number-columns-repeated="3"/>
          <table:table-cell table:style-name="ce919"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777"/>
          <table:table-cell table:style-name="ce777"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777"/>
          <table:covered-table-cell table:style-name="ce899"/>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1312" table:number-columns-spanned="9" table:number-rows-spanned="1"/>
          <table:covered-table-cell table:number-columns-repeated="8" table:style-name="ce927"/>
          <table:table-cell table:style-name="ce919"/>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50" table:formula="of:=IF([.A29]&gt;0;[.W5];&quot;&quot;)" office:value-type="float" office:value="5.9504132231405" calcext:value-type="float">
            <text:p>720/121 <text:s text:c="2"/></text:p>
          </table:table-cell>
          <table:table-cell table:style-name="ce823" table:formula="of:=IF([.A29]&lt;0;&quot;k&quot;;&quot;&quot;)" office:value-type="string" office:string-value="" calcext:value-type="string" table:number-columns-spanned="2" table:number-rows-spanned="2">
            <text:p></text:p>
          </table:table-cell>
          <table:covered-table-cell table:style-name="ce1113"/>
          <table:table-cell table:style-name="ce1109" table:formula="of:=IF([.A29]&gt;0;&quot;&quot;;[.G29])">
            <text:p/>
          </table:table-cell>
          <table:table-cell table:style-name="ce823" table:formula="of:=IF([.A29]&lt;0;&quot;&quot;;&quot;k&quot;)" office:value-type="string" office:string-value="k" calcext:value-type="string" table:number-columns-spanned="2" table:number-rows-spanned="2">
            <text:p>k</text:p>
          </table:table-cell>
          <table:covered-table-cell table:style-name="ce1113"/>
          <table:table-cell table:style-name="ce1172" table:formula="of:=IF([.A29]&gt;0;[.W25];&quot;&quot;)" office:value-type="float" office:value="7.93388429752066" calcext:value-type="float">
            <text:p>960/121 <text:s/></text:p>
          </table:table-cell>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1276"/>
          <table:table-cell table:style-name="ce808" table:number-columns-repeated="10"/>
          <table:table-cell table:style-name="ce919"/>
          <table:table-cell table:number-columns-repeated="990"/>
        </table:table-row>
        <table:table-row table:style-name="ro4">
          <table:covered-table-cell table:style-name="ce1012"/>
          <table:table-cell table:style-name="ce1051" table:formula="of:=IF([.A29]&gt;0;&quot;&quot;;[.W5])">
            <text:p/>
          </table:table-cell>
          <table:covered-table-cell table:number-columns-repeated="2" table:style-name="ce824"/>
          <table:table-cell table:style-name="ce1085" table:formula="of:=IF([.A29]&gt;0;[.G29];&quot;&quot;)" office:value-type="float" office:value="-3" calcext:value-type="float">
            <text:p>-3</text:p>
          </table:table-cell>
          <table:covered-table-cell table:number-columns-repeated="2" table:style-name="ce824"/>
          <table:table-cell table:style-name="ce1173" table:formula="of:=IF([.A29]&gt;0;&quot;&quot;;[.W25])">
            <text:p/>
          </table:table-cell>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11"/>
          <table:table-cell table:style-name="ce919"/>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1045" table:formula="of:=IF([.$A$29]*([.C31]-1)^2+[.$B$29]*([.C31]-1)+[.$C$29]&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777" table:formula="of:=IF([.$A$29]*(([.C31]+[.F31])/2)^2+[.$B$29]*(([.C31]+[.F31])/2)+[.$C$29]&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899" table:formula="of:=IF([.$A$29]*([.F31]+1)^2+[.$B$29]*([.F31]+1)+[.$C$29]&gt;0;&quot;+&quot;;&quot;-&quot;)" office:value-type="string" office:string-value="+" calcext:value-type="string">
            <text:p>+</text:p>
          </table:table-cell>
          <table:table-cell table:style-name="ce694"/>
          <table:table-cell table:style-name="ce1183"/>
          <table:table-cell table:style-name="ce703"/>
          <table:table-cell table:style-name="ce808" table:number-columns-repeated="2"/>
          <table:table-cell table:style-name="ce1100" table:number-columns-repeated="7"/>
          <table:table-cell/>
          <table:table-cell table:style-name="ce919"/>
          <table:table-cell table:style-name="ce808" table:number-columns-repeated="2"/>
          <table:table-cell table:style-name="ce927" table:number-columns-repeated="2"/>
          <table:table-cell table:style-name="ce919" table:number-columns-repeated="8"/>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927" table:number-columns-repeated="2"/>
          <table:table-cell table:style-name="ce919"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927" table:number-columns-repeated="2"/>
          <table:table-cell table:style-name="ce919"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1277"/>
          <table:table-cell table:style-name="ce808"/>
          <table:table-cell table:style-name="ce919"/>
          <table:table-cell table:style-name="ce808"/>
          <table:table-cell table:style-name="ce919" table:number-columns-repeated="8"/>
          <table:table-cell table:number-columns-repeated="990"/>
        </table:table-row>
        <table:table-row table:style-name="ro4">
          <table:table-cell table:style-name="ce996" table:formula="of:=([.F26]-[.B26])*([.D25]*[.D25]-[.B25]*[.B25])-([.D26]-[.B26])*([.F25]*[.F25]-[.B25]*[.B25])" office:value-type="float" office:value="-33" calcext:value-type="float">
            <text:p>-33</text:p>
          </table:table-cell>
          <table:table-cell table:style-name="ce996" table:formula="of:=2*(([.F26]-[.B26])*([.D25]-[.B25])-([.D26]-[.B26])*([.F25]-[.B25]))" office:value-type="float" office:value="66" calcext:value-type="float">
            <text:p>66</text:p>
          </table:table-cell>
          <table:table-cell table:style-name="ce996" table:formula="of:=GCD(ABS([.A39]);ABS([.B39]))" office:value-type="float" office:value="33" calcext:value-type="float">
            <text:p>33</text:p>
          </table:table-cell>
          <table:table-cell table:style-name="ce1114" table:formula="of:=[.A39]/[.C39]*SIGN([.B39])" office:value-type="float" office:value="-1" calcext:value-type="float">
            <text:p>-1</text:p>
          </table:table-cell>
          <table:table-cell table:style-name="ce1114" table:formula="of:=ABS([.B39]/[.C39])" office:value-type="float" office:value="2" calcext:value-type="float">
            <text:p>2</text:p>
          </table:table-cell>
          <table:table-cell table:style-name="ce1114" table:formula="of:=CONCATENATE([.D39];IF([.E39]&lt;&gt;1;&quot;/&quot;;&quot;&quot;);IF([.E39]&lt;&gt;1;[.E39];&quot;&quot;))" office:value-type="string" office:string-value="-1/2" calcext:value-type="string">
            <text:p>-1/2</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707" table:number-columns-repeated="6"/>
          <table:table-cell table:style-name="ce694"/>
          <table:table-cell table:style-name="ce703" table:number-columns-repeated="2"/>
          <table:table-cell table:style-name="ce808"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704" office:value-type="string" calcext:value-type="string" table:number-columns-spanned="7" table:number-rows-spanned="1">
            <text:p>Tableau points parabole</text:p>
          </table:table-cell>
          <table:covered-table-cell table:style-name="ce694"/>
          <table:covered-table-cell table:style-name="ce1086"/>
          <table:covered-table-cell table:number-columns-repeated="4"/>
          <table:table-cell table:style-name="ce707"/>
          <table:table-cell table:style-name="ce694"/>
          <table:table-cell table:style-name="ce703" table:number-columns-repeated="2"/>
          <table:table-cell table:style-name="ce808" table:number-columns-repeated="2"/>
          <table:table-cell table:number-columns-repeated="1011"/>
        </table:table-row>
        <table:table-row table:style-name="ro4">
          <table:table-cell table:style-name="ce697" office:value-type="string" calcext:value-type="string">
            <text:p>x</text:p>
          </table:table-cell>
          <table:table-cell table:style-name="ce763"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703" table:number-columns-repeated="2"/>
          <table:table-cell table:style-name="ce808"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63"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703" table:number-columns-repeated="2"/>
          <table:table-cell table:style-name="ce808" table:number-columns-repeated="2"/>
          <table:table-cell table:number-columns-repeated="1011"/>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770" table:formula="of:=IF(ISBLANK([$Parabole.$B$15]);0;IF(AND(ISBLANK([$Parabole.$B$16]);OR([$Parabole.$B$15]=[.V5];[$Parabole.$B$15]=[.W5]));1;-0.5))" office:value-type="float" office:value="0" calcext:value-type="float">
            <text:p>0</text:p>
          </table:table-cell>
          <table:table-cell table:style-name="ce770" table:formula="of:=IF(ISBLANK([$Parabole.C15]);0;IF(AND([$Parabole.C15]=&quot;m&quot;;[.A29]&gt;=0);1;IF(AND([$Parabole.C15]=&quot;k&quot;;[.A29]&lt;0);1;-0.5)))" office:value-type="float" office:value="0" calcext:value-type="float" table:number-columns-spanned="1" table:number-rows-spanned="2">
            <text:p>0</text:p>
          </table:table-cell>
          <table:table-cell table:style-name="ce770" table:formula="of:=IF(ISBLANK([$Parabole.E15]);0;IF(AND(ISBLANK([$Parabole.$E$16]);[$Parabole.$E$15]=[.E33]);1;-0.5))" office:value-type="float" office:value="0" calcext:value-type="float">
            <text:p>0</text:p>
          </table:table-cell>
          <table:table-cell table:style-name="ce770"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694"/>
          <table:table-cell table:style-name="ce703" table:number-columns-repeated="2"/>
          <table:table-cell table:style-name="ce808" table:number-columns-repeated="2"/>
          <table:table-cell table:number-columns-repeated="1011"/>
        </table:table-row>
        <table:table-row table:style-name="ro4">
          <table:covered-table-cell table:style-name="ce1012"/>
          <table:table-cell table:style-name="ce770" table:formula="of:=IF(ISBLANK([$Parabole.$B$16]);0;IF(AND(ISBLANK([$Parabole.$B$15]);OR([$Parabole.$B$16]=[.V5];[$Parabole.$B$16]=[.W5]));1;-0.5))" office:value-type="float" office:value="0" calcext:value-type="float">
            <text:p>0</text:p>
          </table:table-cell>
          <table:covered-table-cell table:style-name="ce707"/>
          <table:table-cell table:style-name="ce1116" table:formula="of:=IF(ISBLANK([$Parabole.E16]);0;IF(AND(ISBLANK([$Parabole.$E$15]);[$Parabole.$E$16]=[.E34]);1;-0.5))" office:value-type="float" office:value="0" calcext:value-type="float">
            <text:p>0</text:p>
          </table:table-cell>
          <table:covered-table-cell table:style-name="ce707"/>
          <table:table-cell table:style-name="ce1116" table:formula="of:=IF(ISBLANK([$Parabole.$H$16]);0;IF(AND(ISBLANK([$Parabole.H15]);OR([$Parabole.$H$16]=[.V25];[$Parabole.$H$16]=[.W25]));1;-0.5))" office:value-type="float" office:value="0" calcext:value-type="float">
            <text:p>0</text:p>
          </table:table-cell>
          <table:table-cell table:style-name="ce707"/>
          <table:table-cell table:style-name="ce996" table:formula="of:=IF([$Parabole.AC26]=1;3;0)+17" office:value-type="float" office:value="17" calcext:value-type="float">
            <text:p>17</text:p>
          </table:table-cell>
          <table:table-cell/>
          <table:table-cell table:style-name="ce703" table:number-columns-repeated="2"/>
          <table:table-cell table:style-name="ce808" table:number-columns-repeated="2"/>
          <table:table-cell table:number-columns-repeated="1011"/>
        </table:table-row>
        <table:table-row table:style-name="ro4">
          <table:table-cell table:style-name="ce998" office:value-type="string" calcext:value-type="string">
            <text:p>Signe de <text:span text:style-name="T26">f </text:span>(<text:span text:style-name="T26">x</text:span>)</text:p>
          </table:table-cell>
          <table:table-cell table:style-name="ce763"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770"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703" table:number-columns-repeated="2"/>
          <table:table-cell/>
          <table:table-cell table:style-name="ce703" table:number-columns-repeated="2"/>
          <table:table-cell table:style-name="ce808" table:number-columns-repeated="2"/>
          <table:table-cell table:number-columns-repeated="1011"/>
        </table:table-row>
        <table:table-row table:style-name="ro4">
          <table:table-cell table:style-name="ce703" table:number-columns-repeated="8"/>
          <table:table-cell/>
          <table:table-cell table:style-name="ce703" table:number-columns-repeated="2"/>
          <table:table-cell table:style-name="ce808" table:number-columns-repeated="2"/>
          <table:table-cell table:number-columns-repeated="1011"/>
        </table:table-row>
        <table:table-row table:style-name="ro4">
          <table:table-cell table:style-name="ce693" office:value-type="string" calcext:value-type="string" table:number-columns-spanned="8" table:number-rows-spanned="1">
            <text:p>Données pour l’onglet (In)équation niveau 2</text:p>
          </table:table-cell>
          <table:covered-table-cell table:number-columns-repeated="7" table:style-name="ce707"/>
          <table:table-cell/>
          <table:table-cell table:style-name="ce703" table:number-columns-repeated="2"/>
          <table:table-cell table:style-name="ce808" table:number-columns-repeated="2"/>
          <table:table-cell/>
          <table:table-cell table:style-name="ce887" office:value-type="string" calcext:value-type="string" table:number-columns-spanned="2" table:number-rows-spanned="1">
            <text:p>Graphique parabole 2</text:p>
          </table:table-cell>
          <table:covered-table-cell table:style-name="ce694"/>
          <table:table-cell/>
          <table:table-cell table:style-name="ce887" office:value-type="string" calcext:value-type="string" table:number-columns-spanned="2" table:number-rows-spanned="1">
            <text:p>Graphique droite 2</text:p>
          </table:table-cell>
          <table:covered-table-cell table:style-name="ce694"/>
          <table:table-cell/>
          <table:table-cell table:style-name="ce693" office:value-type="string" calcext:value-type="string" table:number-columns-spanned="8" table:number-rows-spanned="1">
            <text:p>Données pour l’onglet (In)équation niveau 1</text:p>
          </table:table-cell>
          <table:covered-table-cell table:number-columns-repeated="7" table:style-name="ce707"/>
          <table:table-cell/>
          <table:table-cell table:style-name="ce703" table:number-columns-repeated="2"/>
          <table:table-cell table:style-name="ce808" table:number-columns-repeated="2"/>
          <table:table-cell/>
          <table:table-cell table:style-name="ce887" office:value-type="string" calcext:value-type="string" table:number-columns-spanned="2" table:number-rows-spanned="1">
            <text:p>Graphique parabole 2</text:p>
          </table:table-cell>
          <table:covered-table-cell table:style-name="ce694"/>
          <table:table-cell/>
          <table:table-cell table:style-name="ce919" table:number-columns-spanned="2" table:number-rows-spanned="1"/>
          <table:covered-table-cell table:style-name="ce927"/>
          <table:table-cell table:number-columns-repeated="985"/>
        </table:table-row>
        <table:table-row table:style-name="ro4">
          <table:table-cell table:style-name="ce707" table:number-columns-repeated="8"/>
          <table:table-cell/>
          <table:table-cell table:style-name="ce703" table:number-columns-repeated="2"/>
          <table:table-cell table:style-name="ce808"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707" table:number-columns-repeated="8"/>
          <table:table-cell/>
          <table:table-cell table:style-name="ce703" table:number-columns-repeated="2"/>
          <table:table-cell table:style-name="ce808"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1082" office:value-type="string" calcext:value-type="string">
            <text:p><text:span text:style-name="T26">x</text:span><text:span text:style-name="T42">moy</text:span></text:p>
          </table:table-cell>
          <table:table-cell table:style-name="ce1082" office:value-type="string" calcext:value-type="string">
            <text:p><text:span text:style-name="T54">y</text:span><text:span text:style-name="T42">moy</text:span></text:p>
          </table:table-cell>
          <table:table-cell table:style-name="ce1100"/>
          <table:table-cell table:style-name="ce703" table:number-columns-repeated="2"/>
          <table:table-cell table:style-name="ce808" table:number-columns-repeated="2"/>
          <table:table-cell/>
          <table:table-cell table:style-name="ce1219" office:value-type="float" office:value="-10" calcext:value-type="float">
            <text:p>-10</text:p>
          </table:table-cell>
          <table:table-cell table:style-name="ce1219" table:formula="of:=[.$A$55]*[.O50]^2+[.$B$55]*[.O50]+[.$C$55]" office:value-type="float" office:value="-217.571428571429" calcext:value-type="float">
            <text:p>-217,571428571429</text:p>
          </table:table-cell>
          <table:table-cell/>
          <table:table-cell table:style-name="ce1133" office:value-type="float" office:value="-10" calcext:value-type="float">
            <text:p>-10</text:p>
          </table:table-cell>
          <table:table-cell table:style-name="ce1133" table:formula="of:=[.$D$55]*[.R50]+[.$E$55]" office:value-type="float" office:value="-66.7142857142857" calcext:value-type="float">
            <text:p>-66,7142857142857</text:p>
          </table:table-cell>
          <table:table-cell/>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8" office:value-type="string" calcext:value-type="string">
            <text:p>Dénom</text:p>
          </table:table-cell>
          <table:table-cell table:style-name="ce718" office:value-type="string" calcext:value-type="string">
            <text:p>longueur</text:p>
          </table:table-cell>
          <table:table-cell table:style-name="ce694"/>
          <table:table-cell table:style-name="ce703" table:number-columns-repeated="2"/>
          <table:table-cell table:style-name="ce808" table:number-columns-repeated="2"/>
          <table:table-cell/>
          <table:table-cell table:style-name="ce1219" office:value-type="float" office:value="-10" calcext:value-type="float">
            <text:p>-10</text:p>
          </table:table-cell>
          <table:table-cell table:style-name="ce1219" table:formula="of:=[.$U$55]*[.AI50]^2+[.$V$55]*[.AI50]+[.$W$55]" office:value-type="float" office:value="80.64" calcext:value-type="float">
            <text:p>80,64</text:p>
          </table:table-cell>
          <table:table-cell/>
          <table:table-cell table:style-name="ce808"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2" calcext:value-type="float">
            <text:p>-2</text:p>
          </table:table-cell>
          <table:table-cell table:style-name="ce1010" office:value-type="string" calcext:value-type="string">
            <text:p>x<text:span text:style-name="T16">S</text:span></text:p>
          </table:table-cell>
          <table:table-cell table:style-name="ce996" office:value-type="float" office:value="5" calcext:value-type="float">
            <text:p>5</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1.5" calcext:value-type="float">
            <text:p>1,5</text:p>
          </table:table-cell>
          <table:table-cell table:style-name="ce996" table:formula="of:=[.$A$55]*[.G51]^2+[.$B$55]*[.G51]+[.$C$55]" office:value-type="float" office:value="2.9" calcext:value-type="float">
            <text:p>2,9</text:p>
          </table:table-cell>
          <table:table-cell table:style-name="ce718" office:value-type="string" calcext:value-type="string">
            <text:p>ALEA<text:span text:style-name="T26"> </text:span><text:span text:style-name="T7">y</text:span><text:span text:style-name="T53">A</text:span></text:p>
          </table:table-cell>
          <table:table-cell table:style-name="ce718" office:value-type="string" calcext:value-type="string">
            <text:p>ALEA<text:span text:style-name="T26"> </text:span><text:span text:style-name="T7">y</text:span><text:span text:style-name="T53">S</text:span></text:p>
          </table:table-cell>
          <table:table-cell table:style-name="ce718" office:value-type="string" calcext:value-type="string">
            <text:p>ALEA<text:span text:style-name="T26"> </text:span><text:span text:style-name="T7">y</text:span><text:span text:style-name="T53">B</text:span></text:p>
          </table:table-cell>
          <table:table-cell table:style-name="ce718" office:value-type="string" calcext:value-type="string">
            <text:p>ALEA<text:span text:style-name="T26">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185.2" calcext:value-type="float">
            <text:p>-185,2</text:p>
          </table:table-cell>
          <table:table-cell/>
          <table:table-cell table:style-name="ce1133" office:value-type="float" office:value="0" calcext:value-type="float">
            <text:p>0</text:p>
          </table:table-cell>
          <table:table-cell table:style-name="ce1133" table:formula="of:=[.$D$55]*[.R51]+[.$E$55]" office:value-type="float" office:value="-19.5714285714286" calcext:value-type="float">
            <text:p>-19,5714285714286</text:p>
          </table:table-cell>
          <table:table-cell/>
          <table:table-cell table:style-name="ce1010" office:value-type="string" calcext:value-type="string">
            <text:p>x<text:span text:style-name="T16">A</text:span></text:p>
          </table:table-cell>
          <table:table-cell table:style-name="ce996" office:value-type="float" office:value="-1" calcext:value-type="float">
            <text:p>-1</text:p>
          </table:table-cell>
          <table:table-cell table:style-name="ce1010" office:value-type="string" calcext:value-type="string">
            <text:p>x<text:span text:style-name="T16">S</text:span></text:p>
          </table:table-cell>
          <table:table-cell table:style-name="ce996" table:formula="of:=([.V51]+[.Z51])/2" office:value-type="float" office:value="1.5" calcext:value-type="float">
            <text:p>1,5</text:p>
          </table:table-cell>
          <table:table-cell table:style-name="ce1010" office:value-type="string" calcext:value-type="string">
            <text:p>x<text:span text:style-name="T16">B</text:span></text:p>
          </table:table-cell>
          <table:table-cell table:style-name="ce1146" office:value-type="float" office:value="4" calcext:value-type="float">
            <text:p>4</text:p>
          </table:table-cell>
          <table:table-cell table:style-name="ce1042" table:formula="of:=([.Z51]-[.V51])*([.Z51]-[.X51])*([.X51]-[.V51])" office:value-type="float" office:value="31.25" calcext:value-type="float">
            <text:p>31,25</text:p>
          </table:table-cell>
          <table:table-cell table:style-name="ce1116" table:formula="of:=IF([.AA51]-INT([.AA51])=0;0;LEN([.AA51])-SEARCH(&quot;,&quot;;[.AA51]))" office:value-type="float" office:value="2" calcext:value-type="float">
            <text:p>2</text:p>
          </table:table-cell>
          <table:table-cell table:style-name="ce694"/>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66.56" calcext:value-type="float">
            <text:p>66,56</text:p>
          </table:table-cell>
          <table:table-cell/>
          <table:table-cell table:style-name="ce808" table:number-columns-repeated="2"/>
          <table:table-cell table:number-columns-repeated="985"/>
        </table:table-row>
        <table:table-row table:style-name="ro19">
          <table:table-cell table:style-name="ce1010" office:value-type="string" calcext:value-type="string">
            <text:p>y<text:span text:style-name="T43">A</text:span></text:p>
          </table:table-cell>
          <table:table-cell table:style-name="ce996" table:formula="of:=[.I52]*[.H52]" office:value-type="float" office:value="-29" calcext:value-type="float">
            <text:p>-29</text:p>
          </table:table-cell>
          <table:table-cell table:style-name="ce1010" office:value-type="string" calcext:value-type="string">
            <text:p>y<text:span text:style-name="T43">S</text:span></text:p>
          </table:table-cell>
          <table:table-cell table:style-name="ce996" table:formula="of:=[.J52]*(-[.H52])" office:value-type="float" office:value="4" calcext:value-type="float">
            <text:p>4</text:p>
          </table:table-cell>
          <table:table-cell table:style-name="ce1010" office:value-type="string" calcext:value-type="string">
            <text:p>y<text:span text:style-name="T43">B</text:span></text:p>
          </table:table-cell>
          <table:table-cell table:style-name="ce996" table:formula="of:=[.K52]*[.H52]" office:value-type="float" office:value="-7" calcext:value-type="float">
            <text:p>-7</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29" calcext:value-type="float">
            <text:p>-29</text:p>
          </table:table-cell>
          <table:table-cell table:style-name="ce996" office:value-type="float" office:value="-4" calcext:value-type="float">
            <text:p>-4</text:p>
          </table:table-cell>
          <table:table-cell table:style-name="ce996" office:value-type="float" office:value="-7" calcext:value-type="float">
            <text:p>-7</text:p>
          </table:table-cell>
          <table:table-cell table:style-name="ce996" office:value-type="float" office:value="2" calcext:value-type="float">
            <text:p>2</text:p>
          </table:table-cell>
          <table:table-cell table:style-name="ce703" table:number-columns-repeated="2"/>
          <table:table-cell table:style-name="ce1219" office:value-type="float" office:value="-8" calcext:value-type="float">
            <text:p>-8</text:p>
          </table:table-cell>
          <table:table-cell table:style-name="ce1219" table:formula="of:=[.$A$55]*[.O52]^2+[.$B$55]*[.O52]+[.$C$55]" office:value-type="float" office:value="-155.342857142857" calcext:value-type="float">
            <text:p>-155,342857142857</text:p>
          </table:table-cell>
          <table:table-cell table:style-name="ce703"/>
          <table:table-cell table:style-name="ce1133" office:value-type="float" office:value="10" calcext:value-type="float">
            <text:p>10</text:p>
          </table:table-cell>
          <table:table-cell table:style-name="ce1133" table:formula="of:=[.$D$55]*[.R52]+[.$E$55]" office:value-type="float" office:value="27.5714285714286" calcext:value-type="float">
            <text:p>27,5714285714286</text:p>
          </table:table-cell>
          <table:table-cell/>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S</text:span></text:p>
          </table:table-cell>
          <table:table-cell table:style-name="ce996" table:formula="of:=[.AB52]*IF([.AC52]=1;-1;1)" office:value-type="float" office:value="-4" calcext:value-type="float">
            <text:p>-4</text:p>
          </table:table-cell>
          <table:table-cell table:style-name="ce1010" office:value-type="string" calcext:value-type="string">
            <text:p>y<text:span text:style-name="T43">B</text:span></text:p>
          </table:table-cell>
          <table:table-cell table:style-name="ce996" office:value-type="float" office:value="0" calcext:value-type="float">
            <text:p>0</text:p>
          </table:table-cell>
          <table:table-cell table:style-name="ce718" office:value-type="string" calcext:value-type="string">
            <text:p>ALEA<text:span text:style-name="T26"> </text:span><text:span text:style-name="T7">y</text:span><text:span text:style-name="T53">B</text:span></text:p>
          </table:table-cell>
          <table:table-cell table:style-name="ce1116" office:value-type="float" office:value="4" calcext:value-type="float">
            <text:p>4</text:p>
          </table:table-cell>
          <table:table-cell table:style-name="ce1116" office:value-type="float" office:value="1" calcext:value-type="float">
            <text:p>1</text:p>
          </table:table-cell>
          <table:table-cell table:style-name="ce1108" table:number-columns-repeated="3"/>
          <table:table-cell table:style-name="ce703" table:number-columns-repeated="2"/>
          <table:table-cell table:style-name="ce1219" office:value-type="float" office:value="-8" calcext:value-type="float">
            <text:p>-8</text:p>
          </table:table-cell>
          <table:table-cell table:style-name="ce1219" table:formula="of:=[.$U$55]*[.AI52]^2+[.$V$55]*[.AI52]+[.$W$55]" office:value-type="float" office:value="53.76" calcext:value-type="float">
            <text:p>53,76</text:p>
          </table:table-cell>
          <table:table-cell table:style-name="ce703"/>
          <table:table-cell table:style-name="ce808" table:number-columns-repeated="2"/>
          <table:table-cell table:number-columns-repeated="985"/>
        </table:table-row>
        <table:table-row table:style-name="ro4">
          <table:table-cell table:style-name="ce707"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A$55]*[.O53]^2+[.$B$55]*[.O53]+[.$C$55]" office:value-type="float" office:value="-128" calcext:value-type="float">
            <text:p>-128</text:p>
          </table:table-cell>
          <table:table-cell table:style-name="ce703" table:number-columns-repeated="3"/>
          <table:table-cell/>
          <table:table-cell table:style-name="ce707"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U$55]*[.AI53]^2+[.$V$55]*[.AI53]+[.$W$55]" office:value-type="float" office:value="42.24" calcext:value-type="float">
            <text:p>42,24</text:p>
          </table:table-cell>
          <table:table-cell table:style-name="ce703"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A$55]*[.O54]^2+[.$B$55]*[.O54]+[.$C$55]" office:value-type="float" office:value="-103.171428571429" calcext:value-type="float">
            <text:p>-103,171428571429</text:p>
          </table:table-cell>
          <table:table-cell table:style-name="ce703"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U$55]*[.AI54]^2+[.$V$55]*[.AI54]+[.$W$55]" office:value-type="float" office:value="32" calcext:value-type="float">
            <text:p>32</text:p>
          </table:table-cell>
          <table:table-cell table:style-name="ce703" table:number-columns-repeated="3"/>
          <table:table-cell table:number-columns-repeated="985"/>
        </table:table-row>
        <table:table-row table:style-name="ro4">
          <table:table-cell table:style-name="ce1015" table:formula="of:=(([.F52]-[.B52])*([.D51]-[.B51])-([.D52]-[.B52])*([.F51]-[.B51]))/(([.F51]-[.B51])*([.F51]-[.D51])*([.D51]-[.B51]))" office:value-type="float" office:value="-1.25714285714286" calcext:value-type="float">
            <text:p>-44/35</text:p>
          </table:table-cell>
          <table:table-cell table:style-name="ce1015" table:formula="of:=([.D52]-[.B52])/([.D51]-[.B51])-[.A55]*([.B51]+[.D51])" office:value-type="float" office:value="8.48571428571429" calcext:value-type="float">
            <text:p>297/35</text:p>
          </table:table-cell>
          <table:table-cell table:style-name="ce996" table:formula="of:=[.B52]-[.A55]*[.B51]*[.B51]-[.B55]*[.B51]" office:value-type="float" office:value="-7" calcext:value-type="float">
            <text:p>-7</text:p>
          </table:table-cell>
          <table:table-cell table:style-name="ce1015" table:formula="of:=([.D52]-[.B52])/([.D51]-[.B51])" office:value-type="float" office:value="4.71428571428571" calcext:value-type="float">
            <text:p>33/7 </text:p>
          </table:table-cell>
          <table:table-cell table:style-name="ce1015" table:formula="of:=[.D52]-[.D55]*[.D51]" office:value-type="float" office:value="-19.5714285714286" calcext:value-type="float">
            <text:p>-137/7 </text:p>
          </table:table-cell>
          <table:table-cell table:style-name="ce996" table:formula="of:=[.B51]" office:value-type="float" office:value="-2" calcext:value-type="float">
            <text:p>-2</text:p>
          </table:table-cell>
          <table:table-cell table:style-name="ce996" table:formula="of:=[.D51]" office:value-type="float" office:value="5" calcext:value-type="float">
            <text:p>5</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A$55]*[.O55]^2+[.$B$55]*[.O55]+[.$C$55]" office:value-type="float" office:value="-80.8571428571429" calcext:value-type="float">
            <text:p>-80,8571428571429</text:p>
          </table:table-cell>
          <table:table-cell table:style-name="ce703" table:number-columns-repeated="3"/>
          <table:table-cell/>
          <table:table-cell table:style-name="ce1011" table:formula="of:=(([.Z52]-[.V52])*([.X51]-[.V51])-([.X52]-[.V52])*([.Z51]-[.V51]))/(([.Z51]-[.V51])*([.Z51]-[.X51])*([.X51]-[.V51]))" office:value-type="float" office:value="0.64" calcext:value-type="float">
            <text:p>16/25</text:p>
          </table:table-cell>
          <table:table-cell table:style-name="ce1011" table:formula="of:=([.X52]-[.V52])/([.X51]-[.V51])-[.U55]*([.V51]+[.X51])" office:value-type="float" office:value="-1.92" calcext:value-type="float">
            <text:p>-48/25</text:p>
          </table:table-cell>
          <table:table-cell table:style-name="ce1011" table:formula="of:=[.V52]-[.U55]*[.V51]*[.V51]-[.V55]*[.V51]" office:value-type="float" office:value="-2.56" calcext:value-type="float">
            <text:p>-64/25</text:p>
          </table:table-cell>
          <table:table-cell table:style-name="ce996" table:formula="of:=[.V51]" office:value-type="float" office:value="-1" calcext:value-type="float">
            <text:p>-1</text:p>
          </table:table-cell>
          <table:table-cell table:style-name="ce996" table:formula="of:=[.Z51]" office:value-type="float" office:value="4" calcext:value-type="float">
            <text:p>4</text:p>
          </table:table-cell>
          <table:table-cell table:style-name="ce1148" table:formula="of:=-[.V55]/(2*[.U55])" office:value-type="float" office:value="1.5" calcext:value-type="float">
            <text:p>3/2 </text:p>
          </table:table-cell>
          <table:table-cell table:style-name="ce1042" table:formula="of:=[.U55]*[.Z55]*[.Z55]+[.V55]*[.Z55]+[.W55]" office:value-type="float" office:value="-4" calcext:value-type="float">
            <text:p>-4</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U$55]*[.AI55]^2+[.$V$55]*[.AI55]+[.$W$55]" office:value-type="float" office:value="23.04" calcext:value-type="float">
            <text:p>23,04</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4" calcext:value-type="float">
            <text:p>-4</text:p>
          </table:table-cell>
          <table:table-cell table:style-name="ce1219" table:formula="of:=[.$A$55]*[.O56]^2+[.$B$55]*[.O56]+[.$C$55]" office:value-type="float" office:value="-61.0571428571429" calcext:value-type="float">
            <text:p>-61,0571428571429</text:p>
          </table:table-cell>
          <table:table-cell table:style-name="ce703" table:number-columns-repeated="3"/>
          <table:table-cell/>
          <table:table-cell table:style-name="ce703" table:number-columns-repeated="14"/>
          <table:table-cell table:style-name="ce1219" office:value-type="float" office:value="-4" calcext:value-type="float">
            <text:p>-4</text:p>
          </table:table-cell>
          <table:table-cell table:style-name="ce1219" table:formula="of:=[.$U$55]*[.AI56]^2+[.$V$55]*[.AI56]+[.$W$55]" office:value-type="float" office:value="15.36" calcext:value-type="float">
            <text:p>15,36</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3" calcext:value-type="float">
            <text:p>-3</text:p>
          </table:table-cell>
          <table:table-cell table:style-name="ce1219" table:formula="of:=[.$A$55]*[.O57]^2+[.$B$55]*[.O57]+[.$C$55]" office:value-type="float" office:value="-43.7714285714286" calcext:value-type="float">
            <text:p>-43,7714285714286</text:p>
          </table:table-cell>
          <table:table-cell table:style-name="ce703" table:number-columns-repeated="3"/>
          <table:table-cell/>
          <table:table-cell table:style-name="ce703" table:number-columns-repeated="14"/>
          <table:table-cell table:style-name="ce1219" office:value-type="float" office:value="-3" calcext:value-type="float">
            <text:p>-3</text:p>
          </table:table-cell>
          <table:table-cell table:style-name="ce1219" table:formula="of:=[.$U$55]*[.AI57]^2+[.$V$55]*[.AI57]+[.$W$55]" office:value-type="float" office:value="8.96" calcext:value-type="float">
            <text:p>8,96</text:p>
          </table:table-cell>
          <table:table-cell table:style-name="ce703" table:number-columns-repeated="3"/>
          <table:table-cell table:number-columns-repeated="985"/>
        </table:table-row>
        <table:table-row table:style-name="ro4">
          <table:table-cell table:style-name="ce715" office:value-type="string" calcext:value-type="string" table:number-columns-spanned="6"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number-columns-repeated="5" table:style-name="ce694"/>
          <table:table-cell table:style-name="ce1161"/>
          <table:table-cell table:style-name="ce718"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A$55]*[.O58]^2+[.$B$55]*[.O58]+[.$C$55]" office:value-type="float" office:value="-29" calcext:value-type="float">
            <text:p>-29</text:p>
          </table:table-cell>
          <table:table-cell table:style-name="ce703" table:number-columns-repeated="3"/>
          <table:table-cell/>
          <table:table-cell table:style-name="ce1008" office:value-type="string" calcext:value-type="string" table:number-columns-spanned="6" table:number-rows-spanned="1">
            <text:p>Ensemble solution de l’équation <text:span text:style-name="T26">f </text:span>(<text:span text:style-name="T26">x</text:span>) = 0</text:p>
          </table:table-cell>
          <table:covered-table-cell table:number-columns-repeated="5" table:style-name="ce694"/>
          <table:table-cell table:style-name="ce1161"/>
          <table:table-cell table:style-name="ce718"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U$55]*[.AI58]^2+[.$V$55]*[.AI58]+[.$W$55]" office:value-type="float" office:value="3.84" calcext:value-type="float">
            <text:p>3,84</text:p>
          </table:table-cell>
          <table:table-cell table:style-name="ce703" table:number-columns-repeated="3"/>
          <table:table-cell table:number-columns-repeated="985"/>
        </table:table-row>
        <table:table-row table:style-name="ro4">
          <table:table-cell table:style-name="ce1017" office:value-type="string" calcext:value-type="string">
            <text:p><text:span text:style-name="T26">S</text:span> =</text:p>
          </table:table-cell>
          <table:table-cell table:style-name="ce772" office:value-type="string" calcext:value-type="string">
            <text:p>{</text:p>
          </table:table-cell>
          <table:table-cell table:style-name="ce772" table:formula="of:=[.F55]" office:value-type="float" office:value="-2" calcext:value-type="float">
            <text:p>-2</text:p>
          </table:table-cell>
          <table:table-cell table:style-name="ce772" office:value-type="string" calcext:value-type="string">
            <text:p>;</text:p>
          </table:table-cell>
          <table:table-cell table:style-name="ce772" table:formula="of:=[.G55]" office:value-type="float" office:value="5" calcext:value-type="float">
            <text:p>5</text:p>
          </table:table-cell>
          <table:table-cell table:style-name="ce775" office:value-type="string" calcext:value-type="string">
            <text:p>}</text:p>
          </table:table-cell>
          <table:table-cell table:style-name="ce1161"/>
          <table:table-cell table:style-name="ce1136" table:formula="of:=[.E61]*10+[.G61]" office:value-type="float" office:value="46" calcext:value-type="float">
            <text:p>46</text:p>
          </table:table-cell>
          <table:table-cell table:style-name="ce703" table:number-columns-repeated="6"/>
          <table:table-cell table:style-name="ce1219" office:value-type="float" office:value="-1" calcext:value-type="float">
            <text:p>-1</text:p>
          </table:table-cell>
          <table:table-cell table:style-name="ce1219" table:formula="of:=[.$A$55]*[.O59]^2+[.$B$55]*[.O59]+[.$C$55]" office:value-type="float" office:value="-16.7428571428571" calcext:value-type="float">
            <text:p>-16,7428571428571</text:p>
          </table:table-cell>
          <table:table-cell table:style-name="ce703" table:number-columns-repeated="3"/>
          <table:table-cell/>
          <table:table-cell table:style-name="ce1017" office:value-type="string" calcext:value-type="string">
            <text:p><text:span text:style-name="T26">S</text:span> =</text:p>
          </table:table-cell>
          <table:table-cell table:style-name="ce772" office:value-type="string" calcext:value-type="string">
            <text:p>{</text:p>
          </table:table-cell>
          <table:table-cell table:style-name="ce772" table:formula="of:=[.V51]" office:value-type="float" office:value="-1" calcext:value-type="float">
            <text:p>-1</text:p>
          </table:table-cell>
          <table:table-cell table:style-name="ce772" office:value-type="string" calcext:value-type="string">
            <text:p>;</text:p>
          </table:table-cell>
          <table:table-cell table:style-name="ce772" table:formula="of:=[.Z51]" office:value-type="float" office:value="4" calcext:value-type="float">
            <text:p>4</text:p>
          </table:table-cell>
          <table:table-cell table:style-name="ce775" office:value-type="string" calcext:value-type="string">
            <text:p>}</text:p>
          </table:table-cell>
          <table:table-cell table:style-name="ce1161"/>
          <table:table-cell table:style-name="ce1136" table:formula="of:=[.Y61]*10+[.AA61]" office:value-type="float" office:value="45" calcext:value-type="float">
            <text:p>45</text:p>
          </table:table-cell>
          <table:table-cell table:style-name="ce703" table:number-columns-repeated="6"/>
          <table:table-cell table:style-name="ce1219" office:value-type="float" office:value="-1" calcext:value-type="float">
            <text:p>-1</text:p>
          </table:table-cell>
          <table:table-cell table:style-name="ce1219" table:formula="of:=[.$U$55]*[.AI59]^2+[.$V$55]*[.AI59]+[.$W$55]" office:value-type="float" office:value="0" calcext:value-type="float">
            <text:p>0</text:p>
          </table:table-cell>
          <table:table-cell table:style-name="ce703" table:number-columns-repeated="3"/>
          <table:table-cell table:number-columns-repeated="985"/>
        </table:table-row>
        <table:table-row table:style-name="ro4">
          <table:table-cell table:style-name="ce718" office:value-type="string" calcext:value-type="string" table:number-columns-spanned="4" table:number-rows-spanned="1">
            <text:p>Choix inéq 1</text:p>
          </table:table-cell>
          <table:covered-table-cell table:number-columns-repeated="3" table:style-name="ce772"/>
          <table:table-cell table:style-name="ce718" office:value-type="string" calcext:value-type="string">
            <text:p>Choix in 1</text:p>
          </table:table-cell>
          <table:table-cell table:style-name="ce718" office:value-type="string" calcext:value-type="string">
            <text:p>Inéq 1</text:p>
          </table:table-cell>
          <table:table-cell table:style-name="ce718" office:value-type="string" calcext:value-type="string">
            <text:p>Choix in 2</text:p>
          </table:table-cell>
          <table:table-cell table:style-name="ce718"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A$55]*[.O60]^2+[.$B$55]*[.O60]+[.$C$55]" office:value-type="float" office:value="-7" calcext:value-type="float">
            <text:p>-7</text:p>
          </table:table-cell>
          <table:table-cell table:style-name="ce703" table:number-columns-repeated="3"/>
          <table:table-cell/>
          <table:table-cell table:style-name="ce718" office:value-type="string" calcext:value-type="string" table:number-columns-spanned="4" table:number-rows-spanned="1">
            <text:p>Choix inéq 1</text:p>
          </table:table-cell>
          <table:covered-table-cell table:number-columns-repeated="3" table:style-name="ce772"/>
          <table:table-cell table:style-name="ce718" office:value-type="string" calcext:value-type="string">
            <text:p>Choix in 1</text:p>
          </table:table-cell>
          <table:table-cell table:style-name="ce718" office:value-type="string" calcext:value-type="string">
            <text:p>Inéq 1</text:p>
          </table:table-cell>
          <table:table-cell table:style-name="ce718" office:value-type="string" calcext:value-type="string">
            <text:p>Choix in 2</text:p>
          </table:table-cell>
          <table:table-cell table:style-name="ce718"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U$55]*[.AI60]^2+[.$V$55]*[.AI60]+[.$W$55]" office:value-type="float" office:value="-2.56" calcext:value-type="float">
            <text:p>-2,56</text:p>
          </table:table-cell>
          <table:table-cell table:style-name="ce703"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E$61]=1;&quot;≥&quot;;IF([.$E$61]=2;&quot;&gt;&quot;;IF([.$E$61]=3;&quot;≤&quot;;&quot;&lt;&quot;)))" office:value-type="string" office:string-value="&lt;" calcext:value-type="string">
            <text:p>&lt;</text:p>
          </table:table-cell>
          <table:table-cell table:style-name="ce1136" office:value-type="float" office:value="6" calcext:value-type="float">
            <text:p>6</text:p>
          </table:table-cell>
          <table:table-cell table:style-name="ce1019" table:formula="of:=IF(OR([.$E$61]=1;[.$E$61]=2);IF([.$G$61]=5;&quot;&lt;&quot;;&quot;≤&quot;);IF([.$G$61]=6;&quot;&gt;&quot;;&quot;≥&quot;))" office:value-type="string" office:string-value="&gt;" calcext:value-type="string">
            <text:p>&gt;</text:p>
          </table:table-cell>
          <table:table-cell table:style-name="ce703" table:number-columns-repeated="6"/>
          <table:table-cell table:style-name="ce1219" office:value-type="float" office:value="1" calcext:value-type="float">
            <text:p>1</text:p>
          </table:table-cell>
          <table:table-cell table:style-name="ce1219" table:formula="of:=[.$A$55]*[.O61]^2+[.$B$55]*[.O61]+[.$C$55]" office:value-type="float" office:value="0.228571428571429" calcext:value-type="float">
            <text:p>0,228571428571429</text:p>
          </table:table-cell>
          <table:table-cell table:style-name="ce703"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Y$61]=1;&quot;≥&quot;;IF([.$Y$61]=2;&quot;&gt;&quot;;IF([.$Y$61]=3;&quot;≤&quot;;&quot;&lt;&quot;)))" office:value-type="string" office:string-value="&lt;" calcext:value-type="string">
            <text:p>&lt;</text:p>
          </table:table-cell>
          <table:table-cell table:style-name="ce1136" office:value-type="float" office:value="5" calcext:value-type="float">
            <text:p>5</text:p>
          </table:table-cell>
          <table:table-cell table:style-name="ce1019" table:formula="of:=IF(OR([.$Y$61]=1;[.$Y$61]=2);IF([.$AA$61]=5;&quot;&lt;&quot;;&quot;≤&quot;);IF([.$AA$61]=6;&quot;&gt;&quot;;&quot;≥&quot;))" office:value-type="string" office:string-value="≥" calcext:value-type="string">
            <text:p>≥</text:p>
          </table:table-cell>
          <table:table-cell table:style-name="ce703" table:number-columns-repeated="6"/>
          <table:table-cell table:style-name="ce1219" office:value-type="float" office:value="1" calcext:value-type="float">
            <text:p>1</text:p>
          </table:table-cell>
          <table:table-cell table:style-name="ce1219" table:formula="of:=[.$U$55]*[.AI61]^2+[.$V$55]*[.AI61]+[.$W$55]" office:value-type="float" office:value="-3.84" calcext:value-type="float">
            <text:p>-3,84</text:p>
          </table:table-cell>
          <table:table-cell table:style-name="ce703"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2" calcext:value-type="float">
            <text:p>2</text:p>
          </table:table-cell>
          <table:table-cell table:style-name="ce1020" office:value-type="string" calcext:value-type="string">
            <text:p>Nb inter</text:p>
          </table:table-cell>
          <table:table-cell table:style-name="ce1151" table:formula="of:=IF([.F62]=1;2;1)" office:value-type="float" office:value="1" calcext:value-type="float">
            <text:p>1</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A$55]*[.O62]^2+[.$B$55]*[.O62]+[.$C$55]" office:value-type="float" office:value="4.94285714285714" calcext:value-type="float">
            <text:p>4,94285714285714</text:p>
          </table:table-cell>
          <table:table-cell table:number-columns-repeated="3"/>
          <table:table-cell table:style-name="ce703"/>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1" calcext:value-type="float">
            <text:p>1</text:p>
          </table:table-cell>
          <table:table-cell table:style-name="ce1020" office:value-type="string" calcext:value-type="string">
            <text:p>Nb inter</text:p>
          </table:table-cell>
          <table:table-cell table:style-name="ce1151" table:formula="of:=IF([.Z62]=1;2;1)" office:value-type="float" office:value="2" calcext:value-type="float">
            <text:p>2</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U$55]*[.AI62]^2+[.$V$55]*[.AI62]+[.$W$55]" office:value-type="float" office:value="-3.84" calcext:value-type="float">
            <text:p>-3,84</text:p>
          </table:table-cell>
          <table:table-cell table:number-columns-repeated="988"/>
        </table:table-row>
        <table:table-row table:style-name="ro4">
          <table:table-cell table:style-name="ce718"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07"/>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A$55]*[.O63]^2+[.$B$55]*[.O63]+[.$C$55]" office:value-type="float" office:value="7.14285714285714" calcext:value-type="float">
            <text:p>7,14285714285714</text:p>
          </table:table-cell>
          <table:table-cell table:number-columns-repeated="3"/>
          <table:table-cell table:style-name="ce703"/>
          <table:table-cell table:style-name="ce718"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07"/>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U$55]*[.AI63]^2+[.$V$55]*[.AI63]+[.$W$55]" office:value-type="float" office:value="-2.56" calcext:value-type="float">
            <text:p>-2,56</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A$55]*[.O64]^2+[.$B$55]*[.O64]+[.$C$55]" office:value-type="float" office:value="6.82857142857143" calcext:value-type="float">
            <text:p>6,82857142857143</text:p>
          </table:table-cell>
          <table:table-cell table:number-columns-repeated="3"/>
          <table:table-cell table:style-name="ce703"/>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U$55]*[.AI64]^2+[.$V$55]*[.AI64]+[.$W$55]" office:value-type="float" office:value="0" calcext:value-type="float">
            <text:p>0</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A$55]*[.O65]^2+[.$B$55]*[.O65]+[.$C$55]" office:value-type="float" office:value="4" calcext:value-type="float">
            <text:p>4</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U$55]*[.AI65]^2+[.$V$55]*[.AI65]+[.$W$55]" office:value-type="float" office:value="3.84" calcext:value-type="float">
            <text:p>3,84</text:p>
          </table:table-cell>
          <table:table-cell table:number-columns-repeated="988"/>
        </table:table-row>
        <table:table-row table:style-name="ro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A$55]*[.O66]^2+[.$B$55]*[.O66]+[.$C$55]" office:value-type="float" office:value="-1.34285714285714" calcext:value-type="float">
            <text:p>-1,34285714285714</text:p>
          </table:table-cell>
          <table:table-cell table:number-columns-repeated="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U$55]*[.AI66]^2+[.$V$55]*[.AI66]+[.$W$55]" office:value-type="float" office:value="8.96" calcext:value-type="float">
            <text:p>8,96</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F61]" office:value-type="string" office:string-value="&lt;" calcext:value-type="string">
            <text:p>&lt;</text:p>
          </table:table-cell>
          <table:table-cell table:style-name="ce1194" office:value-type="string" calcext:value-type="string">
            <text:p><text:span text:style-name="T26">g</text:span>(<text:span text:style-name="T26">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9.2" calcext:value-type="float">
            <text:p>-9,2</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Z61]" office:value-type="string" office:string-value="&lt;" calcext:value-type="string">
            <text:p>&lt;</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15.36" calcext:value-type="float">
            <text:p>15,36</text:p>
          </table:table-cell>
          <table:table-cell table:number-columns-repeated="988"/>
        </table:table-row>
        <table:table-row table:style-name="ro4">
          <table:table-cell table:style-name="ce1017" office:value-type="string" calcext:value-type="string">
            <text:p>S=</text:p>
          </table:table-cell>
          <table:table-cell table:style-name="ce777" table:formula="of:=IF([.$F$62]=1;IF(OR([.$E$61]=1;[.$E$61]=3);&quot;[&quot;;&quot;]&quot;);IF(AND([.$E$61]=1;[.$P$50]&gt;=[.$S$50]);&quot;[&quot;;IF(AND([.$E$61]=2;[.$P$50]&gt;[.$S$50]);&quot;[&quot;;IF(AND([.$E$61]=3;[.$P$50]&lt;=[.$S$50]);&quot;[&quot;;IF(AND([.$E$61]=4;[.$P$50]&lt;[.$S$50]);&quot;[&quot;;&quot;]&quot;)))))" office:value-type="string" office:string-value="[" calcext:value-type="string">
            <text:p>[</text:p>
          </table:table-cell>
          <table:table-cell table:style-name="ce772" table:formula="of:=IF([.$F$62]=2;[.$O$50];[.$F$55])" office:value-type="float" office:value="-10" calcext:value-type="float">
            <text:p>-10</text:p>
          </table:table-cell>
          <table:table-cell table:style-name="ce772" office:value-type="string" calcext:value-type="string">
            <text:p>;</text:p>
          </table:table-cell>
          <table:table-cell table:style-name="ce772" table:formula="of:=IF([.$F$62]=2;[.$F$55];[.$G$55])" office:value-type="float" office:value="-2" calcext:value-type="float">
            <text:p>-2</text:p>
          </table:table-cell>
          <table:table-cell table:style-name="ce772" table:formula="of:=IF(OR([.$E$61]=1;[.$E$61]=3);&quot;]&quot;;&quot;[&quot;)" office:value-type="string" office:string-value="[" calcext:value-type="string">
            <text:p>[</text:p>
          </table:table-cell>
          <table:table-cell table:style-name="ce772" table:formula="of:=IF([.$F$62]=1;&quot;&quot;;&quot;ou&quot;)" office:value-type="string" office:string-value="ou" calcext:value-type="string">
            <text:p>ou</text:p>
          </table:table-cell>
          <table:table-cell table:style-name="ce772" table:formula="of:=IF([.$F$62]=1;&quot;&quot;;IF(OR([.$E$61]=1;[.$E$61]=3);&quot;[&quot;;&quot;]&quot;))" office:value-type="string" office:string-value="]" calcext:value-type="string">
            <text:p>]</text:p>
          </table:table-cell>
          <table:table-cell table:style-name="ce772" table:formula="of:=IF([.$F$62]=1;&quot;&quot;;[.G55])" office:value-type="float" office:value="5" calcext:value-type="float">
            <text:p>5</text:p>
          </table:table-cell>
          <table:table-cell table:style-name="ce772" table:formula="of:=IF([.$F$62]=1;&quot;&quot;;&quot;;&quot;)" office:value-type="string" office:string-value=";" calcext:value-type="string">
            <text:p>;</text:p>
          </table:table-cell>
          <table:table-cell table:style-name="ce772" table:formula="of:=IF([.$F$62]=1;&quot;&quot;;[.$O$70])" office:value-type="float" office:value="10" calcext:value-type="float">
            <text:p>10</text:p>
          </table:table-cell>
          <table:table-cell table:style-name="ce775" table:formula="of:=IF([.$F$62]=1;&quot;&quot;;IF(AND([.$E$61]=1;[.$P$70]&gt;=[.$S$52]);&quot;]&quot;;IF(AND([.$E$61]=2;[.$P$70]&gt;[.$S$52]);&quot;]&quot;;IF(AND([.$E$61]=3;[.$P$70]&lt;=[.$S$52]);&quot;]&quot;;IF(AND([.$E$61]=4;[.$P$70]&lt;[.$S$52]);&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19.5714285714286" calcext:value-type="float">
            <text:p>-19,5714285714286</text:p>
          </table:table-cell>
          <table:table-cell table:number-columns-repeated="3"/>
          <table:table-cell table:style-name="ce1252"/>
          <table:table-cell table:style-name="ce1017" office:value-type="string" calcext:value-type="string">
            <text:p>S=</text:p>
          </table:table-cell>
          <table:table-cell table:style-name="ce777" table:formula="of:=IF([.$Z$62]=1;IF(OR([.$Y$61]=1;[.$Y$61]=3);&quot;[&quot;;&quot;]&quot;);IF(AND([.$Y$61]=1;[.$AJ$50]&gt;=0);&quot;[&quot;;IF(AND([.$Y$61]=2;[.$AJ$50]&gt;0);&quot;[&quot;;IF(AND([.$Y$61]=3;[.$AJ$50]&lt;=0);&quot;[&quot;;IF(AND([.$Y$61]=4;[.$AJ$50]&lt;0);&quot;[&quot;;&quot;]&quot;)))))" office:value-type="string" office:string-value="]" calcext:value-type="string">
            <text:p>]</text:p>
          </table:table-cell>
          <table:table-cell table:style-name="ce772" table:formula="of:=IF([.$Z$62]=2;[.$AI$50];[.$V$51])" office:value-type="float" office:value="-1" calcext:value-type="float">
            <text:p>-1</text:p>
          </table:table-cell>
          <table:table-cell table:style-name="ce772" office:value-type="string" calcext:value-type="string">
            <text:p>;</text:p>
          </table:table-cell>
          <table:table-cell table:style-name="ce772" table:formula="of:=IF([.$Z$62]=2;[.$V$51];[.$Z$51])" office:value-type="float" office:value="4" calcext:value-type="float">
            <text:p>4</text:p>
          </table:table-cell>
          <table:table-cell table:style-name="ce772" table:formula="of:=IF(OR([.$Y$61]=1;[.$Y$61]=3);&quot;]&quot;;&quot;[&quot;)" office:value-type="string" office:string-value="[" calcext:value-type="string">
            <text:p>[</text:p>
          </table:table-cell>
          <table:table-cell table:style-name="ce772" table:formula="of:=IF([.$Z$62]=1;&quot;&quot;;&quot;ou&quot;)">
            <text:p/>
          </table:table-cell>
          <table:table-cell table:style-name="ce772" table:formula="of:=IF([.$Z$62]=1;&quot;&quot;;IF(OR([.$Y$61]=1;[.$Y$61]=3);&quot;[&quot;;&quot;]&quot;))">
            <text:p/>
          </table:table-cell>
          <table:table-cell table:style-name="ce772" table:formula="of:=IF([.$Z$62]=1;&quot;&quot;;[.$Z$51])">
            <text:p/>
          </table:table-cell>
          <table:table-cell table:style-name="ce772" table:formula="of:=IF([.$Z$62]=1;&quot;&quot;;&quot;;&quot;)">
            <text:p/>
          </table:table-cell>
          <table:table-cell table:style-name="ce772" table:formula="of:=IF([.$Z$62]=1;&quot;&quot;;[.$AI$70])">
            <text:p/>
          </table:table-cell>
          <table:table-cell table:style-name="ce775" table:formula="of:=IF([.$Z$62]=1;&quot;&quot;;IF(AND([.$Y$61]=1;[.$AJ$70]&gt;=0);&quot;]&quot;;IF(AND([.$Y$61]=2;[.$AJ$70]&gt;0);&quot;]&quot;;IF(AND([.$Y$61]=3;[.$AJ$70]&lt;=0);&quot;]&quot;;IF(AND([.$Y$61]=4;[.$AJ$70]&lt;0);&quot;]&quot;;&quot;[&quot;)))))">
            <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23.04" calcext:value-type="float">
            <text:p>23,04</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10" calcext:value-type="float">
            <text:p>-10</text:p>
          </table:table-cell>
          <table:table-cell table:style-name="ce1057" table:formula="of:=[.D68]" office:value-type="string" office:string-value=";" calcext:value-type="string">
            <text:p>;</text:p>
          </table:table-cell>
          <table:table-cell table:style-name="ce1057" table:formula="of:=[.E68]" office:value-type="float" office:value="-2" calcext:value-type="float">
            <text:p>-2</text:p>
          </table:table-cell>
          <table:table-cell table:style-name="ce1057" table:formula="of:=[.F68]" office:value-type="string" office:string-value="[" calcext:value-type="string">
            <text:p>[</text:p>
          </table:table-cell>
          <table:table-cell table:style-name="ce1163" table:formula="of:=IF([.$F$62]=1;&quot;&quot;;&quot;&quot;)" office:value-type="string" office:string-value="" calcext:value-type="string">
            <text:p></text:p>
          </table:table-cell>
          <table:table-cell table:style-name="ce1094" table:formula="of:=[.H68]" office:value-type="string" office:string-value="]" calcext:value-type="string">
            <text:p>]</text:p>
          </table:table-cell>
          <table:table-cell table:style-name="ce1094" table:formula="of:=[.I68]" office:value-type="float" office:value="5" calcext:value-type="float">
            <text:p>5</text:p>
          </table:table-cell>
          <table:table-cell table:style-name="ce1094" table:formula="of:=[.J68]" office:value-type="string" office:string-value=";" calcext:value-type="string">
            <text:p>;</text:p>
          </table:table-cell>
          <table:table-cell table:style-name="ce1094" table:formula="of:=[.K68]" office:value-type="float" office:value="10" calcext:value-type="float">
            <text:p>10</text:p>
          </table:table-cell>
          <table:table-cell table:style-name="ce1195" table:formula="of:=[.L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32.4571428571429" calcext:value-type="float">
            <text:p>-32,4571428571429</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1" calcext:value-type="float">
            <text:p>-1</text:p>
          </table:table-cell>
          <table:table-cell table:style-name="ce1057" table:formula="of:=[.X68]" office:value-type="string" office:string-value=";" calcext:value-type="string">
            <text:p>;</text:p>
          </table:table-cell>
          <table:table-cell table:style-name="ce1057" table:formula="of:=[.Y68]" office:value-type="float" office:value="4" calcext:value-type="float">
            <text:p>4</text:p>
          </table:table-cell>
          <table:table-cell table:style-name="ce1057" table:formula="of:=[.Z68]" office:value-type="string" office:string-value="[" calcext:value-type="string">
            <text:p>[</text:p>
          </table:table-cell>
          <table:table-cell table:style-name="ce1163" table:formula="of:=IF([.$Z$62]=1;&quot;&quot;;&quot;&quot;)">
            <text:p/>
          </table:table-cell>
          <table:table-cell table:style-name="ce1094" table:formula="of:=[.AB68]">
            <text:p/>
          </table:table-cell>
          <table:table-cell table:style-name="ce1094" table:formula="of:=[.AC68]">
            <text:p/>
          </table:table-cell>
          <table:table-cell table:style-name="ce1094" table:formula="of:=[.AD68]">
            <text:p/>
          </table:table-cell>
          <table:table-cell table:style-name="ce1094" table:formula="of:=[.AE68]">
            <text:p/>
          </table:table-cell>
          <table:table-cell table:style-name="ce1195" table:formula="of:=[.AF68]">
            <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32" calcext:value-type="float">
            <text:p>32</text:p>
          </table:table-cell>
          <table:table-cell table:number-columns-repeated="988"/>
        </table:table-row>
        <table:table-row table:style-name="ro4">
          <table:table-cell table:style-name="ce694" table:number-columns-repeated="7"/>
          <table:table-cell table:style-name="ce707"/>
          <table:table-cell table:number-columns-repeated="6"/>
          <table:table-cell table:style-name="ce1219" office:value-type="float" office:value="10" calcext:value-type="float">
            <text:p>10</text:p>
          </table:table-cell>
          <table:table-cell table:style-name="ce1219" table:formula="of:=[.$A$55]*[.O70]^2+[.$B$55]*[.O70]+[.$C$55]" office:value-type="float" office:value="-47.8571428571429" calcext:value-type="float">
            <text:p>-47,8571428571429</text:p>
          </table:table-cell>
          <table:table-cell table:number-columns-repeated="3"/>
          <table:table-cell table:style-name="ce894" table:number-columns-spanned="1" table:number-rows-spanned="2"/>
          <table:table-cell table:style-name="ce694" table:number-columns-repeated="7"/>
          <table:table-cell table:style-name="ce707"/>
          <table:table-cell table:number-columns-repeated="6"/>
          <table:table-cell table:style-name="ce1219" office:value-type="float" office:value="10" calcext:value-type="float">
            <text:p>10</text:p>
          </table:table-cell>
          <table:table-cell table:style-name="ce1219" table:formula="of:=[.$U$55]*[.AI70]^2+[.$V$55]*[.AI70]+[.$W$55]" office:value-type="float" office:value="42.24" calcext:value-type="float">
            <text:p>42,24</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H61]" office:value-type="string" office:string-value="&gt;" calcext:value-type="string">
            <text:p>&gt;</text:p>
          </table:table-cell>
          <table:table-cell table:style-name="ce1194" office:value-type="string" calcext:value-type="string">
            <text:p><text:span text:style-name="T26">g</text:span>(<text:span text:style-name="T26">x</text:span>)</text:p>
          </table:table-cell>
          <table:table-cell table:number-columns-repeated="3"/>
          <table:table-cell table:style-name="ce703" table:number-columns-repeated="4"/>
          <table:covered-table-cell table:style-name="ce1253"/>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AB61]" office:value-type="string" office:string-value="≥" calcext:value-type="string">
            <text:p>≥</text:p>
          </table:table-cell>
          <table:table-cell table:style-name="ce1194" office:value-type="float" office:value="0" calcext:value-type="float">
            <text:p>0</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2" calcext:value-type="float">
            <text:p>-2</text:p>
          </table:table-cell>
          <table:table-cell table:style-name="ce1094" office:value-type="string" calcext:value-type="string">
            <text:p>;</text:p>
          </table:table-cell>
          <table:table-cell table:style-name="ce1094" table:formula="of:=IF([.$H$62]=2;[.$F$55];[.$G$55])" office:value-type="float" office:value="5" calcext:value-type="float">
            <text:p>5</text:p>
          </table:table-cell>
          <table:table-cell table:style-name="ce772" table:formula="of:=IF(OR([.$H$59]=16;[.$H$59]=26;[.$H$59]=35;[.$H$59]=45);&quot;]&quot;;&quot;[&quot;)" office:value-type="string" office:string-value="[" calcext:value-type="string">
            <text:p>[</text:p>
          </table:table-cell>
          <table:table-cell table:style-name="ce1164" table:formula="of:=IF([.$H$62]=1;&quot;&quot;;&quot;ou&quot;)">
            <text:p/>
          </table:table-cell>
          <table:table-cell table:style-name="ce772" table:formula="of:=IF([.$H$62]=1;&quot;&quot;;IF(OR([.$H$59]=16;[.$H$59]=26;[.$H$59]=35;[.$H$59]=45);&quot;[&quot;;&quot;]&quot;))">
            <text:p/>
          </table:table-cell>
          <table:table-cell table:style-name="ce1094" table:formula="of:=IF([.$H$62]=1;&quot;&quot;;[.G55])">
            <text:p/>
          </table:table-cell>
          <table:table-cell table:style-name="ce1094" table:formula="of:=IF([.$H$62]=1;&quot;&quot;;&quot;;&quot;)">
            <text:p/>
          </table:table-cell>
          <table:table-cell table:style-name="ce1094" table:formula="of:=IF([.$H$62]=1;&quot;&quot;;[.$O$70])">
            <text:p/>
          </table:table-cell>
          <table:table-cell table:style-name="ce1195" table:formula="of:=IF([.$H$62]=1;&quot;&quot;;IF(AND(OR([.$H$59]=35;[.$H$59]=45);[.$P$50]&gt;=[.$S$50]);&quot;]&quot;;IF(AND(OR([.$H$59]=36;[.$H$59]=46);[.$P$50]&gt;[.$S$50]);&quot;]&quot;;IF(AND(OR([.$H$59]=16;[.$H$59]=26);[.$P$50]&lt;=[.$S$50]);&quot;]&quot;;IF(AND(OR([.$H$59]=15;[.$H$59]=25);[.$P$50]&lt;[.$S$50]);&quot;]&quot;;&quot;[&quot;)))))">
            <text:p/>
          </table:table-cell>
          <table:table-cell table:number-columns-repeated="3"/>
          <table:table-cell table:style-name="ce703"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10" calcext:value-type="float">
            <text:p>-10</text:p>
          </table:table-cell>
          <table:table-cell table:style-name="ce1094" office:value-type="string" calcext:value-type="string">
            <text:p>;</text:p>
          </table:table-cell>
          <table:table-cell table:style-name="ce1094" table:formula="of:=IF([.$AB$62]=2;[.$V$51];[.$Z$51])" office:value-type="float" office:value="-1" calcext:value-type="float">
            <text:p>-1</text:p>
          </table:table-cell>
          <table:table-cell table:style-name="ce772" table:formula="of:=IF(OR([.$AB$59]=16;[.$AB$59]=26;[.$AB$59]=35;[.$AB$59]=45);&quot;]&quot;;&quot;[&quot;)" office:value-type="string" office:string-value="]" calcext:value-type="string">
            <text:p>]</text:p>
          </table:table-cell>
          <table:table-cell table:style-name="ce1164" table:formula="of:=IF([.$AB$62]=1;&quot;&quot;;&quot;ou&quot;)" office:value-type="string" office:string-value="ou" calcext:value-type="string">
            <text:p>ou</text:p>
          </table:table-cell>
          <table:table-cell table:style-name="ce772" table:formula="of:=IF([.$AB$62]=1;&quot;&quot;;IF(OR([.$AB$59]=16;[.$AB$59]=26;[.$AB$59]=35;[.$AB$59]=45);&quot;[&quot;;&quot;]&quot;))" office:value-type="string" office:string-value="[" calcext:value-type="string">
            <text:p>[</text:p>
          </table:table-cell>
          <table:table-cell table:style-name="ce1094" table:formula="of:=IF([.$AB$62]=1;&quot;&quot;;[.$Z$51])" office:value-type="float" office:value="4" calcext:value-type="float">
            <text:p>4</text:p>
          </table:table-cell>
          <table:table-cell table:style-name="ce1094" table:formula="of:=IF([.$AB$62]=1;&quot;&quot;;&quot;;&quot;)" office:value-type="string" office:string-value=";" calcext:value-type="string">
            <text:p>;</text:p>
          </table:table-cell>
          <table:table-cell table:style-name="ce1094" table:formula="of:=IF([.$AB$62]=1;&quot;&quot;;[.$AI$70])" office:value-type="float" office:value="10" calcext:value-type="float">
            <text:p>10</text:p>
          </table:table-cell>
          <table:table-cell table:style-name="ce1195" table:formula="of:=IF([.$AB$62]=1;&quot;&quot;;IF(AND(OR([.$AB$59]=35;[.$AB$59]=45);[.$AJ$50]&gt;=0);&quot;]&quot;;IF(AND(OR([.$AB$59]=36;[.$AB$59]=46);[.$AJ$50]&gt;0);&quot;]&quot;;IF(AND(OR([.$AB$59]=16;[.$AB$59]=26);[.$AJ$50]&lt;=0);&quot;]&quot;;IF(AND(OR([.$AB$59]=15;[.$AB$59]=25);[.$AJ$50]&lt;0);&quot;]&quot;;&quot;[&quot;)))))"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2" calcext:value-type="float">
            <text:p>-2</text:p>
          </table:table-cell>
          <table:table-cell table:style-name="ce1057" table:formula="of:=[.D72]" office:value-type="string" office:string-value=";" calcext:value-type="string">
            <text:p>;</text:p>
          </table:table-cell>
          <table:table-cell table:style-name="ce1057" table:formula="of:=[.E72]" office:value-type="float" office:value="5" calcext:value-type="float">
            <text:p>5</text:p>
          </table:table-cell>
          <table:table-cell table:style-name="ce1057" table:formula="of:=[.F72]" office:value-type="string" office:string-value="[" calcext:value-type="string">
            <text:p>[</text:p>
          </table:table-cell>
          <table:table-cell table:style-name="ce1163" table:formula="of:=IF([.$H$62]=1;&quot;&quot;;&quot;&quot;)">
            <text:p/>
          </table:table-cell>
          <table:table-cell table:style-name="ce1094" table:formula="of:=[.H72]">
            <text:p/>
          </table:table-cell>
          <table:table-cell table:style-name="ce1094" table:formula="of:=[.I72]">
            <text:p/>
          </table:table-cell>
          <table:table-cell table:style-name="ce1094" table:formula="of:=[.J72]">
            <text:p/>
          </table:table-cell>
          <table:table-cell table:style-name="ce1094" table:formula="of:=[.K72]">
            <text:p/>
          </table:table-cell>
          <table:table-cell table:style-name="ce1195" table:formula="of:=[.L72]">
            <text:p/>
          </table:table-cell>
          <table:table-cell table:number-columns-repeated="3"/>
          <table:table-cell table:style-name="ce703"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10" calcext:value-type="float">
            <text:p>-10</text:p>
          </table:table-cell>
          <table:table-cell table:style-name="ce1057" table:formula="of:=[.X72]" office:value-type="string" office:string-value=";" calcext:value-type="string">
            <text:p>;</text:p>
          </table:table-cell>
          <table:table-cell table:style-name="ce1057" table:formula="of:=[.Y72]" office:value-type="float" office:value="-1" calcext:value-type="float">
            <text:p>-1</text:p>
          </table:table-cell>
          <table:table-cell table:style-name="ce1057" table:formula="of:=[.Z72]" office:value-type="string" office:string-value="]" calcext:value-type="string">
            <text:p>]</text:p>
          </table:table-cell>
          <table:table-cell table:style-name="ce1163" table:formula="of:=IF([.$AB$62]=1;&quot;&quot;;&quot;&quot;)" office:value-type="string" office:string-value="" calcext:value-type="string">
            <text:p></text:p>
          </table:table-cell>
          <table:table-cell table:style-name="ce1094" table:formula="of:=[.AB72]" office:value-type="string" office:string-value="[" calcext:value-type="string">
            <text:p>[</text:p>
          </table:table-cell>
          <table:table-cell table:style-name="ce1094" table:formula="of:=[.AC72]" office:value-type="float" office:value="4" calcext:value-type="float">
            <text:p>4</text:p>
          </table:table-cell>
          <table:table-cell table:style-name="ce1094" table:formula="of:=[.AD72]" office:value-type="string" office:string-value=";" calcext:value-type="string">
            <text:p>;</text:p>
          </table:table-cell>
          <table:table-cell table:style-name="ce1094" table:formula="of:=[.AE72]" office:value-type="float" office:value="10" calcext:value-type="float">
            <text:p>10</text:p>
          </table:table-cell>
          <table:table-cell table:style-name="ce1195" table:formula="of:=[.AF72]"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707" table:number-columns-repeated="12"/>
          <table:table-cell table:number-columns-repeated="3"/>
          <table:table-cell table:style-name="ce703" table:number-columns-repeated="4"/>
          <table:table-cell table:style-name="ce894" table:number-columns-spanned="1" table:number-rows-spanned="2"/>
          <table:table-cell table:style-name="ce707" table:number-columns-repeated="12"/>
          <table:table-cell table:number-columns-repeated="3"/>
          <table:table-cell table:style-name="ce703" table:number-columns-repeated="4"/>
          <table:table-cell table:number-columns-repeated="985"/>
        </table:table-row>
        <table:table-row table:style-name="ro4">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07"/>
          <table:table-cell table:style-name="ce1145" office:value-type="string" calcext:value-type="string">
            <text:p>Note</text:p>
          </table:table-cell>
          <table:table-cell table:number-columns-repeated="6"/>
          <table:covered-table-cell table:style-name="ce1253"/>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07"/>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44">f </text:span><text:span text:style-name="T45">(</text:span><text:span text:style-name="T46">x</text:span><text:span text:style-name="T45">)</text:span><text:span text:style-name="T47"> = </text:span><text:span text:style-name="T48">g</text:span><text:span text:style-name="T49">(</text:span><text:span text:style-name="T48">x</text:span><text:span text:style-name="T49">)</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707"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44">f </text:span><text:span text:style-name="T45">(</text:span><text:span text:style-name="T46">x</text:span><text:span text:style-name="T45">)</text:span><text:span text:style-name="T47"> = </text:span><text:span text:style-name="T58">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707"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63" table:formula="of:=IF([.G69]=&quot;&quot;;IF(ISBLANK([$'(In)équation niveau 2'.H14]);0;-0.5);IF([.G68]=[$'(In)équation niveau 2'.H14];1;IF(ISBLANK([$'(In)équation niveau 2'.H14]);0;-0.5)))" office:value-type="float" office:value="0" calcext:value-type="float">
            <text:p>0</text:p>
          </table:table-cell>
          <table:table-cell table:style-name="ce763" table:formula="of:=IF([.H69]=&quot;&quot;;IF(ISBLANK([$'(In)équation niveau 2'.I14]);0;-0.5);IF([.H68]=[$'(In)équation niveau 2'.I14];1;IF(ISBLANK([$'(In)équation niveau 2'.I14]);0;-0.5)))" office:value-type="float" office:value="0" calcext:value-type="float">
            <text:p>0</text:p>
          </table:table-cell>
          <table:table-cell table:style-name="ce763" table:formula="of:=IF([.I69]=&quot;&quot;;IF(ISBLANK([$'(In)équation niveau 2'.J14]);0;-0.5);IF([.I68]=[$'(In)équation niveau 2'.J14];1;IF(ISBLANK([$'(In)équation niveau 2'.J14]);0;-0.5)))" office:value-type="float" office:value="0" calcext:value-type="float">
            <text:p>0</text:p>
          </table:table-cell>
          <table:table-cell table:style-name="ce763" table:formula="of:=IF([.J69]=&quot;&quot;;IF(ISBLANK([$'(In)équation niveau 2'.K14]);0;-0.5);IF([.J68]=[$'(In)équation niveau 2'.K14];1;IF(ISBLANK([$'(In)équation niveau 2'.K14]);0;-0.5)))" office:value-type="float" office:value="0" calcext:value-type="float">
            <text:p>0</text:p>
          </table:table-cell>
          <table:table-cell table:style-name="ce763" table:formula="of:=IF([.K69]=&quot;&quot;;IF(ISBLANK([$'(In)équation niveau 2'.L14]);0;-0.5);IF([.K68]=[$'(In)équation niveau 2'.L14];1;IF(ISBLANK([$'(In)équation niveau 2'.L14]);0;-0.5)))" office:value-type="float" office:value="0" calcext:value-type="float">
            <text:p>0</text:p>
          </table:table-cell>
          <table:table-cell table:style-name="ce763" table:formula="of:=IF([.L69]=&quot;&quot;;IF(ISBLANK([$'(In)équation niveau 2'.M14]);0;-0.5);IF([.L68]=[$'(In)équation niveau 2'.M14];1;IF(ISBLANK([$'(In)équation niveau 2'.M14]);0;-0.5)))" office:value-type="float" office:value="0" calcext:value-type="float">
            <text:p>0</text:p>
          </table:table-cell>
          <table:table-cell table:style-name="ce703"/>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63" table:formula="of:=IF([.AA69]=&quot;&quot;;IF(ISBLANK([$'(In)équation niveau 1'.H14]);0;-0.5);IF([.AA68]=[$'(In)équation niveau 1'.H14];1;IF(ISBLANK([$'(In)équation niveau 1'.H14]);0;-0.5)))" office:value-type="float" office:value="0" calcext:value-type="float">
            <text:p>0</text:p>
          </table:table-cell>
          <table:table-cell table:style-name="ce763" table:formula="of:=IF([.AB69]=&quot;&quot;;IF(ISBLANK([$'(In)équation niveau 1'.I14]);0;-0.5);IF([.AB68]=[$'(In)équation niveau 1'.I14];1;IF(ISBLANK([$'(In)équation niveau 1'.I14]);0;-0.5)))" office:value-type="float" office:value="0" calcext:value-type="float">
            <text:p>0</text:p>
          </table:table-cell>
          <table:table-cell table:style-name="ce763" table:formula="of:=IF([.AC69]=&quot;&quot;;IF(ISBLANK([$'(In)équation niveau 1'.J14]);0;-0.5);IF([.AC68]=[$'(In)équation niveau 1'.J14];1;IF(ISBLANK([$'(In)équation niveau 1'.J14]);0;-0.5)))" office:value-type="float" office:value="0" calcext:value-type="float">
            <text:p>0</text:p>
          </table:table-cell>
          <table:table-cell table:style-name="ce763" table:formula="of:=IF([.AD69]=&quot;&quot;;IF(ISBLANK([$'(In)équation niveau 1'.K14]);0;-0.5);IF([.AD68]=[$'(In)équation niveau 1'.K14];1;IF(ISBLANK([$'(In)équation niveau 1'.K14]);0;-0.5)))" office:value-type="float" office:value="0" calcext:value-type="float">
            <text:p>0</text:p>
          </table:table-cell>
          <table:table-cell table:style-name="ce763" table:formula="of:=IF([.AE69]=&quot;&quot;;IF(ISBLANK([$'(In)équation niveau 1'.L14]);0;-0.5);IF([.AE68]=[$'(In)équation niveau 1'.L14];1;IF(ISBLANK([$'(In)équation niveau 1'.L14]);0;-0.5)))" office:value-type="float" office:value="0" calcext:value-type="float">
            <text:p>0</text:p>
          </table:table-cell>
          <table:table-cell table:style-name="ce763" table:formula="of:=IF([.AF69]=&quot;&quot;;IF(ISBLANK([$'(In)équation niveau 1'.M14]);0;-0.5);IF([.AF68]=[$'(In)équation niveau 1'.M14];1;IF(ISBLANK([$'(In)équation niveau 1'.M14]);0;-0.5)))" office:value-type="float" office:value="0" calcext:value-type="float">
            <text:p>0</text:p>
          </table:table-cell>
          <table:table-cell table:style-name="ce703"/>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770" table:formula="of:=IF([.G73]=&quot;&quot;;IF(ISBLANK([$'(In)équation niveau 2'.H19]);0;-0.5);IF([.G72]=[$'(In)équation niveau 2'.H19];1;IF(ISBLANK([$'(In)équation niveau 2'.H19]);0;-0.5)))" office:value-type="float" office:value="0" calcext:value-type="float">
            <text:p>0</text:p>
          </table:table-cell>
          <table:table-cell table:style-name="ce770" table:formula="of:=IF([.H73]=&quot;&quot;;IF(ISBLANK([$'(In)équation niveau 2'.I19]);0;-0.5);IF([.H72]=[$'(In)équation niveau 2'.I19];1;IF(ISBLANK([$'(In)équation niveau 2'.I19]);0;-0.5)))" office:value-type="float" office:value="0" calcext:value-type="float">
            <text:p>0</text:p>
          </table:table-cell>
          <table:table-cell table:style-name="ce770" table:formula="of:=IF([.I73]=&quot;&quot;;IF(ISBLANK([$'(In)équation niveau 2'.J19]);0;-0.5);IF([.I72]=[$'(In)équation niveau 2'.J19];1;IF(ISBLANK([$'(In)équation niveau 2'.J19]);0;-0.5)))" office:value-type="float" office:value="0" calcext:value-type="float">
            <text:p>0</text:p>
          </table:table-cell>
          <table:table-cell table:style-name="ce770" table:formula="of:=IF([.J73]=&quot;&quot;;IF(ISBLANK([$'(In)équation niveau 2'.K19]);0;-0.5);IF([.J72]=[$'(In)équation niveau 2'.K19];1;IF(ISBLANK([$'(In)équation niveau 2'.K19]);0;-0.5)))" office:value-type="float" office:value="0" calcext:value-type="float">
            <text:p>0</text:p>
          </table:table-cell>
          <table:table-cell table:style-name="ce770" table:formula="of:=IF([.K73]=&quot;&quot;;IF(ISBLANK([$'(In)équation niveau 2'.L19]);0;-0.5);IF([.K72]=[$'(In)équation niveau 2'.L19];1;IF(ISBLANK([$'(In)équation niveau 2'.L19]);0;-0.5)))" office:value-type="float" office:value="0" calcext:value-type="float">
            <text:p>0</text:p>
          </table:table-cell>
          <table:table-cell table:style-name="ce770"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707"/>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770" table:formula="of:=IF([.AA73]=&quot;&quot;;IF(ISBLANK([$'(In)équation niveau 1'.H19]);0;-0.5);IF([.AA72]=[$'(In)équation niveau 1'.H19];1;IF(ISBLANK([$'(In)équation niveau 1'.H19]);0;-0.5)))" office:value-type="float" office:value="0" calcext:value-type="float">
            <text:p>0</text:p>
          </table:table-cell>
          <table:table-cell table:style-name="ce770" table:formula="of:=IF([.AB73]=&quot;&quot;;IF(ISBLANK([$'(In)équation niveau 1'.I19]);0;-0.5);IF([.AB72]=[$'(In)équation niveau 1'.I19];1;IF(ISBLANK([$'(In)équation niveau 1'.I19]);0;-0.5)))" office:value-type="float" office:value="0" calcext:value-type="float">
            <text:p>0</text:p>
          </table:table-cell>
          <table:table-cell table:style-name="ce770" table:formula="of:=IF([.AC73]=&quot;&quot;;IF(ISBLANK([$'(In)équation niveau 1'.J19]);0;-0.5);IF([.AC72]=[$'(In)équation niveau 1'.J19];1;IF(ISBLANK([$'(In)équation niveau 1'.J19]);0;-0.5)))" office:value-type="float" office:value="0" calcext:value-type="float">
            <text:p>0</text:p>
          </table:table-cell>
          <table:table-cell table:style-name="ce770" table:formula="of:=IF([.AD73]=&quot;&quot;;IF(ISBLANK([$'(In)équation niveau 1'.K19]);0;-0.5);IF([.AD72]=[$'(In)équation niveau 1'.K19];1;IF(ISBLANK([$'(In)équation niveau 1'.K19]);0;-0.5)))" office:value-type="float" office:value="0" calcext:value-type="float">
            <text:p>0</text:p>
          </table:table-cell>
          <table:table-cell table:style-name="ce770" table:formula="of:=IF([.AE73]=&quot;&quot;;IF(ISBLANK([$'(In)équation niveau 1'.L19]);0;-0.5);IF([.AE72]=[$'(In)équation niveau 1'.L19];1;IF(ISBLANK([$'(In)équation niveau 1'.L19]);0;-0.5)))" office:value-type="float" office:value="0" calcext:value-type="float">
            <text:p>0</text:p>
          </table:table-cell>
          <table:table-cell table:style-name="ce770"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703" table:number-columns-repeated="13"/>
          <table:table-cell table:number-columns-repeated="6"/>
          <table:table-cell table:style-name="ce707" table:number-columns-repeated="6"/>
          <table:table-cell table:style-name="ce1033"/>
          <table:table-cell table:style-name="ce707" table:number-columns-repeated="5"/>
          <table:table-cell table:number-columns-repeated="3"/>
          <table:table-cell table:style-name="ce1243"/>
          <table:table-cell table:number-columns-repeated="989"/>
        </table:table-row>
        <table:table-row table:style-name="ro4">
          <table:table-cell table:style-name="ce703" table:number-columns-repeated="10"/>
          <table:table-cell table:style-name="ce1190"/>
          <table:table-cell table:style-name="ce703" table:number-columns-repeated="2"/>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2"/>
          <table:table-cell table:style-name="ce1225"/>
          <table:table-cell table:number-columns-repeated="3"/>
          <table:table-cell table:style-name="ce703" table:number-columns-repeated="12"/>
          <table:table-cell table:number-columns-repeated="993"/>
        </table:table-row>
        <table:table-row table:style-name="ro4">
          <table:table-cell table:style-name="ce707" table:number-columns-repeated="10"/>
          <table:table-cell table:style-name="ce1191"/>
          <table:table-cell table:style-name="ce707"/>
          <table:table-cell table:number-columns-repeated="4"/>
          <table:table-cell table:style-name="ce703"/>
          <table:table-cell table:number-columns-repeated="2"/>
          <table:table-cell table:style-name="ce703" table:number-columns-repeated="9"/>
          <table:table-cell table:style-name="ce707" table:number-columns-repeated="3"/>
          <table:table-cell table:number-columns-repeated="993"/>
        </table:table-row>
        <table:table-row table:style-name="ro4">
          <table:table-cell table:style-name="ce693" office:value-type="string" calcext:value-type="string" table:number-columns-spanned="26" table:number-rows-spanned="1">
            <text:p>Données pour l’onglet Tableaux de signes et de variations</text:p>
          </table:table-cell>
          <table:covered-table-cell table:number-columns-repeated="11" table:style-name="ce707"/>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07" table:number-columns-repeated="3"/>
          <table:table-cell table:number-columns-repeated="993"/>
        </table:table-row>
        <table:table-row table:style-name="ro4">
          <table:table-cell table:style-name="ce707" table:number-columns-repeated="12"/>
          <table:table-cell table:number-columns-repeated="4"/>
          <table:table-cell table:style-name="ce815"/>
          <table:table-cell table:style-name="ce1100" table:number-columns-repeated="2"/>
          <table:table-cell table:style-name="ce1192" table:number-columns-repeated="8"/>
          <table:table-cell table:style-name="ce707" table:number-columns-repeated="5"/>
          <table:table-cell table:style-name="ce703" table:number-columns-repeated="11"/>
          <table:table-cell table:number-columns-repeated="981"/>
        </table:table-row>
        <table:table-row table:style-name="ro4">
          <table:table-cell table:style-name="ce704" office:value-type="string" calcext:value-type="string" table:number-columns-spanned="12" table:number-rows-spanned="1">
            <text:p>Tableau points tableau de signe</text:p>
          </table:table-cell>
          <table:covered-table-cell table:number-columns-repeated="11"/>
          <table:table-cell/>
          <table:table-cell table:style-name="ce704" office:value-type="string" calcext:value-type="string" table:number-columns-spanned="13" table:number-rows-spanned="1">
            <text:p>Tableau points tableau de variations</text:p>
          </table:table-cell>
          <table:covered-table-cell table:number-columns-repeated="12" table:style-name="ce703"/>
          <table:table-cell table:style-name="ce1276"/>
          <table:table-cell table:style-name="ce1252"/>
          <table:table-cell table:style-name="ce1073" table:number-columns-repeated="7"/>
          <table:table-cell table:style-name="ce703"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4" calcext:value-type="float">
            <text:p>-4</text:p>
          </table:table-cell>
          <table:table-cell table:style-name="ce1095" table:formula="of:=[.G130]">
            <text:p/>
          </table:table-cell>
          <table:table-cell table:style-name="ce1095" table:formula="of:=[.H130]" office:value-type="float" office:value="4" calcext:value-type="float">
            <text:p>4</text:p>
          </table:table-cell>
          <table:table-cell table:style-name="ce1095" table:formula="of:=[.I130]">
            <text:p/>
          </table:table-cell>
          <table:table-cell table:style-name="ce1095" table:formula="of:=[.J130]" office:value-type="float" office:value="8" calcext:value-type="float">
            <text:p>8</text:p>
          </table:table-cell>
          <table:table-cell table:style-name="ce1095" table:formula="of:=[.K130]">
            <text:p/>
          </table:table-cell>
          <table:table-cell table:style-name="ce1095" table:formula="of:=[.L130]">
            <text:p/>
          </table:table-cell>
          <table:table-cell table:style-name="ce1095" table:formula="of:=[.M130]">
            <text:p/>
          </table:table-cell>
          <table:table-cell table:style-name="ce1196" table:formula="of:=[.N130]">
            <text:p/>
          </table:table-cell>
          <table:table-cell table:style-name="ce894"/>
          <table:table-cell table:style-name="ce1205" office:value-type="string" calcext:value-type="string" table:number-columns-spanned="2" table:number-rows-spanned="1">
            <text:p>x</text:p>
          </table:table-cell>
          <table:covered-table-cell table:style-name="ce697"/>
          <table:table-cell table:style-name="ce1041" table:formula="of:=IF(ISBLANK([.D159]);&quot;&quot;;[.D159])" office:value-type="float" office:value="-8" calcext:value-type="float">
            <text:p>-8</text:p>
          </table:table-cell>
          <table:table-cell table:style-name="ce772" table:formula="of:=IF(ISBLANK([.E159]);&quot;&quot;;[.E159])">
            <text:p/>
          </table:table-cell>
          <table:table-cell table:style-name="ce772" table:formula="of:=IF(ISBLANK([.F159]);&quot;&quot;;[.F159])" office:value-type="float" office:value="-4" calcext:value-type="float">
            <text:p>-4</text:p>
          </table:table-cell>
          <table:table-cell table:style-name="ce772" table:formula="of:=IF(ISBLANK([.G159]);&quot;&quot;;[.G159])">
            <text:p/>
          </table:table-cell>
          <table:table-cell table:style-name="ce772" table:formula="of:=IF(ISBLANK([.H159]);&quot;&quot;;[.H159])" office:value-type="float" office:value="0" calcext:value-type="float">
            <text:p>0</text:p>
          </table:table-cell>
          <table:table-cell table:style-name="ce772" table:formula="of:=IF(ISBLANK([.I159]);&quot;&quot;;[.I159])">
            <text:p/>
          </table:table-cell>
          <table:table-cell table:style-name="ce772" table:formula="of:=IF(ISBLANK([.J159]);&quot;&quot;;[.J159])" office:value-type="float" office:value="4" calcext:value-type="float">
            <text:p>4</text:p>
          </table:table-cell>
          <table:table-cell table:style-name="ce772" table:formula="of:=IF(ISBLANK([.K159]);&quot;&quot;;[.K159])">
            <text:p/>
          </table:table-cell>
          <table:table-cell table:style-name="ce772" table:formula="of:=IF(ISBLANK([.L159]);&quot;&quot;;[.L159])" office:value-type="float" office:value="8" calcext:value-type="float">
            <text:p>8</text:p>
          </table:table-cell>
          <table:table-cell table:style-name="ce772" table:formula="of:=IF(ISBLANK([.M159]);&quot;&quot;;[.M159])">
            <text:p/>
          </table:table-cell>
          <table:table-cell table:style-name="ce775" table:formula="of:=IF(ISBLANK([.N159]);&quot;&quot;;[.N159])">
            <text:p/>
          </table:table-cell>
          <table:table-cell table:style-name="ce1280" table:number-columns-spanned="1" table:number-rows-spanned="2"/>
          <table:table-cell table:style-name="ce1252"/>
          <table:table-cell table:style-name="ce1108" table:number-columns-repeated="7"/>
          <table:table-cell table:style-name="ce703"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text:p/>
          </table:table-cell>
          <table:table-cell table:style-name="ce772" table:formula="of:=[.Q130]" office:value-type="string" office:string-value="-" calcext:value-type="string">
            <text:p>-</text:p>
          </table:table-cell>
          <table:table-cell table:style-name="ce772" table:formula="of:=[.R130]" office:value-type="float" office:value="0" calcext:value-type="float">
            <text:p>0</text:p>
          </table:table-cell>
          <table:table-cell table:style-name="ce772" table:formula="of:=[.S130]" office:value-type="string" office:string-value="-" calcext:value-type="string">
            <text:p>-</text:p>
          </table:table-cell>
          <table:table-cell table:style-name="ce772" table:formula="of:=[.T130]" office:value-type="float" office:value="0" calcext:value-type="float">
            <text:p>0</text:p>
          </table:table-cell>
          <table:table-cell table:style-name="ce772" table:formula="of:=[.U130]" office:value-type="string" office:string-value="-" calcext:value-type="string">
            <text:p>-</text:p>
          </table:table-cell>
          <table:table-cell table:style-name="ce772" table:formula="of:=[.V130]">
            <text:p/>
          </table:table-cell>
          <table:table-cell table:style-name="ce772" table:formula="of:=[.W130]">
            <text:p/>
          </table:table-cell>
          <table:table-cell table:style-name="ce772" table:formula="of:=[.X130]">
            <text:p/>
          </table:table-cell>
          <table:table-cell table:style-name="ce772" table:formula="of:=[.Y130]">
            <text:p/>
          </table:table-cell>
          <table:table-cell table:style-name="ce775"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office:value-type="float" office:value="0" calcext:value-type="float">
            <text:p>0</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office:value-type="float" office:value="0" calcext:value-type="float">
            <text:p>0</text:p>
          </table:table-cell>
          <table:table-cell table:style-name="ce1066" table:formula="of:=IF(ISBLANK([.Y159]);&quot;&quot;;[.Y159])">
            <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703"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894"/>
          <table:table-cell table:style-name="ce1208" office:value-type="string" calcext:value-type="string" table:number-columns-spanned="2" table:number-rows-spanned="2">
            <text:p>Var de f</text:p>
          </table:table-cell>
          <table:covered-table-cell table:style-name="ce705"/>
          <table:table-cell table:style-name="ce1043" table:formula="of:=IF([.Q88]=&quot;-&quot;;[.AB159];&quot;&quot;)">
            <text:p/>
          </table:table-cell>
          <table:table-cell table:style-name="ce823" table:formula="of:=IF(ISBLANK([.Q88]);&quot;&quot;;IF([.Q88]=&quot;+&quot;;&quot;k&quot;;IF([.Q88]=&quot;-&quot;;&quot;m&quot;;&quot;&quot;)))" office:value-type="string" office:string-value="k" calcext:value-type="string" table:number-columns-spanned="1" table:number-rows-spanned="2">
            <text:p>k</text:p>
          </table:table-cell>
          <table:table-cell table:style-name="ce1109" table:formula="of:=IF([.Q88]=&quot;-&quot;;&quot;&quot;;IF([.Q88]=&quot;&quot;;&quot;&quot;;[.AD159]))" office:value-type="float" office:value="0" calcext:value-type="float">
            <text:p>0</text:p>
          </table:table-cell>
          <table:table-cell table:style-name="ce823" table:formula="of:=IF(ISBLANK([.S88]);&quot;&quot;;IF([.S88]=&quot;+&quot;;&quot;k&quot;;IF([.S88]=&quot;-&quot;;&quot;m&quot;;&quot;&quot;)))" office:value-type="string" office:string-value="m" calcext:value-type="string" table:number-columns-spanned="1" table:number-rows-spanned="2">
            <text:p>m</text:p>
          </table:table-cell>
          <table:table-cell table:style-name="ce1109" table:formula="of:=IF([.S88]=&quot;-&quot;;&quot;&quot;;IF([.S88]=&quot;&quot;;&quot;&quot;;[.AF159]))">
            <text:p/>
          </table:table-cell>
          <table:table-cell table:style-name="ce823" table:formula="of:=IF(ISBLANK([.U88]);&quot;&quot;;IF([.U88]=&quot;+&quot;;&quot;k&quot;;IF([.U88]=&quot;-&quot;;&quot;m&quot;;&quot;&quot;)))" office:value-type="string" office:string-value="k" calcext:value-type="string" table:number-columns-spanned="1" table:number-rows-spanned="2">
            <text:p>k</text:p>
          </table:table-cell>
          <table:table-cell table:style-name="ce1109" table:formula="of:=IF([.U88]=&quot;-&quot;;&quot;&quot;;IF([.U88]=&quot;&quot;;&quot;&quot;;[.AH159]))" office:value-type="float" office:value="0" calcext:value-type="float">
            <text:p>0</text:p>
          </table:table-cell>
          <table:table-cell table:style-name="ce823" table:formula="of:=IF(ISBLANK([.W88]);&quot;&quot;;IF([.W88]=&quot;+&quot;;&quot;k&quot;;IF([.W88]=&quot;-&quot;;&quot;m&quot;;&quot;&quot;)))" office:value-type="string" office:string-value="m" calcext:value-type="string" table:number-columns-spanned="1" table:number-rows-spanned="2">
            <text:p>m</text:p>
          </table:table-cell>
          <table:table-cell table:style-name="ce1109" table:formula="of:=IF([.W88]=&quot;-&quot;;&quot;&quot;;IF([.W88]=&quot;&quot;;&quot;&quot;;[.AJ159]))">
            <text:p/>
          </table:table-cell>
          <table:table-cell table:style-name="ce1313" table:formula="of:=IF(ISBLANK([.Y88]);&quot;&quot;;IF([.Y88]=&quot;+&quot;;&quot;k&quot;;IF([.Y88]=&quot;-&quot;;&quot;m&quot;;&quot;&quot;)))" table:number-columns-spanned="1" table:number-rows-spanned="2">
            <text:p/>
          </table:table-cell>
          <table:table-cell table:style-name="ce1316" table:formula="of:=IF([.Y88]=&quot;-&quot;;&quot;&quot;;IF([.Y88]=&quot;&quot;;&quot;&quot;;[.AL159]))">
            <text:p/>
          </table:table-cell>
          <table:table-cell table:style-name="ce808"/>
          <table:table-cell table:style-name="ce1252"/>
          <table:table-cell table:style-name="ce1108" table:number-columns-repeated="7"/>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office:value-type="float" office:value="-7" calcext:value-type="float">
            <text:p>-7</text:p>
          </table:table-cell>
          <table:covered-table-cell table:style-name="ce824"/>
          <table:table-cell table:style-name="ce1085" table:formula="of:=IF([.Q88]=&quot;-&quot;;IF([.Q88]=&quot;&quot;;&quot;&quot;;[.AD159]);&quot;&quot;)">
            <text:p/>
          </table:table-cell>
          <table:covered-table-cell table:style-name="ce824"/>
          <table:table-cell table:style-name="ce1085" table:formula="of:=IF([.S88]=&quot;-&quot;;IF([.S88]=&quot;&quot;;&quot;&quot;;[.AF159]);&quot;&quot;)" office:value-type="float" office:value="-9" calcext:value-type="float">
            <text:p>-9</text:p>
          </table:table-cell>
          <table:covered-table-cell table:style-name="ce824"/>
          <table:table-cell table:style-name="ce1085" table:formula="of:=IF([.U88]=&quot;-&quot;;IF([.U88]=&quot;&quot;;&quot;&quot;;[.AH159]);&quot;&quot;)">
            <text:p/>
          </table:table-cell>
          <table:covered-table-cell table:style-name="ce824"/>
          <table:table-cell table:style-name="ce1085" table:formula="of:=IF([.W88]=&quot;-&quot;;IF([.W88]=&quot;&quot;;&quot;&quot;;[.AJ159]);&quot;&quot;)" office:value-type="float" office:value="-5" calcext:value-type="float">
            <text:p>-5</text:p>
          </table:table-cell>
          <table:covered-table-cell table:style-name="ce824"/>
          <table:table-cell table:style-name="ce1317" table:formula="of:=IF([.Y88]=&quot;-&quot;;IF([.Y88]=&quot;&quot;;&quot;&quot;;[.AL159]);&quot;&quot;)">
            <text:p/>
          </table:table-cell>
          <table:table-cell table:style-name="ce808"/>
          <table:table-cell table:style-name="ce894"/>
          <table:table-cell table:style-name="ce1108" table:number-columns-repeated="5"/>
          <table:table-cell table:style-name="ce1167"/>
          <table:table-cell table:style-name="ce1108"/>
          <table:table-cell table:style-name="ce703" table:number-columns-repeated="4"/>
          <table:table-cell table:number-columns-repeated="18"/>
          <table:table-cell table:style-name="ce703" table:number-columns-repeated="10"/>
          <table:table-cell/>
          <table:table-cell table:style-name="ce703"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5"/>
          <table:table-cell table:style-name="ce930"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894"/>
          <table:table-cell table:style-name="ce1108" table:number-columns-repeated="4"/>
          <table:table-cell table:style-name="ce1329"/>
          <table:table-cell table:style-name="ce1108" table:number-columns-repeated="2"/>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87:.$L$87])" office:value-type="float" office:value="4" calcext:value-type="float">
            <text:p>4</text:p>
          </table:table-cell>
          <table:table-cell table:style-name="ce996" table:number-columns-repeated="4"/>
          <table:table-cell table:style-name="ce996" table:formula="of:=SUM([.B92:.F92])" office:value-type="float" office:value="4" calcext:value-type="float">
            <text:p>4</text:p>
          </table:table-cell>
          <table:table-cell table:style-name="ce996" table:formula="of:=SUM([.$B$89:.$L$89])" office:value-type="float" office:value="0" calcext:value-type="float">
            <text:p>0</text:p>
          </table:table-cell>
          <table:table-cell table:style-name="ce703" table:number-columns-repeated="5"/>
          <table:table-cell table:style-name="ce931" office:value-type="string" calcext:value-type="string" table:number-columns-spanned="2" table:number-rows-spanned="1">
            <text:p>Signe de f '(x)</text:p>
          </table:table-cell>
          <table:covered-table-cell table:style-name="ce931"/>
          <table:table-cell table:style-name="ce1226" table:formula="of:=IF(ISBLANK([$'Tableaux de signes et de variations'.B15]);0;IF(AND([.P88]=[$'Tableaux de signes et de variations'.B15];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2" calcext:value-type="float">
            <text:p>2</text:p>
          </table:table-cell>
          <table:table-cell table:style-name="ce1065" table:formula="of:=COUNTIF([.$B$88:.$L$88];&quot;+&quot;)" office:value-type="float" office:value="0" calcext:value-type="float">
            <text:p>0</text:p>
          </table:table-cell>
          <table:table-cell table:style-name="ce1065" table:formula="of:=COUNTIF([.$B$88:.$L$88];&quot;-&quot;)" office:value-type="float" office:value="3" calcext:value-type="float">
            <text:p>3</text:p>
          </table:table-cell>
          <table:table-cell table:style-name="ce1065" table:number-columns-repeated="2"/>
          <table:table-cell table:style-name="ce996" table:formula="of:=SUM([.B93:.F93])" office:value-type="float" office:value="5" calcext:value-type="float">
            <text:p>5</text:p>
          </table:table-cell>
          <table:table-cell table:style-name="ce996" table:formula="of:=SUM([.$B$90:.$L$90])" office:value-type="float" office:value="0" calcext:value-type="float">
            <text:p>0</text:p>
          </table:table-cell>
          <table:table-cell table:style-name="ce703" table:number-columns-repeated="5"/>
          <table:table-cell table:style-name="ce1212" office:value-type="string" calcext:value-type="string" table:number-columns-spanned="2" table:number-rows-spanned="2">
            <text:p>Var de f</text:p>
          </table:table-cell>
          <table:covered-table-cell table:style-name="ce930"/>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703" table:number-columns-repeated="10"/>
          <table:table-cell table:number-columns-repeated="20"/>
          <table:table-cell table:style-name="ce703" table:number-columns-repeated="13"/>
          <table:table-cell table:style-name="ce815"/>
          <table:table-cell table:number-columns-repeated="954"/>
        </table:table-row>
        <table:table-row table:style-name="ro4">
          <table:table-cell table:style-name="ce697" office:value-type="string" calcext:value-type="string">
            <text:p>x</text:p>
          </table:table-cell>
          <table:table-cell table:style-name="ce996" table:formula="of:=COUNT([.$P$87:.$Z$87])" office:value-type="float" office:value="5" calcext:value-type="float">
            <text:p>5</text:p>
          </table:table-cell>
          <table:table-cell table:style-name="ce996" table:number-columns-repeated="4"/>
          <table:table-cell table:style-name="ce996" table:formula="of:=SUM([.B94:.F94])" office:value-type="float" office:value="5" calcext:value-type="float">
            <text:p>5</text:p>
          </table:table-cell>
          <table:table-cell table:style-name="ce996" table:formula="of:=SUM([.$P$91:.$Z$91])" office:value-type="float" office:value="0" calcext:value-type="float">
            <text:p>0</text:p>
          </table:table-cell>
          <table:table-cell table:style-name="ce1028" table:number-columns-repeated="5"/>
          <table:covered-table-cell table:style-name="ce870"/>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705" office:value-type="string" calcext:value-type="string">
            <text:p>Signe de f '(x)</text:p>
          </table:table-cell>
          <table:table-cell table:style-name="ce1065" table:formula="of:=COUNT([.$P$88:.$Z$88])" office:value-type="float" office:value="5" calcext:value-type="float">
            <text:p>5</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2" calcext:value-type="float">
            <text:p>2</text:p>
          </table:table-cell>
          <table:table-cell table:style-name="ce1065" table:number-columns-repeated="2"/>
          <table:table-cell table:style-name="ce1042"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705" office:value-type="string" calcext:value-type="string">
            <text:p>Var de <text:span text:style-name="T26">f</text:span></text:p>
          </table:table-cell>
          <table:table-cell table:style-name="ce1065" table:formula="of:=COUNT([.$P$89:.$Z$90])" office:value-type="float" office:value="5" calcext:value-type="float">
            <text:p>5</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2" calcext:value-type="float">
            <text:p>2</text:p>
          </table:table-cell>
          <table:table-cell table:style-name="ce996" table:formula="of:=SUM([.B96:.F96])" office:value-type="float" office:value="9" calcext:value-type="float">
            <text:p>9</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23" calcext:value-type="float">
            <text:p>23</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703" table:number-columns-repeated="34"/>
          <table:table-cell/>
          <table:table-cell table:style-name="ce703" table:number-columns-repeated="17"/>
          <table:table-cell table:style-name="ce1336"/>
          <table:table-cell table:style-name="ce703" table:number-columns-repeated="3"/>
          <table:table-cell table:style-name="ce1034" table:number-columns-repeated="11"/>
          <table:table-cell table:number-columns-repeated="954"/>
        </table:table-row>
        <table:table-row table:style-name="ro4">
          <table:table-cell table:style-name="ce703" table:number-columns-repeated="3"/>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704" office:value-type="string" calcext:value-type="string">
            <text:p>O</text:p>
          </table:table-cell>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1180" office:value-type="string" calcext:value-type="string">
            <text:p>choix</text:p>
          </table:table-cell>
          <table:table-cell table:style-name="ce704"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815"/>
          <table:table-cell table:style-name="ce815" table:number-columns-repeated="28"/>
          <table:table-cell table:style-name="ce1337"/>
          <table:table-cell table:style-name="ce815" table:number-columns-repeated="2"/>
          <table:table-cell table:style-name="ce1192"/>
          <table:table-cell table:style-name="ce748" table:number-columns-repeated="11"/>
          <table:table-cell table:number-columns-repeated="22"/>
          <table:table-cell table:style-name="ce1343"/>
          <table:table-cell table:number-columns-repeated="931"/>
        </table:table-row>
        <table:table-row table:style-name="ro4">
          <table:table-cell table:style-name="ce703"/>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style-name="ce1279" office:value-type="float" office:value="7" calcext:value-type="float">
            <text:p>7</text:p>
          </table:table-cell>
          <table:table-cell table:style-name="ce1279" office:value-type="float" office:value="9" calcext:value-type="float">
            <text:p>9</text:p>
          </table:table-cell>
          <table:table-cell table:style-name="ce1279" office:value-type="float" office:value="5" calcext:value-type="float">
            <text:p>5</text:p>
          </table:table-cell>
          <table:table-cell table:style-name="ce1279" office:value-type="float" office:value="8" calcext:value-type="float">
            <text:p>8</text:p>
          </table:table-cell>
          <table:table-cell table:style-name="ce1279" office:value-type="float" office:value="7" calcext:value-type="float">
            <text:p>7</text:p>
          </table:table-cell>
          <table:table-cell table:style-name="ce1322" table:number-columns-repeated="11"/>
          <table:table-cell table:style-name="ce1014"/>
          <table:table-cell table:style-name="ce1105" table:number-columns-repeated="7"/>
          <table:table-cell table:style-name="ce1014"/>
          <table:table-cell table:style-name="ce1333" table:number-columns-spanned="11" table:number-rows-spanned="1"/>
          <table:covered-table-cell table:number-columns-repeated="7" table:style-name="ce1105"/>
          <table:covered-table-cell table:style-name="ce1166"/>
          <table:covered-table-cell table:number-columns-repeated="2" table:style-name="ce1105"/>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7" calcext:value-type="float">
            <text:p>-7</text:p>
          </table:table-cell>
          <table:table-cell table:style-name="ce1117" table:formula="of:=IF(ISBLANK(INDIRECT(CONCATENATE([.E99]&amp;(ROW([.$C$101])+[.$U$102]))));&quot;&quot;;INDIRECT(CONCATENATE([.E99]&amp;(ROW([.$C$101])+[.$U$102]))))" office:value-type="float" office:value="-6.46715672757901" calcext:value-type="float">
            <text:p>-6,46715672757901</text:p>
          </table:table-cell>
          <table:table-cell table:style-name="ce1117" table:formula="of:=IF(ISBLANK(INDIRECT(CONCATENATE([.F99]&amp;(ROW([.$C$101])+[.$U$102]))));&quot;&quot;;INDIRECT(CONCATENATE([.F99]&amp;(ROW([.$C$101])+[.$U$102]))))" office:value-type="float" office:value="-4.94974746830583" calcext:value-type="float">
            <text:p>-4,94974746830583</text:p>
          </table:table-cell>
          <table:table-cell table:style-name="ce1117" table:formula="of:=IF(ISBLANK(INDIRECT(CONCATENATE([.G99]&amp;(ROW([.$C$101])+[.$U$102]))));&quot;&quot;;INDIRECT(CONCATENATE([.G99]&amp;(ROW([.$C$101])+[.$U$102]))))" office:value-type="float" office:value="-2.67878402655563" calcext:value-type="float">
            <text:p>-2,67878402655563</text:p>
          </table:table-cell>
          <table:table-cell table:style-name="ce1117" table:formula="of:=IF(ISBLANK(INDIRECT(CONCATENATE([.H99]&amp;(ROW([.$C$101])+[.$U$102]))));&quot;&quot;;INDIRECT(CONCATENATE([.H99]&amp;(ROW([.$C$101])+[.$U$102]))))" office:value-type="float" office:value="0" calcext:value-type="float">
            <text:p>0</text:p>
          </table:table-cell>
          <table:table-cell table:style-name="ce1117" table:formula="of:=IF(ISBLANK(INDIRECT(CONCATENATE([.I99]&amp;(ROW([.$C$101])+[.$U$102]))));&quot;&quot;;INDIRECT(CONCATENATE([.I99]&amp;(ROW([.$C$101])+[.$U$102]))))" office:value-type="float" office:value="-3.44415089128581" calcext:value-type="float">
            <text:p>-3,44415089128581</text:p>
          </table:table-cell>
          <table:table-cell table:style-name="ce1117" table:formula="of:=IF(ISBLANK(INDIRECT(CONCATENATE([.J99]&amp;(ROW([.$C$101])+[.$U$102]))));&quot;&quot;;INDIRECT(CONCATENATE([.J99]&amp;(ROW([.$C$101])+[.$U$102]))))" office:value-type="float" office:value="-6.36396103067893" calcext:value-type="float">
            <text:p>-6,36396103067893</text:p>
          </table:table-cell>
          <table:table-cell table:style-name="ce1117" table:formula="of:=IF(ISBLANK(INDIRECT(CONCATENATE([.K99]&amp;(ROW([.$C$101])+[.$U$102]))));&quot;&quot;;INDIRECT(CONCATENATE([.K99]&amp;(ROW([.$C$101])+[.$U$102]))))" office:value-type="float" office:value="-8.31491579260158" calcext:value-type="float">
            <text:p>-8,31491579260158</text:p>
          </table:table-cell>
          <table:table-cell table:style-name="ce1117" table:formula="of:=IF(ISBLANK(INDIRECT(CONCATENATE([.L99]&amp;(ROW([.$C$101])+[.$U$102]))));&quot;&quot;;INDIRECT(CONCATENATE([.L99]&amp;(ROW([.$C$101])+[.$U$102]))))" office:value-type="float" office:value="-9" calcext:value-type="float">
            <text:p>-9</text:p>
          </table:table-cell>
          <table:table-cell table:style-name="ce1117" table:formula="of:=IF(ISBLANK(INDIRECT(CONCATENATE([.M99]&amp;(ROW([.$C$101])+[.$U$102]))));&quot;&quot;;INDIRECT(CONCATENATE([.M99]&amp;(ROW([.$C$101])+[.$U$102]))))" office:value-type="float" office:value="-8.31491579260158" calcext:value-type="float">
            <text:p>-8,31491579260158</text:p>
          </table:table-cell>
          <table:table-cell table:style-name="ce1117" table:formula="of:=IF(ISBLANK(INDIRECT(CONCATENATE([.N99]&amp;(ROW([.$C$101])+[.$U$102]))));&quot;&quot;;INDIRECT(CONCATENATE([.N99]&amp;(ROW([.$C$101])+[.$U$102]))))" office:value-type="float" office:value="-6.36396103067893" calcext:value-type="float">
            <text:p>-6,36396103067893</text:p>
          </table:table-cell>
          <table:table-cell table:style-name="ce1117" table:formula="of:=IF(ISBLANK(INDIRECT(CONCATENATE([.O99]&amp;(ROW([.$C$101])+[.$U$102]))));&quot;&quot;;INDIRECT(CONCATENATE([.O99]&amp;(ROW([.$C$101])+[.$U$102]))))" office:value-type="float" office:value="-3.44415089128581" calcext:value-type="float">
            <text:p>-3,44415089128581</text:p>
          </table:table-cell>
          <table:table-cell table:style-name="ce1117" table:formula="of:=IF(ISBLANK(INDIRECT(CONCATENATE([.P99]&amp;(ROW([.$C$101])+[.$U$102]))));&quot;&quot;;INDIRECT(CONCATENATE([.P99]&amp;(ROW([.$C$101])+[.$U$102]))))" office:value-type="float" office:value="0" calcext:value-type="float">
            <text:p>0</text:p>
          </table:table-cell>
          <table:table-cell table:style-name="ce1117" table:formula="of:=IF(ISBLANK(INDIRECT(CONCATENATE([.Q99]&amp;(ROW([.$C$101])+[.$U$102]))));&quot;&quot;;INDIRECT(CONCATENATE([.Q99]&amp;(ROW([.$C$101])+[.$U$102]))))" office:value-type="float" office:value="-1.91341716182545" calcext:value-type="float">
            <text:p>-1,91341716182545</text:p>
          </table:table-cell>
          <table:table-cell table:style-name="ce1117" table:formula="of:=IF(ISBLANK(INDIRECT(CONCATENATE([.R99]&amp;(ROW([.$C$101])+[.$U$102]))));&quot;&quot;;INDIRECT(CONCATENATE([.R99]&amp;(ROW([.$C$101])+[.$U$102]))))" office:value-type="float" office:value="-3.53553390593274" calcext:value-type="float">
            <text:p>-3,53553390593274</text:p>
          </table:table-cell>
          <table:table-cell table:style-name="ce1117" table:formula="of:=IF(ISBLANK(INDIRECT(CONCATENATE([.S99]&amp;(ROW([.$C$101])+[.$U$102]))));&quot;&quot;;INDIRECT(CONCATENATE([.S99]&amp;(ROW([.$C$101])+[.$U$102]))))" office:value-type="float" office:value="-4.61939766255643" calcext:value-type="float">
            <text:p>-4,61939766255643</text:p>
          </table:table-cell>
          <table:table-cell table:style-name="ce1117" table:formula="of:=IF(ISBLANK(INDIRECT(CONCATENATE([.T99]&amp;(ROW([.$C$101])+[.$U$102]))));&quot;&quot;;INDIRECT(CONCATENATE([.T99]&amp;(ROW([.$C$101])+[.$U$102]))))" office:value-type="float" office:value="-5" calcext:value-type="float">
            <text:p>-5</text:p>
          </table:table-cell>
          <table:table-cell table:style-name="ce1261" office:value-type="string" calcext:value-type="string">
            <text:p>Valeurs</text:p>
          </table:table-cell>
          <table:table-cell table:style-name="ce995" office:value-type="string" calcext:value-type="string">
            <text:p>y</text:p>
          </table:table-cell>
          <table:table-cell table:style-name="ce703"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166"/>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0854031766736154" calcext:value-type="float">
            <text:p>0,085403176673615</text:p>
          </table:table-cell>
          <table:table-cell table:style-name="ce1099" office:value-type="string" calcext:value-type="string">
            <text:p>y<text:span text:style-name="T51">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4.94974746830583" calcext:value-type="float">
            <text:p>4,94974746830583</text:p>
          </table:table-cell>
          <table:table-cell table:style-name="ce1118" table:formula="of:=IF(ABS(-[.$W$100]*SIN(RADIANS(45*[.J100])))&lt;10^-5;0;-[.$W$100]*SIN(RADIANS(45*[.J100])))" office:value-type="float" office:value="7" calcext:value-type="float">
            <text:p>7</text:p>
          </table:table-cell>
          <table:table-cell table:style-name="ce1118" table:formula="of:=IF(ABS(-[.$W$100]*SIN(RADIANS(45*[.K100])))&lt;10^-5;0;-[.$W$100]*SIN(RADIANS(45*[.K100])))" office:value-type="float" office:value="4.94974746830583" calcext:value-type="float">
            <text:p>4,94974746830583</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6.36396103067893" calcext:value-type="float">
            <text:p>-6,36396103067893</text:p>
          </table:table-cell>
          <table:table-cell table:style-name="ce1118" table:formula="of:=IF(ABS(-[.$X$100]*SIN(RADIANS(45*[.N100])))&lt;10^-5;0;-[.$X$100]*SIN(RADIANS(45*[.N100])))" office:value-type="float" office:value="-9" calcext:value-type="float">
            <text:p>-9</text:p>
          </table:table-cell>
          <table:table-cell table:style-name="ce1118" table:formula="of:=IF(ABS(-[.$X$100]*SIN(RADIANS(45*[.O100])))&lt;10^-5;0;-[.$X$100]*SIN(RADIANS(45*[.O100])))" office:value-type="float" office:value="-6.36396103067893" calcext:value-type="float">
            <text:p>-6,36396103067893</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6.36396103067893" calcext:value-type="float">
            <text:p>6,36396103067893</text:p>
          </table:table-cell>
          <table:table-cell table:style-name="ce1118" table:formula="of:=IF(ABS(-[.$X$100]*SIN(RADIANS(45*[.R100])))&lt;10^-5;0;-[.$X$100]*SIN(RADIANS(45*[.R100])))" office:value-type="float" office:value="9" calcext:value-type="float">
            <text:p>9</text:p>
          </table:table-cell>
          <table:table-cell table:style-name="ce1118" table:formula="of:=IF(ABS(-[.$X$100]*SIN(RADIANS(45*[.S100])))&lt;10^-5;0;-[.$X$100]*SIN(RADIANS(45*[.S100])))" office:value-type="float" office:value="6.36396103067893" calcext:value-type="float">
            <text:p>6,36396103067893</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12" calcext:value-type="float">
            <text:p>12</text:p>
          </table:table-cell>
          <table:table-cell table:style-name="ce1099" office:value-type="string" calcext:value-type="string">
            <text:p>y<text:span text:style-name="T51">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286762560778229" calcext:value-type="float">
            <text:p>0,286762560778229</text:p>
          </table:table-cell>
          <table:table-cell table:style-name="ce1099" office:value-type="string" calcext:value-type="string">
            <text:p>y<text:span text:style-name="T51">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3.44415089128581" calcext:value-type="float">
            <text:p>3,44415089128581</text:p>
          </table:table-cell>
          <table:table-cell table:style-name="ce1119" table:formula="of:=IF(ABS([.$X$100]*SIN(RADIANS(22.5*[.N100])))&lt;10^-5;0;[.$X$100]*SIN(RADIANS(22.5*[.N100])))" office:value-type="float" office:value="6.36396103067893" calcext:value-type="float">
            <text:p>6,36396103067893</text:p>
          </table:table-cell>
          <table:table-cell table:style-name="ce1119" table:formula="of:=IF(ABS([.$X$100]*SIN(RADIANS(22.5*[.O100])))&lt;10^-5;0;[.$X$100]*SIN(RADIANS(22.5*[.O100])))" office:value-type="float" office:value="8.31491579260158" calcext:value-type="float">
            <text:p>8,31491579260158</text:p>
          </table:table-cell>
          <table:table-cell table:style-name="ce1119" table:formula="of:=IF(ABS([.$X$100]*SIN(RADIANS(22.5*[.P100])))&lt;10^-5;0;[.$X$100]*SIN(RADIANS(22.5*[.P100])))" office:value-type="float" office:value="9" calcext:value-type="float">
            <text:p>9</text:p>
          </table:table-cell>
          <table:table-cell table:style-name="ce1119" table:formula="of:=IF(ABS([.$X$100]*SIN(RADIANS(22.5*[.Q100])))&lt;10^-5;0;[.$X$100]*SIN(RADIANS(22.5*[.Q100])))" office:value-type="float" office:value="8.31491579260158" calcext:value-type="float">
            <text:p>8,31491579260158</text:p>
          </table:table-cell>
          <table:table-cell table:style-name="ce1119" table:formula="of:=IF(ABS([.$X$100]*SIN(RADIANS(22.5*[.R100])))&lt;10^-5;0;[.$X$100]*SIN(RADIANS(22.5*[.R100])))" office:value-type="float" office:value="6.36396103067893" calcext:value-type="float">
            <text:p>6,36396103067893</text:p>
          </table:table-cell>
          <table:table-cell table:style-name="ce1119" table:formula="of:=IF(ABS([.$X$100]*SIN(RADIANS(22.5*[.S100])))&lt;10^-5;0;[.$X$100]*SIN(RADIANS(22.5*[.S100])))" office:value-type="float" office:value="3.44415089128581" calcext:value-type="float">
            <text:p>3,44415089128581</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6" calcext:value-type="float">
            <text:p>6</text:p>
          </table:table-cell>
          <table:table-cell table:style-name="ce1099" office:value-type="string" calcext:value-type="string">
            <text:p>y<text:span text:style-name="T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517099745565508" calcext:value-type="float">
            <text:p>0,517099745565508</text:p>
          </table:table-cell>
          <table:table-cell table:style-name="ce1099" office:value-type="string" calcext:value-type="string">
            <text:p>y<text:span text:style-name="T51">3</text:span></text:p>
          </table:table-cell>
          <table:table-cell table:style-name="ce1118" table:formula="of:=IF(ABS(-[.$W$100]*COS(RADIANS(45*[.D100])))&lt;10^-5;0;-[.$W$100]*COS(RADIANS(45*[.D100])))" office:value-type="float" office:value="-7" calcext:value-type="float">
            <text:p>-7</text:p>
          </table:table-cell>
          <table:table-cell table:style-name="ce1118" table:formula="of:=IF(ABS(-[.$W$100]*COS(RADIANS(45*[.E100])))&lt;10^-5;0;-[.$W$100]*COS(RADIANS(45*[.E100])))" office:value-type="float" office:value="-4.94974746830583" calcext:value-type="float">
            <text:p>-4,94974746830583</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4.94974746830583" calcext:value-type="float">
            <text:p>4,94974746830583</text:p>
          </table:table-cell>
          <table:table-cell table:style-name="ce1118" table:formula="of:=IF(ABS(-[.$W$100]*COS(RADIANS(45*[.H100])))&lt;10^-5;0;-[.$W$100]*COS(RADIANS(45*[.H100])))" office:value-type="float" office:value="7" calcext:value-type="float">
            <text:p>7</text:p>
          </table:table-cell>
          <table:table-cell table:style-name="ce1118" table:formula="of:=IF(ABS(-[.$W$100]*COS(RADIANS(45*[.I100])))&lt;10^-5;0;-[.$W$100]*COS(RADIANS(45*[.I100])))" office:value-type="float" office:value="4.94974746830583" calcext:value-type="float">
            <text:p>4,94974746830583</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6.36396103067893" calcext:value-type="float">
            <text:p>-6,36396103067893</text:p>
          </table:table-cell>
          <table:table-cell table:style-name="ce1118" table:formula="of:=IF(ABS(-[.$X$100]*COS(RADIANS(45*[.L100])))&lt;10^-5;0;-[.$X$100]*COS(RADIANS(45*[.L100])))" office:value-type="float" office:value="-9" calcext:value-type="float">
            <text:p>-9</text:p>
          </table:table-cell>
          <table:table-cell table:style-name="ce1118" table:formula="of:=IF(ABS(-[.$X$100]*COS(RADIANS(45*[.M100])))&lt;10^-5;0;-[.$X$100]*COS(RADIANS(45*[.M100])))" office:value-type="float" office:value="-6.36396103067893" calcext:value-type="float">
            <text:p>-6,36396103067893</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3.53553390593274" calcext:value-type="float">
            <text:p>3,53553390593274</text:p>
          </table:table-cell>
          <table:table-cell table:style-name="ce1118" table:formula="of:=IF(ABS(-[.$Y$100]*COS(RADIANS(45*[.P100])))&lt;10^-5;0;-[.$Y$100]*COS(RADIANS(45*[.P100])))" office:value-type="float" office:value="5" calcext:value-type="float">
            <text:p>5</text:p>
          </table:table-cell>
          <table:table-cell table:style-name="ce1118" table:formula="of:=IF(ABS(-[.$Y$100]*COS(RADIANS(45*[.Q100])))&lt;10^-5;0;-[.$Y$100]*COS(RADIANS(45*[.Q100])))" office:value-type="float" office:value="3.53553390593274" calcext:value-type="float">
            <text:p>3,53553390593274</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5.65685424949238" calcext:value-type="float">
            <text:p>-5,65685424949238</text:p>
          </table:table-cell>
          <table:table-cell table:style-name="ce1118" table:formula="of:=IF(ABS(-[.$Z$100]*COS(RADIANS(45*[.T100])))&lt;10^-5;0;-[.$Z$100]*COS(RADIANS(45*[.T100])))" office:value-type="float" office:value="-8" calcext:value-type="float">
            <text:p>-8</text:p>
          </table:table-cell>
          <table:table-cell table:style-name="ce1020" table:formula="of:=RANK([.B104];[.$B$102:.$B$113];0)" office:value-type="float" office:value="5" calcext:value-type="float">
            <text:p>5</text:p>
          </table:table-cell>
          <table:table-cell table:style-name="ce1099" office:value-type="string" calcext:value-type="string">
            <text:p>y<text:span text:style-name="T51">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231594744439125" calcext:value-type="float">
            <text:p>0,231594744439125</text:p>
          </table:table-cell>
          <table:table-cell table:style-name="ce1099" office:value-type="string" calcext:value-type="string">
            <text:p>y<text:span text:style-name="T51">4</text:span></text:p>
          </table:table-cell>
          <table:table-cell table:style-name="ce1119" table:formula="of:=IF(ABS([.$W$100]*COS(RADIANS(22.5*[.D100])))&lt;10^-5;0;[.$W$100]*COS(RADIANS(22.5*[.D100])))" office:value-type="float" office:value="-7" calcext:value-type="float">
            <text:p>-7</text:p>
          </table:table-cell>
          <table:table-cell table:style-name="ce1119" table:formula="of:=IF(ABS([.$W$100]*COS(RADIANS(22.5*[.E100])))&lt;10^-5;0;[.$W$100]*COS(RADIANS(22.5*[.E100])))" office:value-type="float" office:value="-6.46715672757901" calcext:value-type="float">
            <text:p>-6,46715672757901</text:p>
          </table:table-cell>
          <table:table-cell table:style-name="ce1119" table:formula="of:=IF(ABS([.$W$100]*COS(RADIANS(22.5*[.F100])))&lt;10^-5;0;[.$W$100]*COS(RADIANS(22.5*[.F100])))" office:value-type="float" office:value="-4.94974746830583" calcext:value-type="float">
            <text:p>-4,94974746830583</text:p>
          </table:table-cell>
          <table:table-cell table:style-name="ce1119" table:formula="of:=IF(ABS([.$W$100]*COS(RADIANS(22.5*[.G100])))&lt;10^-5;0;[.$W$100]*COS(RADIANS(22.5*[.G100])))" office:value-type="float" office:value="-2.67878402655563" calcext:value-type="float">
            <text:p>-2,67878402655563</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3.44415089128581" calcext:value-type="float">
            <text:p>3,44415089128581</text:p>
          </table:table-cell>
          <table:table-cell table:style-name="ce1119" table:formula="of:=IF(ABS([.$X$100]*COS(RADIANS(22.5*[.J100])))&lt;10^-5;0;[.$X$100]*COS(RADIANS(22.5*[.J100])))" office:value-type="float" office:value="6.36396103067893" calcext:value-type="float">
            <text:p>6,36396103067893</text:p>
          </table:table-cell>
          <table:table-cell table:style-name="ce1119" table:formula="of:=IF(ABS([.$X$100]*COS(RADIANS(22.5*[.K100])))&lt;10^-5;0;[.$X$100]*COS(RADIANS(22.5*[.K100])))" office:value-type="float" office:value="8.31491579260158" calcext:value-type="float">
            <text:p>8,31491579260158</text:p>
          </table:table-cell>
          <table:table-cell table:style-name="ce1119" table:formula="of:=IF(ABS([.$X$100]*COS(RADIANS(22.5*[.L100])))&lt;10^-5;0;[.$X$100]*COS(RADIANS(22.5*[.L100])))" office:value-type="float" office:value="9" calcext:value-type="float">
            <text:p>9</text:p>
          </table:table-cell>
          <table:table-cell table:style-name="ce1119" table:formula="of:=IF(ABS([.$X$100]*COS(RADIANS(22.5*[.M100])))&lt;10^-5;0;[.$X$100]*COS(RADIANS(22.5*[.M100])))" office:value-type="float" office:value="8.31491579260158" calcext:value-type="float">
            <text:p>8,31491579260158</text:p>
          </table:table-cell>
          <table:table-cell table:style-name="ce1119" table:formula="of:=IF(ABS([.$X$100]*COS(RADIANS(22.5*[.N100])))&lt;10^-5;0;[.$X$100]*COS(RADIANS(22.5*[.N100])))" office:value-type="float" office:value="6.36396103067893" calcext:value-type="float">
            <text:p>6,36396103067893</text:p>
          </table:table-cell>
          <table:table-cell table:style-name="ce1119" table:formula="of:=IF(ABS([.$X$100]*COS(RADIANS(22.5*[.O100])))&lt;10^-5;0;[.$X$100]*COS(RADIANS(22.5*[.O100])))" office:value-type="float" office:value="3.44415089128581" calcext:value-type="float">
            <text:p>3,44415089128581</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1.91341716182545" calcext:value-type="float">
            <text:p>-1,91341716182545</text:p>
          </table:table-cell>
          <table:table-cell table:style-name="ce1119" table:formula="of:=IF(ABS([.$Y$100]*COS(RADIANS(22.5*[.R100])))&lt;10^-5;0;[.$Y$100]*COS(RADIANS(22.5*[.R100])))" office:value-type="float" office:value="-3.53553390593274" calcext:value-type="float">
            <text:p>-3,53553390593274</text:p>
          </table:table-cell>
          <table:table-cell table:style-name="ce1119" table:formula="of:=IF(ABS([.$Y$100]*COS(RADIANS(22.5*[.S100])))&lt;10^-5;0;[.$Y$100]*COS(RADIANS(22.5*[.S100])))" office:value-type="float" office:value="-4.61939766255643" calcext:value-type="float">
            <text:p>-4,61939766255643</text:p>
          </table:table-cell>
          <table:table-cell table:style-name="ce1119" table:formula="of:=IF(ABS([.$Y$100]*COS(RADIANS(22.5*[.T100])))&lt;10^-5;0;[.$Y$100]*COS(RADIANS(22.5*[.T100])))" office:value-type="float" office:value="-5" calcext:value-type="float">
            <text:p>-5</text:p>
          </table:table-cell>
          <table:table-cell table:style-name="ce1020" table:formula="of:=RANK([.B105];[.$B$102:.$B$113];0)" office:value-type="float" office:value="7" calcext:value-type="float">
            <text:p>7</text:p>
          </table:table-cell>
          <table:table-cell table:style-name="ce1099" office:value-type="string" calcext:value-type="string">
            <text:p>y<text:span text:style-name="T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877974304941722" calcext:value-type="float">
            <text:p>0,877974304941722</text:p>
          </table:table-cell>
          <table:table-cell table:style-name="ce1099" office:value-type="string" calcext:value-type="string">
            <text:p>y<text:span text:style-name="T51">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4.94974746830583" calcext:value-type="float">
            <text:p>4,94974746830583</text:p>
          </table:table-cell>
          <table:table-cell table:style-name="ce1121" table:formula="of:=IF(ABS([.$W$100]*SIN(RADIANS(45*[.F100])))&lt;10^-5;0;[.$W$100]*SIN(RADIANS(45*[.F100])))" office:value-type="float" office:value="7" calcext:value-type="float">
            <text:p>7</text:p>
          </table:table-cell>
          <table:table-cell table:style-name="ce1121" table:formula="of:=IF(ABS([.$W$100]*SIN(RADIANS(45*[.G100])))&lt;10^-5;0;[.$W$100]*SIN(RADIANS(45*[.G100])))" office:value-type="float" office:value="4.94974746830583" calcext:value-type="float">
            <text:p>4,94974746830583</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4.94974746830583" calcext:value-type="float">
            <text:p>-4,94974746830583</text:p>
          </table:table-cell>
          <table:table-cell table:style-name="ce1121" table:formula="of:=IF(ABS([.$W$100]*SIN(RADIANS(45*[.J100])))&lt;10^-5;0;[.$W$100]*SIN(RADIANS(45*[.J100])))" office:value-type="float" office:value="-7" calcext:value-type="float">
            <text:p>-7</text:p>
          </table:table-cell>
          <table:table-cell table:style-name="ce1121" table:formula="of:=IF(ABS([.$W$100]*SIN(RADIANS(45*[.K100])))&lt;10^-5;0;[.$W$100]*SIN(RADIANS(45*[.K100])))" office:value-type="float" office:value="-4.94974746830583" calcext:value-type="float">
            <text:p>-4,94974746830583</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6.36396103067893" calcext:value-type="float">
            <text:p>6,36396103067893</text:p>
          </table:table-cell>
          <table:table-cell table:style-name="ce1121" table:formula="of:=IF(ABS([.$X$100]*SIN(RADIANS(45*[.N100])))&lt;10^-5;0;[.$X$100]*SIN(RADIANS(45*[.N100])))" office:value-type="float" office:value="9" calcext:value-type="float">
            <text:p>9</text:p>
          </table:table-cell>
          <table:table-cell table:style-name="ce1121" table:formula="of:=IF(ABS([.$X$100]*SIN(RADIANS(45*[.O100])))&lt;10^-5;0;[.$X$100]*SIN(RADIANS(45*[.O100])))" office:value-type="float" office:value="6.36396103067893" calcext:value-type="float">
            <text:p>6,36396103067893</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6.36396103067893" calcext:value-type="float">
            <text:p>-6,36396103067893</text:p>
          </table:table-cell>
          <table:table-cell table:style-name="ce1121" table:formula="of:=IF(ABS([.$X$100]*SIN(RADIANS(45*[.R100])))&lt;10^-5;0;[.$X$100]*SIN(RADIANS(45*[.R100])))" office:value-type="float" office:value="-9" calcext:value-type="float">
            <text:p>-9</text:p>
          </table:table-cell>
          <table:table-cell table:style-name="ce1121" table:formula="of:=IF(ABS([.$X$100]*SIN(RADIANS(45*[.S100])))&lt;10^-5;0;[.$X$100]*SIN(RADIANS(45*[.S100])))" office:value-type="float" office:value="-6.36396103067893" calcext:value-type="float">
            <text:p>-6,36396103067893</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2" calcext:value-type="float">
            <text:p>2</text:p>
          </table:table-cell>
          <table:table-cell table:style-name="ce1099" office:value-type="string" calcext:value-type="string">
            <text:p>y<text:span text:style-name="T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122702708711449" calcext:value-type="float">
            <text:p>0,122702708711449</text:p>
          </table:table-cell>
          <table:table-cell table:style-name="ce1099" office:value-type="string" calcext:value-type="string">
            <text:p>y<text:span text:style-name="T51">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2.67878402655563" calcext:value-type="float">
            <text:p>2,67878402655563</text:p>
          </table:table-cell>
          <table:table-cell table:style-name="ce1119" table:formula="of:=IF(ABS(-[.$W$100]*SIN(RADIANS(22.5*[.F100])))&lt;10^-5;0;ABS([.$W$100]*SIN(RADIANS(22.5*[.F100]))))" office:value-type="float" office:value="4.94974746830583" calcext:value-type="float">
            <text:p>4,94974746830583</text:p>
          </table:table-cell>
          <table:table-cell table:style-name="ce1119" table:formula="of:=IF(ABS(-[.$W$100]*SIN(RADIANS(22.5*[.G100])))&lt;10^-5;0;ABS([.$W$100]*SIN(RADIANS(22.5*[.G100]))))" office:value-type="float" office:value="6.46715672757901" calcext:value-type="float">
            <text:p>6,46715672757901</text:p>
          </table:table-cell>
          <table:table-cell table:style-name="ce1119" table:formula="of:=IF(ABS(-[.$W$100]*SIN(RADIANS(22.5*[.H100])))&lt;10^-5;0;ABS([.$W$100]*SIN(RADIANS(22.5*[.H100]))))" office:value-type="float" office:value="7" calcext:value-type="float">
            <text:p>7</text:p>
          </table:table-cell>
          <table:table-cell table:style-name="ce1119" table:formula="of:=IF(ABS(-[.$W$100]*SIN(RADIANS(22.5*[.I100])))&lt;10^-5;0;ABS([.$W$100]*SIN(RADIANS(22.5*[.I100]))))" office:value-type="float" office:value="6.46715672757901" calcext:value-type="float">
            <text:p>6,46715672757901</text:p>
          </table:table-cell>
          <table:table-cell table:style-name="ce1119" table:formula="of:=IF(ABS(-[.$W$100]*SIN(RADIANS(22.5*[.J100])))&lt;10^-5;0;ABS([.$W$100]*SIN(RADIANS(22.5*[.J100]))))" office:value-type="float" office:value="4.94974746830583" calcext:value-type="float">
            <text:p>4,94974746830583</text:p>
          </table:table-cell>
          <table:table-cell table:style-name="ce1119" table:formula="of:=IF(ABS(-[.$W$100]*SIN(RADIANS(22.5*[.K100])))&lt;10^-5;0;ABS([.$W$100]*SIN(RADIANS(22.5*[.K100]))))" office:value-type="float" office:value="2.67878402655563" calcext:value-type="float">
            <text:p>2,67878402655563</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3.44415089128581" calcext:value-type="float">
            <text:p>3,44415089128581</text:p>
          </table:table-cell>
          <table:table-cell table:style-name="ce1119" table:formula="of:=IF(ABS(-[.$X$100]*SIN(RADIANS(22.5*[.N100])))&lt;10^-5;0;ABS([.$X$100]*SIN(RADIANS(22.5*[.N100]))))" office:value-type="float" office:value="6.36396103067893" calcext:value-type="float">
            <text:p>6,36396103067893</text:p>
          </table:table-cell>
          <table:table-cell table:style-name="ce1119" table:formula="of:=IF(ABS(-[.$X$100]*SIN(RADIANS(22.5*[.O100])))&lt;10^-5;0;ABS([.$X$100]*SIN(RADIANS(22.5*[.O100]))))" office:value-type="float" office:value="8.31491579260158" calcext:value-type="float">
            <text:p>8,31491579260158</text:p>
          </table:table-cell>
          <table:table-cell table:style-name="ce1119" table:formula="of:=IF(ABS(-[.$X$100]*SIN(RADIANS(22.5*[.P100])))&lt;10^-5;0;ABS([.$X$100]*SIN(RADIANS(22.5*[.P100]))))" office:value-type="float" office:value="9" calcext:value-type="float">
            <text:p>9</text:p>
          </table:table-cell>
          <table:table-cell table:style-name="ce1119" table:formula="of:=IF(ABS(-[.$X$100]*SIN(RADIANS(22.5*[.Q100])))&lt;10^-5;0;ABS([.$X$100]*SIN(RADIANS(22.5*[.Q100]))))" office:value-type="float" office:value="8.31491579260158" calcext:value-type="float">
            <text:p>8,31491579260158</text:p>
          </table:table-cell>
          <table:table-cell table:style-name="ce1119" table:formula="of:=IF(ABS(-[.$X$100]*SIN(RADIANS(22.5*[.R100])))&lt;10^-5;0;ABS([.$X$100]*SIN(RADIANS(22.5*[.R100]))))" office:value-type="float" office:value="6.36396103067893" calcext:value-type="float">
            <text:p>6,36396103067893</text:p>
          </table:table-cell>
          <table:table-cell table:style-name="ce1119" table:formula="of:=IF(ABS(-[.$X$100]*SIN(RADIANS(22.5*[.S100])))&lt;10^-5;0;ABS([.$X$100]*SIN(RADIANS(22.5*[.S100]))))" office:value-type="float" office:value="3.44415089128581" calcext:value-type="float">
            <text:p>3,44415089128581</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11" calcext:value-type="float">
            <text:p>11</text:p>
          </table:table-cell>
          <table:table-cell table:style-name="ce1099" office:value-type="string" calcext:value-type="string">
            <text:p>y<text:span text:style-name="T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958123836180251" calcext:value-type="float">
            <text:p>0,958123836180251</text:p>
          </table:table-cell>
          <table:table-cell table:style-name="ce1099" office:value-type="string" calcext:value-type="string">
            <text:p>y<text:span text:style-name="T51">7</text:span></text:p>
          </table:table-cell>
          <table:table-cell table:style-name="ce1121" table:formula="of:=IF(ABS(-[.$W$100]*COS(RADIANS(22.5*[.D100])))&lt;10^-5;0;ABS([.$W$100]*COS(RADIANS(22.5*[.D100]))))" office:value-type="float" office:value="7" calcext:value-type="float">
            <text:p>7</text:p>
          </table:table-cell>
          <table:table-cell table:style-name="ce1121" table:formula="of:=IF(ABS(-[.$W$100]*COS(RADIANS(22.5*[.E100])))&lt;10^-5;0;ABS([.$W$100]*COS(RADIANS(22.5*[.E100]))))" office:value-type="float" office:value="6.46715672757901" calcext:value-type="float">
            <text:p>6,46715672757901</text:p>
          </table:table-cell>
          <table:table-cell table:style-name="ce1121" table:formula="of:=IF(ABS(-[.$W$100]*COS(RADIANS(22.5*[.F100])))&lt;10^-5;0;ABS([.$W$100]*COS(RADIANS(22.5*[.F100]))))" office:value-type="float" office:value="4.94974746830583" calcext:value-type="float">
            <text:p>4,94974746830583</text:p>
          </table:table-cell>
          <table:table-cell table:style-name="ce1121" table:formula="of:=IF(ABS(-[.$W$100]*COS(RADIANS(22.5*[.G100])))&lt;10^-5;0;ABS([.$W$100]*COS(RADIANS(22.5*[.G100]))))" office:value-type="float" office:value="2.67878402655563" calcext:value-type="float">
            <text:p>2,67878402655563</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3.44415089128581" calcext:value-type="float">
            <text:p>3,44415089128581</text:p>
          </table:table-cell>
          <table:table-cell table:style-name="ce1121" table:formula="of:=IF(ABS(-[.$X$100]*COS(RADIANS(22.5*[.J100])))&lt;10^-5;0;ABS([.$X$100]*COS(RADIANS(22.5*[.J100]))))" office:value-type="float" office:value="6.36396103067893" calcext:value-type="float">
            <text:p>6,36396103067893</text:p>
          </table:table-cell>
          <table:table-cell table:style-name="ce1121" table:formula="of:=IF(ABS(-[.$X$100]*COS(RADIANS(22.5*[.K100])))&lt;10^-5;0;ABS([.$X$100]*COS(RADIANS(22.5*[.K100]))))" office:value-type="float" office:value="8.31491579260158" calcext:value-type="float">
            <text:p>8,31491579260158</text:p>
          </table:table-cell>
          <table:table-cell table:style-name="ce1121" table:formula="of:=IF(ABS(-[.$X$100]*COS(RADIANS(22.5*[.L100])))&lt;10^-5;0;ABS([.$X$100]*COS(RADIANS(22.5*[.L100]))))" office:value-type="float" office:value="9" calcext:value-type="float">
            <text:p>9</text:p>
          </table:table-cell>
          <table:table-cell table:style-name="ce1121" table:formula="of:=IF(ABS(-[.$X$100]*COS(RADIANS(22.5*[.M100])))&lt;10^-5;0;ABS([.$X$100]*COS(RADIANS(22.5*[.M100]))))" office:value-type="float" office:value="8.31491579260158" calcext:value-type="float">
            <text:p>8,31491579260158</text:p>
          </table:table-cell>
          <table:table-cell table:style-name="ce1121" table:formula="of:=IF(ABS(-[.$X$100]*COS(RADIANS(22.5*[.N100])))&lt;10^-5;0;ABS([.$X$100]*COS(RADIANS(22.5*[.N100]))))" office:value-type="float" office:value="6.36396103067893" calcext:value-type="float">
            <text:p>6,36396103067893</text:p>
          </table:table-cell>
          <table:table-cell table:style-name="ce1121" table:formula="of:=IF(ABS(-[.$X$100]*COS(RADIANS(22.5*[.O100])))&lt;10^-5;0;ABS([.$X$100]*COS(RADIANS(22.5*[.O100]))))" office:value-type="float" office:value="3.44415089128581" calcext:value-type="float">
            <text:p>3,44415089128581</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1.91341716182545" calcext:value-type="float">
            <text:p>1,91341716182545</text:p>
          </table:table-cell>
          <table:table-cell table:style-name="ce1121" table:formula="of:=IF(ABS(-[.$Y$100]*COS(RADIANS(22.5*[.R100])))&lt;10^-5;0;ABS([.$Y$100]*COS(RADIANS(22.5*[.R100]))))" office:value-type="float" office:value="3.53553390593274" calcext:value-type="float">
            <text:p>3,53553390593274</text:p>
          </table:table-cell>
          <table:table-cell table:style-name="ce1121" table:formula="of:=IF(ABS(-[.$Y$100]*COS(RADIANS(22.5*[.S100])))&lt;10^-5;0;ABS([.$Y$100]*COS(RADIANS(22.5*[.S100]))))" office:value-type="float" office:value="4.61939766255643" calcext:value-type="float">
            <text:p>4,61939766255643</text:p>
          </table:table-cell>
          <table:table-cell table:style-name="ce1121" table:formula="of:=IF(ABS(-[.$Y$100]*COS(RADIANS(22.5*[.T100])))&lt;10^-5;0;ABS([.$Y$100]*COS(RADIANS(22.5*[.T100]))))" office:value-type="float" office:value="5" calcext:value-type="float">
            <text:p>5</text:p>
          </table:table-cell>
          <table:table-cell table:style-name="ce1020" table:formula="of:=RANK([.B108];[.$B$102:.$B$113];0)" office:value-type="float" office:value="1" calcext:value-type="float">
            <text:p>1</text:p>
          </table:table-cell>
          <table:table-cell table:style-name="ce1099" office:value-type="string" calcext:value-type="string">
            <text:p>y<text:span text:style-name="T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644049515165583" calcext:value-type="float">
            <text:p>0,644049515165583</text:p>
          </table:table-cell>
          <table:table-cell table:style-name="ce1099" office:value-type="string" calcext:value-type="string">
            <text:p>y<text:span text:style-name="T51">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3.44415089128581" calcext:value-type="float">
            <text:p>-3,44415089128581</text:p>
          </table:table-cell>
          <table:table-cell table:style-name="ce1119" table:formula="of:=IF(ABS([.$X$100]*SIN(RADIANS(22.5*[.N100])))&lt;10^-5;0;-[.$X$100]*SIN(RADIANS(22.5*[.N100])))" office:value-type="float" office:value="-6.36396103067893" calcext:value-type="float">
            <text:p>-6,36396103067893</text:p>
          </table:table-cell>
          <table:table-cell table:style-name="ce1119" table:formula="of:=IF(ABS([.$X$100]*SIN(RADIANS(22.5*[.O100])))&lt;10^-5;0;-[.$X$100]*SIN(RADIANS(22.5*[.O100])))" office:value-type="float" office:value="-8.31491579260158" calcext:value-type="float">
            <text:p>-8,31491579260158</text:p>
          </table:table-cell>
          <table:table-cell table:style-name="ce1119" table:formula="of:=IF(ABS([.$X$100]*SIN(RADIANS(22.5*[.P100])))&lt;10^-5;0;-[.$X$100]*SIN(RADIANS(22.5*[.P100])))" office:value-type="float" office:value="-9" calcext:value-type="float">
            <text:p>-9</text:p>
          </table:table-cell>
          <table:table-cell table:style-name="ce1119" table:formula="of:=IF(ABS([.$X$100]*SIN(RADIANS(22.5*[.Q100])))&lt;10^-5;0;-[.$X$100]*SIN(RADIANS(22.5*[.Q100])))" office:value-type="float" office:value="-8.31491579260158" calcext:value-type="float">
            <text:p>-8,31491579260158</text:p>
          </table:table-cell>
          <table:table-cell table:style-name="ce1119" table:formula="of:=IF(ABS([.$X$100]*SIN(RADIANS(22.5*[.R100])))&lt;10^-5;0;-[.$X$100]*SIN(RADIANS(22.5*[.R100])))" office:value-type="float" office:value="-6.36396103067893" calcext:value-type="float">
            <text:p>-6,36396103067893</text:p>
          </table:table-cell>
          <table:table-cell table:style-name="ce1119" table:formula="of:=IF(ABS([.$X$100]*SIN(RADIANS(22.5*[.S100])))&lt;10^-5;0;-[.$X$100]*SIN(RADIANS(22.5*[.S100])))" office:value-type="float" office:value="-3.44415089128581" calcext:value-type="float">
            <text:p>-3,44415089128581</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4" calcext:value-type="float">
            <text:p>4</text:p>
          </table:table-cell>
          <table:table-cell table:style-name="ce1099" office:value-type="string" calcext:value-type="string">
            <text:p>y<text:span text:style-name="T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214368047085335" calcext:value-type="float">
            <text:p>0,214368047085335</text:p>
          </table:table-cell>
          <table:table-cell table:style-name="ce1099" office:value-type="string" calcext:value-type="string">
            <text:p>y<text:span text:style-name="T51">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6.36396103067893" calcext:value-type="float">
            <text:p>6,36396103067893</text:p>
          </table:table-cell>
          <table:table-cell table:style-name="ce1118" table:formula="of:=IF(ABS(-[.$X$100]*SIN(RADIANS(45*[.J100])))&lt;10^-5;0;-[.$X$100]*SIN(RADIANS(45*[.J100])))" office:value-type="float" office:value="9" calcext:value-type="float">
            <text:p>9</text:p>
          </table:table-cell>
          <table:table-cell table:style-name="ce1118" table:formula="of:=IF(ABS(-[.$X$100]*SIN(RADIANS(45*[.K100])))&lt;10^-5;0;-[.$X$100]*SIN(RADIANS(45*[.K100])))" office:value-type="float" office:value="6.36396103067893" calcext:value-type="float">
            <text:p>6,36396103067893</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3.53553390593274" calcext:value-type="float">
            <text:p>-3,53553390593274</text:p>
          </table:table-cell>
          <table:table-cell table:style-name="ce1118" table:formula="of:=IF(ABS(-[.$Y$100]*SIN(RADIANS(45*[.N100])))&lt;10^-5;0;-[.$Y$100]*SIN(RADIANS(45*[.N100])))" office:value-type="float" office:value="-5" calcext:value-type="float">
            <text:p>-5</text:p>
          </table:table-cell>
          <table:table-cell table:style-name="ce1118" table:formula="of:=IF(ABS(-[.$Y$100]*SIN(RADIANS(45*[.O100])))&lt;10^-5;0;-[.$Y$100]*SIN(RADIANS(45*[.O100])))" office:value-type="float" office:value="-3.53553390593274" calcext:value-type="float">
            <text:p>-3,53553390593274</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5.65685424949238" calcext:value-type="float">
            <text:p>5,65685424949238</text:p>
          </table:table-cell>
          <table:table-cell table:style-name="ce1118" table:formula="of:=IF(ABS(-[.$Z$100]*SIN(RADIANS(45*[.R100])))&lt;10^-5;0;-[.$Z$100]*SIN(RADIANS(45*[.R100])))" office:value-type="float" office:value="8" calcext:value-type="float">
            <text:p>8</text:p>
          </table:table-cell>
          <table:table-cell table:style-name="ce1118" table:formula="of:=IF(ABS(-[.$Z$100]*SIN(RADIANS(45*[.S100])))&lt;10^-5;0;-[.$Z$100]*SIN(RADIANS(45*[.S100])))" office:value-type="float" office:value="5.65685424949238" calcext:value-type="float">
            <text:p>5,65685424949238</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8" calcext:value-type="float">
            <text:p>8</text:p>
          </table:table-cell>
          <table:table-cell table:style-name="ce1099" office:value-type="string" calcext:value-type="string">
            <text:p>y<text:span text:style-name="T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15638143388113" calcext:value-type="float">
            <text:p>0,15638143388113</text:p>
          </table:table-cell>
          <table:table-cell table:style-name="ce1099" office:value-type="string" calcext:value-type="string">
            <text:p>y<text:span text:style-name="T51">10</text:span></text:p>
          </table:table-cell>
          <table:table-cell table:style-name="ce1122" table:formula="of:=IF(ABS(-[.$W$100]*COS(RADIANS(45*[.D100])))&lt;10^-5;0;-[.$W$100]*COS(RADIANS(45*[.D100])))" office:value-type="float" office:value="-7" calcext:value-type="float">
            <text:p>-7</text:p>
          </table:table-cell>
          <table:table-cell table:style-name="ce1122" table:formula="of:=IF(ABS(-[.$W$100]*COS(RADIANS(45*[.E100])))&lt;10^-5;0;-[.$W$100]*COS(RADIANS(45*[.E100])))" office:value-type="float" office:value="-4.94974746830583" calcext:value-type="float">
            <text:p>-4,94974746830583</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6.36396103067893" calcext:value-type="float">
            <text:p>6,36396103067893</text:p>
          </table:table-cell>
          <table:table-cell table:style-name="ce1122" table:formula="of:=IF(ABS(-[.$X$100]*COS(RADIANS(45*[.H100])))&lt;10^-5;0;-[.$X$100]*COS(RADIANS(45*[.H100])))" office:value-type="float" office:value="9" calcext:value-type="float">
            <text:p>9</text:p>
          </table:table-cell>
          <table:table-cell table:style-name="ce1122" table:formula="of:=IF(ABS(-[.$X$100]*COS(RADIANS(45*[.I100])))&lt;10^-5;0;-[.$X$100]*COS(RADIANS(45*[.I100])))" office:value-type="float" office:value="6.36396103067893" calcext:value-type="float">
            <text:p>6,36396103067893</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3.53553390593274" calcext:value-type="float">
            <text:p>-3,53553390593274</text:p>
          </table:table-cell>
          <table:table-cell table:style-name="ce1122" table:formula="of:=IF(ABS(-[.$Y$100]*COS(RADIANS(45*[.L100])))&lt;10^-5;0;-[.$Y$100]*COS(RADIANS(45*[.L100])))" office:value-type="float" office:value="-5" calcext:value-type="float">
            <text:p>-5</text:p>
          </table:table-cell>
          <table:table-cell table:style-name="ce1122" table:formula="of:=IF(ABS(-[.$Y$100]*COS(RADIANS(45*[.M100])))&lt;10^-5;0;-[.$Y$100]*COS(RADIANS(45*[.M100])))" office:value-type="float" office:value="-3.53553390593274" calcext:value-type="float">
            <text:p>-3,53553390593274</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5.65685424949238" calcext:value-type="float">
            <text:p>5,65685424949238</text:p>
          </table:table-cell>
          <table:table-cell table:style-name="ce1122" table:formula="of:=IF(ABS(-[.$Z$100]*COS(RADIANS(45*[.P100])))&lt;10^-5;0;-[.$Z$100]*COS(RADIANS(45*[.P100])))" office:value-type="float" office:value="8" calcext:value-type="float">
            <text:p>8</text:p>
          </table:table-cell>
          <table:table-cell table:style-name="ce1122" table:formula="of:=IF(ABS(-[.$Z$100]*COS(RADIANS(45*[.Q100])))&lt;10^-5;0;-[.$Z$100]*COS(RADIANS(45*[.Q100])))" office:value-type="float" office:value="5.65685424949238" calcext:value-type="float">
            <text:p>5,65685424949238</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4.94974746830583" calcext:value-type="float">
            <text:p>-4,94974746830583</text:p>
          </table:table-cell>
          <table:table-cell table:style-name="ce1122" table:formula="of:=IF(ABS(-[.$AA$100]*COS(RADIANS(45*[.T100])))&lt;10^-5;0;-[.$AA$100]*COS(RADIANS(45*[.T100])))" office:value-type="float" office:value="-7" calcext:value-type="float">
            <text:p>-7</text:p>
          </table:table-cell>
          <table:table-cell table:style-name="ce1020" table:formula="of:=RANK([.B111];[.$B$102:.$B$113];0)" office:value-type="float" office:value="9" calcext:value-type="float">
            <text:p>9</text:p>
          </table:table-cell>
          <table:table-cell table:style-name="ce1099" office:value-type="string" calcext:value-type="string">
            <text:p>y<text:span text:style-name="T51">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155086237100522" calcext:value-type="float">
            <text:p>0,155086237100522</text:p>
          </table:table-cell>
          <table:table-cell table:style-name="ce1099" office:value-type="string" calcext:value-type="string">
            <text:p>y<text:span text:style-name="T51">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2.67878402655563" calcext:value-type="float">
            <text:p>-2,67878402655563</text:p>
          </table:table-cell>
          <table:table-cell table:style-name="ce1118" table:formula="of:=IF(ABS(-[.$W$100]*SIN(RADIANS(22.5*[.F100])))&lt;10^-5;0;-ABS([.$W$100]*SIN(RADIANS(22.5*[.F100]))))" office:value-type="float" office:value="-4.94974746830583" calcext:value-type="float">
            <text:p>-4,94974746830583</text:p>
          </table:table-cell>
          <table:table-cell table:style-name="ce1118" table:formula="of:=IF(ABS(-[.$W$100]*SIN(RADIANS(22.5*[.G100])))&lt;10^-5;0;-ABS([.$W$100]*SIN(RADIANS(22.5*[.G100]))))" office:value-type="float" office:value="-6.46715672757901" calcext:value-type="float">
            <text:p>-6,46715672757901</text:p>
          </table:table-cell>
          <table:table-cell table:style-name="ce1118" table:formula="of:=IF(ABS(-[.$W$100]*SIN(RADIANS(22.5*[.H100])))&lt;10^-5;0;-ABS([.$W$100]*SIN(RADIANS(22.5*[.H100]))))" office:value-type="float" office:value="-7" calcext:value-type="float">
            <text:p>-7</text:p>
          </table:table-cell>
          <table:table-cell table:style-name="ce1118" table:formula="of:=IF(ABS(-[.$W$100]*SIN(RADIANS(22.5*[.I100])))&lt;10^-5;0;-ABS([.$W$100]*SIN(RADIANS(22.5*[.I100]))))" office:value-type="float" office:value="-6.46715672757901" calcext:value-type="float">
            <text:p>-6,46715672757901</text:p>
          </table:table-cell>
          <table:table-cell table:style-name="ce1118" table:formula="of:=IF(ABS(-[.$W$100]*SIN(RADIANS(22.5*[.J100])))&lt;10^-5;0;-ABS([.$W$100]*SIN(RADIANS(22.5*[.J100]))))" office:value-type="float" office:value="-4.94974746830583" calcext:value-type="float">
            <text:p>-4,94974746830583</text:p>
          </table:table-cell>
          <table:table-cell table:style-name="ce1118" table:formula="of:=IF(ABS(-[.$W$100]*SIN(RADIANS(22.5*[.K100])))&lt;10^-5;0;-ABS([.$W$100]*SIN(RADIANS(22.5*[.K100]))))" office:value-type="float" office:value="-2.67878402655563" calcext:value-type="float">
            <text:p>-2,67878402655563</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3.44415089128581" calcext:value-type="float">
            <text:p>-3,44415089128581</text:p>
          </table:table-cell>
          <table:table-cell table:style-name="ce1118" table:formula="of:=IF(ABS(-[.$X$100]*SIN(RADIANS(22.5*[.N100])))&lt;10^-5;0;-ABS([.$X$100]*SIN(RADIANS(22.5*[.N100]))))" office:value-type="float" office:value="-6.36396103067893" calcext:value-type="float">
            <text:p>-6,36396103067893</text:p>
          </table:table-cell>
          <table:table-cell table:style-name="ce1118" table:formula="of:=IF(ABS(-[.$X$100]*SIN(RADIANS(22.5*[.O100])))&lt;10^-5;0;-ABS([.$X$100]*SIN(RADIANS(22.5*[.O100]))))" office:value-type="float" office:value="-8.31491579260158" calcext:value-type="float">
            <text:p>-8,31491579260158</text:p>
          </table:table-cell>
          <table:table-cell table:style-name="ce1118" table:formula="of:=IF(ABS(-[.$X$100]*SIN(RADIANS(22.5*[.P100])))&lt;10^-5;0;-ABS([.$X$100]*SIN(RADIANS(22.5*[.P100]))))" office:value-type="float" office:value="-9" calcext:value-type="float">
            <text:p>-9</text:p>
          </table:table-cell>
          <table:table-cell table:style-name="ce1118" table:formula="of:=IF(ABS(-[.$X$100]*SIN(RADIANS(22.5*[.Q100])))&lt;10^-5;0;-ABS([.$X$100]*SIN(RADIANS(22.5*[.Q100]))))" office:value-type="float" office:value="-8.31491579260158" calcext:value-type="float">
            <text:p>-8,31491579260158</text:p>
          </table:table-cell>
          <table:table-cell table:style-name="ce1118" table:formula="of:=IF(ABS(-[.$X$100]*SIN(RADIANS(22.5*[.R100])))&lt;10^-5;0;-ABS([.$X$100]*SIN(RADIANS(22.5*[.R100]))))" office:value-type="float" office:value="-6.36396103067893" calcext:value-type="float">
            <text:p>-6,36396103067893</text:p>
          </table:table-cell>
          <table:table-cell table:style-name="ce1118" table:formula="of:=IF(ABS(-[.$X$100]*SIN(RADIANS(22.5*[.S100])))&lt;10^-5;0;-ABS([.$X$100]*SIN(RADIANS(22.5*[.S100]))))" office:value-type="float" office:value="-3.44415089128581" calcext:value-type="float">
            <text:p>-3,44415089128581</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10" calcext:value-type="float">
            <text:p>10</text:p>
          </table:table-cell>
          <table:table-cell table:style-name="ce1099" office:value-type="string" calcext:value-type="string">
            <text:p>y<text:span text:style-name="T51">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807610662619078" calcext:value-type="float">
            <text:p>0,807610662619078</text:p>
          </table:table-cell>
          <table:table-cell table:style-name="ce1099" office:value-type="string" calcext:value-type="string">
            <text:p>y<text:span text:style-name="T51">12</text:span></text:p>
          </table:table-cell>
          <table:table-cell table:style-name="ce1119" table:formula="of:=IF(ABS(-[.$W$100]*COS(RADIANS(22.5*[.D100])))&lt;10^-5;0;-ABS([.$W$100]*COS(RADIANS(22.5*[.D100]))))" office:value-type="float" office:value="-7" calcext:value-type="float">
            <text:p>-7</text:p>
          </table:table-cell>
          <table:table-cell table:style-name="ce1119" table:formula="of:=IF(ABS(-[.$W$100]*COS(RADIANS(22.5*[.E100])))&lt;10^-5;0;-ABS([.$W$100]*COS(RADIANS(22.5*[.E100]))))" office:value-type="float" office:value="-6.46715672757901" calcext:value-type="float">
            <text:p>-6,46715672757901</text:p>
          </table:table-cell>
          <table:table-cell table:style-name="ce1119" table:formula="of:=IF(ABS(-[.$W$100]*COS(RADIANS(22.5*[.F100])))&lt;10^-5;0;-ABS([.$W$100]*COS(RADIANS(22.5*[.F100]))))" office:value-type="float" office:value="-4.94974746830583" calcext:value-type="float">
            <text:p>-4,94974746830583</text:p>
          </table:table-cell>
          <table:table-cell table:style-name="ce1119" table:formula="of:=IF(ABS(-[.$W$100]*COS(RADIANS(22.5*[.G100])))&lt;10^-5;0;-ABS([.$W$100]*COS(RADIANS(22.5*[.G100]))))" office:value-type="float" office:value="-2.67878402655563" calcext:value-type="float">
            <text:p>-2,67878402655563</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3.44415089128581" calcext:value-type="float">
            <text:p>-3,44415089128581</text:p>
          </table:table-cell>
          <table:table-cell table:style-name="ce1119" table:formula="of:=IF(ABS(-[.$X$100]*COS(RADIANS(22.5*[.J100])))&lt;10^-5;0;-ABS([.$X$100]*COS(RADIANS(22.5*[.J100]))))" office:value-type="float" office:value="-6.36396103067893" calcext:value-type="float">
            <text:p>-6,36396103067893</text:p>
          </table:table-cell>
          <table:table-cell table:style-name="ce1119" table:formula="of:=IF(ABS(-[.$X$100]*COS(RADIANS(22.5*[.K100])))&lt;10^-5;0;-ABS([.$X$100]*COS(RADIANS(22.5*[.K100]))))" office:value-type="float" office:value="-8.31491579260158" calcext:value-type="float">
            <text:p>-8,31491579260158</text:p>
          </table:table-cell>
          <table:table-cell table:style-name="ce1119" table:formula="of:=IF(ABS(-[.$X$100]*COS(RADIANS(22.5*[.L100])))&lt;10^-5;0;-ABS([.$X$100]*COS(RADIANS(22.5*[.L100]))))" office:value-type="float" office:value="-9" calcext:value-type="float">
            <text:p>-9</text:p>
          </table:table-cell>
          <table:table-cell table:style-name="ce1119" table:formula="of:=IF(ABS(-[.$X$100]*COS(RADIANS(22.5*[.M100])))&lt;10^-5;0;-ABS([.$X$100]*COS(RADIANS(22.5*[.M100]))))" office:value-type="float" office:value="-8.31491579260158" calcext:value-type="float">
            <text:p>-8,31491579260158</text:p>
          </table:table-cell>
          <table:table-cell table:style-name="ce1119" table:formula="of:=IF(ABS(-[.$X$100]*COS(RADIANS(22.5*[.N100])))&lt;10^-5;0;-ABS([.$X$100]*COS(RADIANS(22.5*[.N100]))))" office:value-type="float" office:value="-6.36396103067893" calcext:value-type="float">
            <text:p>-6,36396103067893</text:p>
          </table:table-cell>
          <table:table-cell table:style-name="ce1119" table:formula="of:=IF(ABS(-[.$X$100]*COS(RADIANS(22.5*[.O100])))&lt;10^-5;0;-ABS([.$X$100]*COS(RADIANS(22.5*[.O100]))))" office:value-type="float" office:value="-3.44415089128581" calcext:value-type="float">
            <text:p>-3,44415089128581</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1.91341716182545" calcext:value-type="float">
            <text:p>-1,91341716182545</text:p>
          </table:table-cell>
          <table:table-cell table:style-name="ce1119" table:formula="of:=IF(ABS(-[.$Y$100]*COS(RADIANS(22.5*[.R100])))&lt;10^-5;0;-ABS([.$Y$100]*COS(RADIANS(22.5*[.R100]))))" office:value-type="float" office:value="-3.53553390593274" calcext:value-type="float">
            <text:p>-3,53553390593274</text:p>
          </table:table-cell>
          <table:table-cell table:style-name="ce1119" table:formula="of:=IF(ABS(-[.$Y$100]*COS(RADIANS(22.5*[.S100])))&lt;10^-5;0;-ABS([.$Y$100]*COS(RADIANS(22.5*[.S100]))))" office:value-type="float" office:value="-4.61939766255643" calcext:value-type="float">
            <text:p>-4,61939766255643</text:p>
          </table:table-cell>
          <table:table-cell table:style-name="ce1119" table:formula="of:=IF(ABS(-[.$Y$100]*COS(RADIANS(22.5*[.T100])))&lt;10^-5;0;-ABS([.$Y$100]*COS(RADIANS(22.5*[.T100]))))" office:value-type="float" office:value="-5" calcext:value-type="float">
            <text:p>-5</text:p>
          </table:table-cell>
          <table:table-cell table:style-name="ce1020" table:formula="of:=RANK([.B113];[.$B$102:.$B$113];0)" office:value-type="float" office:value="3" calcext:value-type="float">
            <text:p>3</text:p>
          </table:table-cell>
          <table:table-cell table:style-name="ce1099" office:value-type="string" calcext:value-type="string">
            <text:p>y<text:span text:style-name="T51">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250064717234579" calcext:value-type="float">
            <text:p>0,250064717234579</text:p>
          </table:table-cell>
          <table:table-cell table:style-name="ce1099" office:value-type="string" calcext:value-type="string">
            <text:p>y<text:span text:style-name="T51">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3</text:span></text:p>
          </table:table-cell>
          <table:table-cell table:style-name="ce1108" table:number-columns-repeated="5"/>
          <table:table-cell table:style-name="ce815" table:number-columns-repeated="6"/>
          <table:table-cell table:style-name="ce1187"/>
          <table:table-cell table:style-name="ce1108" table:number-columns-repeated="6"/>
          <table:table-cell table:style-name="ce815" table:number-columns-repeated="6"/>
          <table:table-cell table:style-name="ce1187"/>
          <table:table-cell table:style-name="ce1108" table:number-columns-repeated="6"/>
          <table:table-cell table:style-name="ce815" table:number-columns-repeated="2"/>
          <table:table-cell table:style-name="ce1337"/>
          <table:table-cell table:style-name="ce815" table:number-columns-repeated="2"/>
          <table:table-cell table:style-name="ce1187"/>
          <table:table-cell table:style-name="ce808" table:number-columns-repeated="6"/>
          <table:table-cell table:style-name="ce748"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656010846026349" calcext:value-type="float">
            <text:p>0,656010846026349</text:p>
          </table:table-cell>
          <table:table-cell table:style-name="ce1099" office:value-type="string" calcext:value-type="string">
            <text:p>y<text:span text:style-name="T51">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499252113775309" calcext:value-type="float">
            <text:p>0,499252113775309</text:p>
          </table:table-cell>
          <table:table-cell table:style-name="ce1099" office:value-type="string" calcext:value-type="string">
            <text:p>y<text:span text:style-name="T51">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605724567398194" calcext:value-type="float">
            <text:p>0,605724567398194</text:p>
          </table:table-cell>
          <table:table-cell table:style-name="ce1099" office:value-type="string" calcext:value-type="string">
            <text:p>y<text:span text:style-name="T51">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458364677304042" calcext:value-type="float">
            <text:p>0,458364677304042</text:p>
          </table:table-cell>
          <table:table-cell table:style-name="ce1099" office:value-type="string" calcext:value-type="string">
            <text:p>y<text:span text:style-name="T51">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121599069441235" calcext:value-type="float">
            <text:p>0,121599069441235</text:p>
          </table:table-cell>
          <table:table-cell table:style-name="ce1099" office:value-type="string" calcext:value-type="string">
            <text:p>y<text:span text:style-name="T51">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305347132293171" calcext:value-type="float">
            <text:p>0,305347132293171</text:p>
          </table:table-cell>
          <table:table-cell table:style-name="ce1099" office:value-type="string" calcext:value-type="string">
            <text:p>y<text:span text:style-name="T51">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413702134223166" calcext:value-type="float">
            <text:p>0,413702134223166</text:p>
          </table:table-cell>
          <table:table-cell table:style-name="ce1099" office:value-type="string" calcext:value-type="string">
            <text:p>y<text:span text:style-name="T51">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878343918685218" calcext:value-type="float">
            <text:p>0,878343918685218</text:p>
          </table:table-cell>
          <table:table-cell table:style-name="ce1099" office:value-type="string" calcext:value-type="string">
            <text:p>y<text:span text:style-name="T51">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660971871593458" calcext:value-type="float">
            <text:p>0,660971871593458</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75653483641786" calcext:value-type="float">
            <text:p>0,75653483641786</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330352348286378" calcext:value-type="float">
            <text:p>0,330352348286378</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275221781851402" calcext:value-type="float">
            <text:p>0,275221781851402</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4">
          <table:table-cell table:style-name="ce703" table:number-columns-repeated="25"/>
          <table:table-cell table:number-columns-repeated="34"/>
          <table:table-cell table:style-name="ce919" table:number-columns-repeated="11"/>
          <table:table-cell table:number-columns-repeated="954"/>
        </table:table-row>
        <table:table-row table:style-name="ro4">
          <table:table-cell table:style-name="ce703"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815"/>
          <table:table-cell table:number-columns-repeated="997"/>
        </table:table-row>
        <table:table-row table:style-name="ro4">
          <table:table-cell table:style-name="ce703"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703"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4" calcext:value-type="float">
            <text:p>-4</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4" calcext:value-type="float">
            <text:p>4</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office:value-type="float" office:value="8" calcext:value-type="float">
            <text:p>8</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718" office:value-type="string" calcext:value-type="string">
            <text:p>Signe</text:p>
          </table:table-cell>
          <table:table-cell table:style-name="ce1124" table:formula="of:=IF(ISBLANK(INDIRECT(CONCATENATE([.P128]&amp;(ROW([.$C$130])+[.$U$102]))));&quot;&quot;;INDIRECT(CONCATENATE([.P128]&amp;(ROW([.$C$130])+[.$U$102]))))">
            <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office:value-type="string" office:string-value="-" calcext:value-type="string">
            <text:p>-</text:p>
          </table:table-cell>
          <table:table-cell table:style-name="ce1124" table:formula="of:=IF(ISBLANK(INDIRECT(CONCATENATE([.V128]&amp;(ROW([.$C$130])+[.$U$102]))));&quot;&quot;;INDIRECT(CONCATENATE([.V128]&amp;(ROW([.$C$130])+[.$U$102]))))">
            <text:p/>
          </table:table-cell>
          <table:table-cell table:style-name="ce1124" table:formula="of:=IF(ISBLANK(INDIRECT(CONCATENATE([.W128]&amp;(ROW([.$C$130])+[.$U$102]))));&quot;&quot;;INDIRECT(CONCATENATE([.W128]&amp;(ROW([.$C$130])+[.$U$102]))))">
            <text:p/>
          </table:table-cell>
          <table:table-cell table:style-name="ce1124" table:formula="of:=IF(ISBLANK(INDIRECT(CONCATENATE([.X128]&amp;(ROW([.$C$130])+[.$U$102]))));&quot;&quot;;INDIRECT(CONCATENATE([.X128]&amp;(ROW([.$C$130])+[.$U$102]))))">
            <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703"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703"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703"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703"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1229"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229"/>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1073"/>
          <table:table-cell table:style-name="ce704" office:value-type="string" calcext:value-type="string">
            <text:p>AB</text:p>
          </table:table-cell>
          <table:table-cell table:style-name="ce704" office:value-type="string" calcext:value-type="string">
            <text:p>AC</text:p>
          </table:table-cell>
          <table:table-cell table:style-name="ce704" office:value-type="string" calcext:value-type="string">
            <text:p>AD</text:p>
          </table:table-cell>
          <table:table-cell table:style-name="ce704" office:value-type="string" calcext:value-type="string">
            <text:p>AE</text:p>
          </table:table-cell>
          <table:table-cell table:style-name="ce704" office:value-type="string" calcext:value-type="string">
            <text:p>AF</text:p>
          </table:table-cell>
          <table:table-cell table:style-name="ce704" office:value-type="string" calcext:value-type="string">
            <text:p>AG</text:p>
          </table:table-cell>
          <table:table-cell table:style-name="ce704" office:value-type="string" calcext:value-type="string">
            <text:p>AH</text:p>
          </table:table-cell>
          <table:table-cell table:style-name="ce704" office:value-type="string" calcext:value-type="string">
            <text:p>AI</text:p>
          </table:table-cell>
          <table:table-cell table:style-name="ce704" office:value-type="string" calcext:value-type="string">
            <text:p>AJ</text:p>
          </table:table-cell>
          <table:table-cell table:style-name="ce704" office:value-type="string" calcext:value-type="string">
            <text:p>AK</text:p>
          </table:table-cell>
          <table:table-cell table:style-name="ce704"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4" calcext:value-type="float">
            <text:p>-4</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0" calcext:value-type="float">
            <text:p>0</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4" calcext:value-type="float">
            <text:p>4</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8" calcext:value-type="float">
            <text:p>8</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text:p/>
          </table:table-cell>
          <table:table-cell table:style-name="ce718" office:value-type="string" calcext:value-type="string">
            <text:p>Signe</text:p>
          </table:table-cell>
          <table:table-cell table:style-name="ce1124" table:formula="of:=IF(ISBLANK(INDIRECT(CONCATENATE([.P157]&amp;(ROW([.$C$159])+[.$U$102]))));&quot;&quot;;INDIRECT(CONCATENATE([.P157]&amp;(ROW([.$C$159])+[.$U$102]))))" office:value-type="float" office:value="0" calcext:value-type="float">
            <text:p>0</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office:value-type="float" office:value="0" calcext:value-type="float">
            <text:p>0</text:p>
          </table:table-cell>
          <table:table-cell table:style-name="ce1124" table:formula="of:=IF(ISBLANK(INDIRECT(CONCATENATE([.Y157]&amp;(ROW([.$C$159])+[.$U$102]))));&quot;&quot;;INDIRECT(CONCATENATE([.Y157]&amp;(ROW([.$C$159])+[.$U$102]))))">
            <text:p/>
          </table:table-cell>
          <table:table-cell table:style-name="ce1124" table:formula="of:=IF(ISBLANK(INDIRECT(CONCATENATE([.Z157]&amp;(ROW([.$C$159])+[.$U$102]))));&quot;&quot;;INDIRECT(CONCATENATE([.Z157]&amp;(ROW([.$C$159])+[.$U$102]))))">
            <text:p/>
          </table:table-cell>
          <table:table-cell table:style-name="ce718" office:value-type="string" calcext:value-type="string">
            <text:p>y</text:p>
          </table:table-cell>
          <table:table-cell table:style-name="ce1124" table:formula="of:=IF(ISBLANK(INDIRECT(CONCATENATE([.AB157]&amp;(ROW([.$C$159])+[.$U$102]))));&quot;&quot;;INDIRECT(CONCATENATE([.AB157]&amp;(ROW([.$C$159])+[.$U$102]))))" office:value-type="float" office:value="-7" calcext:value-type="float">
            <text:p>-7</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0" calcext:value-type="float">
            <text:p>0</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9" calcext:value-type="float">
            <text:p>-9</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0" calcext:value-type="float">
            <text:p>0</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5" calcext:value-type="float">
            <text:p>-5</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996" table:formula="of:=[.$X$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1065" table:formula="of:=-[.$X$100]" office:value-type="float" office:value="-9" calcext:value-type="float">
            <text:p>-9</text:p>
          </table:table-cell>
          <table:table-cell table:style-name="ce996"/>
          <table:table-cell table:style-name="ce996" table:formula="of:=[.$Y$100]" office:value-type="float" office:value="5" calcext:value-type="float">
            <text:p>5</text:p>
          </table:table-cell>
          <table:table-cell table:style-name="ce996"/>
          <table:table-cell table:style-name="ce1065" table:formula="of:=-[.$Z$100]" office:value-type="float" office:value="-8" calcext:value-type="float">
            <text:p>-8</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table:formula="of:=-[.$Y$100]" office:value-type="float" office:value="-5" calcext:value-type="float">
            <text:p>-5</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1065"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1065" table:formula="of:=-[.$X$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9" calcext:value-type="float">
            <text:p>9</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5" calcext:value-type="float">
            <text:p>5</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996" table:formula="of:=-[.$Y$100]" office:value-type="float" office:value="-5" calcext:value-type="float">
            <text:p>-5</text:p>
          </table:table-cell>
          <table:table-cell table:style-name="ce996"/>
          <table:table-cell table:style-name="ce996" table:formula="of:=[.$Z$100]" office:value-type="float" office:value="8" calcext:value-type="float">
            <text:p>8</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table:formula="of:=-[.$Y$100]" office:value-type="float" office:value="-5" calcext:value-type="float">
            <text:p>-5</text:p>
          </table:table-cell>
          <table:table-cell table:style-name="ce1070"/>
          <table:table-cell table:style-name="ce1070" table:formula="of:=[.$Z$100]" office:value-type="float" office:value="8" calcext:value-type="float">
            <text:p>8</text:p>
          </table:table-cell>
          <table:table-cell table:style-name="ce1070"/>
          <table:table-cell table:style-name="ce1070" table:formula="of:=-[.$AA$100]" office:value-type="float" office:value="-7" calcext:value-type="float">
            <text:p>-7</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9" calcext:value-type="float">
            <text:p>-9</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5" calcext:value-type="float">
            <text:p>-5</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693" office:value-type="string" calcext:value-type="string" table:number-columns-spanned="26" table:number-rows-spanned="1">
            <text:p>Données pour l’onglet Fonction homographique</text:p>
          </table:table-cell>
          <table:covered-table-cell table:number-columns-repeated="11" table:style-name="ce707"/>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07" table:number-columns-repeated="3"/>
          <table:table-cell table:number-columns-repeated="993"/>
        </table:table-row>
        <table:table-row table:style-name="ro4">
          <table:table-cell table:style-name="ce707" table:number-columns-repeated="12"/>
          <table:table-cell table:number-columns-repeated="4"/>
          <table:table-cell table:style-name="ce815"/>
          <table:table-cell table:style-name="ce1100" table:number-columns-repeated="2"/>
          <table:table-cell table:style-name="ce1192" table:number-columns-repeated="8"/>
          <table:table-cell table:style-name="ce707" table:number-columns-repeated="5"/>
          <table:table-cell table:style-name="ce703" table:number-columns-repeated="7"/>
          <table:table-cell table:number-columns-repeated="985"/>
        </table:table-row>
        <table:table-row table:style-name="ro4">
          <table:table-cell table:style-name="ce704" office:value-type="string" calcext:value-type="string" table:number-columns-spanned="6" table:number-rows-spanned="1">
            <text:p>Tableau points tableau de signe</text:p>
          </table:table-cell>
          <table:covered-table-cell table:number-columns-repeated="5"/>
          <table:table-cell/>
          <table:table-cell table:style-name="ce703"/>
          <table:table-cell table:style-name="ce1108"/>
          <table:table-cell table:number-columns-repeated="4"/>
          <table:table-cell table:style-name="ce704" office:value-type="string" calcext:value-type="string" table:number-columns-spanned="5" table:number-rows-spanned="1">
            <text:p>Tableau points tableau de variations</text:p>
          </table:table-cell>
          <table:covered-table-cell table:number-columns-repeated="4" table:style-name="ce703"/>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703" table:number-columns-repeated="4"/>
          <table:table-cell table:number-columns-repeated="985"/>
        </table:table-row>
        <table:table-row table:style-name="ro4">
          <table:table-cell table:style-name="ce1024" office:value-type="string" calcext:value-type="string">
            <text:p>x</text:p>
          </table:table-cell>
          <table:table-cell table:style-name="ce1061" office:value-type="string" calcext:value-type="string">
            <text:p>-<text:span text:style-name="T19">∞</text:span></text:p>
          </table:table-cell>
          <table:table-cell table:style-name="ce1101" table:formula="of:=IF([.F211]&lt;[.L210];[.F211];[.L210])" office:value-type="float" office:value="-5" calcext:value-type="float">
            <text:p>-5</text:p>
          </table:table-cell>
          <table:table-cell table:style-name="ce1095"/>
          <table:table-cell table:style-name="ce1101" table:formula="of:=IF([.F211]&lt;[.L210];[.L210];[.F211])" office:value-type="float" office:value="-2" calcext:value-type="float">
            <text:p>-2</text:p>
          </table:table-cell>
          <table:table-cell table:style-name="ce1154" office:value-type="string" calcext:value-type="string">
            <text:p>+<text:span text:style-name="T19">∞</text:span></text:p>
          </table:table-cell>
          <table:table-cell table:style-name="ce1165"/>
          <table:table-cell table:style-name="ce703"/>
          <table:table-cell table:style-name="ce1167"/>
          <table:table-cell table:style-name="ce1184" table:number-columns-repeated="3"/>
          <table:table-cell table:style-name="ce894"/>
          <table:table-cell table:style-name="ce1205" office:value-type="string" calcext:value-type="string" table:number-columns-spanned="2" table:number-rows-spanned="1">
            <text:p>x</text:p>
          </table:table-cell>
          <table:covered-table-cell table:style-name="ce697"/>
          <table:table-cell table:style-name="ce1041" office:value-type="string" calcext:value-type="string">
            <text:p>-<text:span text:style-name="T19">∞</text:span></text:p>
          </table:table-cell>
          <table:table-cell table:style-name="ce962" table:number-columns-repeated="2"/>
          <table:table-cell table:style-name="ce772" table:formula="of:=[.L210]" office:value-type="float" office:value="-2" calcext:value-type="float">
            <text:p>-2</text:p>
          </table:table-cell>
          <table:table-cell table:style-name="ce1255"/>
          <table:table-cell table:style-name="ce962"/>
          <table:table-cell table:style-name="ce973" office:value-type="string" calcext:value-type="string">
            <text:p>+<text:span text:style-name="T19">∞</text:span></text:p>
          </table:table-cell>
          <table:table-cell table:style-name="ce808"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0.833333333333333" calcext:value-type="float">
            <text:p>-0,833333333333333</text:p>
          </table:table-cell>
          <table:table-cell table:style-name="ce1330" table:formula="of:=([.$A$208]*[.AF189]+[.$B$208])/([.$C$208]*[.AF189]+[.$D$208])" office:value-type="float" office:value="-0.833333333333333" calcext:value-type="float">
            <text:p>-0,833333333333333</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float" office:value="0" calcext:value-type="float">
            <text:p>0</text:p>
          </table:table-cell>
          <table:table-cell table:style-name="ce777" table:formula="of:=IF([.F210]&lt;0;&quot;-&quot;;&quot;+&quot;)" office:value-type="string" office:string-value="+" calcext:value-type="string">
            <text:p>+</text:p>
          </table:table-cell>
          <table:table-cell table:style-name="ce777" table:formula="of:=IF([.F211]&lt;[.L210];&quot;||&quot;;0)" office:value-type="string" office:string-value="||" calcext:value-type="string">
            <text:p>||</text:p>
          </table:table-cell>
          <table:table-cell table:style-name="ce775" table:formula="of:=IF([.F208]&lt;0;&quot;-&quot;;&quot;+&quot;)" office:value-type="string" office:string-value="-" calcext:value-type="string">
            <text:p>-</text:p>
          </table:table-cell>
          <table:table-cell table:style-name="ce1066"/>
          <table:table-cell table:style-name="ce703"/>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777"/>
          <table:covered-table-cell table:style-name="ce962"/>
          <table:table-cell table:style-name="ce777"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777"/>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0.830188679245283" calcext:value-type="float">
            <text:p>-0,830188679245283</text:p>
          </table:table-cell>
          <table:table-cell table:style-name="ce1119" table:formula="of:=([.$A$208]*[.AF190]+[.$B$208])/([.$C$208]*[.AF190]+[.$D$208])" office:value-type="float" office:value="-0.830188679245283" calcext:value-type="float">
            <text:p>-0,830188679245283</text:p>
          </table:table-cell>
          <table:table-cell table:style-name="ce1108"/>
          <table:table-cell table:style-name="ce703"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quot;-infini&quot;=[$'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quot;+infini&quot;=[$'Fonction homographique'.J5];NOT(ISBLANK([$'Fonction homographique'.J8])));1;-0.5))" office:value-type="float" office:value="0" calcext:value-type="float">
            <text:p>0</text:p>
          </table:table-cell>
          <table:table-cell table:style-name="ce894" table:number-columns-repeated="7"/>
          <table:table-cell table:style-name="ce1208" office:value-type="string" calcext:value-type="string" table:number-columns-spanned="2" table:number-rows-spanned="2">
            <text:p>Var de f</text:p>
          </table:table-cell>
          <table:covered-table-cell table:style-name="ce705"/>
          <table:table-cell table:style-name="ce1230" table:formula="of:=IF([.$P$190]=&quot;-&quot;;[.$K$207];IF([.$P$190]=&quot;+&quot;;&quot;&quot;;[.$K$207]))">
            <text:p/>
          </table:table-cell>
          <table:table-cell table:style-name="ce823" table:formula="of:=IF(ISBLANK([.P190]);&quot;&quot;;IF([.P190]=&quot;+&quot;;&quot;k&quot;;IF([.P190]=&quot;-&quot;;&quot;m&quot;;&quot;&quot;)))" office:value-type="string" office:string-value="k" calcext:value-type="string" table:number-columns-spanned="1" table:number-rows-spanned="2">
            <text:p>k</text:p>
          </table:table-cell>
          <table:table-cell table:style-name="ce1247" table:formula="of:=IF([.$P$190]=&quot;+&quot;;&quot;+∞&quot;;IF([.$P$190]=&quot;-&quot;;&quot;&quot;;&quot;-∞&quot;))" office:value-type="string" office:string-value="+∞" calcext:value-type="string">
            <text:p>+∞</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text:p/>
          </table:table-cell>
          <table:table-cell table:style-name="ce823" table:formula="of:=IF(ISBLANK([.T190]);&quot;&quot;;IF([.T190]=&quot;+&quot;;&quot;k&quot;;IF([.T190]=&quot;-&quot;;&quot;m&quot;;&quot;&quot;)))" office:value-type="string" office:string-value="k" calcext:value-type="string" table:number-columns-spanned="1" table:number-rows-spanned="2">
            <text:p>k</text:p>
          </table:table-cell>
          <table:table-cell table:style-name="ce1267" table:formula="of:=IF([.$P$190]=&quot;+&quot;;[.$K$207];IF([.$P$190]=&quot;-&quot;;&quot;&quot;;&quot;-∞&quot;))" office:value-type="string" office:string-value="-4/3" calcext:value-type="string">
            <text:p>-4/3</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808"/>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0.827004219409283" calcext:value-type="float">
            <text:p>-0,827004219409283</text:p>
          </table:table-cell>
          <table:table-cell table:style-name="ce1330" table:formula="of:=([.$A$208]*[.AF191]+[.$B$208])/([.$C$208]*[.AF191]+[.$D$208])" office:value-type="float" office:value="-0.827004219409283" calcext:value-type="float">
            <text:p>-0,827004219409283</text:p>
          </table:table-cell>
          <table:table-cell table:style-name="ce1108"/>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office:value-type="string" office:string-value="-4/3" calcext:value-type="string">
            <text:p>-4/3</text:p>
          </table:table-cell>
          <table:covered-table-cell table:style-name="ce1238"/>
          <table:table-cell table:style-name="ce1247" table:formula="of:=IF([.$P$190]=&quot;-&quot;;&quot;-∞&quot;;IF([.$P$190]=&quot;+&quot;;&quot;&quot;;&quot;+∞&quot;))">
            <text:p/>
          </table:table-cell>
          <table:covered-table-cell table:style-name="ce1238"/>
          <table:table-cell table:style-name="ce1231" table:formula="of:=IF([.$P$190]=&quot;+&quot;;&quot;-∞&quot;;IF([.$P$190]=&quot;-&quot;;&quot;&quot;;&quot;-∞&quot;))" office:value-type="string" office:string-value="-∞" calcext:value-type="string">
            <text:p>-∞</text:p>
          </table:table-cell>
          <table:covered-table-cell table:style-name="ce1238"/>
          <table:table-cell table:style-name="ce1267" table:formula="of:=IF([.$P$190]=&quot;-&quot;;[.$K$207];IF([.$P$190]=&quot;+&quot;;&quot;&quot;;&quot;+∞&quot;))">
            <text:p/>
          </table:table-cell>
          <table:covered-table-cell table:style-name="ce1281"/>
          <table:table-cell table:style-name="ce1276"/>
          <table:covered-table-cell table:style-name="ce1281"/>
          <table:table-cell table:style-name="ce1276"/>
          <table:table-cell table:style-name="ce808"/>
          <table:table-cell table:style-name="ce894"/>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0.823779193205945" calcext:value-type="float">
            <text:p>-0,823779193205945</text:p>
          </table:table-cell>
          <table:table-cell table:style-name="ce1119" table:formula="of:=([.$A$208]*[.AF192]+[.$B$208])/([.$C$208]*[.AF192]+[.$D$208])" office:value-type="float" office:value="-0.823779193205945" calcext:value-type="float">
            <text:p>-0,823779193205945</text:p>
          </table:table-cell>
          <table:table-cell table:style-name="ce1108"/>
          <table:table-cell table:style-name="ce703"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ext:span text:style-name="T19">∞</text:span></text:p>
          </table:table-cell>
          <table:table-cell table:style-name="ce1027" office:value-type="string" calcext:value-type="string">
            <text:p>+<text:span text:style-name="T19">∞</text:span></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2"/>
          <table:table-cell table:style-name="ce930" office:value-type="string" calcext:value-type="string" table:number-columns-spanned="2" table:number-rows-spanned="1">
            <text:p>x</text:p>
          </table:table-cell>
          <table:covered-table-cell table:style-name="ce1222"/>
          <table:table-cell table:style-name="ce1226" table:formula="of:=IF(ISBLANK([$'Fonction homographique'.B14]);0;IF(AND(&quot;-infini&quot;=[$'Fonction homographique'.B14];NOT(ISBLANK([$'Fonction homographique'.B19])));1;-0.5))" office:value-type="float" office:value="0" calcext:value-type="float">
            <text:p>0</text:p>
          </table:table-cell>
          <table:table-cell table:style-name="ce964"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64" table:number-columns-repeated="2"/>
          <table:table-cell table:style-name="ce1268" table:formula="of:=IF(ISBLANK([$'Fonction homographique'.G14]);0;IF(AND(&quot;+infini&quot;=[$'Fonction homographique'.G14];NOT(ISBLANK([$'Fonction homographique'.H19])));1;-0.5))" office:value-type="float" office:value="0" calcext:value-type="float">
            <text:p>0</text:p>
          </table:table-cell>
          <table:table-cell table:style-name="ce808" table:number-columns-repeated="4"/>
          <table:table-cell table:style-name="ce1285" table:number-columns-spanned="1" table:number-rows-spanned="2"/>
          <table:table-cell table:style-name="ce894"/>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0.820512820512821" calcext:value-type="float">
            <text:p>-0,820512820512821</text:p>
          </table:table-cell>
          <table:table-cell table:style-name="ce1330" table:formula="of:=([.$A$208]*[.AF193]+[.$B$208])/([.$C$208]*[.AF193]+[.$D$208])" office:value-type="float" office:value="-0.820512820512821" calcext:value-type="float">
            <text:p>-0,820512820512821</text:p>
          </table:table-cell>
          <table:table-cell table:style-name="ce1108"/>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189:.$F$189])" office:value-type="float" office:value="2" calcext:value-type="float">
            <text:p>2</text:p>
          </table:table-cell>
          <table:table-cell table:style-name="ce996" table:number-columns-repeated="2"/>
          <table:table-cell table:style-name="ce870"/>
          <table:table-cell table:style-name="ce996" table:number-columns-repeated="2"/>
          <table:table-cell table:style-name="ce996" table:formula="of:=COUNTIF([.$B189:.$F$189];&quot;-∞&quot;)" office:value-type="float" office:value="1" calcext:value-type="float">
            <text:p>1</text:p>
          </table:table-cell>
          <table:table-cell table:style-name="ce996" table:formula="of:=COUNTIF([.$B189:.$F$189];&quot;+∞&quot;)" office:value-type="float" office:value="1" calcext:value-type="float">
            <text:p>1</text:p>
          </table:table-cell>
          <table:table-cell table:style-name="ce996" table:formula="of:=SUM([.B194:.I194])" office:value-type="float" office:value="4" calcext:value-type="float">
            <text:p>4</text:p>
          </table:table-cell>
          <table:table-cell table:style-name="ce996" table:formula="of:=SUM([.B191:.F191])" office:value-type="float" office:value="0" calcext:value-type="float">
            <text:p>0</text:p>
          </table:table-cell>
          <table:table-cell table:style-name="ce703" table:number-columns-repeated="2"/>
          <table:table-cell table:style-name="ce931" office:value-type="string" calcext:value-type="string" table:number-columns-spanned="2" table:number-rows-spanned="1">
            <text:p>Signe de f '(x)</text:p>
          </table:table-cell>
          <table:covered-table-cell table:style-name="ce931"/>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64"/>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64"/>
          <table:covered-table-cell table:style-name="ce1269"/>
          <table:table-cell table:style-name="ce808"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0.817204301075269" calcext:value-type="float">
            <text:p>-0,817204301075269</text:p>
          </table:table-cell>
          <table:table-cell table:style-name="ce1119" table:formula="of:=([.$A$208]*[.AF194]+[.$B$208])/([.$C$208]*[.AF194]+[.$D$208])" office:value-type="float" office:value="-0.817204301075269" calcext:value-type="float">
            <text:p>-0,817204301075269</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870"/>
          <table:table-cell table:style-name="ce1065" table:number-columns-repeated="3"/>
          <table:table-cell table:style-name="ce996" table:formula="of:=SUM([.B195:.I195])" office:value-type="float" office:value="5" calcext:value-type="float">
            <text:p>5</text:p>
          </table:table-cell>
          <table:table-cell table:style-name="ce996" table:formula="of:=SUM([.B192:.F192])" office:value-type="float" office:value="0" calcext:value-type="float">
            <text:p>0</text:p>
          </table:table-cell>
          <table:table-cell table:style-name="ce703" table:number-columns-repeated="2"/>
          <table:table-cell table:style-name="ce1216" office:value-type="string" calcext:value-type="string" table:number-columns-spanned="2" table:number-rows-spanned="2">
            <text:p>Var de f</text:p>
          </table:table-cell>
          <table:covered-table-cell table:style-name="ce930"/>
          <table:table-cell table:style-name="ce1227" table:formula="of:=IF(ISBLANK([$'Fonction homographique'.B16]);0;IF(AND(TEXT(INDEX([$Données.C221:$Données.H270];[$Données.I221];5);&quot;Standard&quot;)=[$'Fonction homographique'.B16];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TEXT(INDEX([$Données.C221:$Données.H270];[$Données.I221];5);&quot;Standard&quot;)=[$'Fonction homographique'.H16];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703"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0.813852813852814" calcext:value-type="float">
            <text:p>-0,813852813852814</text:p>
          </table:table-cell>
          <table:table-cell table:style-name="ce1330" table:formula="of:=([.$A$208]*[.AF195]+[.$B$208])/([.$C$208]*[.AF195]+[.$D$208])" office:value-type="float" office:value="-0.813852813852814" calcext:value-type="float">
            <text:p>-0,813852813852814</text:p>
          </table:table-cell>
          <table:table-cell table:style-name="ce703" table:number-columns-repeated="2"/>
          <table:table-cell table:number-columns-repeated="988"/>
        </table:table-row>
        <table:table-row table:style-name="ro4">
          <table:table-cell table:style-name="ce697" office:value-type="string" calcext:value-type="string">
            <text:p>x</text:p>
          </table:table-cell>
          <table:table-cell table:style-name="ce996" table:formula="of:=COUNT([.$P$189:.$V$189])" office:value-type="float" office:value="1" calcext:value-type="float">
            <text:p>1</text:p>
          </table:table-cell>
          <table:table-cell table:style-name="ce996" table:number-columns-repeated="2"/>
          <table:table-cell table:style-name="ce870"/>
          <table:table-cell table:style-name="ce996" table:number-columns-repeated="2"/>
          <table:table-cell table:style-name="ce996" table:formula="of:=COUNTIF([.$B$189:.$F191];&quot;-∞&quot;)" office:value-type="float" office:value="1" calcext:value-type="float">
            <text:p>1</text:p>
          </table:table-cell>
          <table:table-cell table:style-name="ce996" table:formula="of:=COUNTIF([.$B$189:.$F191];&quot;+∞&quot;)" office:value-type="float" office:value="1" calcext:value-type="float">
            <text:p>1</text:p>
          </table:table-cell>
          <table:table-cell table:style-name="ce996" table:formula="of:=SUM([.B196:.I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2"/>
          <table:covered-table-cell table:style-name="ce1217"/>
          <table:covered-table-cell table:style-name="ce1223"/>
          <table:table-cell table:style-name="ce1228" table:formula="of:=IF(ISBLANK([$'Fonction homographique'.B17]);0;IF(AND(TEXT(INDEX([$Données.C221:$Données.H270];[$Données.I221];5);&quot;Standard&quot;)=[$'Fonction homographique'.B17];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TEXT(INDEX([$Données.C221:$Données.H270];[$Données.I221];5);&quot;Standard&quot;)=[$'Fonction homographique'.H17];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0.810457516339869" calcext:value-type="float">
            <text:p>-0,810457516339869</text:p>
          </table:table-cell>
          <table:table-cell table:style-name="ce1119" table:formula="of:=([.$A$208]*[.AF196]+[.$B$208])/([.$C$208]*[.AF196]+[.$D$208])" office:value-type="float" office:value="-0.810457516339869" calcext:value-type="float">
            <text:p>-0,810457516339869</text:p>
          </table:table-cell>
          <table:table-cell table:number-columns-repeated="990"/>
        </table:table-row>
        <table:table-row table:style-name="ro4">
          <table:table-cell table:style-name="ce705"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1" calcext:value-type="float">
            <text:p>1</text:p>
          </table:table-cell>
          <table:table-cell table:style-name="ce1065" table:number-columns-repeated="4"/>
          <table:table-cell table:style-name="ce1042"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2"/>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0.807017543859648" calcext:value-type="float">
            <text:p>-0,807017543859648</text:p>
          </table:table-cell>
          <table:table-cell table:style-name="ce1330" table:formula="of:=([.$A$208]*[.AF197]+[.$B$208])/([.$C$208]*[.AF197]+[.$D$208])" office:value-type="float" office:value="-0.807017543859648" calcext:value-type="float">
            <text:p>-0,807017543859648</text:p>
          </table:table-cell>
          <table:table-cell table:number-columns-repeated="990"/>
        </table:table-row>
        <table:table-row table:style-name="ro4">
          <table:table-cell table:style-name="ce705" office:value-type="string" calcext:value-type="string">
            <text:p>Var de <text:span text:style-name="T26">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number-columns-repeated="3"/>
          <table:table-cell table:style-name="ce996" table:formula="of:=SUM([.B198:.I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0.803532008830021" calcext:value-type="float">
            <text:p>-0,803532008830021</text:p>
          </table:table-cell>
          <table:table-cell table:style-name="ce1119" table:formula="of:=([.$A$208]*[.AF198]+[.$B$208])/([.$C$208]*[.AF198]+[.$D$208])" office:value-type="float" office:value="-0.803532008830021" calcext:value-type="float">
            <text:p>-0,803532008830021</text:p>
          </table:table-cell>
          <table:table-cell table:number-columns-repeated="990"/>
        </table:table-row>
        <table:table-row table:style-name="ro4">
          <table:table-cell table:style-name="ce1028"/>
          <table:table-cell table:style-name="ce1073" table:number-columns-repeated="6"/>
          <table:table-cell table:style-name="Default" table:number-columns-repeated="2"/>
          <table:table-cell table:style-name="ce1141" table:formula="of:=IF(SUM([.J194:.J198])&lt;0;0;SUM([.J194:.J198]))" office:value-type="float" office:value="19" calcext:value-type="float">
            <text:p>19</text:p>
          </table:table-cell>
          <table:table-cell table:style-name="ce1141" table:formula="of:=IF(SUM([.K194:.K198])&lt;0;0;SUM([.K194:.K198]))" office:value-type="float" office:value="0" calcext:value-type="float">
            <text:p>0</text:p>
          </table:table-cell>
          <table:table-cell table:style-name="ce1141" table:formula="of:=20*[$Données.$K$199]/[$Données.$J$199]" office:value-type="float" office:value="0" calcext:value-type="float">
            <text:p>0</text:p>
          </table:table-cell>
          <table:table-cell table:style-name="ce1028" table:number-columns-repeated="2"/>
          <table:table-cell table:style-name="ce944" office:value-type="string" calcext:value-type="string">
            <text:p>B17</text:p>
          </table:table-cell>
          <table:table-cell table:style-name="ce1242" table:formula="of:=[$'Fonction homographique'.B17]" office:value-type="float" office:value="0" calcext:value-type="float">
            <text:p>0</text:p>
          </table:table-cell>
          <table:table-cell table:style-name="ce1242" office:value-type="string" calcext:value-type="string">
            <text:p>Test</text:p>
          </table:table-cell>
          <table:table-cell table:style-name="ce1028"/>
          <table:table-cell table:style-name="Default"/>
          <table:table-cell table:style-name="ce1242"/>
          <table:table-cell table:style-name="ce1028" table:number-columns-repeated="10"/>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0.799999999999999" calcext:value-type="float">
            <text:p>-0,799999999999999</text:p>
          </table:table-cell>
          <table:table-cell table:style-name="ce1330" table:formula="of:=([.$A$208]*[.AF199]+[.$B$208])/([.$C$208]*[.AF199]+[.$D$208])" office:value-type="float" office:value="-0.799999999999999" calcext:value-type="float">
            <text:p>-0,799999999999999</text:p>
          </table:table-cell>
          <table:table-cell table:number-columns-repeated="990"/>
        </table:table-row>
        <table:table-row table:style-name="ro4">
          <table:table-cell table:style-name="ce1029"/>
          <table:table-cell table:style-name="ce1066" table:number-columns-repeated="2"/>
          <table:table-cell table:style-name="ce703" table:number-columns-repeated="11"/>
          <table:table-cell table:style-name="ce703" office:value-type="string" calcext:value-type="string">
            <text:p>INDEX</text:p>
          </table:table-cell>
          <table:table-cell table:style-name="ce1190" table:formula="of:=TEXT(INDEX([$Données.C221:$Données.H270];[$Données.I221];5);&quot;Standard&quot;)" office:value-type="string" office:string-value="-4/3" calcext:value-type="string">
            <text:p>-4/3</text:p>
          </table:table-cell>
          <table:table-cell table:style-name="ce967" table:formula="of:=IF([.P199]=[.P200])" office:value-type="boolean" office:boolean-value="false" calcext:value-type="boolean">
            <text:p>FAUX</text:p>
          </table:table-cell>
          <table:table-cell table:style-name="ce703"/>
          <table:table-cell table:style-name="ce976" table:number-columns-repeated="2"/>
          <table:table-cell table:style-name="ce703" table:number-columns-repeated="10"/>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0.79642058165548" calcext:value-type="float">
            <text:p>-0,79642058165548</text:p>
          </table:table-cell>
          <table:table-cell table:style-name="ce1119" table:formula="of:=([.$A$208]*[.AF200]+[.$B$208])/([.$C$208]*[.AF200]+[.$D$208])" office:value-type="float" office:value="-0.79642058165548" calcext:value-type="float">
            <text:p>-0,79642058165548</text:p>
          </table:table-cell>
          <table:table-cell table:style-name="ce703" table:number-columns-repeated="3"/>
          <table:table-cell/>
          <table:table-cell table:style-name="ce703"/>
          <table:table-cell table:number-columns-repeated="985"/>
        </table:table-row>
        <table:table-row table:style-name="ro4">
          <table:table-cell table:style-name="ce703" table:number-columns-repeated="4"/>
          <table:table-cell table:style-name="ce815" table:number-columns-repeated="11"/>
          <table:table-cell table:style-name="ce956" office:value-type="string" calcext:value-type="string">
            <text:p><text:span text:style-name="T55">TEXTE(INDEX(</text:span><text:span text:style-name="T56">$Données.C221:$Données.H270</text:span><text:span text:style-name="T55">;</text:span><text:span text:style-name="T57">$Données.I221</text:span><text:span text:style-name="T55">;5);"Standard")</text:span></text:p>
          </table:table-cell>
          <table:table-cell table:style-name="ce815" table:number-columns-repeated="14"/>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0.792792792792792" calcext:value-type="float">
            <text:p>-0,792792792792792</text:p>
          </table:table-cell>
          <table:table-cell table:style-name="ce1330" table:formula="of:=([.$A$208]*[.AF201]+[.$B$208])/([.$C$208]*[.AF201]+[.$D$208])" office:value-type="float" office:value="-0.792792792792792" calcext:value-type="float">
            <text:p>-0,792792792792792</text:p>
          </table:table-cell>
          <table:table-cell table:style-name="ce815"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815" table:number-columns-repeated="6"/>
          <table:table-cell table:style-name="ce1078" table:number-columns-repeated="5"/>
          <table:table-cell table:style-name="ce947"/>
          <table:table-cell table:style-name="ce1078" table:number-columns-repeated="14"/>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0.789115646258503" calcext:value-type="float">
            <text:p>-0,789115646258503</text:p>
          </table:table-cell>
          <table:table-cell table:style-name="ce1119" table:formula="of:=([.$A$208]*[.AF202]+[.$B$208])/([.$C$208]*[.AF202]+[.$D$208])" office:value-type="float" office:value="-0.789115646258503" calcext:value-type="float">
            <text:p>-0,789115646258503</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48"/>
          <table:table-cell table:style-name="ce1125"/>
          <table:table-cell table:style-name="ce1078" table:number-columns-repeated="6"/>
          <table:table-cell table:style-name="ce1192" table:number-columns-repeated="13"/>
          <table:table-cell table:style-name="ce815"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0.785388127853881" calcext:value-type="float">
            <text:p>-0,785388127853881</text:p>
          </table:table-cell>
          <table:table-cell table:style-name="ce1330" table:formula="of:=([.$A$208]*[.AF203]+[.$B$208])/([.$C$208]*[.AF203]+[.$D$208])" office:value-type="float" office:value="-0.785388127853881" calcext:value-type="float">
            <text:p>-0,785388127853881</text:p>
          </table:table-cell>
          <table:table-cell table:style-name="ce815" table:number-columns-repeated="6"/>
          <table:table-cell table:style-name="ce1325"/>
          <table:table-cell table:style-name="ce703" table:number-columns-repeated="14"/>
          <table:table-cell table:style-name="ce1075"/>
          <table:table-cell table:style-name="ce1339"/>
          <table:table-cell table:style-name="ce815"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0.781609195402298" calcext:value-type="float">
            <text:p>-0,781609195402298</text:p>
          </table:table-cell>
          <table:table-cell table:style-name="ce1119" table:formula="of:=([.$A$208]*[.AF204]+[.$B$208])/([.$C$208]*[.AF204]+[.$D$208])" office:value-type="float" office:value="-0.781609195402298" calcext:value-type="float">
            <text:p>-0,781609195402298</text:p>
          </table:table-cell>
          <table:table-cell table:style-name="ce1103" table:number-columns-repeated="6"/>
          <table:table-cell table:style-name="ce1186"/>
          <table:table-cell table:style-name="ce703" table:number-columns-repeated="14"/>
          <table:table-cell table:style-name="ce748"/>
          <table:table-cell table:style-name="ce1339"/>
          <table:table-cell table:style-name="ce1078"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0.777777777777777" calcext:value-type="float">
            <text:p>-0,777777777777777</text:p>
          </table:table-cell>
          <table:table-cell table:style-name="ce1330" table:formula="of:=([.$A$208]*[.AF205]+[.$B$208])/([.$C$208]*[.AF205]+[.$D$208])" office:value-type="float" office:value="-0.777777777777777" calcext:value-type="float">
            <text:p>-0,77777777777777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0.773892773892773" calcext:value-type="float">
            <text:p>-0,773892773892773</text:p>
          </table:table-cell>
          <table:table-cell table:style-name="ce1119" table:formula="of:=([.$A$208]*[.AF206]+[.$B$208])/([.$C$208]*[.AF206]+[.$D$208])" office:value-type="float" office:value="-0.773892773892773" calcext:value-type="float">
            <text:p>-0,773892773892773</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904" office:value-type="string" calcext:value-type="string" table:number-columns-spanned="2" table:number-rows-spanned="1">
            <text:p>asymptote horizontale x =</text:p>
          </table:table-cell>
          <table:covered-table-cell table:style-name="ce904"/>
          <table:table-cell table:style-name="ce1178" table:formula="of:=INDEX([$Données.C221:$Données.H270];[$Données.I221];5)" office:value-type="string" office:string-value="-4/3" calcext:value-type="string">
            <text:p>-4/3</text:p>
          </table:table-cell>
          <table:table-cell table:style-name="ce1199" table:formula="of:=INDEX([$Données.C221:$Données.H270];[$Données.I221];6)" office:value-type="float" office:value="-1.33333333333333" calcext:value-type="float">
            <text:p>-4/3</text:p>
          </table:table-cell>
          <table:table-cell table:style-name="ce703"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0.769953051643192" calcext:value-type="float">
            <text:p>-0,769953051643192</text:p>
          </table:table-cell>
          <table:table-cell table:style-name="ce1330" table:formula="of:=([.$A$208]*[.AF207]+[.$B$208])/([.$C$208]*[.AF207]+[.$D$208])" office:value-type="float" office:value="-0.769953051643192" calcext:value-type="float">
            <text:p>-0,76995305164319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I221];1)" office:value-type="float" office:value="-4" calcext:value-type="float">
            <text:p>-4</text:p>
          </table:table-cell>
          <table:table-cell table:style-name="ce1037" table:formula="of:=INDEX([$Données.C221:$Données.H270];[$Données.I221];2)" office:value-type="float" office:value="-20" calcext:value-type="float">
            <text:p>-20</text:p>
          </table:table-cell>
          <table:table-cell table:style-name="ce1037" table:formula="of:=INDEX([$Données.C221:$Données.H270];[$Données.I221];3)" office:value-type="float" office:value="3" calcext:value-type="float">
            <text:p>3</text:p>
          </table:table-cell>
          <table:table-cell table:style-name="ce1037" table:formula="of:=INDEX([$Données.C221:$Données.H270];[$Données.I221];4)" office:value-type="float" office:value="6" calcext:value-type="float">
            <text:p>6</text:p>
          </table:table-cell>
          <table:table-cell table:style-name="ce1019" table:formula="of:=([.$A$208]*(-10)+[.$B$208])/([.$C$208]*(-10)+[.$D$208])" office:value-type="float" office:value="-0.833333333333333" calcext:value-type="float">
            <text:p>-0,833333333333333</text:p>
          </table:table-cell>
          <table:table-cell table:style-name="ce1019" table:formula="of:=([.$A$208]*10+[.$B$208])/([.$C$208]*10+[.$D$208])" office:value-type="float" office:value="-1.66666666666667" calcext:value-type="float">
            <text:p>-1,66666666666667</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52">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52">h</text:span></text:p>
          </table:table-cell>
          <table:table-cell table:style-name="ce1201" table:formula="of:=[.L207]" office:value-type="float" office:value="-1.33333333333333" calcext:value-type="float">
            <text:p>-1,33333333333333</text:p>
          </table:table-cell>
          <table:table-cell table:style-name="ce703" table:number-columns-repeated="2"/>
          <table:table-cell table:style-name="ce1104" table:number-columns-repeated="7"/>
          <table:table-cell table:style-name="ce1192"/>
          <table:table-cell table:style-name="ce1188"/>
          <table:table-cell table:style-name="ce1108" table:number-columns-repeated="2"/>
          <table:table-cell table:style-name="ce703"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0.76595744680851" calcext:value-type="float">
            <text:p>-0,76595744680851</text:p>
          </table:table-cell>
          <table:table-cell table:style-name="ce1119" table:formula="of:=([.$A$208]*[.AF208]+[.$B$208])/([.$C$208]*[.AF208]+[.$D$208])" office:value-type="float" office:value="-0.76595744680851" calcext:value-type="float">
            <text:p>-0,76595744680851</text:p>
          </table:table-cell>
          <table:table-cell table:style-name="ce703" table:number-columns-repeated="5"/>
          <table:table-cell table:style-name="ce1108"/>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41" office:value-type="string" calcext:value-type="string">
            <text:p>x moy</text:p>
          </table:table-cell>
          <table:table-cell table:style-name="ce1042" table:formula="of:=0.5*([.$C$189]+[.$E$189])" office:value-type="float" office:value="-3.5" calcext:value-type="float">
            <text:p>-3,5</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52">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52">h</text:span></text:p>
          </table:table-cell>
          <table:table-cell table:style-name="ce1201" table:formula="of:=[.L207]" office:value-type="float" office:value="-1.33333333333333" calcext:value-type="float">
            <text:p>-1,33333333333333</text:p>
          </table:table-cell>
          <table:table-cell table:style-name="ce703"/>
          <table:table-cell table:style-name="ce1103" table:number-columns-repeated="8"/>
          <table:table-cell table:style-name="ce1192"/>
          <table:table-cell table:style-name="ce1188"/>
          <table:table-cell table:style-name="ce1108" table:number-columns-repeated="2"/>
          <table:table-cell table:style-name="ce703"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0.761904761904761" calcext:value-type="float">
            <text:p>-0,761904761904761</text:p>
          </table:table-cell>
          <table:table-cell table:style-name="ce1330" table:formula="of:=([.$A$208]*[.AF209]+[.$B$208])/([.$C$208]*[.AF209]+[.$D$208])" office:value-type="float" office:value="-0.761904761904761" calcext:value-type="float">
            <text:p>-0,761904761904761</text:p>
          </table:table-cell>
          <table:table-cell table:style-name="ce703" table:number-columns-repeated="5"/>
          <table:table-cell table:style-name="ce1108"/>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715" office:value-type="string" calcext:value-type="string">
            <text:p>f(x moy)</text:p>
          </table:table-cell>
          <table:table-cell table:style-name="ce1042" table:formula="of:=([.$A$208]*[.F209]+[.$B$208])/([.$C$208]*[.F209]+[.$D$208])" office:value-type="float" office:value="1.33333333333333" calcext:value-type="float">
            <text:p>1,33333333333333</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906" office:value-type="string" calcext:value-type="string" table:number-columns-spanned="3" table:number-rows-spanned="1">
            <text:p>asymptote verticale y =</text:p>
          </table:table-cell>
          <table:covered-table-cell table:number-columns-repeated="2" table:style-name="ce906"/>
          <table:table-cell table:style-name="ce1185" table:formula="of:=-[.D208]/[.C208]" office:value-type="float" office:value="-2" calcext:value-type="float">
            <text:p>-2</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0.757793764988009" calcext:value-type="float">
            <text:p>-0,757793764988009</text:p>
          </table:table-cell>
          <table:table-cell table:style-name="ce1119" table:formula="of:=([.$A$208]*[.AF210]+[.$B$208])/([.$C$208]*[.AF210]+[.$D$208])" office:value-type="float" office:value="-0.757793764988009" calcext:value-type="float">
            <text:p>-0,75779376498800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43" office:value-type="string" calcext:value-type="string">
            <text:p>Racine x<text:span text:style-name="T52">0</text:span> =</text:p>
          </table:table-cell>
          <table:table-cell table:style-name="ce1157" table:formula="of:=-[.B208]/[.A208]" office:value-type="float" office:value="-5" calcext:value-type="float">
            <text:p>-5</text:p>
          </table:table-cell>
          <table:table-cell table:style-name="ce1103"/>
          <table:table-cell table:style-name="ce703"/>
          <table:table-cell table:style-name="ce1179" office:value-type="string" calcext:value-type="string">
            <text:p>x<text:span text:style-name="T52">h</text:span></text:p>
          </table:table-cell>
          <table:table-cell table:style-name="ce1185" table:formula="of:=[.L210]" office:value-type="float" office:value="-2" calcext:value-type="float">
            <text:p>-2</text:p>
          </table:table-cell>
          <table:table-cell table:style-name="ce1179" office:value-type="string" calcext:value-type="string">
            <text:p>x<text:span text:style-name="T52">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0.753623188405795" calcext:value-type="float">
            <text:p>-0,753623188405795</text:p>
          </table:table-cell>
          <table:table-cell table:style-name="ce1330" table:formula="of:=([.$A$208]*[.AF211]+[.$B$208])/([.$C$208]*[.AF211]+[.$D$208])" office:value-type="float" office:value="-0.753623188405795" calcext:value-type="float">
            <text:p>-0,75362318840579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8"/>
          <table:table-cell table:style-name="ce808" table:number-columns-repeated="2"/>
          <table:table-cell table:style-name="ce1125"/>
          <table:table-cell table:style-name="ce1103" table:number-columns-repeated="4"/>
          <table:table-cell table:style-name="ce1179" office:value-type="string" calcext:value-type="string">
            <text:p>y<text:span text:style-name="T52">h</text:span></text:p>
          </table:table-cell>
          <table:table-cell table:style-name="ce1185" table:formula="of:=[.L210]" office:value-type="float" office:value="-2" calcext:value-type="float">
            <text:p>-2</text:p>
          </table:table-cell>
          <table:table-cell table:style-name="ce1179" office:value-type="string" calcext:value-type="string">
            <text:p>y<text:span text:style-name="T52">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0.749391727493916" calcext:value-type="float">
            <text:p>-0,749391727493916</text:p>
          </table:table-cell>
          <table:table-cell table:style-name="ce1119" table:formula="of:=([.$A$208]*[.AF212]+[.$B$208])/([.$C$208]*[.AF212]+[.$D$208])" office:value-type="float" office:value="-0.749391727493916" calcext:value-type="float">
            <text:p>-0,74939172749391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8"/>
          <table:table-cell table:style-name="ce808" table:number-columns-repeated="2"/>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0.745098039215685" calcext:value-type="float">
            <text:p>-0,745098039215685</text:p>
          </table:table-cell>
          <table:table-cell table:style-name="ce1330" table:formula="of:=([.$A$208]*[.AF213]+[.$B$208])/([.$C$208]*[.AF213]+[.$D$208])" office:value-type="float" office:value="-0.745098039215685" calcext:value-type="float">
            <text:p>-0,74509803921568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0.740740740740739" calcext:value-type="float">
            <text:p>-0,740740740740739</text:p>
          </table:table-cell>
          <table:table-cell table:style-name="ce1119" table:formula="of:=([.$A$208]*[.AF214]+[.$B$208])/([.$C$208]*[.AF214]+[.$D$208])" office:value-type="float" office:value="-0.740740740740739" calcext:value-type="float">
            <text:p>-0,74074074074073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0.736318407960197" calcext:value-type="float">
            <text:p>-0,736318407960197</text:p>
          </table:table-cell>
          <table:table-cell table:style-name="ce1330" table:formula="of:=([.$A$208]*[.AF215]+[.$B$208])/([.$C$208]*[.AF215]+[.$D$208])" office:value-type="float" office:value="-0.736318407960197" calcext:value-type="float">
            <text:p>-0,73631840796019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815"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0.731829573934835" calcext:value-type="float">
            <text:p>-0,731829573934835</text:p>
          </table:table-cell>
          <table:table-cell table:style-name="ce1119" table:formula="of:=([.$A$208]*[.AF216]+[.$B$208])/([.$C$208]*[.AF216]+[.$D$208])" office:value-type="float" office:value="-0.731829573934835" calcext:value-type="float">
            <text:p>-0,73182957393483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0.727272727272725" calcext:value-type="float">
            <text:p>-0,727272727272725</text:p>
          </table:table-cell>
          <table:table-cell table:style-name="ce1330" table:formula="of:=([.$A$208]*[.AF217]+[.$B$208])/([.$C$208]*[.AF217]+[.$D$208])" office:value-type="float" office:value="-0.727272727272725" calcext:value-type="float">
            <text:p>-0,72727272727272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0.722646310432568" calcext:value-type="float">
            <text:p>-0,722646310432568</text:p>
          </table:table-cell>
          <table:table-cell table:style-name="ce1119" table:formula="of:=([.$A$208]*[.AF218]+[.$B$208])/([.$C$208]*[.AF218]+[.$D$208])" office:value-type="float" office:value="-0.722646310432568" calcext:value-type="float">
            <text:p>-0,722646310432568</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0.717948717948716" calcext:value-type="float">
            <text:p>-0,717948717948716</text:p>
          </table:table-cell>
          <table:table-cell table:style-name="ce1330" table:formula="of:=([.$A$208]*[.AF219]+[.$B$208])/([.$C$208]*[.AF219]+[.$D$208])" office:value-type="float" office:value="-0.717948717948716" calcext:value-type="float">
            <text:p>-0,71794871794871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verticale y =</text:p>
          </table:table-cell>
          <table:covered-table-cell table:style-name="ce703"/>
          <table:table-cell table:style-name="ce1180" office:value-type="string" calcext:value-type="string">
            <text:p>choix</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0.713178294573642" calcext:value-type="float">
            <text:p>-0,713178294573642</text:p>
          </table:table-cell>
          <table:table-cell table:style-name="ce1119" table:formula="of:=([.$A$208]*[.AF220]+[.$B$208])/([.$C$208]*[.AF220]+[.$D$208])" office:value-type="float" office:value="-0.713178294573642" calcext:value-type="float">
            <text:p>-0,71317829457364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94387911486499" calcext:value-type="float">
            <text:p>0,9438791148649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1042" table:formula="of:=[.C221]/[.E221]" office:value-type="float" office:value="1.66666666666667" calcext:value-type="float">
            <text:p>1,66666666666667</text:p>
          </table:table-cell>
          <table:table-cell table:style-name="ce996" table:formula="of:=RANK([.B221];[.$B$221:.$B$270];0)" office:value-type="float" office:value="6" calcext:value-type="float">
            <text:p>6</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0.708333333333331" calcext:value-type="float">
            <text:p>-0,708333333333331</text:p>
          </table:table-cell>
          <table:table-cell table:style-name="ce1330" table:formula="of:=([.$A$208]*[.AF221]+[.$B$208])/([.$C$208]*[.AF221]+[.$D$208])" office:value-type="float" office:value="-0.708333333333331" calcext:value-type="float">
            <text:p>-0,708333333333331</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290245962555372" calcext:value-type="float">
            <text:p>0,290245962555372</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1229" table:formula="of:=[.C222]/[.E222]" office:value-type="float" office:value="-2.5" calcext:value-type="float">
            <text:p>-2,5</text:p>
          </table:table-cell>
          <table:table-cell table:style-name="ce1070" table:formula="of:=RANK([.B222];[.$B$221:.$B$270];0)" office:value-type="float" office:value="37" calcext:value-type="float">
            <text:p>37</text:p>
          </table:table-cell>
          <table:table-cell table:style-name="ce1104" table:number-columns-repeated="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0.703412073490812" calcext:value-type="float">
            <text:p>-0,703412073490812</text:p>
          </table:table-cell>
          <table:table-cell table:style-name="ce1119" table:formula="of:=([.$A$208]*[.AF222]+[.$B$208])/([.$C$208]*[.AF222]+[.$D$208])" office:value-type="float" office:value="-0.703412073490812" calcext:value-type="float">
            <text:p>-0,70341207349081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986345376768539" calcext:value-type="float">
            <text:p>0,98634537676853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1042" table:formula="of:=[.C223]/[.E223]" office:value-type="float" office:value="2.5" calcext:value-type="float">
            <text:p>2,5</text:p>
          </table:table-cell>
          <table:table-cell table:style-name="ce996" table:formula="of:=RANK([.B223];[.$B$221:.$B$270];0)" office:value-type="float" office:value="2" calcext:value-type="float">
            <text:p>2</text:p>
          </table:table-cell>
          <table:table-cell table:style-name="ce1104" table:number-columns-repeated="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0.698412698412696" calcext:value-type="float">
            <text:p>-0,698412698412696</text:p>
          </table:table-cell>
          <table:table-cell table:style-name="ce1330" table:formula="of:=([.$A$208]*[.AF223]+[.$B$208])/([.$C$208]*[.AF223]+[.$D$208])" office:value-type="float" office:value="-0.698412698412696" calcext:value-type="float">
            <text:p>-0,69841269841269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457313150379835" calcext:value-type="float">
            <text:p>0,457313150379835</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1229" office:value-type="float" office:value="5" calcext:value-type="float">
            <text:p>5</text:p>
          </table:table-cell>
          <table:table-cell table:style-name="ce1070" table:formula="of:=RANK([.B224];[.$B$221:.$B$270];0)" office:value-type="float" office:value="28" calcext:value-type="float">
            <text:p>28</text:p>
          </table:table-cell>
          <table:table-cell table:style-name="ce1104" table:number-columns-repeated="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0.693333333333331" calcext:value-type="float">
            <text:p>-0,693333333333331</text:p>
          </table:table-cell>
          <table:table-cell table:style-name="ce1119" table:formula="of:=([.$A$208]*[.AF224]+[.$B$208])/([.$C$208]*[.AF224]+[.$D$208])" office:value-type="float" office:value="-0.693333333333331" calcext:value-type="float">
            <text:p>-0,693333333333331</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187683997316651" calcext:value-type="float">
            <text:p>0,187683997316651</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1042" table:formula="of:=[.C225]/[.E225]" office:value-type="float" office:value="-2.5" calcext:value-type="float">
            <text:p>-2,5</text:p>
          </table:table-cell>
          <table:table-cell table:style-name="ce996" table:formula="of:=RANK([.B225];[.$B$221:.$B$270];0)" office:value-type="float" office:value="42" calcext:value-type="float">
            <text:p>42</text:p>
          </table:table-cell>
          <table:table-cell table:style-name="ce1104" table:number-columns-repeated="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0.68817204301075" calcext:value-type="float">
            <text:p>-0,68817204301075</text:p>
          </table:table-cell>
          <table:table-cell table:style-name="ce1330" table:formula="of:=([.$A$208]*[.AF225]+[.$B$208])/([.$C$208]*[.AF225]+[.$D$208])" office:value-type="float" office:value="-0.68817204301075" calcext:value-type="float">
            <text:p>-0,6881720430107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131620891069225" calcext:value-type="float">
            <text:p>0,131620891069225</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1229" table:formula="of:=[.C226]/[.E226]" office:value-type="float" office:value="-1.33333333333333" calcext:value-type="float">
            <text:p>-1,33333333333333</text:p>
          </table:table-cell>
          <table:table-cell table:style-name="ce1070" table:formula="of:=RANK([.B226];[.$B$221:.$B$270];0)" office:value-type="float" office:value="44" calcext:value-type="float">
            <text:p>44</text:p>
          </table:table-cell>
          <table:table-cell table:style-name="ce1104" table:number-columns-repeated="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0.68292682926829" calcext:value-type="float">
            <text:p>-0,68292682926829</text:p>
          </table:table-cell>
          <table:table-cell table:style-name="ce1119" table:formula="of:=([.$A$208]*[.AF226]+[.$B$208])/([.$C$208]*[.AF226]+[.$D$208])" office:value-type="float" office:value="-0.68292682926829" calcext:value-type="float">
            <text:p>-0,6829268292682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410579851063644" calcext:value-type="float">
            <text:p>0,410579851063644</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1042" table:formula="of:=[.C227]/[.E227]" office:value-type="float" office:value="-4" calcext:value-type="float">
            <text:p>-4</text:p>
          </table:table-cell>
          <table:table-cell table:style-name="ce996" table:formula="of:=RANK([.B227];[.$B$221:.$B$270];0)" office:value-type="float" office:value="30" calcext:value-type="float">
            <text:p>30</text:p>
          </table:table-cell>
          <table:table-cell table:style-name="ce1104" table:number-columns-repeated="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0.677595628415297" calcext:value-type="float">
            <text:p>-0,677595628415297</text:p>
          </table:table-cell>
          <table:table-cell table:style-name="ce1330" table:formula="of:=([.$A$208]*[.AF227]+[.$B$208])/([.$C$208]*[.AF227]+[.$D$208])" office:value-type="float" office:value="-0.677595628415297" calcext:value-type="float">
            <text:p>-0,67759562841529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281383322114465" calcext:value-type="float">
            <text:p>0,281383322114465</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1229" table:formula="of:=[.C228]/[.E228]" office:value-type="float" office:value="-4" calcext:value-type="float">
            <text:p>-4</text:p>
          </table:table-cell>
          <table:table-cell table:style-name="ce1070" table:formula="of:=RANK([.B228];[.$B$221:.$B$270];0)" office:value-type="float" office:value="38" calcext:value-type="float">
            <text:p>38</text:p>
          </table:table-cell>
          <table:table-cell table:style-name="ce1108" table:number-columns-repeated="19"/>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0.672176308539942" calcext:value-type="float">
            <text:p>-0,672176308539942</text:p>
          </table:table-cell>
          <table:table-cell table:style-name="ce1119" table:formula="of:=([.$A$208]*[.AF228]+[.$B$208])/([.$C$208]*[.AF228]+[.$D$208])" office:value-type="float" office:value="-0.672176308539942" calcext:value-type="float">
            <text:p>-0,67217630853994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987317929225879" calcext:value-type="float">
            <text:p>0,987317929225879</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1042" table:formula="of:=[.C229]/[.E229]" office:value-type="float" office:value="1.33333333333333" calcext:value-type="float">
            <text:p>1,33333333333333</text:p>
          </table:table-cell>
          <table:table-cell table:style-name="ce996" table:formula="of:=RANK([.B229];[.$B$221:.$B$270];0)" office:value-type="float" office:value="1" calcext:value-type="float">
            <text:p>1</text:p>
          </table:table-cell>
          <table:table-cell table:style-name="ce1186" table:number-columns-repeated="19"/>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0.666666666666663" calcext:value-type="float">
            <text:p>-0,666666666666663</text:p>
          </table:table-cell>
          <table:table-cell table:style-name="ce1330" table:formula="of:=([.$A$208]*[.AF229]+[.$B$208])/([.$C$208]*[.AF229]+[.$D$208])" office:value-type="float" office:value="-0.666666666666663" calcext:value-type="float">
            <text:p>-0,66666666666666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645273120728967" calcext:value-type="float">
            <text:p>0,645273120728967</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1229" table:formula="of:=[.C230]/[.E230]" office:value-type="float" office:value="-4" calcext:value-type="float">
            <text:p>-4</text:p>
          </table:table-cell>
          <table:table-cell table:style-name="ce1070" table:formula="of:=RANK([.B230];[.$B$221:.$B$270];0)" office:value-type="float" office:value="19" calcext:value-type="float">
            <text:p>19</text:p>
          </table:table-cell>
          <table:table-cell table:style-name="ce1187" table:number-columns-repeated="19"/>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0.661064425770305" calcext:value-type="float">
            <text:p>-0,661064425770305</text:p>
          </table:table-cell>
          <table:table-cell table:style-name="ce1119" table:formula="of:=([.$A$208]*[.AF230]+[.$B$208])/([.$C$208]*[.AF230]+[.$D$208])" office:value-type="float" office:value="-0.661064425770305" calcext:value-type="float">
            <text:p>-0,66106442577030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599713756345747" calcext:value-type="float">
            <text:p>0,599713756345747</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1042" table:formula="of:=[.C231]/[.E231]" office:value-type="float" office:value="1.33333333333333" calcext:value-type="float">
            <text:p>1,33333333333333</text:p>
          </table:table-cell>
          <table:table-cell table:style-name="ce996" table:formula="of:=RANK([.B231];[.$B$221:.$B$270];0)" office:value-type="float" office:value="21" calcext:value-type="float">
            <text:p>21</text:p>
          </table:table-cell>
          <table:table-cell table:style-name="ce1188" table:number-columns-repeated="19"/>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0.655367231638415" calcext:value-type="float">
            <text:p>-0,655367231638415</text:p>
          </table:table-cell>
          <table:table-cell table:style-name="ce1330" table:formula="of:=([.$A$208]*[.AF231]+[.$B$208])/([.$C$208]*[.AF231]+[.$D$208])" office:value-type="float" office:value="-0.655367231638415" calcext:value-type="float">
            <text:p>-0,65536723163841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904484888726813" calcext:value-type="float">
            <text:p>0,904484888726813</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office:value-type="string" calcext:value-type="string">
            <text:p>2</text:p>
          </table:table-cell>
          <table:table-cell table:style-name="ce1229" table:formula="of:=[.C232]/[.E232]" office:value-type="float" office:value="2" calcext:value-type="float">
            <text:p>2</text:p>
          </table:table-cell>
          <table:table-cell table:style-name="ce1070" table:formula="of:=RANK([.B232];[.$B$221:.$B$270];0)" office:value-type="float" office:value="9" calcext:value-type="float">
            <text:p>9</text:p>
          </table:table-cell>
          <table:table-cell table:style-name="ce1108" table:number-columns-repeated="5"/>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0.649572649572646" calcext:value-type="float">
            <text:p>-0,649572649572646</text:p>
          </table:table-cell>
          <table:table-cell table:style-name="ce1119" table:formula="of:=([.$A$208]*[.AF232]+[.$B$208])/([.$C$208]*[.AF232]+[.$D$208])" office:value-type="float" office:value="-0.649572649572646" calcext:value-type="float">
            <text:p>-0,649572649572646</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683742524262303" calcext:value-type="float">
            <text:p>0,683742524262303</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1042" table:formula="of:=[.C233]/[.E233]" office:value-type="float" office:value="4" calcext:value-type="float">
            <text:p>4</text:p>
          </table:table-cell>
          <table:table-cell table:style-name="ce996" table:formula="of:=RANK([.B233];[.$B$221:.$B$270];0)" office:value-type="float" office:value="16" calcext:value-type="float">
            <text:p>16</text:p>
          </table:table-cell>
          <table:table-cell table:style-name="ce1103" table:number-columns-repeated="19"/>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0.643678160919537" calcext:value-type="float">
            <text:p>-0,643678160919537</text:p>
          </table:table-cell>
          <table:table-cell table:style-name="ce1330" table:formula="of:=([.$A$208]*[.AF233]+[.$B$208])/([.$C$208]*[.AF233]+[.$D$208])" office:value-type="float" office:value="-0.643678160919537" calcext:value-type="float">
            <text:p>-0,64367816091953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603912488086839" calcext:value-type="float">
            <text:p>0,603912488086839</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1229" table:formula="of:=[.C234]/[.E234]" office:value-type="float" office:value="-1.33333333333333" calcext:value-type="float">
            <text:p>-1,33333333333333</text:p>
          </table:table-cell>
          <table:table-cell table:style-name="ce1070" table:formula="of:=RANK([.B234];[.$B$221:.$B$270];0)" office:value-type="float" office:value="20" calcext:value-type="float">
            <text:p>20</text:p>
          </table:table-cell>
          <table:table-cell table:style-name="ce1103" table:number-columns-repeated="19"/>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0.637681159420286" calcext:value-type="float">
            <text:p>-0,637681159420286</text:p>
          </table:table-cell>
          <table:table-cell table:style-name="ce1119" table:formula="of:=([.$A$208]*[.AF234]+[.$B$208])/([.$C$208]*[.AF234]+[.$D$208])" office:value-type="float" office:value="-0.637681159420286" calcext:value-type="float">
            <text:p>-0,637681159420286</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321959433616848" calcext:value-type="float">
            <text:p>0,321959433616848</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1042" table:formula="of:=[.C235]/[.E235]" office:value-type="float" office:value="-2" calcext:value-type="float">
            <text:p>-2</text:p>
          </table:table-cell>
          <table:table-cell table:style-name="ce996" table:formula="of:=RANK([.B235];[.$B$221:.$B$270];0)" office:value-type="float" office:value="35" calcext:value-type="float">
            <text:p>35</text:p>
          </table:table-cell>
          <table:table-cell table:style-name="ce1103" table:number-columns-repeated="19"/>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0.631578947368417" calcext:value-type="float">
            <text:p>-0,631578947368417</text:p>
          </table:table-cell>
          <table:table-cell table:style-name="ce1330" table:formula="of:=([.$A$208]*[.AF235]+[.$B$208])/([.$C$208]*[.AF235]+[.$D$208])" office:value-type="float" office:value="-0.631578947368417" calcext:value-type="float">
            <text:p>-0,63157894736841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406509503913686" calcext:value-type="float">
            <text:p>0,406509503913686</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1229" table:formula="of:=[.C236]/[.E236]" office:value-type="float" office:value="1" calcext:value-type="float">
            <text:p>1</text:p>
          </table:table-cell>
          <table:table-cell table:style-name="ce1070" table:formula="of:=RANK([.B236];[.$B$221:.$B$270];0)" office:value-type="float" office:value="31" calcext:value-type="float">
            <text:p>31</text:p>
          </table:table-cell>
          <table:table-cell table:style-name="ce1104" table:number-columns-repeated="19"/>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0.625368731563418" calcext:value-type="float">
            <text:p>-0,625368731563418</text:p>
          </table:table-cell>
          <table:table-cell table:style-name="ce1119" table:formula="of:=([.$A$208]*[.AF236]+[.$B$208])/([.$C$208]*[.AF236]+[.$D$208])" office:value-type="float" office:value="-0.625368731563418" calcext:value-type="float">
            <text:p>-0,62536873156341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742817692476728" calcext:value-type="float">
            <text:p>0,742817692476728</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042" table:formula="of:=[.C237]/[.E237]" office:value-type="float" office:value="-1" calcext:value-type="float">
            <text:p>-1</text:p>
          </table:table-cell>
          <table:table-cell table:style-name="ce996" table:formula="of:=RANK([.B237];[.$B$221:.$B$270];0)" office:value-type="float" office:value="14" calcext:value-type="float">
            <text:p>14</text:p>
          </table:table-cell>
          <table:table-cell table:style-name="ce1103" table:number-columns-repeated="19"/>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0.619047619047615" calcext:value-type="float">
            <text:p>-0,619047619047615</text:p>
          </table:table-cell>
          <table:table-cell table:style-name="ce1330" table:formula="of:=([.$A$208]*[.AF237]+[.$B$208])/([.$C$208]*[.AF237]+[.$D$208])" office:value-type="float" office:value="-0.619047619047615" calcext:value-type="float">
            <text:p>-0,61904761904761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279259353812139" calcext:value-type="float">
            <text:p>0,279259353812139</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1229" table:formula="of:=[.C238]/[.E238]" office:value-type="float" office:value="1" calcext:value-type="float">
            <text:p>1</text:p>
          </table:table-cell>
          <table:table-cell table:style-name="ce1070" table:formula="of:=RANK([.B238];[.$B$221:.$B$270];0)" office:value-type="float" office:value="39" calcext:value-type="float">
            <text:p>39</text:p>
          </table:table-cell>
          <table:table-cell table:style-name="ce1103" table:number-columns-repeated="19"/>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0.612612612612609" calcext:value-type="float">
            <text:p>-0,612612612612609</text:p>
          </table:table-cell>
          <table:table-cell table:style-name="ce1119" table:formula="of:=([.$A$208]*[.AF238]+[.$B$208])/([.$C$208]*[.AF238]+[.$D$208])" office:value-type="float" office:value="-0.612612612612609" calcext:value-type="float">
            <text:p>-0,61261261261260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845433926018221" calcext:value-type="float">
            <text:p>0,845433926018221</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1042" table:formula="of:=[.C239]/[.E239]" office:value-type="float" office:value="3" calcext:value-type="float">
            <text:p>3</text:p>
          </table:table-cell>
          <table:table-cell table:style-name="ce996" table:formula="of:=RANK([.B239];[.$B$221:.$B$270];0)" office:value-type="float" office:value="10" calcext:value-type="float">
            <text:p>10</text:p>
          </table:table-cell>
          <table:table-cell table:style-name="ce1104" table:number-columns-repeated="19"/>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0.606060606060602" calcext:value-type="float">
            <text:p>-0,606060606060602</text:p>
          </table:table-cell>
          <table:table-cell table:style-name="ce1330" table:formula="of:=([.$A$208]*[.AF239]+[.$B$208])/([.$C$208]*[.AF239]+[.$D$208])" office:value-type="float" office:value="-0.606060606060602" calcext:value-type="float">
            <text:p>-0,60606060606060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53212379145446" calcext:value-type="float">
            <text:p>0,53212379145446</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1229" table:formula="of:=[.C240]/[.E240]" office:value-type="float" office:value="0.666666666666667" calcext:value-type="float">
            <text:p>0,666666666666667</text:p>
          </table:table-cell>
          <table:table-cell table:style-name="ce1070" table:formula="of:=RANK([.B240];[.$B$221:.$B$270];0)" office:value-type="float" office:value="24" calcext:value-type="float">
            <text:p>24</text:p>
          </table:table-cell>
          <table:table-cell table:style-name="ce1104" table:number-columns-repeated="2"/>
          <table:table-cell table:style-name="ce1108" table:number-columns-repeated="17"/>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0.599388379204889" calcext:value-type="float">
            <text:p>-0,599388379204889</text:p>
          </table:table-cell>
          <table:table-cell table:style-name="ce1119" table:formula="of:=([.$A$208]*[.AF240]+[.$B$208])/([.$C$208]*[.AF240]+[.$D$208])" office:value-type="float" office:value="-0.599388379204889" calcext:value-type="float">
            <text:p>-0,59938837920488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0449007480345486" calcext:value-type="float">
            <text:p>0,044900748034549</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1042" table:formula="of:=[.C241]/[.E241]" office:value-type="float" office:value="2" calcext:value-type="float">
            <text:p>2</text:p>
          </table:table-cell>
          <table:table-cell table:style-name="ce996" table:formula="of:=RANK([.B241];[.$B$221:.$B$270];0)" office:value-type="float" office:value="48" calcext:value-type="float">
            <text:p>48</text:p>
          </table:table-cell>
          <table:table-cell table:style-name="ce1104" table:number-columns-repeated="2"/>
          <table:table-cell table:style-name="ce1108" table:number-columns-repeated="17"/>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0.592592592592588" calcext:value-type="float">
            <text:p>-0,592592592592588</text:p>
          </table:table-cell>
          <table:table-cell table:style-name="ce1330" table:formula="of:=([.$A$208]*[.AF241]+[.$B$208])/([.$C$208]*[.AF241]+[.$D$208])" office:value-type="float" office:value="-0.592592592592588" calcext:value-type="float">
            <text:p>-0,59259259259258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194061954300511" calcext:value-type="float">
            <text:p>0,194061954300511</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1229" table:formula="of:=[.C242]/[.E242]" office:value-type="float" office:value="0.666666666666667" calcext:value-type="float">
            <text:p>0,666666666666667</text:p>
          </table:table-cell>
          <table:table-cell table:style-name="ce1070" table:formula="of:=RANK([.B242];[.$B$221:.$B$270];0)" office:value-type="float" office:value="41" calcext:value-type="float">
            <text:p>41</text:p>
          </table:table-cell>
          <table:table-cell table:style-name="ce1104" table:number-columns-repeated="2"/>
          <table:table-cell table:style-name="ce1108" table:number-columns-repeated="17"/>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0.585669781931461" calcext:value-type="float">
            <text:p>-0,585669781931461</text:p>
          </table:table-cell>
          <table:table-cell table:style-name="ce1119" table:formula="of:=([.$A$208]*[.AF242]+[.$B$208])/([.$C$208]*[.AF242]+[.$D$208])" office:value-type="float" office:value="-0.585669781931461" calcext:value-type="float">
            <text:p>-0,58566978193146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163527773076326" calcext:value-type="float">
            <text:p>0,163527773076326</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1042" table:formula="of:=[.C243]/[.E243]" office:value-type="float" office:value="-1" calcext:value-type="float">
            <text:p>-1</text:p>
          </table:table-cell>
          <table:table-cell table:style-name="ce996" table:formula="of:=RANK([.B243];[.$B$221:.$B$270];0)" office:value-type="float" office:value="43" calcext:value-type="float">
            <text:p>43</text:p>
          </table:table-cell>
          <table:table-cell table:style-name="ce1104" table:number-columns-repeated="2"/>
          <table:table-cell table:style-name="ce1108" table:number-columns-repeated="17"/>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0.578616352201255" calcext:value-type="float">
            <text:p>-0,578616352201255</text:p>
          </table:table-cell>
          <table:table-cell table:style-name="ce1330" table:formula="of:=([.$A$208]*[.AF243]+[.$B$208])/([.$C$208]*[.AF243]+[.$D$208])" office:value-type="float" office:value="-0.578616352201255" calcext:value-type="float">
            <text:p>-0,57861635220125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984763849454295" calcext:value-type="float">
            <text:p>0,984763849454295</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1229" table:formula="of:=[.C244]/[.E244]" office:value-type="float" office:value="-0.666666666666667" calcext:value-type="float">
            <text:p>-0,666666666666667</text:p>
          </table:table-cell>
          <table:table-cell table:style-name="ce1070" table:formula="of:=RANK([.B244];[.$B$221:.$B$270];0)" office:value-type="float" office:value="3" calcext:value-type="float">
            <text:p>3</text:p>
          </table:table-cell>
          <table:table-cell table:style-name="ce1104" table:number-columns-repeated="2"/>
          <table:table-cell table:style-name="ce1108" table:number-columns-repeated="17"/>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0.571428571428568" calcext:value-type="float">
            <text:p>-0,571428571428568</text:p>
          </table:table-cell>
          <table:table-cell table:style-name="ce1119" table:formula="of:=([.$A$208]*[.AF244]+[.$B$208])/([.$C$208]*[.AF244]+[.$D$208])" office:value-type="float" office:value="-0.571428571428568" calcext:value-type="float">
            <text:p>-0,57142857142856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393063990289316" calcext:value-type="float">
            <text:p>0,393063990289316</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1042" table:formula="of:=[.C245]/[.E245]" office:value-type="float" office:value="1" calcext:value-type="float">
            <text:p>1</text:p>
          </table:table-cell>
          <table:table-cell table:style-name="ce996" table:formula="of:=RANK([.B245];[.$B$221:.$B$270];0)" office:value-type="float" office:value="33" calcext:value-type="float">
            <text:p>33</text:p>
          </table:table-cell>
          <table:table-cell table:style-name="ce1104" table:number-columns-repeated="2"/>
          <table:table-cell table:style-name="ce1108" table:number-columns-repeated="17"/>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0.564102564102561" calcext:value-type="float">
            <text:p>-0,564102564102561</text:p>
          </table:table-cell>
          <table:table-cell table:style-name="ce1330" table:formula="of:=([.$A$208]*[.AF245]+[.$B$208])/([.$C$208]*[.AF245]+[.$D$208])" office:value-type="float" office:value="-0.564102564102561" calcext:value-type="float">
            <text:p>-0,56410256410256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342583718320762" calcext:value-type="float">
            <text:p>0,342583718320762</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1229" table:formula="of:=[.C246]/[.E246]" office:value-type="float" office:value="0.5" calcext:value-type="float">
            <text:p>0,5</text:p>
          </table:table-cell>
          <table:table-cell table:style-name="ce1070" table:formula="of:=RANK([.B246];[.$B$221:.$B$270];0)" office:value-type="float" office:value="34" calcext:value-type="float">
            <text:p>34</text:p>
          </table:table-cell>
          <table:table-cell table:style-name="ce1104" table:number-columns-repeated="2"/>
          <table:table-cell table:style-name="ce1108" table:number-columns-repeated="17"/>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0.556634304207117" calcext:value-type="float">
            <text:p>-0,556634304207117</text:p>
          </table:table-cell>
          <table:table-cell table:style-name="ce1119" table:formula="of:=([.$A$208]*[.AF246]+[.$B$208])/([.$C$208]*[.AF246]+[.$D$208])" office:value-type="float" office:value="-0.556634304207117" calcext:value-type="float">
            <text:p>-0,55663430420711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435826629270142" calcext:value-type="float">
            <text:p>0,435826629270142</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1042" table:formula="of:=[.C247]/[.E247]" office:value-type="float" office:value="1" calcext:value-type="float">
            <text:p>1</text:p>
          </table:table-cell>
          <table:table-cell table:style-name="ce996" table:formula="of:=RANK([.B247];[.$B$221:.$B$270];0)" office:value-type="float" office:value="29" calcext:value-type="float">
            <text:p>29</text:p>
          </table:table-cell>
          <table:table-cell table:style-name="ce1104" table:number-columns-repeated="2"/>
          <table:table-cell table:style-name="ce1108" table:number-columns-repeated="17"/>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0.549019607843134" calcext:value-type="float">
            <text:p>-0,549019607843134</text:p>
          </table:table-cell>
          <table:table-cell table:style-name="ce1330" table:formula="of:=([.$A$208]*[.AF247]+[.$B$208])/([.$C$208]*[.AF247]+[.$D$208])" office:value-type="float" office:value="-0.549019607843134" calcext:value-type="float">
            <text:p>-0,54901960784313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794034185871999" calcext:value-type="float">
            <text:p>0,794034185871999</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1229" table:formula="of:=[.C248]/[.E248]" office:value-type="float" office:value="0.5" calcext:value-type="float">
            <text:p>0,5</text:p>
          </table:table-cell>
          <table:table-cell table:style-name="ce1070" table:formula="of:=RANK([.B248];[.$B$221:.$B$270];0)" office:value-type="float" office:value="11" calcext:value-type="float">
            <text:p>11</text:p>
          </table:table-cell>
          <table:table-cell table:style-name="ce1104" table:number-columns-repeated="2"/>
          <table:table-cell table:style-name="ce1108" table:number-columns-repeated="17"/>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0.541254125412538" calcext:value-type="float">
            <text:p>-0,541254125412538</text:p>
          </table:table-cell>
          <table:table-cell table:style-name="ce1119" table:formula="of:=([.$A$208]*[.AF248]+[.$B$208])/([.$C$208]*[.AF248]+[.$D$208])" office:value-type="float" office:value="-0.541254125412538" calcext:value-type="float">
            <text:p>-0,54125412541253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086399760890333" calcext:value-type="float">
            <text:p>0,08639976089033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1042" table:formula="of:=[.C249]/[.E249]" office:value-type="float" office:value="-0.5" calcext:value-type="float">
            <text:p>-0,5</text:p>
          </table:table-cell>
          <table:table-cell table:style-name="ce996" table:formula="of:=RANK([.B249];[.$B$221:.$B$270];0)" office:value-type="float" office:value="47" calcext:value-type="float">
            <text:p>47</text:p>
          </table:table-cell>
          <table:table-cell table:style-name="ce1104" table:number-columns-repeated="2"/>
          <table:table-cell table:style-name="ce1108" table:number-columns-repeated="17"/>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0.53333333333333" calcext:value-type="float">
            <text:p>-0,53333333333333</text:p>
          </table:table-cell>
          <table:table-cell table:style-name="ce1330" table:formula="of:=([.$A$208]*[.AF249]+[.$B$208])/([.$C$208]*[.AF249]+[.$D$208])" office:value-type="float" office:value="-0.53333333333333" calcext:value-type="float">
            <text:p>-0,5333333333333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103284952293331" calcext:value-type="float">
            <text:p>0,103284952293331</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1229" table:formula="of:=[.C250]/[.E250]" office:value-type="float" office:value="0.333333333333333" calcext:value-type="float">
            <text:p>0,333333333333333</text:p>
          </table:table-cell>
          <table:table-cell table:style-name="ce1070" table:formula="of:=RANK([.B250];[.$B$221:.$B$270];0)" office:value-type="float" office:value="46" calcext:value-type="float">
            <text:p>46</text:p>
          </table:table-cell>
          <table:table-cell table:style-name="ce1104" table:number-columns-repeated="2"/>
          <table:table-cell table:style-name="ce1108" table:number-columns-repeated="17"/>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0.525252525252522" calcext:value-type="float">
            <text:p>-0,525252525252522</text:p>
          </table:table-cell>
          <table:table-cell table:style-name="ce1119" table:formula="of:=([.$A$208]*[.AF250]+[.$B$208])/([.$C$208]*[.AF250]+[.$D$208])" office:value-type="float" office:value="-0.525252525252522" calcext:value-type="float">
            <text:p>-0,52525252525252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594561256311836" calcext:value-type="float">
            <text:p>0,594561256311836</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1042" table:formula="of:=[.C251]/[.E251]" office:value-type="float" office:value="0.5" calcext:value-type="float">
            <text:p>0,5</text:p>
          </table:table-cell>
          <table:table-cell table:style-name="ce996" table:formula="of:=RANK([.B251];[.$B$221:.$B$270];0)" office:value-type="float" office:value="22" calcext:value-type="float">
            <text:p>22</text:p>
          </table:table-cell>
          <table:table-cell table:style-name="ce1104" table:number-columns-repeated="2"/>
          <table:table-cell table:style-name="ce1108" table:number-columns-repeated="17"/>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0.517006802721085" calcext:value-type="float">
            <text:p>-0,517006802721085</text:p>
          </table:table-cell>
          <table:table-cell table:style-name="ce1330" table:formula="of:=([.$A$208]*[.AF251]+[.$B$208])/([.$C$208]*[.AF251]+[.$D$208])" office:value-type="float" office:value="-0.517006802721085" calcext:value-type="float">
            <text:p>-0,51700680272108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13067996563615" calcext:value-type="float">
            <text:p>0,1306799656361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1229" table:formula="of:=[.C252]/[.E252]" office:value-type="float" office:value="-1" calcext:value-type="float">
            <text:p>-1</text:p>
          </table:table-cell>
          <table:table-cell table:style-name="ce1070" table:formula="of:=RANK([.B252];[.$B$221:.$B$270];0)" office:value-type="float" office:value="45" calcext:value-type="float">
            <text:p>45</text:p>
          </table:table-cell>
          <table:table-cell table:style-name="ce1104" table:number-columns-repeated="2"/>
          <table:table-cell table:style-name="ce1108" table:number-columns-repeated="17"/>
          <table:table-cell table:style-name="ce815"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0.508591065292093" calcext:value-type="float">
            <text:p>-0,508591065292093</text:p>
          </table:table-cell>
          <table:table-cell table:style-name="ce1119" table:formula="of:=([.$A$208]*[.AF252]+[.$B$208])/([.$C$208]*[.AF252]+[.$D$208])" office:value-type="float" office:value="-0.508591065292093" calcext:value-type="float">
            <text:p>-0,508591065292093</text:p>
          </table:table-cell>
          <table:table-cell table:style-name="ce815"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966187602511329" calcext:value-type="float">
            <text:p>0,966187602511329</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1042" table:formula="of:=[.C253]/[.E253]" office:value-type="float" office:value="1" calcext:value-type="float">
            <text:p>1</text:p>
          </table:table-cell>
          <table:table-cell table:style-name="ce996" table:formula="of:=RANK([.B253];[.$B$221:.$B$270];0)" office:value-type="float" office:value="4" calcext:value-type="float">
            <text:p>4</text:p>
          </table:table-cell>
          <table:table-cell table:style-name="ce1103" table:number-columns-repeated="19"/>
          <table:table-cell table:style-name="ce1105"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0.499999999999997" calcext:value-type="float">
            <text:p>-0,499999999999997</text:p>
          </table:table-cell>
          <table:table-cell table:style-name="ce1330" table:formula="of:=([.$A$208]*[.AF253]+[.$B$208])/([.$C$208]*[.AF253]+[.$D$208])" office:value-type="float" office:value="-0.499999999999997" calcext:value-type="float">
            <text:p>-0,499999999999997</text:p>
          </table:table-cell>
          <table:table-cell table:style-name="ce1105"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745864216166443" calcext:value-type="float">
            <text:p>0,745864216166443</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1229" table:formula="of:=[.C254]/[.E254]" office:value-type="float" office:value="0.666666666666667" calcext:value-type="float">
            <text:p>0,666666666666667</text:p>
          </table:table-cell>
          <table:table-cell table:style-name="ce1070" table:formula="of:=RANK([.B254];[.$B$221:.$B$270];0)" office:value-type="float" office:value="13" calcext:value-type="float">
            <text:p>13</text:p>
          </table:table-cell>
          <table:table-cell table:style-name="ce1103" table:number-columns-repeated="19"/>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0.491228070175435" calcext:value-type="float">
            <text:p>-0,491228070175435</text:p>
          </table:table-cell>
          <table:table-cell table:style-name="ce1119" table:formula="of:=([.$A$208]*[.AF254]+[.$B$208])/([.$C$208]*[.AF254]+[.$D$208])" office:value-type="float" office:value="-0.491228070175435" calcext:value-type="float">
            <text:p>-0,491228070175435</text:p>
          </table:table-cell>
          <table:table-cell table:style-name="ce1324"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711260398402996" calcext:value-type="float">
            <text:p>0,711260398402996</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1042" table:formula="of:=[.C255]/[.E255]" office:value-type="float" office:value="2" calcext:value-type="float">
            <text:p>2</text:p>
          </table:table-cell>
          <table:table-cell table:style-name="ce996" table:formula="of:=RANK([.B255];[.$B$221:.$B$270];0)" office:value-type="float" office:value="15" calcext:value-type="float">
            <text:p>15</text:p>
          </table:table-cell>
          <table:table-cell table:style-name="ce1103" table:number-columns-repeated="19"/>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0.482269503546096" calcext:value-type="float">
            <text:p>-0,482269503546096</text:p>
          </table:table-cell>
          <table:table-cell table:style-name="ce1330" table:formula="of:=([.$A$208]*[.AF255]+[.$B$208])/([.$C$208]*[.AF255]+[.$D$208])" office:value-type="float" office:value="-0.482269503546096" calcext:value-type="float">
            <text:p>-0,48226950354609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905012532364431" calcext:value-type="float">
            <text:p>0,905012532364431</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1229" table:formula="of:=[.C256]/[.E256]" office:value-type="float" office:value="-2" calcext:value-type="float">
            <text:p>-2</text:p>
          </table:table-cell>
          <table:table-cell table:style-name="ce1070" table:formula="of:=RANK([.B256];[.$B$221:.$B$270];0)" office:value-type="float" office:value="8" calcext:value-type="float">
            <text:p>8</text:p>
          </table:table-cell>
          <table:table-cell table:style-name="ce1104" table:number-columns-repeated="19"/>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0.473118279569889" calcext:value-type="float">
            <text:p>-0,473118279569889</text:p>
          </table:table-cell>
          <table:table-cell table:style-name="ce1119" table:formula="of:=([.$A$208]*[.AF256]+[.$B$208])/([.$C$208]*[.AF256]+[.$D$208])" office:value-type="float" office:value="-0.473118279569889" calcext:value-type="float">
            <text:p>-0,47311827956988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766226465725737" calcext:value-type="float">
            <text:p>0,766226465725737</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1042" table:formula="of:=[.C257]/[.E257]" office:value-type="float" office:value="2" calcext:value-type="float">
            <text:p>2</text:p>
          </table:table-cell>
          <table:table-cell table:style-name="ce996" table:formula="of:=RANK([.B257];[.$B$221:.$B$270];0)" office:value-type="float" office:value="12" calcext:value-type="float">
            <text:p>12</text:p>
          </table:table-cell>
          <table:table-cell table:style-name="ce1103" table:number-columns-repeated="19"/>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0.463768115942025" calcext:value-type="float">
            <text:p>-0,463768115942025</text:p>
          </table:table-cell>
          <table:table-cell table:style-name="ce1330" table:formula="of:=([.$A$208]*[.AF257]+[.$B$208])/([.$C$208]*[.AF257]+[.$D$208])" office:value-type="float" office:value="-0.463768115942025" calcext:value-type="float">
            <text:p>-0,46376811594202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257441462427276" calcext:value-type="float">
            <text:p>0,25744146242727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1229" table:formula="of:=[.C258]/[.E258]" office:value-type="float" office:value="-3" calcext:value-type="float">
            <text:p>-3</text:p>
          </table:table-cell>
          <table:table-cell table:style-name="ce1070" table:formula="of:=RANK([.B258];[.$B$221:.$B$270];0)" office:value-type="float" office:value="40" calcext:value-type="float">
            <text:p>40</text:p>
          </table:table-cell>
          <table:table-cell table:style-name="ce1104" table:number-columns-repeated="19"/>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0.45421245421245" calcext:value-type="float">
            <text:p>-0,45421245421245</text:p>
          </table:table-cell>
          <table:table-cell table:style-name="ce1119" table:formula="of:=([.$A$208]*[.AF258]+[.$B$208])/([.$C$208]*[.AF258]+[.$D$208])" office:value-type="float" office:value="-0.45421245421245" calcext:value-type="float">
            <text:p>-0,4542124542124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401632881154967" calcext:value-type="float">
            <text:p>0,401632881154967</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042" table:formula="of:=[.C259]/[.E259]" office:value-type="float" office:value="1" calcext:value-type="float">
            <text:p>1</text:p>
          </table:table-cell>
          <table:table-cell table:style-name="ce996" table:formula="of:=RANK([.B259];[.$B$221:.$B$270];0)" office:value-type="float" office:value="32" calcext:value-type="float">
            <text:p>32</text:p>
          </table:table-cell>
          <table:table-cell table:style-name="ce1103" table:number-columns-repeated="19"/>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0.44444444444444" calcext:value-type="float">
            <text:p>-0,44444444444444</text:p>
          </table:table-cell>
          <table:table-cell table:style-name="ce1330" table:formula="of:=([.$A$208]*[.AF259]+[.$B$208])/([.$C$208]*[.AF259]+[.$D$208])" office:value-type="float" office:value="-0.44444444444444" calcext:value-type="float">
            <text:p>-0,4444444444444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95623951965943" calcext:value-type="float">
            <text:p>0,95623951965943</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1229" table:formula="of:=[.C260]/[.E260]" office:value-type="float" office:value="1" calcext:value-type="float">
            <text:p>1</text:p>
          </table:table-cell>
          <table:table-cell table:style-name="ce1070" table:formula="of:=RANK([.B260];[.$B$221:.$B$270];0)" office:value-type="float" office:value="5" calcext:value-type="float">
            <text:p>5</text:p>
          </table:table-cell>
          <table:table-cell table:style-name="ce1103" table:number-columns-repeated="19"/>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0.434456928838947" calcext:value-type="float">
            <text:p>-0,434456928838947</text:p>
          </table:table-cell>
          <table:table-cell table:style-name="ce1119" table:formula="of:=([.$A$208]*[.AF260]+[.$B$208])/([.$C$208]*[.AF260]+[.$D$208])" office:value-type="float" office:value="-0.434456928838947" calcext:value-type="float">
            <text:p>-0,434456928838947</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552027512369156" calcext:value-type="float">
            <text:p>0,552027512369156</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1042" table:formula="of:=[.C261]/[.E261]" office:value-type="float" office:value="1" calcext:value-type="float">
            <text:p>1</text:p>
          </table:table-cell>
          <table:table-cell table:style-name="ce996" table:formula="of:=RANK([.B261];[.$B$221:.$B$270];0)" office:value-type="float" office:value="23" calcext:value-type="float">
            <text:p>23</text:p>
          </table:table-cell>
          <table:table-cell table:style-name="ce1104" table:number-columns-repeated="19"/>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0.42424242424242" calcext:value-type="float">
            <text:p>-0,42424242424242</text:p>
          </table:table-cell>
          <table:table-cell table:style-name="ce1330" table:formula="of:=([.$A$208]*[.AF261]+[.$B$208])/([.$C$208]*[.AF261]+[.$D$208])" office:value-type="float" office:value="-0.42424242424242" calcext:value-type="float">
            <text:p>-0,4242424242424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504562143357703" calcext:value-type="float">
            <text:p>0,504562143357703</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1229" table:formula="of:=[.C262]/[.E262]" office:value-type="float" office:value="2" calcext:value-type="float">
            <text:p>2</text:p>
          </table:table-cell>
          <table:table-cell table:style-name="ce1070" table:formula="of:=RANK([.B262];[.$B$221:.$B$270];0)" office:value-type="float" office:value="26" calcext:value-type="float">
            <text:p>26</text:p>
          </table:table-cell>
          <table:table-cell table:style-name="ce1103" table:number-columns-repeated="19"/>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0.413793103448272" calcext:value-type="float">
            <text:p>-0,413793103448272</text:p>
          </table:table-cell>
          <table:table-cell table:style-name="ce1119" table:formula="of:=([.$A$208]*[.AF262]+[.$B$208])/([.$C$208]*[.AF262]+[.$D$208])" office:value-type="float" office:value="-0.413793103448272" calcext:value-type="float">
            <text:p>-0,41379310344827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0165991786971778" calcext:value-type="float">
            <text:p>0,016599178697178</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1042" table:formula="of:=[.C263]/[.E263]" office:value-type="float" office:value="-2" calcext:value-type="float">
            <text:p>-2</text:p>
          </table:table-cell>
          <table:table-cell table:style-name="ce996" table:formula="of:=RANK([.B263];[.$B$221:.$B$270];0)" office:value-type="float" office:value="49" calcext:value-type="float">
            <text:p>49</text:p>
          </table:table-cell>
          <table:table-cell table:style-name="ce1103" table:number-columns-repeated="19"/>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0.403100775193794" calcext:value-type="float">
            <text:p>-0,403100775193794</text:p>
          </table:table-cell>
          <table:table-cell table:style-name="ce1330" table:formula="of:=([.$A$208]*[.AF263]+[.$B$208])/([.$C$208]*[.AF263]+[.$D$208])" office:value-type="float" office:value="-0.403100775193794" calcext:value-type="float">
            <text:p>-0,40310077519379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655197691627872" calcext:value-type="float">
            <text:p>0,655197691627872</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1229" table:formula="of:=[.C264]/[.E264]" office:value-type="float" office:value="-2" calcext:value-type="float">
            <text:p>-2</text:p>
          </table:table-cell>
          <table:table-cell table:style-name="ce1070" table:formula="of:=RANK([.B264];[.$B$221:.$B$270];0)" office:value-type="float" office:value="18" calcext:value-type="float">
            <text:p>18</text:p>
          </table:table-cell>
          <table:table-cell table:style-name="ce1104" table:number-columns-repeated="2"/>
          <table:table-cell table:style-name="ce1108" table:number-columns-repeated="19"/>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0.392156862745093" calcext:value-type="float">
            <text:p>-0,392156862745093</text:p>
          </table:table-cell>
          <table:table-cell table:style-name="ce1119" table:formula="of:=([.$A$208]*[.AF264]+[.$B$208])/([.$C$208]*[.AF264]+[.$D$208])" office:value-type="float" office:value="-0.392156862745093" calcext:value-type="float">
            <text:p>-0,39215686274509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519689589133753" calcext:value-type="float">
            <text:p>0,519689589133753</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1042" table:formula="of:=[.C265]/[.E265]" office:value-type="float" office:value="4" calcext:value-type="float">
            <text:p>4</text:p>
          </table:table-cell>
          <table:table-cell table:style-name="ce996" table:formula="of:=RANK([.B265];[.$B$221:.$B$270];0)" office:value-type="float" office:value="25" calcext:value-type="float">
            <text:p>25</text:p>
          </table:table-cell>
          <table:table-cell table:style-name="ce1104" table:number-columns-repeated="2"/>
          <table:table-cell table:style-name="ce1108" table:number-columns-repeated="19"/>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0.380952380952376" calcext:value-type="float">
            <text:p>-0,380952380952376</text:p>
          </table:table-cell>
          <table:table-cell table:style-name="ce1330" table:formula="of:=([.$A$208]*[.AF265]+[.$B$208])/([.$C$208]*[.AF265]+[.$D$208])" office:value-type="float" office:value="-0.380952380952376" calcext:value-type="float">
            <text:p>-0,38095238095237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913043406544472" calcext:value-type="float">
            <text:p>0,913043406544472</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1229" table:formula="of:=[.C266]/[.E266]" office:value-type="float" office:value="2.5" calcext:value-type="float">
            <text:p>2,5</text:p>
          </table:table-cell>
          <table:table-cell table:style-name="ce1070" table:formula="of:=RANK([.B266];[.$B$221:.$B$270];0)" office:value-type="float" office:value="7" calcext:value-type="float">
            <text:p>7</text:p>
          </table:table-cell>
          <table:table-cell table:style-name="ce1104" table:number-columns-repeated="2"/>
          <table:table-cell table:style-name="ce1108" table:number-columns-repeated="19"/>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0.369477911646582" calcext:value-type="float">
            <text:p>-0,369477911646582</text:p>
          </table:table-cell>
          <table:table-cell table:style-name="ce1119" table:formula="of:=([.$A$208]*[.AF266]+[.$B$208])/([.$C$208]*[.AF266]+[.$D$208])" office:value-type="float" office:value="-0.369477911646582" calcext:value-type="float">
            <text:p>-0,36947791164658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00516415198755117" calcext:value-type="float">
            <text:p>0,005164151987551</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1042" table:formula="of:=[.C267]/[.E267]" office:value-type="float" office:value="-1.66666666666667" calcext:value-type="float">
            <text:p>-1,66666666666667</text:p>
          </table:table-cell>
          <table:table-cell table:style-name="ce996" table:formula="of:=RANK([.B267];[.$B$221:.$B$270];0)" office:value-type="float" office:value="50" calcext:value-type="float">
            <text:p>50</text:p>
          </table:table-cell>
          <table:table-cell table:style-name="ce1104" table:number-columns-repeated="2"/>
          <table:table-cell table:style-name="ce1108" table:number-columns-repeated="19"/>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0.357723577235768" calcext:value-type="float">
            <text:p>-0,357723577235768</text:p>
          </table:table-cell>
          <table:table-cell table:style-name="ce1330" table:formula="of:=([.$A$208]*[.AF267]+[.$B$208])/([.$C$208]*[.AF267]+[.$D$208])" office:value-type="float" office:value="-0.357723577235768" calcext:value-type="float">
            <text:p>-0,357723577235768</text:p>
          </table:table-cell>
          <table:table-cell table:style-name="ce815"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667713183151911" calcext:value-type="float">
            <text:p>0,667713183151911</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1229" table:formula="of:=[.C268]/[.E268]" office:value-type="float" office:value="5" calcext:value-type="float">
            <text:p>5</text:p>
          </table:table-cell>
          <table:table-cell table:style-name="ce1070" table:formula="of:=RANK([.B268];[.$B$221:.$B$270];0)" office:value-type="float" office:value="17" calcext:value-type="float">
            <text:p>17</text:p>
          </table:table-cell>
          <table:table-cell table:style-name="ce1104" table:number-columns-repeated="2"/>
          <table:table-cell table:style-name="ce1108" table:number-columns-repeated="19"/>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0.345679012345674" calcext:value-type="float">
            <text:p>-0,345679012345674</text:p>
          </table:table-cell>
          <table:table-cell table:style-name="ce1119" table:formula="of:=([.$A$208]*[.AF268]+[.$B$208])/([.$C$208]*[.AF268]+[.$D$208])" office:value-type="float" office:value="-0.345679012345674" calcext:value-type="float">
            <text:p>-0,34567901234567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30319743411389" calcext:value-type="float">
            <text:p>0,3031974341138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1042" table:formula="of:=[.C269]/[.E269]" office:value-type="float" office:value="-2.5" calcext:value-type="float">
            <text:p>-2,5</text:p>
          </table:table-cell>
          <table:table-cell table:style-name="ce996" table:formula="of:=RANK([.B269];[.$B$221:.$B$270];0)" office:value-type="float" office:value="36" calcext:value-type="float">
            <text:p>36</text:p>
          </table:table-cell>
          <table:table-cell table:style-name="ce1104" table:number-columns-repeated="2"/>
          <table:table-cell table:style-name="ce1108" table:number-columns-repeated="19"/>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0.333333333333328" calcext:value-type="float">
            <text:p>-0,333333333333328</text:p>
          </table:table-cell>
          <table:table-cell table:style-name="ce1330" table:formula="of:=([.$A$208]*[.AF269]+[.$B$208])/([.$C$208]*[.AF269]+[.$D$208])" office:value-type="float" office:value="-0.333333333333328" calcext:value-type="float">
            <text:p>-0,333333333333328</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491652700633858" calcext:value-type="float">
            <text:p>0,491652700633858</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1229" table:formula="of:=[.C270]/[.E270]" office:value-type="float" office:value="-5" calcext:value-type="float">
            <text:p>-5</text:p>
          </table:table-cell>
          <table:table-cell table:style-name="ce1070" table:formula="of:=RANK([.B270];[.$B$221:.$B$270];0)" office:value-type="float" office:value="27" calcext:value-type="float">
            <text:p>27</text:p>
          </table:table-cell>
          <table:table-cell table:style-name="ce1104" table:number-columns-repeated="2"/>
          <table:table-cell table:style-name="ce1108" table:number-columns-repeated="19"/>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0.320675105485227" calcext:value-type="float">
            <text:p>-0,320675105485227</text:p>
          </table:table-cell>
          <table:table-cell table:style-name="ce1119" table:formula="of:=([.$A$208]*[.AF270]+[.$B$208])/([.$C$208]*[.AF270]+[.$D$208])" office:value-type="float" office:value="-0.320675105485227" calcext:value-type="float">
            <text:p>-0,320675105485227</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0.307692307692302" calcext:value-type="float">
            <text:p>-0,307692307692302</text:p>
          </table:table-cell>
          <table:table-cell table:style-name="ce1330" table:formula="of:=([.$A$208]*[.AF271]+[.$B$208])/([.$C$208]*[.AF271]+[.$D$208])" office:value-type="float" office:value="-0.307692307692302" calcext:value-type="float">
            <text:p>-0,30769230769230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0.294372294372289" calcext:value-type="float">
            <text:p>-0,294372294372289</text:p>
          </table:table-cell>
          <table:table-cell table:style-name="ce1119" table:formula="of:=([.$A$208]*[.AF272]+[.$B$208])/([.$C$208]*[.AF272]+[.$D$208])" office:value-type="float" office:value="-0.294372294372289" calcext:value-type="float">
            <text:p>-0,29437229437228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0.280701754385959" calcext:value-type="float">
            <text:p>-0,280701754385959</text:p>
          </table:table-cell>
          <table:table-cell table:style-name="ce1330" table:formula="of:=([.$A$208]*[.AF273]+[.$B$208])/([.$C$208]*[.AF273]+[.$D$208])" office:value-type="float" office:value="-0.280701754385959" calcext:value-type="float">
            <text:p>-0,28070175438595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0.266666666666661" calcext:value-type="float">
            <text:p>-0,266666666666661</text:p>
          </table:table-cell>
          <table:table-cell table:style-name="ce1119" table:formula="of:=([.$A$208]*[.AF274]+[.$B$208])/([.$C$208]*[.AF274]+[.$D$208])" office:value-type="float" office:value="-0.266666666666661" calcext:value-type="float">
            <text:p>-0,266666666666661</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0.252252252252246" calcext:value-type="float">
            <text:p>-0,252252252252246</text:p>
          </table:table-cell>
          <table:table-cell table:style-name="ce1330" table:formula="of:=([.$A$208]*[.AF275]+[.$B$208])/([.$C$208]*[.AF275]+[.$D$208])" office:value-type="float" office:value="-0.252252252252246" calcext:value-type="float">
            <text:p>-0,25225225225224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0.237442922374423" calcext:value-type="float">
            <text:p>-0,237442922374423</text:p>
          </table:table-cell>
          <table:table-cell table:style-name="ce1119" table:formula="of:=([.$A$208]*[.AF276]+[.$B$208])/([.$C$208]*[.AF276]+[.$D$208])" office:value-type="float" office:value="-0.237442922374423" calcext:value-type="float">
            <text:p>-0,23744292237442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0.222222222222216" calcext:value-type="float">
            <text:p>-0,222222222222216</text:p>
          </table:table-cell>
          <table:table-cell table:style-name="ce1330" table:formula="of:=([.$A$208]*[.AF277]+[.$B$208])/([.$C$208]*[.AF277]+[.$D$208])" office:value-type="float" office:value="-0.222222222222216" calcext:value-type="float">
            <text:p>-0,22222222222221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0.206572769953045" calcext:value-type="float">
            <text:p>-0,206572769953045</text:p>
          </table:table-cell>
          <table:table-cell table:style-name="ce1119" table:formula="of:=([.$A$208]*[.AF278]+[.$B$208])/([.$C$208]*[.AF278]+[.$D$208])" office:value-type="float" office:value="-0.206572769953045" calcext:value-type="float">
            <text:p>-0,20657276995304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0.190476190476184" calcext:value-type="float">
            <text:p>-0,190476190476184</text:p>
          </table:table-cell>
          <table:table-cell table:style-name="ce1330" table:formula="of:=([.$A$208]*[.AF279]+[.$B$208])/([.$C$208]*[.AF279]+[.$D$208])" office:value-type="float" office:value="-0.190476190476184" calcext:value-type="float">
            <text:p>-0,19047619047618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0.173913043478254" calcext:value-type="float">
            <text:p>-0,173913043478254</text:p>
          </table:table-cell>
          <table:table-cell table:style-name="ce1119" table:formula="of:=([.$A$208]*[.AF280]+[.$B$208])/([.$C$208]*[.AF280]+[.$D$208])" office:value-type="float" office:value="-0.173913043478254" calcext:value-type="float">
            <text:p>-0,17391304347825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0.156862745098032" calcext:value-type="float">
            <text:p>-0,156862745098032</text:p>
          </table:table-cell>
          <table:table-cell table:style-name="ce1330" table:formula="of:=([.$A$208]*[.AF281]+[.$B$208])/([.$C$208]*[.AF281]+[.$D$208])" office:value-type="float" office:value="-0.156862745098032" calcext:value-type="float">
            <text:p>-0,15686274509803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0.139303482587058" calcext:value-type="float">
            <text:p>-0,139303482587058</text:p>
          </table:table-cell>
          <table:table-cell table:style-name="ce1119" table:formula="of:=([.$A$208]*[.AF282]+[.$B$208])/([.$C$208]*[.AF282]+[.$D$208])" office:value-type="float" office:value="-0.139303482587058" calcext:value-type="float">
            <text:p>-0,13930348258705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0.121212121212114" calcext:value-type="float">
            <text:p>-0,121212121212114</text:p>
          </table:table-cell>
          <table:table-cell table:style-name="ce1330" table:formula="of:=([.$A$208]*[.AF283]+[.$B$208])/([.$C$208]*[.AF283]+[.$D$208])" office:value-type="float" office:value="-0.121212121212114" calcext:value-type="float">
            <text:p>-0,12121212121211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0.102564102564095" calcext:value-type="float">
            <text:p>-0,102564102564095</text:p>
          </table:table-cell>
          <table:table-cell table:style-name="ce1119" table:formula="of:=([.$A$208]*[.AF284]+[.$B$208])/([.$C$208]*[.AF284]+[.$D$208])" office:value-type="float" office:value="-0.102564102564095" calcext:value-type="float">
            <text:p>-0,10256410256409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0.0833333333333254" calcext:value-type="float">
            <text:p>-0,083333333333325</text:p>
          </table:table-cell>
          <table:table-cell table:style-name="ce1330" table:formula="of:=([.$A$208]*[.AF285]+[.$B$208])/([.$C$208]*[.AF285]+[.$D$208])" office:value-type="float" office:value="-0.0833333333333254" calcext:value-type="float">
            <text:p>-0,08333333333332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0.0634920634920554" calcext:value-type="float">
            <text:p>-0,063492063492055</text:p>
          </table:table-cell>
          <table:table-cell table:style-name="ce1119" table:formula="of:=([.$A$208]*[.AF286]+[.$B$208])/([.$C$208]*[.AF286]+[.$D$208])" office:value-type="float" office:value="-0.0634920634920554" calcext:value-type="float">
            <text:p>-0,06349206349205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0.0430107526881638" calcext:value-type="float">
            <text:p>-0,043010752688164</text:p>
          </table:table-cell>
          <table:table-cell table:style-name="ce1330" table:formula="of:=([.$A$208]*[.AF287]+[.$B$208])/([.$C$208]*[.AF287]+[.$D$208])" office:value-type="float" office:value="-0.0430107526881638" calcext:value-type="float">
            <text:p>-0,04301075268816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0.0218579234972593" calcext:value-type="float">
            <text:p>-0,021857923497259</text:p>
          </table:table-cell>
          <table:table-cell table:style-name="ce1119" table:formula="of:=([.$A$208]*[.AF288]+[.$B$208])/([.$C$208]*[.AF288]+[.$D$208])" office:value-type="float" office:value="-0.0218579234972593" calcext:value-type="float">
            <text:p>-0,0218579234972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9.0791571791569E-015" calcext:value-type="float">
            <text:p>9,0791571791569E-15</text:p>
          </table:table-cell>
          <table:table-cell table:style-name="ce1330" table:formula="of:=([.$A$208]*[.AF289]+[.$B$208])/([.$C$208]*[.AF289]+[.$D$208])" office:value-type="float" office:value="9.0791571791569E-015" calcext:value-type="float">
            <text:p>9,0791571791569E-1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0.0225988700565065" calcext:value-type="float">
            <text:p>0,022598870056507</text:p>
          </table:table-cell>
          <table:table-cell table:style-name="ce1119" table:formula="of:=([.$A$208]*[.AF290]+[.$B$208])/([.$C$208]*[.AF290]+[.$D$208])" office:value-type="float" office:value="0.0225988700565065" calcext:value-type="float">
            <text:p>0,0225988700565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0.0459770114942624" calcext:value-type="float">
            <text:p>0,045977011494262</text:p>
          </table:table-cell>
          <table:table-cell table:style-name="ce1330" table:formula="of:=([.$A$208]*[.AF291]+[.$B$208])/([.$C$208]*[.AF291]+[.$D$208])" office:value-type="float" office:value="0.0459770114942624" calcext:value-type="float">
            <text:p>0,04597701149426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0.070175438596501" calcext:value-type="float">
            <text:p>0,070175438596501</text:p>
          </table:table-cell>
          <table:table-cell table:style-name="ce1119" table:formula="of:=([.$A$208]*[.AF292]+[.$B$208])/([.$C$208]*[.AF292]+[.$D$208])" office:value-type="float" office:value="0.070175438596501" calcext:value-type="float">
            <text:p>0,0701754385965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0.0952380952381053" calcext:value-type="float">
            <text:p>0,095238095238105</text:p>
          </table:table-cell>
          <table:table-cell table:style-name="ce1330" table:formula="of:=([.$A$208]*[.AF293]+[.$B$208])/([.$C$208]*[.AF293]+[.$D$208])" office:value-type="float" office:value="0.0952380952381053" calcext:value-type="float">
            <text:p>0,09523809523810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0.121212121212132" calcext:value-type="float">
            <text:p>0,121212121212132</text:p>
          </table:table-cell>
          <table:table-cell table:style-name="ce1119" table:formula="of:=([.$A$208]*[.AF294]+[.$B$208])/([.$C$208]*[.AF294]+[.$D$208])" office:value-type="float" office:value="0.121212121212132" calcext:value-type="float">
            <text:p>0,12121212121213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0.148148148148159" calcext:value-type="float">
            <text:p>0,148148148148159</text:p>
          </table:table-cell>
          <table:table-cell table:style-name="ce1330" table:formula="of:=([.$A$208]*[.AF295]+[.$B$208])/([.$C$208]*[.AF295]+[.$D$208])" office:value-type="float" office:value="0.148148148148159" calcext:value-type="float">
            <text:p>0,1481481481481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0.176100628930829" calcext:value-type="float">
            <text:p>0,176100628930829</text:p>
          </table:table-cell>
          <table:table-cell table:style-name="ce1119" table:formula="of:=([.$A$208]*[.AF296]+[.$B$208])/([.$C$208]*[.AF296]+[.$D$208])" office:value-type="float" office:value="0.176100628930829" calcext:value-type="float">
            <text:p>0,17610062893082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0.205128205128217" calcext:value-type="float">
            <text:p>0,205128205128217</text:p>
          </table:table-cell>
          <table:table-cell table:style-name="ce1330" table:formula="of:=([.$A$208]*[.AF297]+[.$B$208])/([.$C$208]*[.AF297]+[.$D$208])" office:value-type="float" office:value="0.205128205128217" calcext:value-type="float">
            <text:p>0,2051282051282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0.235294117647065" calcext:value-type="float">
            <text:p>0,235294117647065</text:p>
          </table:table-cell>
          <table:table-cell table:style-name="ce1119" table:formula="of:=([.$A$208]*[.AF298]+[.$B$208])/([.$C$208]*[.AF298]+[.$D$208])" office:value-type="float" office:value="0.235294117647065" calcext:value-type="float">
            <text:p>0,2352941176470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0.266666666666673" calcext:value-type="float">
            <text:p>0,266666666666673</text:p>
          </table:table-cell>
          <table:table-cell table:style-name="ce1330" table:formula="of:=([.$A$208]*[.AF299]+[.$B$208])/([.$C$208]*[.AF299]+[.$D$208])" office:value-type="float" office:value="0.266666666666673" calcext:value-type="float">
            <text:p>0,26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0.299319727891163" calcext:value-type="float">
            <text:p>0,299319727891163</text:p>
          </table:table-cell>
          <table:table-cell table:style-name="ce1119" table:formula="of:=([.$A$208]*[.AF300]+[.$B$208])/([.$C$208]*[.AF300]+[.$D$208])" office:value-type="float" office:value="0.299319727891163" calcext:value-type="float">
            <text:p>0,29931972789116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0.33333333333334" calcext:value-type="float">
            <text:p>0,33333333333334</text:p>
          </table:table-cell>
          <table:table-cell table:style-name="ce1330" table:formula="of:=([.$A$208]*[.AF301]+[.$B$208])/([.$C$208]*[.AF301]+[.$D$208])" office:value-type="float" office:value="0.33333333333334" calcext:value-type="float">
            <text:p>0,3333333333333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0.368794326241142" calcext:value-type="float">
            <text:p>0,368794326241142</text:p>
          </table:table-cell>
          <table:table-cell table:style-name="ce1119" table:formula="of:=([.$A$208]*[.AF302]+[.$B$208])/([.$C$208]*[.AF302]+[.$D$208])" office:value-type="float" office:value="0.368794326241142" calcext:value-type="float">
            <text:p>0,36879432624114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0.405797101449283" calcext:value-type="float">
            <text:p>0,405797101449283</text:p>
          </table:table-cell>
          <table:table-cell table:style-name="ce1330" table:formula="of:=([.$A$208]*[.AF303]+[.$B$208])/([.$C$208]*[.AF303]+[.$D$208])" office:value-type="float" office:value="0.405797101449283" calcext:value-type="float">
            <text:p>0,4057971014492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0.444444444444452" calcext:value-type="float">
            <text:p>0,444444444444452</text:p>
          </table:table-cell>
          <table:table-cell table:style-name="ce1119" table:formula="of:=([.$A$208]*[.AF304]+[.$B$208])/([.$C$208]*[.AF304]+[.$D$208])" office:value-type="float" office:value="0.444444444444452" calcext:value-type="float">
            <text:p>0,44444444444445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0.484848484848493" calcext:value-type="float">
            <text:p>0,484848484848493</text:p>
          </table:table-cell>
          <table:table-cell table:style-name="ce1330" table:formula="of:=([.$A$208]*[.AF305]+[.$B$208])/([.$C$208]*[.AF305]+[.$D$208])" office:value-type="float" office:value="0.484848484848493" calcext:value-type="float">
            <text:p>0,48484848484849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0.527131782945745" calcext:value-type="float">
            <text:p>0,527131782945745</text:p>
          </table:table-cell>
          <table:table-cell table:style-name="ce1119" table:formula="of:=([.$A$208]*[.AF306]+[.$B$208])/([.$C$208]*[.AF306]+[.$D$208])" office:value-type="float" office:value="0.527131782945745" calcext:value-type="float">
            <text:p>0,5271317829457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0.571428571428581" calcext:value-type="float">
            <text:p>0,571428571428581</text:p>
          </table:table-cell>
          <table:table-cell table:style-name="ce1330" table:formula="of:=([.$A$208]*[.AF307]+[.$B$208])/([.$C$208]*[.AF307]+[.$D$208])" office:value-type="float" office:value="0.571428571428581" calcext:value-type="float">
            <text:p>0,57142857142858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0.617886178861798" calcext:value-type="float">
            <text:p>0,617886178861798</text:p>
          </table:table-cell>
          <table:table-cell table:style-name="ce1119" table:formula="of:=([.$A$208]*[.AF308]+[.$B$208])/([.$C$208]*[.AF308]+[.$D$208])" office:value-type="float" office:value="0.617886178861798" calcext:value-type="float">
            <text:p>0,61788617886179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0.666666666666677" calcext:value-type="float">
            <text:p>0,666666666666677</text:p>
          </table:table-cell>
          <table:table-cell table:style-name="ce1330" table:formula="of:=([.$A$208]*[.AF309]+[.$B$208])/([.$C$208]*[.AF309]+[.$D$208])" office:value-type="float" office:value="0.666666666666677" calcext:value-type="float">
            <text:p>0,6666666666666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0.717948717948729" calcext:value-type="float">
            <text:p>0,717948717948729</text:p>
          </table:table-cell>
          <table:table-cell table:style-name="ce1119" table:formula="of:=([.$A$208]*[.AF310]+[.$B$208])/([.$C$208]*[.AF310]+[.$D$208])" office:value-type="float" office:value="0.717948717948729" calcext:value-type="float">
            <text:p>0,71794871794872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0.771929824561414" calcext:value-type="float">
            <text:p>0,771929824561414</text:p>
          </table:table-cell>
          <table:table-cell table:style-name="ce1330" table:formula="of:=([.$A$208]*[.AF311]+[.$B$208])/([.$C$208]*[.AF311]+[.$D$208])" office:value-type="float" office:value="0.771929824561414" calcext:value-type="float">
            <text:p>0,77192982456141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0.828828828828841" calcext:value-type="float">
            <text:p>0,828828828828841</text:p>
          </table:table-cell>
          <table:table-cell table:style-name="ce1119" table:formula="of:=([.$A$208]*[.AF312]+[.$B$208])/([.$C$208]*[.AF312]+[.$D$208])" office:value-type="float" office:value="0.828828828828841" calcext:value-type="float">
            <text:p>0,82882882882884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0.888888888888901" calcext:value-type="float">
            <text:p>0,888888888888901</text:p>
          </table:table-cell>
          <table:table-cell table:style-name="ce1330" table:formula="of:=([.$A$208]*[.AF313]+[.$B$208])/([.$C$208]*[.AF313]+[.$D$208])" office:value-type="float" office:value="0.888888888888901" calcext:value-type="float">
            <text:p>0,8888888888889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0.952380952380966" calcext:value-type="float">
            <text:p>0,952380952380966</text:p>
          </table:table-cell>
          <table:table-cell table:style-name="ce1119" table:formula="of:=([.$A$208]*[.AF314]+[.$B$208])/([.$C$208]*[.AF314]+[.$D$208])" office:value-type="float" office:value="0.952380952380966" calcext:value-type="float">
            <text:p>0,95238095238096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1.01960784313727" calcext:value-type="float">
            <text:p>1,01960784313727</text:p>
          </table:table-cell>
          <table:table-cell table:style-name="ce1330" table:formula="of:=([.$A$208]*[.AF315]+[.$B$208])/([.$C$208]*[.AF315]+[.$D$208])" office:value-type="float" office:value="1.01960784313727" calcext:value-type="float">
            <text:p>1,019607843137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1.09090909090911" calcext:value-type="float">
            <text:p>1,09090909090911</text:p>
          </table:table-cell>
          <table:table-cell table:style-name="ce1119" table:formula="of:=([.$A$208]*[.AF316]+[.$B$208])/([.$C$208]*[.AF316]+[.$D$208])" office:value-type="float" office:value="1.09090909090911" calcext:value-type="float">
            <text:p>1,0909090909091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1.16666666666668" calcext:value-type="float">
            <text:p>1,16666666666668</text:p>
          </table:table-cell>
          <table:table-cell table:style-name="ce1330" table:formula="of:=([.$A$208]*[.AF317]+[.$B$208])/([.$C$208]*[.AF317]+[.$D$208])" office:value-type="float" office:value="1.16666666666668" calcext:value-type="float">
            <text:p>1,1666666666666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1.24731182795701" calcext:value-type="float">
            <text:p>1,24731182795701</text:p>
          </table:table-cell>
          <table:table-cell table:style-name="ce1119" table:formula="of:=([.$A$208]*[.AF318]+[.$B$208])/([.$C$208]*[.AF318]+[.$D$208])" office:value-type="float" office:value="1.24731182795701" calcext:value-type="float">
            <text:p>1,247311827957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1.33333333333335" calcext:value-type="float">
            <text:p>1,33333333333335</text:p>
          </table:table-cell>
          <table:table-cell table:style-name="ce1330" table:formula="of:=([.$A$208]*[.AF319]+[.$B$208])/([.$C$208]*[.AF319]+[.$D$208])" office:value-type="float" office:value="1.33333333333335" calcext:value-type="float">
            <text:p>1,3333333333333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1.42528735632186" calcext:value-type="float">
            <text:p>1,42528735632186</text:p>
          </table:table-cell>
          <table:table-cell table:style-name="ce1119" table:formula="of:=([.$A$208]*[.AF320]+[.$B$208])/([.$C$208]*[.AF320]+[.$D$208])" office:value-type="float" office:value="1.42528735632186" calcext:value-type="float">
            <text:p>1,4252873563218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1.52380952380954" calcext:value-type="float">
            <text:p>1,52380952380954</text:p>
          </table:table-cell>
          <table:table-cell table:style-name="ce1330" table:formula="of:=([.$A$208]*[.AF321]+[.$B$208])/([.$C$208]*[.AF321]+[.$D$208])" office:value-type="float" office:value="1.52380952380954" calcext:value-type="float">
            <text:p>1,5238095238095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1.62962962962965" calcext:value-type="float">
            <text:p>1,62962962962965</text:p>
          </table:table-cell>
          <table:table-cell table:style-name="ce1119" table:formula="of:=([.$A$208]*[.AF322]+[.$B$208])/([.$C$208]*[.AF322]+[.$D$208])" office:value-type="float" office:value="1.62962962962965" calcext:value-type="float">
            <text:p>1,629629629629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1.74358974358977" calcext:value-type="float">
            <text:p>1,74358974358977</text:p>
          </table:table-cell>
          <table:table-cell table:style-name="ce1330" table:formula="of:=([.$A$208]*[.AF323]+[.$B$208])/([.$C$208]*[.AF323]+[.$D$208])" office:value-type="float" office:value="1.74358974358977" calcext:value-type="float">
            <text:p>1,743589743589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1.86666666666669" calcext:value-type="float">
            <text:p>1,86666666666669</text:p>
          </table:table-cell>
          <table:table-cell table:style-name="ce1119" table:formula="of:=([.$A$208]*[.AF324]+[.$B$208])/([.$C$208]*[.AF324]+[.$D$208])" office:value-type="float" office:value="1.86666666666669" calcext:value-type="float">
            <text:p>1,8666666666666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2.00000000000003" calcext:value-type="float">
            <text:p>2,00000000000003</text:p>
          </table:table-cell>
          <table:table-cell table:style-name="ce1330" table:formula="of:=([.$A$208]*[.AF325]+[.$B$208])/([.$C$208]*[.AF325]+[.$D$208])" office:value-type="float" office:value="2.00000000000003" calcext:value-type="float">
            <text:p>2,0000000000000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2.14492753623191" calcext:value-type="float">
            <text:p>2,14492753623191</text:p>
          </table:table-cell>
          <table:table-cell table:style-name="ce1119" table:formula="of:=([.$A$208]*[.AF326]+[.$B$208])/([.$C$208]*[.AF326]+[.$D$208])" office:value-type="float" office:value="2.14492753623191" calcext:value-type="float">
            <text:p>2,144927536231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2.30303030303034" calcext:value-type="float">
            <text:p>2,30303030303034</text:p>
          </table:table-cell>
          <table:table-cell table:style-name="ce1330" table:formula="of:=([.$A$208]*[.AF327]+[.$B$208])/([.$C$208]*[.AF327]+[.$D$208])" office:value-type="float" office:value="2.30303030303034" calcext:value-type="float">
            <text:p>2,3030303030303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2.47619047619051" calcext:value-type="float">
            <text:p>2,47619047619051</text:p>
          </table:table-cell>
          <table:table-cell table:style-name="ce1119" table:formula="of:=([.$A$208]*[.AF328]+[.$B$208])/([.$C$208]*[.AF328]+[.$D$208])" office:value-type="float" office:value="2.47619047619051" calcext:value-type="float">
            <text:p>2,4761904761905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text:p/>
          </table:table-cell>
          <table:table-cell table:style-name="ce1327" table:formula="of:=[.AF328]+0.05" office:value-type="float" office:value="-2.99999999999999" calcext:value-type="float">
            <text:p>-2,99999999999999</text:p>
          </table:table-cell>
          <table:table-cell table:style-name="ce1330" table:formula="of:=IF(ABS([.AF329]-[.$L$210])&lt;10^-9;&quot;&quot;;[.AH329])" office:value-type="float" office:value="2.66666666666671" calcext:value-type="float">
            <text:p>2,66666666666671</text:p>
          </table:table-cell>
          <table:table-cell table:style-name="ce1330" table:formula="of:=([.$A$208]*[.AF329]+[.$B$208])/([.$C$208]*[.AF329]+[.$D$208])" office:value-type="float" office:value="2.66666666666671" calcext:value-type="float">
            <text:p>2,6666666666667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2.87719298245619" calcext:value-type="float">
            <text:p>2,87719298245619</text:p>
          </table:table-cell>
          <table:table-cell table:style-name="ce1119" table:formula="of:=([.$A$208]*[.AF330]+[.$B$208])/([.$C$208]*[.AF330]+[.$D$208])" office:value-type="float" office:value="2.87719298245619" calcext:value-type="float">
            <text:p>2,8771929824561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3.11111111111116" calcext:value-type="float">
            <text:p>3,11111111111116</text:p>
          </table:table-cell>
          <table:table-cell table:style-name="ce1330" table:formula="of:=([.$A$208]*[.AF331]+[.$B$208])/([.$C$208]*[.AF331]+[.$D$208])" office:value-type="float" office:value="3.11111111111116" calcext:value-type="float">
            <text:p>3,1111111111111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3.3725490196079" calcext:value-type="float">
            <text:p>3,3725490196079</text:p>
          </table:table-cell>
          <table:table-cell table:style-name="ce1119" table:formula="of:=([.$A$208]*[.AF332]+[.$B$208])/([.$C$208]*[.AF332]+[.$D$208])" office:value-type="float" office:value="3.3725490196079" calcext:value-type="float">
            <text:p>3,372549019607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3.66666666666673" calcext:value-type="float">
            <text:p>3,66666666666673</text:p>
          </table:table-cell>
          <table:table-cell table:style-name="ce1330" table:formula="of:=([.$A$208]*[.AF333]+[.$B$208])/([.$C$208]*[.AF333]+[.$D$208])" office:value-type="float" office:value="3.66666666666673" calcext:value-type="float">
            <text:p>3,6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4.00000000000007" calcext:value-type="float">
            <text:p>4,00000000000007</text:p>
          </table:table-cell>
          <table:table-cell table:style-name="ce1119" table:formula="of:=([.$A$208]*[.AF334]+[.$B$208])/([.$C$208]*[.AF334]+[.$D$208])" office:value-type="float" office:value="4.00000000000007" calcext:value-type="float">
            <text:p>4,000000000000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4.38095238095246" calcext:value-type="float">
            <text:p>4,38095238095246</text:p>
          </table:table-cell>
          <table:table-cell table:style-name="ce1330" table:formula="of:=([.$A$208]*[.AF335]+[.$B$208])/([.$C$208]*[.AF335]+[.$D$208])" office:value-type="float" office:value="4.38095238095246" calcext:value-type="float">
            <text:p>4,3809523809524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4.82051282051291" calcext:value-type="float">
            <text:p>4,82051282051291</text:p>
          </table:table-cell>
          <table:table-cell table:style-name="ce1119" table:formula="of:=([.$A$208]*[.AF336]+[.$B$208])/([.$C$208]*[.AF336]+[.$D$208])" office:value-type="float" office:value="4.82051282051291" calcext:value-type="float">
            <text:p>4,820512820512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5.33333333333345" calcext:value-type="float">
            <text:p>5,33333333333345</text:p>
          </table:table-cell>
          <table:table-cell table:style-name="ce1330" table:formula="of:=([.$A$208]*[.AF337]+[.$B$208])/([.$C$208]*[.AF337]+[.$D$208])" office:value-type="float" office:value="5.33333333333345" calcext:value-type="float">
            <text:p>5,333333333333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5.93939393939407" calcext:value-type="float">
            <text:p>5,93939393939407</text:p>
          </table:table-cell>
          <table:table-cell table:style-name="ce1119" table:formula="of:=([.$A$208]*[.AF338]+[.$B$208])/([.$C$208]*[.AF338]+[.$D$208])" office:value-type="float" office:value="5.93939393939407" calcext:value-type="float">
            <text:p>5,939393939394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6.66666666666683" calcext:value-type="float">
            <text:p>6,66666666666683</text:p>
          </table:table-cell>
          <table:table-cell table:style-name="ce1330" table:formula="of:=([.$A$208]*[.AF339]+[.$B$208])/([.$C$208]*[.AF339]+[.$D$208])" office:value-type="float" office:value="6.66666666666683" calcext:value-type="float">
            <text:p>6,666666666666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7.55555555555576" calcext:value-type="float">
            <text:p>7,55555555555576</text:p>
          </table:table-cell>
          <table:table-cell table:style-name="ce1119" table:formula="of:=([.$A$208]*[.AF340]+[.$B$208])/([.$C$208]*[.AF340]+[.$D$208])" office:value-type="float" office:value="7.55555555555576" calcext:value-type="float">
            <text:p>7,5555555555557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8.66666666666691" calcext:value-type="float">
            <text:p>8,66666666666691</text:p>
          </table:table-cell>
          <table:table-cell table:style-name="ce1330" table:formula="of:=([.$A$208]*[.AF341]+[.$B$208])/([.$C$208]*[.AF341]+[.$D$208])" office:value-type="float" office:value="8.66666666666691" calcext:value-type="float">
            <text:p>8,666666666666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10.0952380952384" calcext:value-type="float">
            <text:p>10,0952380952384</text:p>
          </table:table-cell>
          <table:table-cell table:style-name="ce1119" table:formula="of:=([.$A$208]*[.AF342]+[.$B$208])/([.$C$208]*[.AF342]+[.$D$208])" office:value-type="float" office:value="10.0952380952384" calcext:value-type="float">
            <text:p>10,095238095238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12.0000000000004" calcext:value-type="float">
            <text:p>12,0000000000004</text:p>
          </table:table-cell>
          <table:table-cell table:style-name="ce1330" table:formula="of:=([.$A$208]*[.AF343]+[.$B$208])/([.$C$208]*[.AF343]+[.$D$208])" office:value-type="float" office:value="12.0000000000004" calcext:value-type="float">
            <text:p>12,000000000000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14.6666666666673" calcext:value-type="float">
            <text:p>14,6666666666673</text:p>
          </table:table-cell>
          <table:table-cell table:style-name="ce1119" table:formula="of:=([.$A$208]*[.AF344]+[.$B$208])/([.$C$208]*[.AF344]+[.$D$208])" office:value-type="float" office:value="14.6666666666673" calcext:value-type="float">
            <text:p>14,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18.6666666666677" calcext:value-type="float">
            <text:p>18,6666666666677</text:p>
          </table:table-cell>
          <table:table-cell table:style-name="ce1330" table:formula="of:=([.$A$208]*[.AF345]+[.$B$208])/([.$C$208]*[.AF345]+[.$D$208])" office:value-type="float" office:value="18.6666666666677" calcext:value-type="float">
            <text:p>18,66666666666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25.3333333333351" calcext:value-type="float">
            <text:p>25,3333333333351</text:p>
          </table:table-cell>
          <table:table-cell table:style-name="ce1119" table:formula="of:=([.$A$208]*[.AF346]+[.$B$208])/([.$C$208]*[.AF346]+[.$D$208])" office:value-type="float" office:value="25.3333333333351" calcext:value-type="float">
            <text:p>25,333333333335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38.6666666666707" calcext:value-type="float">
            <text:p>38,6666666666707</text:p>
          </table:table-cell>
          <table:table-cell table:style-name="ce1330" table:formula="of:=([.$A$208]*[.AF347]+[.$B$208])/([.$C$208]*[.AF347]+[.$D$208])" office:value-type="float" office:value="38.6666666666707" calcext:value-type="float">
            <text:p>38,66666666667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78.6666666666826" calcext:value-type="float">
            <text:p>78,6666666666826</text:p>
          </table:table-cell>
          <table:table-cell table:style-name="ce1119" table:formula="of:=([.$A$208]*[.AF348]+[.$B$208])/([.$C$208]*[.AF348]+[.$D$208])" office:value-type="float" office:value="78.6666666666826" calcext:value-type="float">
            <text:p>78,666666666682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office:value-type="string" office:string-value="Oui" calcext:value-type="string">
            <text:p>Oui</text:p>
          </table:table-cell>
          <table:table-cell table:style-name="ce1327" table:formula="of:=[.AF348]+0.05" office:value-type="float" office:value="-1.99999999999999" calcext:value-type="float">
            <text:p>-1,99999999999999</text:p>
          </table:table-cell>
          <table:table-cell table:style-name="ce1330" table:formula="of:=IF(ABS([.AF349]-[.$L$210])&lt;10^-9;&quot;&quot;;[.AH349])">
            <text:p/>
          </table:table-cell>
          <table:table-cell table:style-name="ce1330" table:formula="of:=([.$A$208]*[.AF349]+[.$B$208])/([.$C$208]*[.AF349]+[.$D$208])" office:value-type="float" office:value="-397376437709163" calcext:value-type="float">
            <text:p>-39737643770916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81.333333333317" calcext:value-type="float">
            <text:p>-81,333333333317</text:p>
          </table:table-cell>
          <table:table-cell table:style-name="ce1119" table:formula="of:=([.$A$208]*[.AF350]+[.$B$208])/([.$C$208]*[.AF350]+[.$D$208])" office:value-type="float" office:value="-81.333333333317" calcext:value-type="float">
            <text:p>-81,3333333333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41.3333333333293" calcext:value-type="float">
            <text:p>-41,3333333333293</text:p>
          </table:table-cell>
          <table:table-cell table:style-name="ce1330" table:formula="of:=([.$A$208]*[.AF351]+[.$B$208])/([.$C$208]*[.AF351]+[.$D$208])" office:value-type="float" office:value="-41.3333333333293" calcext:value-type="float">
            <text:p>-41,333333333329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27.9999999999983" calcext:value-type="float">
            <text:p>-27,9999999999983</text:p>
          </table:table-cell>
          <table:table-cell table:style-name="ce1119" table:formula="of:=([.$A$208]*[.AF352]+[.$B$208])/([.$C$208]*[.AF352]+[.$D$208])" office:value-type="float" office:value="-27.9999999999983" calcext:value-type="float">
            <text:p>-27,99999999999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21.3333333333323" calcext:value-type="float">
            <text:p>-21,3333333333323</text:p>
          </table:table-cell>
          <table:table-cell table:style-name="ce1330" table:formula="of:=([.$A$208]*[.AF353]+[.$B$208])/([.$C$208]*[.AF353]+[.$D$208])" office:value-type="float" office:value="-21.3333333333323" calcext:value-type="float">
            <text:p>-21,333333333332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17.3333333333327" calcext:value-type="float">
            <text:p>-17,3333333333327</text:p>
          </table:table-cell>
          <table:table-cell table:style-name="ce1119" table:formula="of:=([.$A$208]*[.AF354]+[.$B$208])/([.$C$208]*[.AF354]+[.$D$208])" office:value-type="float" office:value="-17.3333333333327" calcext:value-type="float">
            <text:p>-17,33333333333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14.6666666666662" calcext:value-type="float">
            <text:p>-14,6666666666662</text:p>
          </table:table-cell>
          <table:table-cell table:style-name="ce1330" table:formula="of:=([.$A$208]*[.AF355]+[.$B$208])/([.$C$208]*[.AF355]+[.$D$208])" office:value-type="float" office:value="-14.6666666666662" calcext:value-type="float">
            <text:p>-14,666666666666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12.7619047619044" calcext:value-type="float">
            <text:p>-12,7619047619044</text:p>
          </table:table-cell>
          <table:table-cell table:style-name="ce1119" table:formula="of:=([.$A$208]*[.AF356]+[.$B$208])/([.$C$208]*[.AF356]+[.$D$208])" office:value-type="float" office:value="-12.7619047619044" calcext:value-type="float">
            <text:p>-12,761904761904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11.3333333333331" calcext:value-type="float">
            <text:p>-11,3333333333331</text:p>
          </table:table-cell>
          <table:table-cell table:style-name="ce1330" table:formula="of:=([.$A$208]*[.AF357]+[.$B$208])/([.$C$208]*[.AF357]+[.$D$208])" office:value-type="float" office:value="-11.3333333333331" calcext:value-type="float">
            <text:p>-11,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10.222222222222" calcext:value-type="float">
            <text:p>-10,222222222222</text:p>
          </table:table-cell>
          <table:table-cell table:style-name="ce1119" table:formula="of:=([.$A$208]*[.AF358]+[.$B$208])/([.$C$208]*[.AF358]+[.$D$208])" office:value-type="float" office:value="-10.222222222222" calcext:value-type="float">
            <text:p>-10,22222222222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9.33333333333317" calcext:value-type="float">
            <text:p>-9,33333333333317</text:p>
          </table:table-cell>
          <table:table-cell table:style-name="ce1330" table:formula="of:=([.$A$208]*[.AF359]+[.$B$208])/([.$C$208]*[.AF359]+[.$D$208])" office:value-type="float" office:value="-9.33333333333317" calcext:value-type="float">
            <text:p>-9,333333333333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8.60606060606047" calcext:value-type="float">
            <text:p>-8,60606060606047</text:p>
          </table:table-cell>
          <table:table-cell table:style-name="ce1119" table:formula="of:=([.$A$208]*[.AF360]+[.$B$208])/([.$C$208]*[.AF360]+[.$D$208])" office:value-type="float" office:value="-8.60606060606047" calcext:value-type="float">
            <text:p>-8,6060606060604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7.99999999999989" calcext:value-type="float">
            <text:p>-7,99999999999989</text:p>
          </table:table-cell>
          <table:table-cell table:style-name="ce1330" table:formula="of:=([.$A$208]*[.AF361]+[.$B$208])/([.$C$208]*[.AF361]+[.$D$208])" office:value-type="float" office:value="-7.99999999999989" calcext:value-type="float">
            <text:p>-7,9999999999998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7.4871794871794" calcext:value-type="float">
            <text:p>-7,4871794871794</text:p>
          </table:table-cell>
          <table:table-cell table:style-name="ce1119" table:formula="of:=([.$A$208]*[.AF362]+[.$B$208])/([.$C$208]*[.AF362]+[.$D$208])" office:value-type="float" office:value="-7.4871794871794" calcext:value-type="float">
            <text:p>-7,487179487179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7.04761904761897" calcext:value-type="float">
            <text:p>-7,04761904761897</text:p>
          </table:table-cell>
          <table:table-cell table:style-name="ce1330" table:formula="of:=([.$A$208]*[.AF363]+[.$B$208])/([.$C$208]*[.AF363]+[.$D$208])" office:value-type="float" office:value="-7.04761904761897" calcext:value-type="float">
            <text:p>-7,0476190476189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6.66666666666659" calcext:value-type="float">
            <text:p>-6,66666666666659</text:p>
          </table:table-cell>
          <table:table-cell table:style-name="ce1119" table:formula="of:=([.$A$208]*[.AF364]+[.$B$208])/([.$C$208]*[.AF364]+[.$D$208])" office:value-type="float" office:value="-6.66666666666659" calcext:value-type="float">
            <text:p>-6,666666666666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6.33333333333327" calcext:value-type="float">
            <text:p>-6,33333333333327</text:p>
          </table:table-cell>
          <table:table-cell table:style-name="ce1330" table:formula="of:=([.$A$208]*[.AF365]+[.$B$208])/([.$C$208]*[.AF365]+[.$D$208])" office:value-type="float" office:value="-6.33333333333327" calcext:value-type="float">
            <text:p>-6,333333333333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6.03921568627445" calcext:value-type="float">
            <text:p>-6,03921568627445</text:p>
          </table:table-cell>
          <table:table-cell table:style-name="ce1119" table:formula="of:=([.$A$208]*[.AF366]+[.$B$208])/([.$C$208]*[.AF366]+[.$D$208])" office:value-type="float" office:value="-6.03921568627445" calcext:value-type="float">
            <text:p>-6,039215686274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5.77777777777773" calcext:value-type="float">
            <text:p>-5,77777777777773</text:p>
          </table:table-cell>
          <table:table-cell table:style-name="ce1330" table:formula="of:=([.$A$208]*[.AF367]+[.$B$208])/([.$C$208]*[.AF367]+[.$D$208])" office:value-type="float" office:value="-5.77777777777773" calcext:value-type="float">
            <text:p>-5,777777777777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5.54385964912276" calcext:value-type="float">
            <text:p>-5,54385964912276</text:p>
          </table:table-cell>
          <table:table-cell table:style-name="ce1119" table:formula="of:=([.$A$208]*[.AF368]+[.$B$208])/([.$C$208]*[.AF368]+[.$D$208])" office:value-type="float" office:value="-5.54385964912276" calcext:value-type="float">
            <text:p>-5,5438596491227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5.33333333333331" calcext:value-type="float">
            <text:p>-5,33333333333331</text:p>
          </table:table-cell>
          <table:table-cell table:style-name="ce1330" table:formula="of:=([.$A$208]*[.AF369]+[.$B$208])/([.$C$208]*[.AF369]+[.$D$208])" office:value-type="float" office:value="-5.33333333333331" calcext:value-type="float">
            <text:p>-5,3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5.14285714285712" calcext:value-type="float">
            <text:p>-5,14285714285712</text:p>
          </table:table-cell>
          <table:table-cell table:style-name="ce1119" table:formula="of:=([.$A$208]*[.AF370]+[.$B$208])/([.$C$208]*[.AF370]+[.$D$208])" office:value-type="float" office:value="-5.14285714285712" calcext:value-type="float">
            <text:p>-5,1428571428571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4.96969696969695" calcext:value-type="float">
            <text:p>-4,96969696969695</text:p>
          </table:table-cell>
          <table:table-cell table:style-name="ce1330" table:formula="of:=([.$A$208]*[.AF371]+[.$B$208])/([.$C$208]*[.AF371]+[.$D$208])" office:value-type="float" office:value="-4.96969696969695" calcext:value-type="float">
            <text:p>-4,9696969696969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4.81159420289853" calcext:value-type="float">
            <text:p>-4,81159420289853</text:p>
          </table:table-cell>
          <table:table-cell table:style-name="ce1119" table:formula="of:=([.$A$208]*[.AF372]+[.$B$208])/([.$C$208]*[.AF372]+[.$D$208])" office:value-type="float" office:value="-4.81159420289853" calcext:value-type="float">
            <text:p>-4,8115942028985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4.66666666666665" calcext:value-type="float">
            <text:p>-4,66666666666665</text:p>
          </table:table-cell>
          <table:table-cell table:style-name="ce1330" table:formula="of:=([.$A$208]*[.AF373]+[.$B$208])/([.$C$208]*[.AF373]+[.$D$208])" office:value-type="float" office:value="-4.66666666666665" calcext:value-type="float">
            <text:p>-4,666666666666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4.53333333333331" calcext:value-type="float">
            <text:p>-4,53333333333331</text:p>
          </table:table-cell>
          <table:table-cell table:style-name="ce1119" table:formula="of:=([.$A$208]*[.AF374]+[.$B$208])/([.$C$208]*[.AF374]+[.$D$208])" office:value-type="float" office:value="-4.53333333333331" calcext:value-type="float">
            <text:p>-4,5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4.41025641025639" calcext:value-type="float">
            <text:p>-4,41025641025639</text:p>
          </table:table-cell>
          <table:table-cell table:style-name="ce1330" table:formula="of:=([.$A$208]*[.AF375]+[.$B$208])/([.$C$208]*[.AF375]+[.$D$208])" office:value-type="float" office:value="-4.41025641025639" calcext:value-type="float">
            <text:p>-4,4102564102563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4.29629629629628" calcext:value-type="float">
            <text:p>-4,29629629629628</text:p>
          </table:table-cell>
          <table:table-cell table:style-name="ce1119" table:formula="of:=([.$A$208]*[.AF376]+[.$B$208])/([.$C$208]*[.AF376]+[.$D$208])" office:value-type="float" office:value="-4.29629629629628" calcext:value-type="float">
            <text:p>-4,2962962962962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4.19047619047618" calcext:value-type="float">
            <text:p>-4,19047619047618</text:p>
          </table:table-cell>
          <table:table-cell table:style-name="ce1330" table:formula="of:=([.$A$208]*[.AF377]+[.$B$208])/([.$C$208]*[.AF377]+[.$D$208])" office:value-type="float" office:value="-4.19047619047618" calcext:value-type="float">
            <text:p>-4,1904761904761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4.09195402298849" calcext:value-type="float">
            <text:p>-4,09195402298849</text:p>
          </table:table-cell>
          <table:table-cell table:style-name="ce1119" table:formula="of:=([.$A$208]*[.AF378]+[.$B$208])/([.$C$208]*[.AF378]+[.$D$208])" office:value-type="float" office:value="-4.09195402298849" calcext:value-type="float">
            <text:p>-4,0919540229884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3.99999999999999" calcext:value-type="float">
            <text:p>-3,99999999999999</text:p>
          </table:table-cell>
          <table:table-cell table:style-name="ce1330" table:formula="of:=([.$A$208]*[.AF379]+[.$B$208])/([.$C$208]*[.AF379]+[.$D$208])" office:value-type="float" office:value="-3.99999999999999" calcext:value-type="float">
            <text:p>-3,9999999999999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3.91397849462364" calcext:value-type="float">
            <text:p>-3,91397849462364</text:p>
          </table:table-cell>
          <table:table-cell table:style-name="ce1119" table:formula="of:=([.$A$208]*[.AF380]+[.$B$208])/([.$C$208]*[.AF380]+[.$D$208])" office:value-type="float" office:value="-3.91397849462364" calcext:value-type="float">
            <text:p>-3,9139784946236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3.83333333333332" calcext:value-type="float">
            <text:p>-3,83333333333332</text:p>
          </table:table-cell>
          <table:table-cell table:style-name="ce1330" table:formula="of:=([.$A$208]*[.AF381]+[.$B$208])/([.$C$208]*[.AF381]+[.$D$208])" office:value-type="float" office:value="-3.83333333333332" calcext:value-type="float">
            <text:p>-3,8333333333333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3.75757575757575" calcext:value-type="float">
            <text:p>-3,75757575757575</text:p>
          </table:table-cell>
          <table:table-cell table:style-name="ce1119" table:formula="of:=([.$A$208]*[.AF382]+[.$B$208])/([.$C$208]*[.AF382]+[.$D$208])" office:value-type="float" office:value="-3.75757575757575" calcext:value-type="float">
            <text:p>-3,7575757575757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3.68627450980391" calcext:value-type="float">
            <text:p>-3,68627450980391</text:p>
          </table:table-cell>
          <table:table-cell table:style-name="ce1330" table:formula="of:=([.$A$208]*[.AF383]+[.$B$208])/([.$C$208]*[.AF383]+[.$D$208])" office:value-type="float" office:value="-3.68627450980391" calcext:value-type="float">
            <text:p>-3,686274509803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3.61904761904761" calcext:value-type="float">
            <text:p>-3,61904761904761</text:p>
          </table:table-cell>
          <table:table-cell table:style-name="ce1119" table:formula="of:=([.$A$208]*[.AF384]+[.$B$208])/([.$C$208]*[.AF384]+[.$D$208])" office:value-type="float" office:value="-3.61904761904761" calcext:value-type="float">
            <text:p>-3,6190476190476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3.55555555555555" calcext:value-type="float">
            <text:p>-3,55555555555555</text:p>
          </table:table-cell>
          <table:table-cell table:style-name="ce1330" table:formula="of:=([.$A$208]*[.AF385]+[.$B$208])/([.$C$208]*[.AF385]+[.$D$208])" office:value-type="float" office:value="-3.55555555555555" calcext:value-type="float">
            <text:p>-3,5555555555555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3.49549549549549" calcext:value-type="float">
            <text:p>-3,49549549549549</text:p>
          </table:table-cell>
          <table:table-cell table:style-name="ce1119" table:formula="of:=([.$A$208]*[.AF386]+[.$B$208])/([.$C$208]*[.AF386]+[.$D$208])" office:value-type="float" office:value="-3.49549549549549" calcext:value-type="float">
            <text:p>-3,4954954954954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text:p>
          </table:table-cell>
          <table:table-cell table:style-name="ce1330" table:formula="of:=IF(ABS([.AF387]-[.$L$210])&lt;10^-9;&quot;&quot;;[.AH387])" office:value-type="float" office:value="-3.43859649122806" calcext:value-type="float">
            <text:p>-3,43859649122806</text:p>
          </table:table-cell>
          <table:table-cell table:style-name="ce1330" table:formula="of:=([.$A$208]*[.AF387]+[.$B$208])/([.$C$208]*[.AF387]+[.$D$208])" office:value-type="float" office:value="-3.43859649122806" calcext:value-type="float">
            <text:p>-3,4385964912280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text:p>
          </table:table-cell>
          <table:table-cell table:style-name="ce1119" table:formula="of:=IF(ABS([.AF388]-[.$L$210])&lt;10^-9;&quot;&quot;;[.AH388])" office:value-type="float" office:value="-3.38461538461538" calcext:value-type="float">
            <text:p>-3,38461538461538</text:p>
          </table:table-cell>
          <table:table-cell table:style-name="ce1119" table:formula="of:=([.$A$208]*[.AF388]+[.$B$208])/([.$C$208]*[.AF388]+[.$D$208])" office:value-type="float" office:value="-3.38461538461538" calcext:value-type="float">
            <text:p>-3,38461538461538</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3.33333333333333" calcext:value-type="float">
            <text:p>-3,33333333333333</text:p>
          </table:table-cell>
          <table:table-cell table:style-name="ce1330" table:formula="of:=([.$A$208]*[.AF389]+[.$B$208])/([.$C$208]*[.AF389]+[.$D$208])" office:value-type="float" office:value="-3.33333333333333" calcext:value-type="float">
            <text:p>-3,33333333333333</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8</text:p>
          </table:table-cell>
          <table:table-cell table:style-name="ce1119" table:formula="of:=IF(ABS([.AF390]-[.$L$210])&lt;10^-9;&quot;&quot;;[.AH390])" office:value-type="float" office:value="-3.28455284552845" calcext:value-type="float">
            <text:p>-3,28455284552845</text:p>
          </table:table-cell>
          <table:table-cell table:style-name="ce1119" table:formula="of:=([.$A$208]*[.AF390]+[.$B$208])/([.$C$208]*[.AF390]+[.$D$208])" office:value-type="float" office:value="-3.28455284552845" calcext:value-type="float">
            <text:p>-3,28455284552845</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3.23809523809523" calcext:value-type="float">
            <text:p>-3,23809523809523</text:p>
          </table:table-cell>
          <table:table-cell table:style-name="ce1330" table:formula="of:=([.$A$208]*[.AF391]+[.$B$208])/([.$C$208]*[.AF391]+[.$D$208])" office:value-type="float" office:value="-3.23809523809523" calcext:value-type="float">
            <text:p>-3,23809523809523</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3.1937984496124" calcext:value-type="float">
            <text:p>-3,1937984496124</text:p>
          </table:table-cell>
          <table:table-cell table:style-name="ce1119" table:formula="of:=([.$A$208]*[.AF392]+[.$B$208])/([.$C$208]*[.AF392]+[.$D$208])" office:value-type="float" office:value="-3.1937984496124" calcext:value-type="float">
            <text:p>-3,1937984496124</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3.15151515151514" calcext:value-type="float">
            <text:p>-3,15151515151514</text:p>
          </table:table-cell>
          <table:table-cell table:style-name="ce1330" table:formula="of:=([.$A$208]*[.AF393]+[.$B$208])/([.$C$208]*[.AF393]+[.$D$208])" office:value-type="float" office:value="-3.15151515151514" calcext:value-type="float">
            <text:p>-3,15151515151514</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3.1111111111111" calcext:value-type="float">
            <text:p>-3,1111111111111</text:p>
          </table:table-cell>
          <table:table-cell table:style-name="ce1119" table:formula="of:=([.$A$208]*[.AF394]+[.$B$208])/([.$C$208]*[.AF394]+[.$D$208])" office:value-type="float" office:value="-3.1111111111111" calcext:value-type="float">
            <text:p>-3,111111111111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3.07246376811594" calcext:value-type="float">
            <text:p>-3,07246376811594</text:p>
          </table:table-cell>
          <table:table-cell table:style-name="ce1330" table:formula="of:=([.$A$208]*[.AF395]+[.$B$208])/([.$C$208]*[.AF395]+[.$D$208])" office:value-type="float" office:value="-3.07246376811594" calcext:value-type="float">
            <text:p>-3,0724637681159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3.0354609929078" calcext:value-type="float">
            <text:p>-3,0354609929078</text:p>
          </table:table-cell>
          <table:table-cell table:style-name="ce1119" table:formula="of:=([.$A$208]*[.AF396]+[.$B$208])/([.$C$208]*[.AF396]+[.$D$208])" office:value-type="float" office:value="-3.0354609929078" calcext:value-type="float">
            <text:p>-3,035460992907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3" calcext:value-type="float">
            <text:p>-3</text:p>
          </table:table-cell>
          <table:table-cell table:style-name="ce1330" table:formula="of:=([.$A$208]*[.AF397]+[.$B$208])/([.$C$208]*[.AF397]+[.$D$208])" office:value-type="float" office:value="-3" calcext:value-type="float">
            <text:p>-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2.96598639455782" calcext:value-type="float">
            <text:p>-2,96598639455782</text:p>
          </table:table-cell>
          <table:table-cell table:style-name="ce1119" table:formula="of:=([.$A$208]*[.AF398]+[.$B$208])/([.$C$208]*[.AF398]+[.$D$208])" office:value-type="float" office:value="-2.96598639455782" calcext:value-type="float">
            <text:p>-2,9659863945578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2.93333333333333" calcext:value-type="float">
            <text:p>-2,93333333333333</text:p>
          </table:table-cell>
          <table:table-cell table:style-name="ce1330" table:formula="of:=([.$A$208]*[.AF399]+[.$B$208])/([.$C$208]*[.AF399]+[.$D$208])" office:value-type="float" office:value="-2.93333333333333" calcext:value-type="float">
            <text:p>-2,93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2.90196078431372" calcext:value-type="float">
            <text:p>-2,90196078431372</text:p>
          </table:table-cell>
          <table:table-cell table:style-name="ce1119" table:formula="of:=([.$A$208]*[.AF400]+[.$B$208])/([.$C$208]*[.AF400]+[.$D$208])" office:value-type="float" office:value="-2.90196078431372" calcext:value-type="float">
            <text:p>-2,9019607843137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2.87179487179487" calcext:value-type="float">
            <text:p>-2,87179487179487</text:p>
          </table:table-cell>
          <table:table-cell table:style-name="ce1330" table:formula="of:=([.$A$208]*[.AF401]+[.$B$208])/([.$C$208]*[.AF401]+[.$D$208])" office:value-type="float" office:value="-2.87179487179487" calcext:value-type="float">
            <text:p>-2,8717948717948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2.84276729559748" calcext:value-type="float">
            <text:p>-2,84276729559748</text:p>
          </table:table-cell>
          <table:table-cell table:style-name="ce1119" table:formula="of:=([.$A$208]*[.AF402]+[.$B$208])/([.$C$208]*[.AF402]+[.$D$208])" office:value-type="float" office:value="-2.84276729559748" calcext:value-type="float">
            <text:p>-2,8427672955974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2.81481481481481" calcext:value-type="float">
            <text:p>-2,81481481481481</text:p>
          </table:table-cell>
          <table:table-cell table:style-name="ce1330" table:formula="of:=([.$A$208]*[.AF403]+[.$B$208])/([.$C$208]*[.AF403]+[.$D$208])" office:value-type="float" office:value="-2.81481481481481" calcext:value-type="float">
            <text:p>-2,8148148148148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2.78787878787878" calcext:value-type="float">
            <text:p>-2,78787878787878</text:p>
          </table:table-cell>
          <table:table-cell table:style-name="ce1119" table:formula="of:=([.$A$208]*[.AF404]+[.$B$208])/([.$C$208]*[.AF404]+[.$D$208])" office:value-type="float" office:value="-2.78787878787878" calcext:value-type="float">
            <text:p>-2,7878787878787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2.76190476190476" calcext:value-type="float">
            <text:p>-2,76190476190476</text:p>
          </table:table-cell>
          <table:table-cell table:style-name="ce1330" table:formula="of:=([.$A$208]*[.AF405]+[.$B$208])/([.$C$208]*[.AF405]+[.$D$208])" office:value-type="float" office:value="-2.76190476190476" calcext:value-type="float">
            <text:p>-2,7619047619047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2.73684210526315" calcext:value-type="float">
            <text:p>-2,73684210526315</text:p>
          </table:table-cell>
          <table:table-cell table:style-name="ce1119" table:formula="of:=([.$A$208]*[.AF406]+[.$B$208])/([.$C$208]*[.AF406]+[.$D$208])" office:value-type="float" office:value="-2.73684210526315" calcext:value-type="float">
            <text:p>-2,73684210526315</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2.71264367816092" calcext:value-type="float">
            <text:p>-2,71264367816092</text:p>
          </table:table-cell>
          <table:table-cell table:style-name="ce1330" table:formula="of:=([.$A$208]*[.AF407]+[.$B$208])/([.$C$208]*[.AF407]+[.$D$208])" office:value-type="float" office:value="-2.71264367816092" calcext:value-type="float">
            <text:p>-2,7126436781609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2.68926553672316" calcext:value-type="float">
            <text:p>-2,68926553672316</text:p>
          </table:table-cell>
          <table:table-cell table:style-name="ce1119" table:formula="of:=([.$A$208]*[.AF408]+[.$B$208])/([.$C$208]*[.AF408]+[.$D$208])" office:value-type="float" office:value="-2.68926553672316" calcext:value-type="float">
            <text:p>-2,6892655367231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2.66666666666666" calcext:value-type="float">
            <text:p>-2,66666666666666</text:p>
          </table:table-cell>
          <table:table-cell table:style-name="ce1330" table:formula="of:=([.$A$208]*[.AF409]+[.$B$208])/([.$C$208]*[.AF409]+[.$D$208])" office:value-type="float" office:value="-2.66666666666666" calcext:value-type="float">
            <text:p>-2,6666666666666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2.64480874316939" calcext:value-type="float">
            <text:p>-2,64480874316939</text:p>
          </table:table-cell>
          <table:table-cell table:style-name="ce1119" table:formula="of:=([.$A$208]*[.AF410]+[.$B$208])/([.$C$208]*[.AF410]+[.$D$208])" office:value-type="float" office:value="-2.64480874316939" calcext:value-type="float">
            <text:p>-2,64480874316939</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2.62365591397849" calcext:value-type="float">
            <text:p>-2,62365591397849</text:p>
          </table:table-cell>
          <table:table-cell table:style-name="ce1330" table:formula="of:=([.$A$208]*[.AF411]+[.$B$208])/([.$C$208]*[.AF411]+[.$D$208])" office:value-type="float" office:value="-2.62365591397849" calcext:value-type="float">
            <text:p>-2,62365591397849</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2.6031746031746" calcext:value-type="float">
            <text:p>-2,6031746031746</text:p>
          </table:table-cell>
          <table:table-cell table:style-name="ce1119" table:formula="of:=([.$A$208]*[.AF412]+[.$B$208])/([.$C$208]*[.AF412]+[.$D$208])" office:value-type="float" office:value="-2.6031746031746" calcext:value-type="float">
            <text:p>-2,603174603174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2.58333333333333" calcext:value-type="float">
            <text:p>-2,58333333333333</text:p>
          </table:table-cell>
          <table:table-cell table:style-name="ce1330" table:formula="of:=([.$A$208]*[.AF413]+[.$B$208])/([.$C$208]*[.AF413]+[.$D$208])" office:value-type="float" office:value="-2.58333333333333" calcext:value-type="float">
            <text:p>-2,58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2.56410256410256" calcext:value-type="float">
            <text:p>-2,56410256410256</text:p>
          </table:table-cell>
          <table:table-cell table:style-name="ce1119" table:formula="of:=([.$A$208]*[.AF414]+[.$B$208])/([.$C$208]*[.AF414]+[.$D$208])" office:value-type="float" office:value="-2.56410256410256" calcext:value-type="float">
            <text:p>-2,5641025641025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2.54545454545454" calcext:value-type="float">
            <text:p>-2,54545454545454</text:p>
          </table:table-cell>
          <table:table-cell table:style-name="ce1330" table:formula="of:=([.$A$208]*[.AF415]+[.$B$208])/([.$C$208]*[.AF415]+[.$D$208])" office:value-type="float" office:value="-2.54545454545454" calcext:value-type="float">
            <text:p>-2,5454545454545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2.5273631840796" calcext:value-type="float">
            <text:p>-2,5273631840796</text:p>
          </table:table-cell>
          <table:table-cell table:style-name="ce1119" table:formula="of:=([.$A$208]*[.AF416]+[.$B$208])/([.$C$208]*[.AF416]+[.$D$208])" office:value-type="float" office:value="-2.5273631840796" calcext:value-type="float">
            <text:p>-2,527363184079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2.50980392156862" calcext:value-type="float">
            <text:p>-2,50980392156862</text:p>
          </table:table-cell>
          <table:table-cell table:style-name="ce1330" table:formula="of:=([.$A$208]*[.AF417]+[.$B$208])/([.$C$208]*[.AF417]+[.$D$208])" office:value-type="float" office:value="-2.50980392156862" calcext:value-type="float">
            <text:p>-2,5098039215686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2.4927536231884" calcext:value-type="float">
            <text:p>-2,4927536231884</text:p>
          </table:table-cell>
          <table:table-cell table:style-name="ce1119" table:formula="of:=([.$A$208]*[.AF418]+[.$B$208])/([.$C$208]*[.AF418]+[.$D$208])" office:value-type="float" office:value="-2.4927536231884" calcext:value-type="float">
            <text:p>-2,492753623188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2.47619047619047" calcext:value-type="float">
            <text:p>-2,47619047619047</text:p>
          </table:table-cell>
          <table:table-cell table:style-name="ce1330" table:formula="of:=([.$A$208]*[.AF419]+[.$B$208])/([.$C$208]*[.AF419]+[.$D$208])" office:value-type="float" office:value="-2.47619047619047" calcext:value-type="float">
            <text:p>-2,4761904761904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2.46009389671361" calcext:value-type="float">
            <text:p>-2,46009389671361</text:p>
          </table:table-cell>
          <table:table-cell table:style-name="ce1119" table:formula="of:=([.$A$208]*[.AF420]+[.$B$208])/([.$C$208]*[.AF420]+[.$D$208])" office:value-type="float" office:value="-2.46009389671361" calcext:value-type="float">
            <text:p>-2,4600938967136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2.44444444444444" calcext:value-type="float">
            <text:p>-2,44444444444444</text:p>
          </table:table-cell>
          <table:table-cell table:style-name="ce1330" table:formula="of:=([.$A$208]*[.AF421]+[.$B$208])/([.$C$208]*[.AF421]+[.$D$208])" office:value-type="float" office:value="-2.44444444444444" calcext:value-type="float">
            <text:p>-2,4444444444444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2.42922374429223" calcext:value-type="float">
            <text:p>-2,42922374429223</text:p>
          </table:table-cell>
          <table:table-cell table:style-name="ce1119" table:formula="of:=([.$A$208]*[.AF422]+[.$B$208])/([.$C$208]*[.AF422]+[.$D$208])" office:value-type="float" office:value="-2.42922374429223" calcext:value-type="float">
            <text:p>-2,4292237442922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2.41441441441441" calcext:value-type="float">
            <text:p>-2,41441441441441</text:p>
          </table:table-cell>
          <table:table-cell table:style-name="ce1330" table:formula="of:=([.$A$208]*[.AF423]+[.$B$208])/([.$C$208]*[.AF423]+[.$D$208])" office:value-type="float" office:value="-2.41441441441441" calcext:value-type="float">
            <text:p>-2,4144144144144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2.4" calcext:value-type="float">
            <text:p>-2,4</text:p>
          </table:table-cell>
          <table:table-cell table:style-name="ce1119" table:formula="of:=([.$A$208]*[.AF424]+[.$B$208])/([.$C$208]*[.AF424]+[.$D$208])" office:value-type="float" office:value="-2.4" calcext:value-type="float">
            <text:p>-2,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2.3859649122807" calcext:value-type="float">
            <text:p>-2,3859649122807</text:p>
          </table:table-cell>
          <table:table-cell table:style-name="ce1330" table:formula="of:=([.$A$208]*[.AF425]+[.$B$208])/([.$C$208]*[.AF425]+[.$D$208])" office:value-type="float" office:value="-2.3859649122807" calcext:value-type="float">
            <text:p>-2,385964912280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2.37229437229437" calcext:value-type="float">
            <text:p>-2,37229437229437</text:p>
          </table:table-cell>
          <table:table-cell table:style-name="ce1119" table:formula="of:=([.$A$208]*[.AF426]+[.$B$208])/([.$C$208]*[.AF426]+[.$D$208])" office:value-type="float" office:value="-2.37229437229437" calcext:value-type="float">
            <text:p>-2,3722943722943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2.35897435897436" calcext:value-type="float">
            <text:p>-2,35897435897436</text:p>
          </table:table-cell>
          <table:table-cell table:style-name="ce1330" table:formula="of:=([.$A$208]*[.AF427]+[.$B$208])/([.$C$208]*[.AF427]+[.$D$208])" office:value-type="float" office:value="-2.35897435897436" calcext:value-type="float">
            <text:p>-2,35897435897436</text:p>
          </table:table-cell>
          <table:table-cell table:number-columns-repeated="20"/>
          <table:table-cell table:style-name="ce919"/>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2.34599156118143" calcext:value-type="float">
            <text:p>-2,34599156118143</text:p>
          </table:table-cell>
          <table:table-cell table:style-name="ce1119" table:formula="of:=([.$A$208]*[.AF428]+[.$B$208])/([.$C$208]*[.AF428]+[.$D$208])" office:value-type="float" office:value="-2.34599156118143" calcext:value-type="float">
            <text:p>-2,34599156118143</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29]-[.$L$210])&lt;10^-9;&quot;Oui&quot;;&quot;&quot;)">
            <text:p/>
          </table:table-cell>
          <table:table-cell table:style-name="ce1327" table:formula="of:=[.AF428]+0.05" office:value-type="float" office:value="2.00000000000001" calcext:value-type="float">
            <text:p>2,00000000000001</text:p>
          </table:table-cell>
          <table:table-cell table:style-name="ce1330" table:formula="of:=IF(ABS([.AF429]-[.$L$210])&lt;10^-9;&quot;&quot;;[.AH429])" office:value-type="float" office:value="-2.33333333333333" calcext:value-type="float">
            <text:p>-2,33333333333333</text:p>
          </table:table-cell>
          <table:table-cell table:style-name="ce1330" table:formula="of:=([.$A$208]*[.AF429]+[.$B$208])/([.$C$208]*[.AF429]+[.$D$208])" office:value-type="float" office:value="-2.33333333333333" calcext:value-type="float">
            <text:p>-2,33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2.32098765432098" calcext:value-type="float">
            <text:p>-2,32098765432098</text:p>
          </table:table-cell>
          <table:table-cell table:style-name="ce1119" table:formula="of:=([.$A$208]*[.AF430]+[.$B$208])/([.$C$208]*[.AF430]+[.$D$208])" office:value-type="float" office:value="-2.32098765432098" calcext:value-type="float">
            <text:p>-2,3209876543209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2.30894308943089" calcext:value-type="float">
            <text:p>-2,30894308943089</text:p>
          </table:table-cell>
          <table:table-cell table:style-name="ce1330" table:formula="of:=([.$A$208]*[.AF431]+[.$B$208])/([.$C$208]*[.AF431]+[.$D$208])" office:value-type="float" office:value="-2.30894308943089" calcext:value-type="float">
            <text:p>-2,30894308943089</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2.29718875502008" calcext:value-type="float">
            <text:p>-2,29718875502008</text:p>
          </table:table-cell>
          <table:table-cell table:style-name="ce1119" table:formula="of:=([.$A$208]*[.AF432]+[.$B$208])/([.$C$208]*[.AF432]+[.$D$208])" office:value-type="float" office:value="-2.29718875502008" calcext:value-type="float">
            <text:p>-2,2971887550200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2.28571428571428" calcext:value-type="float">
            <text:p>-2,28571428571428</text:p>
          </table:table-cell>
          <table:table-cell table:style-name="ce1330" table:formula="of:=([.$A$208]*[.AF433]+[.$B$208])/([.$C$208]*[.AF433]+[.$D$208])" office:value-type="float" office:value="-2.28571428571428" calcext:value-type="float">
            <text:p>-2,2857142857142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2.27450980392157" calcext:value-type="float">
            <text:p>-2,27450980392157</text:p>
          </table:table-cell>
          <table:table-cell table:style-name="ce1119" table:formula="of:=([.$A$208]*[.AF434]+[.$B$208])/([.$C$208]*[.AF434]+[.$D$208])" office:value-type="float" office:value="-2.27450980392157" calcext:value-type="float">
            <text:p>-2,2745098039215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2.26356589147287" calcext:value-type="float">
            <text:p>-2,26356589147287</text:p>
          </table:table-cell>
          <table:table-cell table:style-name="ce1330" table:formula="of:=([.$A$208]*[.AF435]+[.$B$208])/([.$C$208]*[.AF435]+[.$D$208])" office:value-type="float" office:value="-2.26356589147287" calcext:value-type="float">
            <text:p>-2,2635658914728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2.25287356321839" calcext:value-type="float">
            <text:p>-2,25287356321839</text:p>
          </table:table-cell>
          <table:table-cell table:style-name="ce1119" table:formula="of:=([.$A$208]*[.AF436]+[.$B$208])/([.$C$208]*[.AF436]+[.$D$208])" office:value-type="float" office:value="-2.25287356321839" calcext:value-type="float">
            <text:p>-2,25287356321839</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2.24242424242424" calcext:value-type="float">
            <text:p>-2,24242424242424</text:p>
          </table:table-cell>
          <table:table-cell table:style-name="ce1330" table:formula="of:=([.$A$208]*[.AF437]+[.$B$208])/([.$C$208]*[.AF437]+[.$D$208])" office:value-type="float" office:value="-2.24242424242424" calcext:value-type="float">
            <text:p>-2,24242424242424</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2.23220973782771" calcext:value-type="float">
            <text:p>-2,23220973782771</text:p>
          </table:table-cell>
          <table:table-cell table:style-name="ce1119" table:formula="of:=([.$A$208]*[.AF438]+[.$B$208])/([.$C$208]*[.AF438]+[.$D$208])" office:value-type="float" office:value="-2.23220973782771" calcext:value-type="float">
            <text:p>-2,23220973782771</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2.22222222222222" calcext:value-type="float">
            <text:p>-2,22222222222222</text:p>
          </table:table-cell>
          <table:table-cell table:style-name="ce1330" table:formula="of:=([.$A$208]*[.AF439]+[.$B$208])/([.$C$208]*[.AF439]+[.$D$208])" office:value-type="float" office:value="-2.22222222222222" calcext:value-type="float">
            <text:p>-2,22222222222222</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2.21245421245421" calcext:value-type="float">
            <text:p>-2,21245421245421</text:p>
          </table:table-cell>
          <table:table-cell table:style-name="ce1119" table:formula="of:=([.$A$208]*[.AF440]+[.$B$208])/([.$C$208]*[.AF440]+[.$D$208])" office:value-type="float" office:value="-2.21245421245421" calcext:value-type="float">
            <text:p>-2,21245421245421</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2.20289855072464" calcext:value-type="float">
            <text:p>-2,20289855072464</text:p>
          </table:table-cell>
          <table:table-cell table:style-name="ce1330" table:formula="of:=([.$A$208]*[.AF441]+[.$B$208])/([.$C$208]*[.AF441]+[.$D$208])" office:value-type="float" office:value="-2.20289855072464" calcext:value-type="float">
            <text:p>-2,20289855072464</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2.19354838709677" calcext:value-type="float">
            <text:p>-2,19354838709677</text:p>
          </table:table-cell>
          <table:table-cell table:style-name="ce1119" table:formula="of:=([.$A$208]*[.AF442]+[.$B$208])/([.$C$208]*[.AF442]+[.$D$208])" office:value-type="float" office:value="-2.19354838709677" calcext:value-type="float">
            <text:p>-2,1935483870967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2.18439716312057" calcext:value-type="float">
            <text:p>-2,18439716312057</text:p>
          </table:table-cell>
          <table:table-cell table:style-name="ce1330" table:formula="of:=([.$A$208]*[.AF443]+[.$B$208])/([.$C$208]*[.AF443]+[.$D$208])" office:value-type="float" office:value="-2.18439716312057" calcext:value-type="float">
            <text:p>-2,184397163120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2.17543859649123" calcext:value-type="float">
            <text:p>-2,17543859649123</text:p>
          </table:table-cell>
          <table:table-cell table:style-name="ce1119" table:formula="of:=([.$A$208]*[.AF444]+[.$B$208])/([.$C$208]*[.AF444]+[.$D$208])" office:value-type="float" office:value="-2.17543859649123" calcext:value-type="float">
            <text:p>-2,175438596491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2.16666666666666" calcext:value-type="float">
            <text:p>-2,16666666666666</text:p>
          </table:table-cell>
          <table:table-cell table:style-name="ce1330" table:formula="of:=([.$A$208]*[.AF445]+[.$B$208])/([.$C$208]*[.AF445]+[.$D$208])" office:value-type="float" office:value="-2.16666666666666" calcext:value-type="float">
            <text:p>-2,166666666666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2.15807560137457" calcext:value-type="float">
            <text:p>-2,15807560137457</text:p>
          </table:table-cell>
          <table:table-cell table:style-name="ce1119" table:formula="of:=([.$A$208]*[.AF446]+[.$B$208])/([.$C$208]*[.AF446]+[.$D$208])" office:value-type="float" office:value="-2.15807560137457" calcext:value-type="float">
            <text:p>-2,158075601374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2.14965986394558" calcext:value-type="float">
            <text:p>-2,14965986394558</text:p>
          </table:table-cell>
          <table:table-cell table:style-name="ce1330" table:formula="of:=([.$A$208]*[.AF447]+[.$B$208])/([.$C$208]*[.AF447]+[.$D$208])" office:value-type="float" office:value="-2.14965986394558" calcext:value-type="float">
            <text:p>-2,149659863945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2.14141414141414" calcext:value-type="float">
            <text:p>-2,14141414141414</text:p>
          </table:table-cell>
          <table:table-cell table:style-name="ce1119" table:formula="of:=([.$A$208]*[.AF448]+[.$B$208])/([.$C$208]*[.AF448]+[.$D$208])" office:value-type="float" office:value="-2.14141414141414" calcext:value-type="float">
            <text:p>-2,141414141414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text:p/>
          </table:table-cell>
          <table:table-cell table:style-name="ce1327" table:formula="of:=[.AF448]+0.05" office:value-type="float" office:value="3.00000000000001" calcext:value-type="float">
            <text:p>3,00000000000001</text:p>
          </table:table-cell>
          <table:table-cell table:style-name="ce1330" table:formula="of:=IF(ABS([.AF449]-[.$L$210])&lt;10^-9;&quot;&quot;;[.AH449])" office:value-type="float" office:value="-2.13333333333333" calcext:value-type="float">
            <text:p>-2,13333333333333</text:p>
          </table:table-cell>
          <table:table-cell table:style-name="ce1330" table:formula="of:=([.$A$208]*[.AF449]+[.$B$208])/([.$C$208]*[.AF449]+[.$D$208])" office:value-type="float" office:value="-2.13333333333333" calcext:value-type="float">
            <text:p>-2,1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2.12541254125412" calcext:value-type="float">
            <text:p>-2,12541254125412</text:p>
          </table:table-cell>
          <table:table-cell table:style-name="ce1119" table:formula="of:=([.$A$208]*[.AF450]+[.$B$208])/([.$C$208]*[.AF450]+[.$D$208])" office:value-type="float" office:value="-2.12541254125412" calcext:value-type="float">
            <text:p>-2,125412541254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2.11764705882353" calcext:value-type="float">
            <text:p>-2,11764705882353</text:p>
          </table:table-cell>
          <table:table-cell table:style-name="ce1330" table:formula="of:=([.$A$208]*[.AF451]+[.$B$208])/([.$C$208]*[.AF451]+[.$D$208])" office:value-type="float" office:value="-2.11764705882353" calcext:value-type="float">
            <text:p>-2,117647058823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2.11003236245955" calcext:value-type="float">
            <text:p>-2,11003236245955</text:p>
          </table:table-cell>
          <table:table-cell table:style-name="ce1119" table:formula="of:=([.$A$208]*[.AF452]+[.$B$208])/([.$C$208]*[.AF452]+[.$D$208])" office:value-type="float" office:value="-2.11003236245955" calcext:value-type="float">
            <text:p>-2,110032362459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2.1025641025641" calcext:value-type="float">
            <text:p>-2,1025641025641</text:p>
          </table:table-cell>
          <table:table-cell table:style-name="ce1330" table:formula="of:=([.$A$208]*[.AF453]+[.$B$208])/([.$C$208]*[.AF453]+[.$D$208])" office:value-type="float" office:value="-2.1025641025641" calcext:value-type="float">
            <text:p>-2,10256410256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2.0952380952381" calcext:value-type="float">
            <text:p>-2,0952380952381</text:p>
          </table:table-cell>
          <table:table-cell table:style-name="ce1119" table:formula="of:=([.$A$208]*[.AF454]+[.$B$208])/([.$C$208]*[.AF454]+[.$D$208])" office:value-type="float" office:value="-2.0952380952381" calcext:value-type="float">
            <text:p>-2,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2.08805031446541" calcext:value-type="float">
            <text:p>-2,08805031446541</text:p>
          </table:table-cell>
          <table:table-cell table:style-name="ce1330" table:formula="of:=([.$A$208]*[.AF455]+[.$B$208])/([.$C$208]*[.AF455]+[.$D$208])" office:value-type="float" office:value="-2.08805031446541" calcext:value-type="float">
            <text:p>-2,088050314465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2.0809968847352" calcext:value-type="float">
            <text:p>-2,0809968847352</text:p>
          </table:table-cell>
          <table:table-cell table:style-name="ce1119" table:formula="of:=([.$A$208]*[.AF456]+[.$B$208])/([.$C$208]*[.AF456]+[.$D$208])" office:value-type="float" office:value="-2.0809968847352" calcext:value-type="float">
            <text:p>-2,08099688473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2.07407407407407" calcext:value-type="float">
            <text:p>-2,07407407407407</text:p>
          </table:table-cell>
          <table:table-cell table:style-name="ce1330" table:formula="of:=([.$A$208]*[.AF457]+[.$B$208])/([.$C$208]*[.AF457]+[.$D$208])" office:value-type="float" office:value="-2.07407407407407" calcext:value-type="float">
            <text:p>-2,074074074074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2.06727828746177" calcext:value-type="float">
            <text:p>-2,06727828746177</text:p>
          </table:table-cell>
          <table:table-cell table:style-name="ce1119" table:formula="of:=([.$A$208]*[.AF458]+[.$B$208])/([.$C$208]*[.AF458]+[.$D$208])" office:value-type="float" office:value="-2.06727828746177" calcext:value-type="float">
            <text:p>-2,067278287461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2.06060606060606" calcext:value-type="float">
            <text:p>-2,06060606060606</text:p>
          </table:table-cell>
          <table:table-cell table:style-name="ce1330" table:formula="of:=([.$A$208]*[.AF459]+[.$B$208])/([.$C$208]*[.AF459]+[.$D$208])" office:value-type="float" office:value="-2.06060606060606" calcext:value-type="float">
            <text:p>-2,060606060606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2.05405405405405" calcext:value-type="float">
            <text:p>-2,05405405405405</text:p>
          </table:table-cell>
          <table:table-cell table:style-name="ce1119" table:formula="of:=([.$A$208]*[.AF460]+[.$B$208])/([.$C$208]*[.AF460]+[.$D$208])" office:value-type="float" office:value="-2.05405405405405" calcext:value-type="float">
            <text:p>-2,054054054054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2.04761904761905" calcext:value-type="float">
            <text:p>-2,04761904761905</text:p>
          </table:table-cell>
          <table:table-cell table:style-name="ce1330" table:formula="of:=([.$A$208]*[.AF461]+[.$B$208])/([.$C$208]*[.AF461]+[.$D$208])" office:value-type="float" office:value="-2.04761904761905" calcext:value-type="float">
            <text:p>-2,047619047619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2.04129793510325" calcext:value-type="float">
            <text:p>-2,04129793510325</text:p>
          </table:table-cell>
          <table:table-cell table:style-name="ce1119" table:formula="of:=([.$A$208]*[.AF462]+[.$B$208])/([.$C$208]*[.AF462]+[.$D$208])" office:value-type="float" office:value="-2.04129793510325" calcext:value-type="float">
            <text:p>-2,041297935103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2.03508771929825" calcext:value-type="float">
            <text:p>-2,03508771929825</text:p>
          </table:table-cell>
          <table:table-cell table:style-name="ce1330" table:formula="of:=([.$A$208]*[.AF463]+[.$B$208])/([.$C$208]*[.AF463]+[.$D$208])" office:value-type="float" office:value="-2.03508771929825" calcext:value-type="float">
            <text:p>-2,035087719298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2.02898550724638" calcext:value-type="float">
            <text:p>-2,02898550724638</text:p>
          </table:table-cell>
          <table:table-cell table:style-name="ce1119" table:formula="of:=([.$A$208]*[.AF464]+[.$B$208])/([.$C$208]*[.AF464]+[.$D$208])" office:value-type="float" office:value="-2.02898550724638" calcext:value-type="float">
            <text:p>-2,028985507246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2.02298850574713" calcext:value-type="float">
            <text:p>-2,02298850574713</text:p>
          </table:table-cell>
          <table:table-cell table:style-name="ce1330" table:formula="of:=([.$A$208]*[.AF465]+[.$B$208])/([.$C$208]*[.AF465]+[.$D$208])" office:value-type="float" office:value="-2.02298850574713" calcext:value-type="float">
            <text:p>-2,022988505747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2.01709401709402" calcext:value-type="float">
            <text:p>-2,01709401709402</text:p>
          </table:table-cell>
          <table:table-cell table:style-name="ce1119" table:formula="of:=([.$A$208]*[.AF466]+[.$B$208])/([.$C$208]*[.AF466]+[.$D$208])" office:value-type="float" office:value="-2.01709401709402" calcext:value-type="float">
            <text:p>-2,017094017094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2.01129943502825" calcext:value-type="float">
            <text:p>-2,01129943502825</text:p>
          </table:table-cell>
          <table:table-cell table:style-name="ce1330" table:formula="of:=([.$A$208]*[.AF467]+[.$B$208])/([.$C$208]*[.AF467]+[.$D$208])" office:value-type="float" office:value="-2.01129943502825" calcext:value-type="float">
            <text:p>-2,011299435028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2.00560224089636" calcext:value-type="float">
            <text:p>-2,00560224089636</text:p>
          </table:table-cell>
          <table:table-cell table:style-name="ce1119" table:formula="of:=([.$A$208]*[.AF468]+[.$B$208])/([.$C$208]*[.AF468]+[.$D$208])" office:value-type="float" office:value="-2.00560224089636" calcext:value-type="float">
            <text:p>-2,005602240896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2" calcext:value-type="float">
            <text:p>-2</text:p>
          </table:table-cell>
          <table:table-cell table:style-name="ce1330" table:formula="of:=([.$A$208]*[.AF469]+[.$B$208])/([.$C$208]*[.AF469]+[.$D$208])" office:value-type="float" office:value="-2" calcext:value-type="float">
            <text:p>-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1.99449035812672" calcext:value-type="float">
            <text:p>-1,99449035812672</text:p>
          </table:table-cell>
          <table:table-cell table:style-name="ce1119" table:formula="of:=([.$A$208]*[.AF470]+[.$B$208])/([.$C$208]*[.AF470]+[.$D$208])" office:value-type="float" office:value="-1.99449035812672" calcext:value-type="float">
            <text:p>-1,994490358126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1.98907103825137" calcext:value-type="float">
            <text:p>-1,98907103825137</text:p>
          </table:table-cell>
          <table:table-cell table:style-name="ce1330" table:formula="of:=([.$A$208]*[.AF471]+[.$B$208])/([.$C$208]*[.AF471]+[.$D$208])" office:value-type="float" office:value="-1.98907103825137" calcext:value-type="float">
            <text:p>-1,989071038251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1.98373983739837" calcext:value-type="float">
            <text:p>-1,98373983739837</text:p>
          </table:table-cell>
          <table:table-cell table:style-name="ce1119" table:formula="of:=([.$A$208]*[.AF472]+[.$B$208])/([.$C$208]*[.AF472]+[.$D$208])" office:value-type="float" office:value="-1.98373983739837" calcext:value-type="float">
            <text:p>-1,983739837398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1.97849462365591" calcext:value-type="float">
            <text:p>-1,97849462365591</text:p>
          </table:table-cell>
          <table:table-cell table:style-name="ce1330" table:formula="of:=([.$A$208]*[.AF473]+[.$B$208])/([.$C$208]*[.AF473]+[.$D$208])" office:value-type="float" office:value="-1.97849462365591" calcext:value-type="float">
            <text:p>-1,978494623655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1.97333333333333" calcext:value-type="float">
            <text:p>-1,97333333333333</text:p>
          </table:table-cell>
          <table:table-cell table:style-name="ce1119" table:formula="of:=([.$A$208]*[.AF474]+[.$B$208])/([.$C$208]*[.AF474]+[.$D$208])" office:value-type="float" office:value="-1.97333333333333" calcext:value-type="float">
            <text:p>-1,97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1.96825396825397" calcext:value-type="float">
            <text:p>-1,96825396825397</text:p>
          </table:table-cell>
          <table:table-cell table:style-name="ce1330" table:formula="of:=([.$A$208]*[.AF475]+[.$B$208])/([.$C$208]*[.AF475]+[.$D$208])" office:value-type="float" office:value="-1.96825396825397" calcext:value-type="float">
            <text:p>-1,968253968253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1.96325459317585" calcext:value-type="float">
            <text:p>-1,96325459317585</text:p>
          </table:table-cell>
          <table:table-cell table:style-name="ce1119" table:formula="of:=([.$A$208]*[.AF476]+[.$B$208])/([.$C$208]*[.AF476]+[.$D$208])" office:value-type="float" office:value="-1.96325459317585" calcext:value-type="float">
            <text:p>-1,963254593175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1.95833333333333" calcext:value-type="float">
            <text:p>-1,95833333333333</text:p>
          </table:table-cell>
          <table:table-cell table:style-name="ce1330" table:formula="of:=([.$A$208]*[.AF477]+[.$B$208])/([.$C$208]*[.AF477]+[.$D$208])" office:value-type="float" office:value="-1.95833333333333" calcext:value-type="float">
            <text:p>-1,958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1.95348837209302" calcext:value-type="float">
            <text:p>-1,95348837209302</text:p>
          </table:table-cell>
          <table:table-cell table:style-name="ce1119" table:formula="of:=([.$A$208]*[.AF478]+[.$B$208])/([.$C$208]*[.AF478]+[.$D$208])" office:value-type="float" office:value="-1.95348837209302" calcext:value-type="float">
            <text:p>-1,953488372093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1.94871794871795" calcext:value-type="float">
            <text:p>-1,94871794871795</text:p>
          </table:table-cell>
          <table:table-cell table:style-name="ce1330" table:formula="of:=([.$A$208]*[.AF479]+[.$B$208])/([.$C$208]*[.AF479]+[.$D$208])" office:value-type="float" office:value="-1.94871794871795" calcext:value-type="float">
            <text:p>-1,948717948717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1.9440203562341" calcext:value-type="float">
            <text:p>-1,9440203562341</text:p>
          </table:table-cell>
          <table:table-cell table:style-name="ce1119" table:formula="of:=([.$A$208]*[.AF480]+[.$B$208])/([.$C$208]*[.AF480]+[.$D$208])" office:value-type="float" office:value="-1.9440203562341" calcext:value-type="float">
            <text:p>-1,94402035623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1.93939393939394" calcext:value-type="float">
            <text:p>-1,93939393939394</text:p>
          </table:table-cell>
          <table:table-cell table:style-name="ce1330" table:formula="of:=([.$A$208]*[.AF481]+[.$B$208])/([.$C$208]*[.AF481]+[.$D$208])" office:value-type="float" office:value="-1.93939393939394" calcext:value-type="float">
            <text:p>-1,939393939393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1.93483709273183" calcext:value-type="float">
            <text:p>-1,93483709273183</text:p>
          </table:table-cell>
          <table:table-cell table:style-name="ce1119" table:formula="of:=([.$A$208]*[.AF482]+[.$B$208])/([.$C$208]*[.AF482]+[.$D$208])" office:value-type="float" office:value="-1.93483709273183" calcext:value-type="float">
            <text:p>-1,934837092731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1.93034825870647" calcext:value-type="float">
            <text:p>-1,93034825870647</text:p>
          </table:table-cell>
          <table:table-cell table:style-name="ce1330" table:formula="of:=([.$A$208]*[.AF483]+[.$B$208])/([.$C$208]*[.AF483]+[.$D$208])" office:value-type="float" office:value="-1.93034825870647" calcext:value-type="float">
            <text:p>-1,930348258706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1.92592592592593" calcext:value-type="float">
            <text:p>-1,92592592592593</text:p>
          </table:table-cell>
          <table:table-cell table:style-name="ce1119" table:formula="of:=([.$A$208]*[.AF484]+[.$B$208])/([.$C$208]*[.AF484]+[.$D$208])" office:value-type="float" office:value="-1.92592592592593" calcext:value-type="float">
            <text:p>-1,925925925925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1.92156862745098" calcext:value-type="float">
            <text:p>-1,92156862745098</text:p>
          </table:table-cell>
          <table:table-cell table:style-name="ce1330" table:formula="of:=([.$A$208]*[.AF485]+[.$B$208])/([.$C$208]*[.AF485]+[.$D$208])" office:value-type="float" office:value="-1.92156862745098" calcext:value-type="float">
            <text:p>-1,921568627450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1.91727493917275" calcext:value-type="float">
            <text:p>-1,91727493917275</text:p>
          </table:table-cell>
          <table:table-cell table:style-name="ce1119" table:formula="of:=([.$A$208]*[.AF486]+[.$B$208])/([.$C$208]*[.AF486]+[.$D$208])" office:value-type="float" office:value="-1.91727493917275" calcext:value-type="float">
            <text:p>-1,917274939172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1.91304347826087" calcext:value-type="float">
            <text:p>-1,91304347826087</text:p>
          </table:table-cell>
          <table:table-cell table:style-name="ce1330" table:formula="of:=([.$A$208]*[.AF487]+[.$B$208])/([.$C$208]*[.AF487]+[.$D$208])" office:value-type="float" office:value="-1.91304347826087" calcext:value-type="float">
            <text:p>-1,913043478260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1.90887290167866" calcext:value-type="float">
            <text:p>-1,90887290167866</text:p>
          </table:table-cell>
          <table:table-cell table:style-name="ce1119" table:formula="of:=([.$A$208]*[.AF488]+[.$B$208])/([.$C$208]*[.AF488]+[.$D$208])" office:value-type="float" office:value="-1.90887290167866" calcext:value-type="float">
            <text:p>-1,908872901678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1.9047619047619" calcext:value-type="float">
            <text:p>-1,9047619047619</text:p>
          </table:table-cell>
          <table:table-cell table:style-name="ce1330" table:formula="of:=([.$A$208]*[.AF489]+[.$B$208])/([.$C$208]*[.AF489]+[.$D$208])" office:value-type="float" office:value="-1.9047619047619" calcext:value-type="float">
            <text:p>-1,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1.90070921985816" calcext:value-type="float">
            <text:p>-1,90070921985816</text:p>
          </table:table-cell>
          <table:table-cell table:style-name="ce1119" table:formula="of:=([.$A$208]*[.AF490]+[.$B$208])/([.$C$208]*[.AF490]+[.$D$208])" office:value-type="float" office:value="-1.90070921985816" calcext:value-type="float">
            <text:p>-1,900709219858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1.89671361502347" calcext:value-type="float">
            <text:p>-1,89671361502347</text:p>
          </table:table-cell>
          <table:table-cell table:style-name="ce1330" table:formula="of:=([.$A$208]*[.AF491]+[.$B$208])/([.$C$208]*[.AF491]+[.$D$208])" office:value-type="float" office:value="-1.89671361502347" calcext:value-type="float">
            <text:p>-1,896713615023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1.89277389277389" calcext:value-type="float">
            <text:p>-1,89277389277389</text:p>
          </table:table-cell>
          <table:table-cell table:style-name="ce1119" table:formula="of:=([.$A$208]*[.AF492]+[.$B$208])/([.$C$208]*[.AF492]+[.$D$208])" office:value-type="float" office:value="-1.89277389277389" calcext:value-type="float">
            <text:p>-1,892773892773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1.88888888888889" calcext:value-type="float">
            <text:p>-1,88888888888889</text:p>
          </table:table-cell>
          <table:table-cell table:style-name="ce1330" table:formula="of:=([.$A$208]*[.AF493]+[.$B$208])/([.$C$208]*[.AF493]+[.$D$208])" office:value-type="float" office:value="-1.88888888888889" calcext:value-type="float">
            <text:p>-1,8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1.88505747126437" calcext:value-type="float">
            <text:p>-1,88505747126437</text:p>
          </table:table-cell>
          <table:table-cell table:style-name="ce1119" table:formula="of:=([.$A$208]*[.AF494]+[.$B$208])/([.$C$208]*[.AF494]+[.$D$208])" office:value-type="float" office:value="-1.88505747126437" calcext:value-type="float">
            <text:p>-1,885057471264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1.88127853881279" calcext:value-type="float">
            <text:p>-1,88127853881279</text:p>
          </table:table-cell>
          <table:table-cell table:style-name="ce1330" table:formula="of:=([.$A$208]*[.AF495]+[.$B$208])/([.$C$208]*[.AF495]+[.$D$208])" office:value-type="float" office:value="-1.88127853881279" calcext:value-type="float">
            <text:p>-1,881278538812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1.87755102040816" calcext:value-type="float">
            <text:p>-1,87755102040816</text:p>
          </table:table-cell>
          <table:table-cell table:style-name="ce1119" table:formula="of:=([.$A$208]*[.AF496]+[.$B$208])/([.$C$208]*[.AF496]+[.$D$208])" office:value-type="float" office:value="-1.87755102040816" calcext:value-type="float">
            <text:p>-1,877551020408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1.87387387387387" calcext:value-type="float">
            <text:p>-1,87387387387387</text:p>
          </table:table-cell>
          <table:table-cell table:style-name="ce1330" table:formula="of:=([.$A$208]*[.AF497]+[.$B$208])/([.$C$208]*[.AF497]+[.$D$208])" office:value-type="float" office:value="-1.87387387387387" calcext:value-type="float">
            <text:p>-1,873873873873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1.87024608501119" calcext:value-type="float">
            <text:p>-1,87024608501119</text:p>
          </table:table-cell>
          <table:table-cell table:style-name="ce1119" table:formula="of:=([.$A$208]*[.AF498]+[.$B$208])/([.$C$208]*[.AF498]+[.$D$208])" office:value-type="float" office:value="-1.87024608501119" calcext:value-type="float">
            <text:p>-1,870246085011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1.86666666666667" calcext:value-type="float">
            <text:p>-1,86666666666667</text:p>
          </table:table-cell>
          <table:table-cell table:style-name="ce1330" table:formula="of:=([.$A$208]*[.AF499]+[.$B$208])/([.$C$208]*[.AF499]+[.$D$208])" office:value-type="float" office:value="-1.86666666666667" calcext:value-type="float">
            <text:p>-1,8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1.86313465783664" calcext:value-type="float">
            <text:p>-1,86313465783664</text:p>
          </table:table-cell>
          <table:table-cell table:style-name="ce1119" table:formula="of:=([.$A$208]*[.AF500]+[.$B$208])/([.$C$208]*[.AF500]+[.$D$208])" office:value-type="float" office:value="-1.86313465783664" calcext:value-type="float">
            <text:p>-1,863134657836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1.85964912280702" calcext:value-type="float">
            <text:p>-1,85964912280702</text:p>
          </table:table-cell>
          <table:table-cell table:style-name="ce1330" table:formula="of:=([.$A$208]*[.AF501]+[.$B$208])/([.$C$208]*[.AF501]+[.$D$208])" office:value-type="float" office:value="-1.85964912280702" calcext:value-type="float">
            <text:p>-1,859649122807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1.8562091503268" calcext:value-type="float">
            <text:p>-1,8562091503268</text:p>
          </table:table-cell>
          <table:table-cell table:style-name="ce1119" table:formula="of:=([.$A$208]*[.AF502]+[.$B$208])/([.$C$208]*[.AF502]+[.$D$208])" office:value-type="float" office:value="-1.8562091503268" calcext:value-type="float">
            <text:p>-1,85620915032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1.85281385281385" calcext:value-type="float">
            <text:p>-1,85281385281385</text:p>
          </table:table-cell>
          <table:table-cell table:style-name="ce1330" table:formula="of:=([.$A$208]*[.AF503]+[.$B$208])/([.$C$208]*[.AF503]+[.$D$208])" office:value-type="float" office:value="-1.85281385281385" calcext:value-type="float">
            <text:p>-1,85281385281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1.8494623655914" calcext:value-type="float">
            <text:p>-1,8494623655914</text:p>
          </table:table-cell>
          <table:table-cell table:style-name="ce1119" table:formula="of:=([.$A$208]*[.AF504]+[.$B$208])/([.$C$208]*[.AF504]+[.$D$208])" office:value-type="float" office:value="-1.8494623655914" calcext:value-type="float">
            <text:p>-1,84946236559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1.84615384615385" calcext:value-type="float">
            <text:p>-1,84615384615385</text:p>
          </table:table-cell>
          <table:table-cell table:style-name="ce1330" table:formula="of:=([.$A$208]*[.AF505]+[.$B$208])/([.$C$208]*[.AF505]+[.$D$208])" office:value-type="float" office:value="-1.84615384615385" calcext:value-type="float">
            <text:p>-1,84615384615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1.84288747346072" calcext:value-type="float">
            <text:p>-1,84288747346072</text:p>
          </table:table-cell>
          <table:table-cell table:style-name="ce1119" table:formula="of:=([.$A$208]*[.AF506]+[.$B$208])/([.$C$208]*[.AF506]+[.$D$208])" office:value-type="float" office:value="-1.84288747346072" calcext:value-type="float">
            <text:p>-1,842887473460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1.83966244725738" calcext:value-type="float">
            <text:p>-1,83966244725738</text:p>
          </table:table-cell>
          <table:table-cell table:style-name="ce1330" table:formula="of:=([.$A$208]*[.AF507]+[.$B$208])/([.$C$208]*[.AF507]+[.$D$208])" office:value-type="float" office:value="-1.83966244725738" calcext:value-type="float">
            <text:p>-1,839662447257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1.83647798742138" calcext:value-type="float">
            <text:p>-1,83647798742138</text:p>
          </table:table-cell>
          <table:table-cell table:style-name="ce1119" table:formula="of:=([.$A$208]*[.AF508]+[.$B$208])/([.$C$208]*[.AF508]+[.$D$208])" office:value-type="float" office:value="-1.83647798742138" calcext:value-type="float">
            <text:p>-1,836477987421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1.83333333333333" calcext:value-type="float">
            <text:p>-1,83333333333333</text:p>
          </table:table-cell>
          <table:table-cell table:style-name="ce1330" table:formula="of:=([.$A$208]*[.AF509]+[.$B$208])/([.$C$208]*[.AF509]+[.$D$208])" office:value-type="float" office:value="-1.83333333333333" calcext:value-type="float">
            <text:p>-1,8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1.83022774327122" calcext:value-type="float">
            <text:p>-1,83022774327122</text:p>
          </table:table-cell>
          <table:table-cell table:style-name="ce1119" table:formula="of:=([.$A$208]*[.AF510]+[.$B$208])/([.$C$208]*[.AF510]+[.$D$208])" office:value-type="float" office:value="-1.83022774327122" calcext:value-type="float">
            <text:p>-1,830227743271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1.82716049382716" calcext:value-type="float">
            <text:p>-1,82716049382716</text:p>
          </table:table-cell>
          <table:table-cell table:style-name="ce1330" table:formula="of:=([.$A$208]*[.AF511]+[.$B$208])/([.$C$208]*[.AF511]+[.$D$208])" office:value-type="float" office:value="-1.82716049382716" calcext:value-type="float">
            <text:p>-1,827160493827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1.8241308793456" calcext:value-type="float">
            <text:p>-1,8241308793456</text:p>
          </table:table-cell>
          <table:table-cell table:style-name="ce1119" table:formula="of:=([.$A$208]*[.AF512]+[.$B$208])/([.$C$208]*[.AF512]+[.$D$208])" office:value-type="float" office:value="-1.8241308793456" calcext:value-type="float">
            <text:p>-1,82413087934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1.82113821138211" calcext:value-type="float">
            <text:p>-1,82113821138211</text:p>
          </table:table-cell>
          <table:table-cell table:style-name="ce1330" table:formula="of:=([.$A$208]*[.AF513]+[.$B$208])/([.$C$208]*[.AF513]+[.$D$208])" office:value-type="float" office:value="-1.82113821138211" calcext:value-type="float">
            <text:p>-1,821138211382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1.81818181818182" calcext:value-type="float">
            <text:p>-1,81818181818182</text:p>
          </table:table-cell>
          <table:table-cell table:style-name="ce1119" table:formula="of:=([.$A$208]*[.AF514]+[.$B$208])/([.$C$208]*[.AF514]+[.$D$208])" office:value-type="float" office:value="-1.81818181818182" calcext:value-type="float">
            <text:p>-1,818181818181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1.81526104417671" calcext:value-type="float">
            <text:p>-1,81526104417671</text:p>
          </table:table-cell>
          <table:table-cell table:style-name="ce1330" table:formula="of:=([.$A$208]*[.AF515]+[.$B$208])/([.$C$208]*[.AF515]+[.$D$208])" office:value-type="float" office:value="-1.81526104417671" calcext:value-type="float">
            <text:p>-1,815261044176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1.812375249501" calcext:value-type="float">
            <text:p>-1,812375249501</text:p>
          </table:table-cell>
          <table:table-cell table:style-name="ce1119" table:formula="of:=([.$A$208]*[.AF516]+[.$B$208])/([.$C$208]*[.AF516]+[.$D$208])" office:value-type="float" office:value="-1.812375249501" calcext:value-type="float">
            <text:p>-1,8123752495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1.80952380952381" calcext:value-type="float">
            <text:p>-1,80952380952381</text:p>
          </table:table-cell>
          <table:table-cell table:style-name="ce1330" table:formula="of:=([.$A$208]*[.AF517]+[.$B$208])/([.$C$208]*[.AF517]+[.$D$208])" office:value-type="float" office:value="-1.80952380952381" calcext:value-type="float">
            <text:p>-1,8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1.80670611439842" calcext:value-type="float">
            <text:p>-1,80670611439842</text:p>
          </table:table-cell>
          <table:table-cell table:style-name="ce1119" table:formula="of:=([.$A$208]*[.AF518]+[.$B$208])/([.$C$208]*[.AF518]+[.$D$208])" office:value-type="float" office:value="-1.80670611439842" calcext:value-type="float">
            <text:p>-1,806706114398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1.80392156862745" calcext:value-type="float">
            <text:p>-1,80392156862745</text:p>
          </table:table-cell>
          <table:table-cell table:style-name="ce1330" table:formula="of:=([.$A$208]*[.AF519]+[.$B$208])/([.$C$208]*[.AF519]+[.$D$208])" office:value-type="float" office:value="-1.80392156862745" calcext:value-type="float">
            <text:p>-1,803921568627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1.80116959064328" calcext:value-type="float">
            <text:p>-1,80116959064328</text:p>
          </table:table-cell>
          <table:table-cell table:style-name="ce1119" table:formula="of:=([.$A$208]*[.AF520]+[.$B$208])/([.$C$208]*[.AF520]+[.$D$208])" office:value-type="float" office:value="-1.80116959064328" calcext:value-type="float">
            <text:p>-1,80116959064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1.7984496124031" calcext:value-type="float">
            <text:p>-1,7984496124031</text:p>
          </table:table-cell>
          <table:table-cell table:style-name="ce1330" table:formula="of:=([.$A$208]*[.AF521]+[.$B$208])/([.$C$208]*[.AF521]+[.$D$208])" office:value-type="float" office:value="-1.7984496124031" calcext:value-type="float">
            <text:p>-1,79844961240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1.79576107899807" calcext:value-type="float">
            <text:p>-1,79576107899807</text:p>
          </table:table-cell>
          <table:table-cell table:style-name="ce1119" table:formula="of:=([.$A$208]*[.AF522]+[.$B$208])/([.$C$208]*[.AF522]+[.$D$208])" office:value-type="float" office:value="-1.79576107899807" calcext:value-type="float">
            <text:p>-1,795761078998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1.79310344827586" calcext:value-type="float">
            <text:p>-1,79310344827586</text:p>
          </table:table-cell>
          <table:table-cell table:style-name="ce1330" table:formula="of:=([.$A$208]*[.AF523]+[.$B$208])/([.$C$208]*[.AF523]+[.$D$208])" office:value-type="float" office:value="-1.79310344827586" calcext:value-type="float">
            <text:p>-1,793103448275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1.79047619047619" calcext:value-type="float">
            <text:p>-1,79047619047619</text:p>
          </table:table-cell>
          <table:table-cell table:style-name="ce1119" table:formula="of:=([.$A$208]*[.AF524]+[.$B$208])/([.$C$208]*[.AF524]+[.$D$208])" office:value-type="float" office:value="-1.79047619047619" calcext:value-type="float">
            <text:p>-1,7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1.78787878787879" calcext:value-type="float">
            <text:p>-1,78787878787879</text:p>
          </table:table-cell>
          <table:table-cell table:style-name="ce1330" table:formula="of:=([.$A$208]*[.AF525]+[.$B$208])/([.$C$208]*[.AF525]+[.$D$208])" office:value-type="float" office:value="-1.78787878787879" calcext:value-type="float">
            <text:p>-1,787878787878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1.78531073446328" calcext:value-type="float">
            <text:p>-1,78531073446328</text:p>
          </table:table-cell>
          <table:table-cell table:style-name="ce1119" table:formula="of:=([.$A$208]*[.AF526]+[.$B$208])/([.$C$208]*[.AF526]+[.$D$208])" office:value-type="float" office:value="-1.78531073446328" calcext:value-type="float">
            <text:p>-1,78531073446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1.78277153558053" calcext:value-type="float">
            <text:p>-1,78277153558053</text:p>
          </table:table-cell>
          <table:table-cell table:style-name="ce1330" table:formula="of:=([.$A$208]*[.AF527]+[.$B$208])/([.$C$208]*[.AF527]+[.$D$208])" office:value-type="float" office:value="-1.78277153558053" calcext:value-type="float">
            <text:p>-1,782771535580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1.78026070763501" calcext:value-type="float">
            <text:p>-1,78026070763501</text:p>
          </table:table-cell>
          <table:table-cell table:style-name="ce1119" table:formula="of:=([.$A$208]*[.AF528]+[.$B$208])/([.$C$208]*[.AF528]+[.$D$208])" office:value-type="float" office:value="-1.78026070763501" calcext:value-type="float">
            <text:p>-1,780260707635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1.77777777777778" calcext:value-type="float">
            <text:p>-1,77777777777778</text:p>
          </table:table-cell>
          <table:table-cell table:style-name="ce1330" table:formula="of:=([.$A$208]*[.AF529]+[.$B$208])/([.$C$208]*[.AF529]+[.$D$208])" office:value-type="float" office:value="-1.77777777777778" calcext:value-type="float">
            <text:p>-1,777777777777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1.77532228360958" calcext:value-type="float">
            <text:p>-1,77532228360958</text:p>
          </table:table-cell>
          <table:table-cell table:style-name="ce1119" table:formula="of:=([.$A$208]*[.AF530]+[.$B$208])/([.$C$208]*[.AF530]+[.$D$208])" office:value-type="float" office:value="-1.77532228360958" calcext:value-type="float">
            <text:p>-1,77532228360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1.77289377289377" calcext:value-type="float">
            <text:p>-1,77289377289377</text:p>
          </table:table-cell>
          <table:table-cell table:style-name="ce1330" table:formula="of:=([.$A$208]*[.AF531]+[.$B$208])/([.$C$208]*[.AF531]+[.$D$208])" office:value-type="float" office:value="-1.77289377289377" calcext:value-type="float">
            <text:p>-1,772893772893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1.77049180327869" calcext:value-type="float">
            <text:p>-1,77049180327869</text:p>
          </table:table-cell>
          <table:table-cell table:style-name="ce1119" table:formula="of:=([.$A$208]*[.AF532]+[.$B$208])/([.$C$208]*[.AF532]+[.$D$208])" office:value-type="float" office:value="-1.77049180327869" calcext:value-type="float">
            <text:p>-1,770491803278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1.76811594202899" calcext:value-type="float">
            <text:p>-1,76811594202899</text:p>
          </table:table-cell>
          <table:table-cell table:style-name="ce1330" table:formula="of:=([.$A$208]*[.AF533]+[.$B$208])/([.$C$208]*[.AF533]+[.$D$208])" office:value-type="float" office:value="-1.76811594202899" calcext:value-type="float">
            <text:p>-1,768115942028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1.76576576576577" calcext:value-type="float">
            <text:p>-1,76576576576577</text:p>
          </table:table-cell>
          <table:table-cell table:style-name="ce1119" table:formula="of:=([.$A$208]*[.AF534]+[.$B$208])/([.$C$208]*[.AF534]+[.$D$208])" office:value-type="float" office:value="-1.76576576576577" calcext:value-type="float">
            <text:p>-1,765765765765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1.76344086021505" calcext:value-type="float">
            <text:p>-1,76344086021505</text:p>
          </table:table-cell>
          <table:table-cell table:style-name="ce1330" table:formula="of:=([.$A$208]*[.AF535]+[.$B$208])/([.$C$208]*[.AF535]+[.$D$208])" office:value-type="float" office:value="-1.76344086021505" calcext:value-type="float">
            <text:p>-1,763440860215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1.76114081996435" calcext:value-type="float">
            <text:p>-1,76114081996435</text:p>
          </table:table-cell>
          <table:table-cell table:style-name="ce1119" table:formula="of:=([.$A$208]*[.AF536]+[.$B$208])/([.$C$208]*[.AF536]+[.$D$208])" office:value-type="float" office:value="-1.76114081996435" calcext:value-type="float">
            <text:p>-1,761140819964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1.75886524822695" calcext:value-type="float">
            <text:p>-1,75886524822695</text:p>
          </table:table-cell>
          <table:table-cell table:style-name="ce1330" table:formula="of:=([.$A$208]*[.AF537]+[.$B$208])/([.$C$208]*[.AF537]+[.$D$208])" office:value-type="float" office:value="-1.75886524822695" calcext:value-type="float">
            <text:p>-1,758865248226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1.75661375661376" calcext:value-type="float">
            <text:p>-1,75661375661376</text:p>
          </table:table-cell>
          <table:table-cell table:style-name="ce1119" table:formula="of:=([.$A$208]*[.AF538]+[.$B$208])/([.$C$208]*[.AF538]+[.$D$208])" office:value-type="float" office:value="-1.75661375661376" calcext:value-type="float">
            <text:p>-1,756613756613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1.75438596491228" calcext:value-type="float">
            <text:p>-1,75438596491228</text:p>
          </table:table-cell>
          <table:table-cell table:style-name="ce1330" table:formula="of:=([.$A$208]*[.AF539]+[.$B$208])/([.$C$208]*[.AF539]+[.$D$208])" office:value-type="float" office:value="-1.75438596491228" calcext:value-type="float">
            <text:p>-1,754385964912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1.7521815008726" calcext:value-type="float">
            <text:p>-1,7521815008726</text:p>
          </table:table-cell>
          <table:table-cell table:style-name="ce1119" table:formula="of:=([.$A$208]*[.AF540]+[.$B$208])/([.$C$208]*[.AF540]+[.$D$208])" office:value-type="float" office:value="-1.7521815008726" calcext:value-type="float">
            <text:p>-1,75218150087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1.75" calcext:value-type="float">
            <text:p>-1,75</text:p>
          </table:table-cell>
          <table:table-cell table:style-name="ce1330" table:formula="of:=([.$A$208]*[.AF541]+[.$B$208])/([.$C$208]*[.AF541]+[.$D$208])" office:value-type="float" office:value="-1.75" calcext:value-type="float">
            <text:p>-1,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1.74784110535406" calcext:value-type="float">
            <text:p>-1,74784110535406</text:p>
          </table:table-cell>
          <table:table-cell table:style-name="ce1119" table:formula="of:=([.$A$208]*[.AF542]+[.$B$208])/([.$C$208]*[.AF542]+[.$D$208])" office:value-type="float" office:value="-1.74784110535406" calcext:value-type="float">
            <text:p>-1,747841105354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1.74570446735395" calcext:value-type="float">
            <text:p>-1,74570446735395</text:p>
          </table:table-cell>
          <table:table-cell table:style-name="ce1330" table:formula="of:=([.$A$208]*[.AF543]+[.$B$208])/([.$C$208]*[.AF543]+[.$D$208])" office:value-type="float" office:value="-1.74570446735395" calcext:value-type="float">
            <text:p>-1,745704467353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1.74358974358974" calcext:value-type="float">
            <text:p>-1,74358974358974</text:p>
          </table:table-cell>
          <table:table-cell table:style-name="ce1119" table:formula="of:=([.$A$208]*[.AF544]+[.$B$208])/([.$C$208]*[.AF544]+[.$D$208])" office:value-type="float" office:value="-1.74358974358974" calcext:value-type="float">
            <text:p>-1,743589743589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1.74149659863946" calcext:value-type="float">
            <text:p>-1,74149659863946</text:p>
          </table:table-cell>
          <table:table-cell table:style-name="ce1330" table:formula="of:=([.$A$208]*[.AF545]+[.$B$208])/([.$C$208]*[.AF545]+[.$D$208])" office:value-type="float" office:value="-1.74149659863946" calcext:value-type="float">
            <text:p>-1,741496598639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1.73942470389171" calcext:value-type="float">
            <text:p>-1,73942470389171</text:p>
          </table:table-cell>
          <table:table-cell table:style-name="ce1119" table:formula="of:=([.$A$208]*[.AF546]+[.$B$208])/([.$C$208]*[.AF546]+[.$D$208])" office:value-type="float" office:value="-1.73942470389171" calcext:value-type="float">
            <text:p>-1,739424703891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1.73737373737374" calcext:value-type="float">
            <text:p>-1,73737373737374</text:p>
          </table:table-cell>
          <table:table-cell table:style-name="ce1330" table:formula="of:=([.$A$208]*[.AF547]+[.$B$208])/([.$C$208]*[.AF547]+[.$D$208])" office:value-type="float" office:value="-1.73737373737374" calcext:value-type="float">
            <text:p>-1,737373737373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1.73534338358459" calcext:value-type="float">
            <text:p>-1,73534338358459</text:p>
          </table:table-cell>
          <table:table-cell table:style-name="ce1119" table:formula="of:=([.$A$208]*[.AF548]+[.$B$208])/([.$C$208]*[.AF548]+[.$D$208])" office:value-type="float" office:value="-1.73534338358459" calcext:value-type="float">
            <text:p>-1,735343383584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1.73333333333333" calcext:value-type="float">
            <text:p>-1,73333333333333</text:p>
          </table:table-cell>
          <table:table-cell table:style-name="ce1330" table:formula="of:=([.$A$208]*[.AF549]+[.$B$208])/([.$C$208]*[.AF549]+[.$D$208])" office:value-type="float" office:value="-1.73333333333333" calcext:value-type="float">
            <text:p>-1,7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1.73134328358209" calcext:value-type="float">
            <text:p>-1,73134328358209</text:p>
          </table:table-cell>
          <table:table-cell table:style-name="ce1119" table:formula="of:=([.$A$208]*[.AF550]+[.$B$208])/([.$C$208]*[.AF550]+[.$D$208])" office:value-type="float" office:value="-1.73134328358209" calcext:value-type="float">
            <text:p>-1,731343283582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1.72937293729373" calcext:value-type="float">
            <text:p>-1,72937293729373</text:p>
          </table:table-cell>
          <table:table-cell table:style-name="ce1330" table:formula="of:=([.$A$208]*[.AF551]+[.$B$208])/([.$C$208]*[.AF551]+[.$D$208])" office:value-type="float" office:value="-1.72937293729373" calcext:value-type="float">
            <text:p>-1,729372937293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1.72742200328407" calcext:value-type="float">
            <text:p>-1,72742200328407</text:p>
          </table:table-cell>
          <table:table-cell table:style-name="ce1119" table:formula="of:=([.$A$208]*[.AF552]+[.$B$208])/([.$C$208]*[.AF552]+[.$D$208])" office:value-type="float" office:value="-1.72742200328407" calcext:value-type="float">
            <text:p>-1,727422003284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1.72549019607843" calcext:value-type="float">
            <text:p>-1,72549019607843</text:p>
          </table:table-cell>
          <table:table-cell table:style-name="ce1330" table:formula="of:=([.$A$208]*[.AF553]+[.$B$208])/([.$C$208]*[.AF553]+[.$D$208])" office:value-type="float" office:value="-1.72549019607843" calcext:value-type="float">
            <text:p>-1,725490196078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1.72357723577236" calcext:value-type="float">
            <text:p>-1,72357723577236</text:p>
          </table:table-cell>
          <table:table-cell table:style-name="ce1119" table:formula="of:=([.$A$208]*[.AF554]+[.$B$208])/([.$C$208]*[.AF554]+[.$D$208])" office:value-type="float" office:value="-1.72357723577236" calcext:value-type="float">
            <text:p>-1,723577235772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1.72168284789644" calcext:value-type="float">
            <text:p>-1,72168284789644</text:p>
          </table:table-cell>
          <table:table-cell table:style-name="ce1330" table:formula="of:=([.$A$208]*[.AF555]+[.$B$208])/([.$C$208]*[.AF555]+[.$D$208])" office:value-type="float" office:value="-1.72168284789644" calcext:value-type="float">
            <text:p>-1,721682847896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1.71980676328502" calcext:value-type="float">
            <text:p>-1,71980676328502</text:p>
          </table:table-cell>
          <table:table-cell table:style-name="ce1119" table:formula="of:=([.$A$208]*[.AF556]+[.$B$208])/([.$C$208]*[.AF556]+[.$D$208])" office:value-type="float" office:value="-1.71980676328502" calcext:value-type="float">
            <text:p>-1,719806763285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1.71794871794872" calcext:value-type="float">
            <text:p>-1,71794871794872</text:p>
          </table:table-cell>
          <table:table-cell table:style-name="ce1330" table:formula="of:=([.$A$208]*[.AF557]+[.$B$208])/([.$C$208]*[.AF557]+[.$D$208])" office:value-type="float" office:value="-1.71794871794872" calcext:value-type="float">
            <text:p>-1,717948717948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1.71610845295056" calcext:value-type="float">
            <text:p>-1,71610845295056</text:p>
          </table:table-cell>
          <table:table-cell table:style-name="ce1119" table:formula="of:=([.$A$208]*[.AF558]+[.$B$208])/([.$C$208]*[.AF558]+[.$D$208])" office:value-type="float" office:value="-1.71610845295056" calcext:value-type="float">
            <text:p>-1,716108452950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1.71428571428571" calcext:value-type="float">
            <text:p>-1,71428571428571</text:p>
          </table:table-cell>
          <table:table-cell table:style-name="ce1330" table:formula="of:=([.$A$208]*[.AF559]+[.$B$208])/([.$C$208]*[.AF559]+[.$D$208])" office:value-type="float" office:value="-1.71428571428571" calcext:value-type="float">
            <text:p>-1,714285714285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1.71248025276461" calcext:value-type="float">
            <text:p>-1,71248025276461</text:p>
          </table:table-cell>
          <table:table-cell table:style-name="ce1119" table:formula="of:=([.$A$208]*[.AF560]+[.$B$208])/([.$C$208]*[.AF560]+[.$D$208])" office:value-type="float" office:value="-1.71248025276461" calcext:value-type="float">
            <text:p>-1,712480252764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1.71069182389937" calcext:value-type="float">
            <text:p>-1,71069182389937</text:p>
          </table:table-cell>
          <table:table-cell table:style-name="ce1330" table:formula="of:=([.$A$208]*[.AF561]+[.$B$208])/([.$C$208]*[.AF561]+[.$D$208])" office:value-type="float" office:value="-1.71069182389937" calcext:value-type="float">
            <text:p>-1,71069182389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1.70892018779343" calcext:value-type="float">
            <text:p>-1,70892018779343</text:p>
          </table:table-cell>
          <table:table-cell table:style-name="ce1119" table:formula="of:=([.$A$208]*[.AF562]+[.$B$208])/([.$C$208]*[.AF562]+[.$D$208])" office:value-type="float" office:value="-1.70892018779343" calcext:value-type="float">
            <text:p>-1,708920187793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1.70716510903427" calcext:value-type="float">
            <text:p>-1,70716510903427</text:p>
          </table:table-cell>
          <table:table-cell table:style-name="ce1330" table:formula="of:=([.$A$208]*[.AF563]+[.$B$208])/([.$C$208]*[.AF563]+[.$D$208])" office:value-type="float" office:value="-1.70716510903427" calcext:value-type="float">
            <text:p>-1,707165109034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1.70542635658915" calcext:value-type="float">
            <text:p>-1,70542635658915</text:p>
          </table:table-cell>
          <table:table-cell table:style-name="ce1119" table:formula="of:=([.$A$208]*[.AF564]+[.$B$208])/([.$C$208]*[.AF564]+[.$D$208])" office:value-type="float" office:value="-1.70542635658915" calcext:value-type="float">
            <text:p>-1,705426356589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1.7037037037037" calcext:value-type="float">
            <text:p>-1,7037037037037</text:p>
          </table:table-cell>
          <table:table-cell table:style-name="ce1330" table:formula="of:=([.$A$208]*[.AF565]+[.$B$208])/([.$C$208]*[.AF565]+[.$D$208])" office:value-type="float" office:value="-1.7037037037037" calcext:value-type="float">
            <text:p>-1,70370370370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1.70199692780338" calcext:value-type="float">
            <text:p>-1,70199692780338</text:p>
          </table:table-cell>
          <table:table-cell table:style-name="ce1119" table:formula="of:=([.$A$208]*[.AF566]+[.$B$208])/([.$C$208]*[.AF566]+[.$D$208])" office:value-type="float" office:value="-1.70199692780338" calcext:value-type="float">
            <text:p>-1,701996927803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1.70030581039755" calcext:value-type="float">
            <text:p>-1,70030581039755</text:p>
          </table:table-cell>
          <table:table-cell table:style-name="ce1330" table:formula="of:=([.$A$208]*[.AF567]+[.$B$208])/([.$C$208]*[.AF567]+[.$D$208])" office:value-type="float" office:value="-1.70030581039755" calcext:value-type="float">
            <text:p>-1,700305810397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1.6986301369863" calcext:value-type="float">
            <text:p>-1,6986301369863</text:p>
          </table:table-cell>
          <table:table-cell table:style-name="ce1119" table:formula="of:=([.$A$208]*[.AF568]+[.$B$208])/([.$C$208]*[.AF568]+[.$D$208])" office:value-type="float" office:value="-1.6986301369863" calcext:value-type="float">
            <text:p>-1,69863013698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1.6969696969697" calcext:value-type="float">
            <text:p>-1,6969696969697</text:p>
          </table:table-cell>
          <table:table-cell table:style-name="ce1330" table:formula="of:=([.$A$208]*[.AF569]+[.$B$208])/([.$C$208]*[.AF569]+[.$D$208])" office:value-type="float" office:value="-1.6969696969697" calcext:value-type="float">
            <text:p>-1,69696969696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1.69532428355958" calcext:value-type="float">
            <text:p>-1,69532428355958</text:p>
          </table:table-cell>
          <table:table-cell table:style-name="ce1119" table:formula="of:=([.$A$208]*[.AF570]+[.$B$208])/([.$C$208]*[.AF570]+[.$D$208])" office:value-type="float" office:value="-1.69532428355958" calcext:value-type="float">
            <text:p>-1,69532428355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1.69369369369369" calcext:value-type="float">
            <text:p>-1,69369369369369</text:p>
          </table:table-cell>
          <table:table-cell table:style-name="ce1330" table:formula="of:=([.$A$208]*[.AF571]+[.$B$208])/([.$C$208]*[.AF571]+[.$D$208])" office:value-type="float" office:value="-1.69369369369369" calcext:value-type="float">
            <text:p>-1,693693693693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1.69207772795217" calcext:value-type="float">
            <text:p>-1,69207772795217</text:p>
          </table:table-cell>
          <table:table-cell table:style-name="ce1119" table:formula="of:=([.$A$208]*[.AF572]+[.$B$208])/([.$C$208]*[.AF572]+[.$D$208])" office:value-type="float" office:value="-1.69207772795217" calcext:value-type="float">
            <text:p>-1,692077727952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1.69047619047619" calcext:value-type="float">
            <text:p>-1,69047619047619</text:p>
          </table:table-cell>
          <table:table-cell table:style-name="ce1330" table:formula="of:=([.$A$208]*[.AF573]+[.$B$208])/([.$C$208]*[.AF573]+[.$D$208])" office:value-type="float" office:value="-1.69047619047619" calcext:value-type="float">
            <text:p>-1,6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1.68888888888889" calcext:value-type="float">
            <text:p>-1,68888888888889</text:p>
          </table:table-cell>
          <table:table-cell table:style-name="ce1119" table:formula="of:=([.$A$208]*[.AF574]+[.$B$208])/([.$C$208]*[.AF574]+[.$D$208])" office:value-type="float" office:value="-1.68888888888889" calcext:value-type="float">
            <text:p>-1,6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1.68731563421829" calcext:value-type="float">
            <text:p>-1,68731563421829</text:p>
          </table:table-cell>
          <table:table-cell table:style-name="ce1330" table:formula="of:=([.$A$208]*[.AF575]+[.$B$208])/([.$C$208]*[.AF575]+[.$D$208])" office:value-type="float" office:value="-1.68731563421829" calcext:value-type="float">
            <text:p>-1,687315634218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1.68575624082232" calcext:value-type="float">
            <text:p>-1,68575624082232</text:p>
          </table:table-cell>
          <table:table-cell table:style-name="ce1119" table:formula="of:=([.$A$208]*[.AF576]+[.$B$208])/([.$C$208]*[.AF576]+[.$D$208])" office:value-type="float" office:value="-1.68575624082232" calcext:value-type="float">
            <text:p>-1,685756240822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1.68421052631579" calcext:value-type="float">
            <text:p>-1,68421052631579</text:p>
          </table:table-cell>
          <table:table-cell table:style-name="ce1330" table:formula="of:=([.$A$208]*[.AF577]+[.$B$208])/([.$C$208]*[.AF577]+[.$D$208])" office:value-type="float" office:value="-1.68421052631579" calcext:value-type="float">
            <text:p>-1,684210526315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1.68267831149927" calcext:value-type="float">
            <text:p>-1,68267831149927</text:p>
          </table:table-cell>
          <table:table-cell table:style-name="ce1119" table:formula="of:=([.$A$208]*[.AF578]+[.$B$208])/([.$C$208]*[.AF578]+[.$D$208])" office:value-type="float" office:value="-1.68267831149927" calcext:value-type="float">
            <text:p>-1,682678311499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1.68115942028986" calcext:value-type="float">
            <text:p>-1,68115942028986</text:p>
          </table:table-cell>
          <table:table-cell table:style-name="ce1330" table:formula="of:=([.$A$208]*[.AF579]+[.$B$208])/([.$C$208]*[.AF579]+[.$D$208])" office:value-type="float" office:value="-1.68115942028986" calcext:value-type="float">
            <text:p>-1,681159420289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1.67965367965368" calcext:value-type="float">
            <text:p>-1,67965367965368</text:p>
          </table:table-cell>
          <table:table-cell table:style-name="ce1119" table:formula="of:=([.$A$208]*[.AF580]+[.$B$208])/([.$C$208]*[.AF580]+[.$D$208])" office:value-type="float" office:value="-1.67965367965368" calcext:value-type="float">
            <text:p>-1,679653679653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1.67816091954023" calcext:value-type="float">
            <text:p>-1,67816091954023</text:p>
          </table:table-cell>
          <table:table-cell table:style-name="ce1330" table:formula="of:=([.$A$208]*[.AF581]+[.$B$208])/([.$C$208]*[.AF581]+[.$D$208])" office:value-type="float" office:value="-1.67816091954023" calcext:value-type="float">
            <text:p>-1,678160919540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1.67668097281831" calcext:value-type="float">
            <text:p>-1,67668097281831</text:p>
          </table:table-cell>
          <table:table-cell table:style-name="ce1119" table:formula="of:=([.$A$208]*[.AF582]+[.$B$208])/([.$C$208]*[.AF582]+[.$D$208])" office:value-type="float" office:value="-1.67668097281831" calcext:value-type="float">
            <text:p>-1,676680972818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1.67521367521367" calcext:value-type="float">
            <text:p>-1,67521367521367</text:p>
          </table:table-cell>
          <table:table-cell table:style-name="ce1330" table:formula="of:=([.$A$208]*[.AF583]+[.$B$208])/([.$C$208]*[.AF583]+[.$D$208])" office:value-type="float" office:value="-1.67521367521367" calcext:value-type="float">
            <text:p>-1,675213675213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1.67375886524823" calcext:value-type="float">
            <text:p>-1,67375886524823</text:p>
          </table:table-cell>
          <table:table-cell table:style-name="ce1119" table:formula="of:=([.$A$208]*[.AF584]+[.$B$208])/([.$C$208]*[.AF584]+[.$D$208])" office:value-type="float" office:value="-1.67375886524823" calcext:value-type="float">
            <text:p>-1,673758865248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1.67231638418079" calcext:value-type="float">
            <text:p>-1,67231638418079</text:p>
          </table:table-cell>
          <table:table-cell table:style-name="ce1330" table:formula="of:=([.$A$208]*[.AF585]+[.$B$208])/([.$C$208]*[.AF585]+[.$D$208])" office:value-type="float" office:value="-1.67231638418079" calcext:value-type="float">
            <text:p>-1,672316384180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1.67088607594937" calcext:value-type="float">
            <text:p>-1,67088607594937</text:p>
          </table:table-cell>
          <table:table-cell table:style-name="ce1119" table:formula="of:=([.$A$208]*[.AF586]+[.$B$208])/([.$C$208]*[.AF586]+[.$D$208])" office:value-type="float" office:value="-1.67088607594937" calcext:value-type="float">
            <text:p>-1,67088607594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1.66946778711485" calcext:value-type="float">
            <text:p>-1,66946778711485</text:p>
          </table:table-cell>
          <table:table-cell table:style-name="ce1330" table:formula="of:=([.$A$208]*[.AF587]+[.$B$208])/([.$C$208]*[.AF587]+[.$D$208])" office:value-type="float" office:value="-1.66946778711485" calcext:value-type="float">
            <text:p>-1,669467787114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1.66806136680614" calcext:value-type="float">
            <text:p>-1,66806136680614</text:p>
          </table:table-cell>
          <table:table-cell table:style-name="ce1119" table:formula="of:=([.$A$208]*[.AF588]+[.$B$208])/([.$C$208]*[.AF588]+[.$D$208])" office:value-type="float" office:value="-1.66806136680614" calcext:value-type="float">
            <text:p>-1,668061366806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1.66666666666667" calcext:value-type="float">
            <text:p>-1,66666666666667</text:p>
          </table:table-cell>
          <table:table-cell table:style-name="ce1330" table:formula="of:=([.$A$208]*[.AF589]+[.$B$208])/([.$C$208]*[.AF589]+[.$D$208])" office:value-type="float" office:value="-1.66666666666667" calcext:value-type="float">
            <text:p>-1,66666666666667</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C/AMk5/aiEjVEGiJTmvmGnT3ot4=" table:protection-key-digest-algorithm="http://www.w3.org/2000/09/xmldsig#sha1">
        <loext:table-protection loext:select-unprotected-cells="true"/>
        <office:forms form:automatic-focus="false" form:apply-design-mode="false"/>
        <table:table-column table:style-name="co38" table:default-cell-style-name="ce1203"/>
        <table:table-column table:style-name="co39" table:default-cell-style-name="ce1203"/>
        <table:table-column table:style-name="co40" table:default-cell-style-name="ce1203"/>
        <table:table-column table:style-name="co41" table:default-cell-style-name="ce1203"/>
        <table:table-column table:style-name="co42" table:number-columns-repeated="3" table:default-cell-style-name="ce1203"/>
        <table:table-column table:style-name="co1" table:default-cell-style-name="ce1203"/>
        <table:table-column table:style-name="co43" table:default-cell-style-name="ce1203"/>
        <table:table-column table:style-name="co44" table:default-cell-style-name="ce1203"/>
        <table:table-column table:style-name="co1" table:number-columns-repeated="55" table:default-cell-style-name="ce1203"/>
        <table:table-column table:style-name="co1" table:number-columns-repeated="959" table:default-cell-style-name="ce226"/>
        <table:table-row table:style-name="ro20">
          <table:table-cell table:style-name="ce1344" table:formula="of:=IF([.$H$1];&quot;Niveau&quot;;&quot;&quot;)" office:value-type="string" office:string-value="Niveau" calcext:value-type="string" table:number-columns-spanned="2" table:number-rows-spanned="1">
            <text:p>Niveau</text:p>
          </table:table-cell>
          <table:covered-table-cell/>
          <table:table-cell table:style-name="ce1209" table:formula="of:=IF([.$H$1];&quot;Notes&quot;;&quot;&quot;)" office:value-type="string" office:string-value="Notes" calcext:value-type="string">
            <text:p>Notes</text:p>
          </table:table-cell>
          <table:table-cell table:style-name="ce1344" table:formula="of:=IF([.$H$1];&quot;Faît&quot;;&quot;&quot;)" office:value-type="string" office:string-value="Faît" calcext:value-type="string" table:number-columns-spanned="2" table:number-rows-spanned="1">
            <text:p>Faît</text:p>
          </table:table-cell>
          <table:covered-table-cell table:style-name="ce1209"/>
          <table:table-cell table:style-name="ce1209" table:formula="of:=IF([.$H$1];&quot;A Faire&quot;;&quot;&quot;)" office:value-type="string" office:string-value="A Faire" calcext:value-type="string">
            <text:p>A Faire</text:p>
          </table:table-cell>
          <table:table-cell table:style-name="ce1209" table:formula="of:=IF([.$H$1];&quot;Coefficient&quot;;&quot;&quot;)" office:value-type="string" office:string-value="Coefficient" calcext:value-type="string">
            <text:p>Coefficient</text:p>
          </table:table-cell>
          <table:table-cell table:style-name="ce1364" table:formula="of:=IF([.A9]=[.B100];1;0)" office:value-type="float" office:value="1" calcext:value-type="float">
            <text:p>1</text:p>
          </table:table-cell>
          <table:table-cell table:style-name="ce1266"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345" table:formula="of:=IF([.$H$1];&quot;1&quot;;&quot;&quot;)" office:value-type="string" office:string-value="1" calcext:value-type="string">
            <text:p>1</text:p>
          </table:table-cell>
          <table:table-cell table:style-name="ce1345" table:formula="of:=IF([.$H$1];&quot;Droite&quot;;&quot;&quot;)" office:value-type="string" office:string-value="Droite" calcext:value-type="string">
            <text:p>Droite</text:p>
          </table:table-cell>
          <table:table-cell table:style-name="ce1354" table:formula="of:=IF([.$H$1];[$Données.$G$17];&quot;&quot;)" office:value-type="float" office:value="0" calcext:value-type="float">
            <text:p>0,00</text:p>
          </table:table-cell>
          <table:table-cell table:style-name="ce1354" table:formula="of:=IF([.$H$1];IF(COUNTA([$Droite.$B$6];[$Droite.$B$13:$Droite.$E$17])&lt;&gt;0;&quot;Oui&quot;;&quot;Non&quot;);&quot;&quot;)" office:value-type="string" office:string-value="Non" calcext:value-type="string">
            <text:p>Non</text:p>
          </table:table-cell>
          <table:table-cell table:style-name="ce1361" table:formula="of:=IF([.$H$1];IF(COUNTA([$Droite.$B$6];[$Droite.$B$13:$Droite.$E$17])&lt;&gt;0;1;0);&quot;&quot;)" office:value-type="float" office:value="0" calcext:value-type="float">
            <text:p>0</text:p>
          </table:table-cell>
          <table:table-cell table:style-name="ce1361" office:value-type="float" office:value="1" calcext:value-type="float">
            <text:p>1</text:p>
          </table:table-cell>
          <table:table-cell table:style-name="ce1361" table:formula="of:=IF([.$H$1];[.F2];&quot;&quot;)" office:value-type="float" office:value="1" calcext:value-type="float">
            <text:p>1</text:p>
          </table:table-cell>
          <table:table-cell/>
          <table:covered-table-cell table:style-name="ce1209"/>
          <table:covered-table-cell table:style-name="ce1361"/>
          <table:table-cell table:number-columns-repeated="1014"/>
        </table:table-row>
        <table:table-row table:style-name="ro20">
          <table:table-cell table:style-name="ce1346" table:formula="of:=IF([.$H$1];&quot;2&quot;;&quot;&quot;)" office:value-type="string" office:string-value="2" calcext:value-type="string">
            <text:p>2</text:p>
          </table:table-cell>
          <table:table-cell table:style-name="ce1346" table:formula="of:=IF([.$H$1];&quot;Parabole&quot;;&quot;&quot;)" office:value-type="string" office:string-value="Parabole" calcext:value-type="string">
            <text:p>Parabole</text:p>
          </table:table-cell>
          <table:table-cell table:style-name="ce1355" table:formula="of:=IF([.$H$1];[$Données.$H$43];&quot;&quot;)" office:value-type="float" office:value="0" calcext:value-type="float">
            <text:p>0,00</text:p>
          </table:table-cell>
          <table:table-cell table:style-name="ce1360" table:formula="of:=IF([.$H$1];IF(COUNTA([$Parabole.$B$6:$Parabole.$D$6];[$Parabole.$B$13:$Parabole.$H$17])&lt;&gt;0;&quot;Oui&quot;;&quot;Non&quot;);&quot;&quot;)" office:value-type="string" office:string-value="Non" calcext:value-type="string">
            <text:p>Non</text:p>
          </table:table-cell>
          <table:table-cell table:style-name="ce1360" table:formula="of:=IF([.$H$1];IF(COUNTA([$Parabole.$B$6:$Parabole.$D$6];[$Parabole.$B$13:$Parabole.$H$17])&lt;&gt;0;1;0);&quot;&quot;)" office:value-type="float" office:value="0" calcext:value-type="float">
            <text:p>0</text:p>
          </table:table-cell>
          <table:table-cell table:style-name="ce1360" office:value-type="float" office:value="1" calcext:value-type="float">
            <text:p>1</text:p>
          </table:table-cell>
          <table:table-cell table:style-name="ce1360" table:formula="of:=IF([.$H$1];[.F3];&quot;&quot;)" office:value-type="float" office:value="1" calcext:value-type="float">
            <text:p>1</text:p>
          </table:table-cell>
          <table:table-cell/>
          <table:table-cell table:style-name="ce1367" table:formula="of:=IF([.$H$1];IF(SUM([.G2:.G7])=0;0;ROUND(2*SUMPRODUCT([.C2:.C7];[.G2:.G7])/SUM([.G2:.G7]);0)/2);&quot;&quot;)" office:value-type="float" office:value="0" calcext:value-type="float" table:number-columns-spanned="1" table:number-rows-spanned="2">
            <text:p>0</text:p>
          </table:table-cell>
          <table:table-cell table:style-name="ce1266"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345" table:formula="of:=IF([.$H$1];&quot;3&quot;;&quot;&quot;)" office:value-type="string" office:string-value="3" calcext:value-type="string">
            <text:p>3</text:p>
          </table:table-cell>
          <table:table-cell table:style-name="ce1345" table:formula="of:=IF([.$H$1];&quot;Tableaux de signes et de variations&quot;;&quot;&quot;)" office:value-type="string" office:string-value="Tableaux de signes et de variations" calcext:value-type="string">
            <text:p>Tableaux de signes et de variations</text:p>
          </table:table-cell>
          <table:table-cell table:style-name="ce1354" table:formula="of:=IF([.$H$1];20*[$Données.$H$97]/[$Données.$G$97];&quot;&quot;)" office:value-type="float" office:value="0" calcext:value-type="float">
            <text:p>0,00</text:p>
          </table:table-cell>
          <table:table-cell table:style-name="ce1361"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61"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61" office:value-type="float" office:value="1" calcext:value-type="float">
            <text:p>1</text:p>
          </table:table-cell>
          <table:table-cell table:style-name="ce1361" table:formula="of:=IF([.$H$1];[.F4];&quot;&quot;)" office:value-type="float" office:value="1" calcext:value-type="float">
            <text:p>1</text:p>
          </table:table-cell>
          <table:table-cell/>
          <table:covered-table-cell table:style-name="ce226"/>
          <table:covered-table-cell table:style-name="ce276"/>
          <table:table-cell table:number-columns-repeated="1014"/>
        </table:table-row>
        <table:table-row table:style-name="ro20">
          <table:table-cell table:style-name="ce1346" table:formula="of:=IF([.$H$1];&quot;4&quot;;&quot;&quot;)" office:value-type="string" office:string-value="4" calcext:value-type="string">
            <text:p>4</text:p>
          </table:table-cell>
          <table:table-cell table:style-name="ce1346" table:formula="of:=IF([.$H$1];&quot;(In)équation niveau 1&quot;;&quot;&quot;)" office:value-type="string" office:string-value="(In)équation niveau 1" calcext:value-type="string">
            <text:p>(In)équation niveau 1</text:p>
          </table:table-cell>
          <table:table-cell table:style-name="ce1355" table:formula="of:=IF([.$H$1];[$Données.$AG$76];&quot;&quot;)" office:value-type="float" office:value="0" calcext:value-type="float">
            <text:p>0,00</text:p>
          </table:table-cell>
          <table:table-cell table:style-name="ce1360"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60"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60" office:value-type="float" office:value="1" calcext:value-type="float">
            <text:p>1</text:p>
          </table:table-cell>
          <table:table-cell table:style-name="ce1360" table:formula="of:=IF([.$H$1];[.F5];&quot;&quot;)" office:value-type="float" office:value="1" calcext:value-type="float">
            <text:p>1</text:p>
          </table:table-cell>
          <table:table-cell table:number-columns-repeated="2"/>
          <table:table-cell table:style-name="ce1368"/>
          <table:table-cell table:number-columns-repeated="1014"/>
        </table:table-row>
        <table:table-row table:style-name="ro20">
          <table:table-cell table:style-name="ce1345" table:formula="of:=IF([.$H$1];&quot;5&quot;;&quot;&quot;)" office:value-type="string" office:string-value="5" calcext:value-type="string">
            <text:p>5</text:p>
          </table:table-cell>
          <table:table-cell table:style-name="ce1345" table:formula="of:=IF([.$H$1];&quot;(In)équation niveau 2&quot;;&quot;&quot;)" office:value-type="string" office:string-value="(In)équation niveau 2" calcext:value-type="string">
            <text:p>(In)équation niveau 2</text:p>
          </table:table-cell>
          <table:table-cell table:style-name="ce1354" table:formula="of:=IF([.$H$1];[$Données.$M$76];&quot;&quot;)" office:value-type="float" office:value="0" calcext:value-type="float">
            <text:p>0,00</text:p>
          </table:table-cell>
          <table:table-cell table:style-name="ce1345"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61"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61" office:value-type="float" office:value="1" calcext:value-type="float">
            <text:p>1</text:p>
          </table:table-cell>
          <table:table-cell table:style-name="ce1361" table:formula="of:=IF([.$H$1];[.F6];&quot;&quot;)" office:value-type="float" office:value="1" calcext:value-type="float">
            <text:p>1</text:p>
          </table:table-cell>
          <table:table-cell table:number-columns-repeated="2"/>
          <table:table-cell table:style-name="ce1368"/>
          <table:table-cell table:number-columns-repeated="1014"/>
        </table:table-row>
        <table:table-row table:style-name="ro20">
          <table:table-cell table:style-name="ce1346" table:formula="of:=IF([.$H$1];&quot;6&quot;;&quot;&quot;)" office:value-type="string" office:string-value="6" calcext:value-type="string">
            <text:p>6</text:p>
          </table:table-cell>
          <table:table-cell table:style-name="ce1346" table:formula="of:=IF([.$H$1];&quot;Fonction homographique&quot;;&quot;&quot;)" office:value-type="string" office:string-value="Fonction homographique" calcext:value-type="string">
            <text:p>Fonction homographique</text:p>
          </table:table-cell>
          <table:table-cell table:style-name="ce1355" table:formula="of:=IF([.$H$1];[$Données.$L$199];&quot;&quot;)" office:value-type="float" office:value="0" calcext:value-type="float">
            <text:p>0,00</text:p>
          </table:table-cell>
          <table:table-cell table:style-name="ce1360" table:formula="of:=IF([.$H$1];IF(COUNTA([$'Fonction homographique'.$B$5:$'Fonction homographique'.$K$6];[$'Fonction homographique'.$B$14];[$'Fonction homographique'.$E$14];[$'Fonction homographique'.$H$14];[$'Fonction homographique'.$B$15:$'Fonction homographique'.$H$17])&lt;&gt;0;&quot;Oui&quot;;&quot;Non&quot;);&quot;&quot;)" office:value-type="string" office:string-value="Non" calcext:value-type="string">
            <text:p>Non</text:p>
          </table:table-cell>
          <table:table-cell table:style-name="ce1360" table:formula="of:=IF([.$H$1];IF(COUNTA([$'Fonction homographique'.$B$5:$'Fonction homographique'.$K$6];[$'Fonction homographique'.$B$14];[$'Fonction homographique'.$E$14];[$'Fonction homographique'.$H$14];[$'Fonction homographique'.$B$15:$'Fonction homographique'.$H$17])&lt;&gt;0;1;0);&quot;&quot;)" office:value-type="float" office:value="0" calcext:value-type="float">
            <text:p>0</text:p>
          </table:table-cell>
          <table:table-cell table:style-name="ce1346" office:value-type="float" office:value="1" calcext:value-type="float">
            <text:p>1</text:p>
          </table:table-cell>
          <table:table-cell table:style-name="ce1360" table:formula="of:=IF([.$H$1];[.F7];&quot;&quot;)" office:value-type="float" office:value="1" calcext:value-type="float">
            <text:p>1</text:p>
          </table:table-cell>
          <table:table-cell table:number-columns-repeated="1017"/>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1">
          <table:table-cell table:style-name="ce1348" office:value-type="string" calcext:value-type="string" table:number-columns-spanned="7" table:number-rows-spanned="2">
            <text:p>KELLER Stéphane</text:p>
          </table:table-cell>
          <table:covered-table-cell table:number-columns-repeated="6"/>
          <table:table-cell table:style-name="ce1365" table:number-columns-repeated="58"/>
          <table:table-cell table:number-columns-repeated="959"/>
        </table:table-row>
        <table:table-row table:style-name="ro21">
          <table:covered-table-cell table:number-columns-repeated="7"/>
          <table:table-cell table:style-name="ce1365" table:number-columns-repeated="58"/>
          <table:table-cell table:number-columns-repeated="959"/>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Rang</text:p>
          </table:table-cell>
          <table:covered-table-cell table:style-name="ce1352"/>
          <table:table-cell table:style-name="ce1357" table:number-columns-spanned="3" table:number-rows-spanned="1"/>
          <table:covered-table-cell table:number-columns-repeated="2" table:style-name="ce1363"/>
          <table:table-cell table:style-name="ce1362" table:number-columns-repeated="2"/>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Nom :</text:p>
          </table:table-cell>
          <table:covered-table-cell table:style-name="ce1352"/>
          <table:table-cell table:style-name="ce1358" table:number-columns-spanned="3" table:number-rows-spanned="1"/>
          <table:covered-table-cell table:number-columns-repeated="2" table:style-name="ce1363"/>
          <table:table-cell table:number-columns-repeated="1019"/>
        </table:table-row>
        <table:table-row table:style-name="ro20">
          <table:table-cell table:style-name="ce1350" office:value-type="string" calcext:value-type="string" table:number-columns-spanned="2" table:number-rows-spanned="1">
            <text:p>Prénom :</text:p>
          </table:table-cell>
          <table:covered-table-cell table:style-name="ce1352"/>
          <table:table-cell table:style-name="ce1357" table:number-columns-spanned="3" table:number-rows-spanned="1"/>
          <table:covered-table-cell table:number-columns-repeated="2" table:style-name="ce1363"/>
          <table:table-cell table:style-name="ce226" table:number-columns-repeated="2"/>
          <table:table-cell table:number-columns-repeated="1017"/>
        </table:table-row>
        <table:table-row table:style-name="ro21">
          <table:table-cell table:style-name="ce226"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59"/>
          <table:table-cell table:number-columns-repeated="1021"/>
        </table:table-row>
        <table:table-row table:style-name="ro21">
          <table:table-cell table:number-columns-repeated="1024"/>
        </table:table-row>
        <table:table-row table:style-name="ro21">
          <table:table-cell table:style-name="ce226" table:number-columns-repeated="2"/>
          <table:table-cell table:number-columns-repeated="1022"/>
        </table:table-row>
        <table:table-row table:style-name="ro21" table:number-rows-repeated="80">
          <table:table-cell table:number-columns-repeated="1024"/>
        </table:table-row>
        <table:table-row table:style-name="ro21">
          <table:table-cell table:style-name="ce1351" office:value-type="string" calcext:value-type="string">
            <text:p>MDP :</text:p>
          </table:table-cell>
          <table:table-cell table:style-name="ce1351" office:value-type="string" calcext:value-type="string">
            <text:p>KELLER Stéphane</text:p>
          </table:table-cell>
          <table:table-cell table:number-columns-repeated="1022"/>
        </table:table-row>
        <table:table-row table:style-name="ro21" table:number-rows-repeated="1048475">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4">00/00/0000</text:date>, <text:time style:data-style-name="N2" text:time-value="09:14:26.5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2-01-24T09:16:10.054000000</dc:date>
    <meta:editing-duration>P4DT5H27M1S</meta:editing-duration>
    <meta:editing-cycles>1219</meta:editing-cycles>
    <meta:generator>LibreOffice/7.1.6.2$Windows_x86 LibreOffice_project/0e133318fcee89abacd6a7d077e292f1145735c3</meta:generator>
    <meta:document-statistic meta:table-count="9" meta:cell-count="4738"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7">
                <text:p>-7</text:p>
                <draw:g>
                  <svg:desc>Données.D101:Données.T101</svg:desc>
                </draw:g>
              </table:table-cell>
              <table:table-cell office:value-type="float" office:value="-6.46715672757901">
                <text:p>-6.46715672757901</text:p>
              </table:table-cell>
              <table:table-cell office:value-type="float" office:value="-4.94974746830583">
                <text:p>-4.94974746830583</text:p>
              </table:table-cell>
              <table:table-cell office:value-type="float" office:value="-2.67878402655563">
                <text:p>-2.67878402655563</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cell office:value-type="float" office:value="-8.31491579260158">
                <text:p>-8.31491579260158</text:p>
              </table:table-cell>
              <table:table-cell office:value-type="float" office:value="-6.36396103067893">
                <text:p>-6.36396103067893</text:p>
              </table:table-cell>
              <table:table-cell office:value-type="float" office:value="-3.44415089128581">
                <text:p>-3.44415089128581</text:p>
              </table:table-cell>
              <table:table-cell office:value-type="float" office:value="0">
                <text:p>0</text:p>
              </table:table-cell>
              <table:table-cell office:value-type="float" office:value="-1.91341716182545">
                <text:p>-1.91341716182545</text:p>
              </table:table-cell>
              <table:table-cell office:value-type="float" office:value="-3.53553390593274">
                <text:p>-3.53553390593274</text:p>
              </table:table-cell>
              <table:table-cell office:value-type="float" office:value="-4.61939766255643">
                <text:p>-4.61939766255643</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6.2$Windows_x86 LibreOffice_project/0e133318fcee89abacd6a7d077e292f1145735c3</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7">
                <text:p>-7</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6.46715672757901">
                <text:p>-6.46715672757901</text:p>
              </table:table-cell>
            </table:table-row>
            <table:table-row>
              <table:table-cell office:value-type="string">
                <text:p>3</text:p>
              </table:table-cell>
              <table:table-cell office:value-type="float" office:value="-6">
                <text:p>-6</text:p>
              </table:table-cell>
              <table:table-cell office:value-type="float" office:value="-4.94974746830583">
                <text:p>-4.94974746830583</text:p>
              </table:table-cell>
            </table:table-row>
            <table:table-row>
              <table:table-cell office:value-type="string">
                <text:p>4</text:p>
              </table:table-cell>
              <table:table-cell office:value-type="float" office:value="-5">
                <text:p>-5</text:p>
              </table:table-cell>
              <table:table-cell office:value-type="float" office:value="-2.67878402655563">
                <text:p>-2.67878402655563</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3.44415089128581">
                <text:p>-3.44415089128581</text:p>
              </table:table-cell>
            </table:table-row>
            <table:table-row>
              <table:table-cell office:value-type="string">
                <text:p>7</text:p>
              </table:table-cell>
              <table:table-cell office:value-type="float" office:value="-2">
                <text:p>-2</text:p>
              </table:table-cell>
              <table:table-cell office:value-type="float" office:value="-6.36396103067893">
                <text:p>-6.36396103067893</text:p>
              </table:table-cell>
            </table:table-row>
            <table:table-row>
              <table:table-cell office:value-type="string">
                <text:p>8</text:p>
              </table:table-cell>
              <table:table-cell office:value-type="float" office:value="-1">
                <text:p>-1</text:p>
              </table:table-cell>
              <table:table-cell office:value-type="float" office:value="-8.31491579260158">
                <text:p>-8.31491579260158</text:p>
              </table:table-cell>
            </table:table-row>
            <table:table-row>
              <table:table-cell office:value-type="string">
                <text:p>9</text:p>
              </table:table-cell>
              <table:table-cell office:value-type="float" office:value="0">
                <text:p>0</text:p>
              </table:table-cell>
              <table:table-cell office:value-type="float" office:value="-9">
                <text:p>-9</text:p>
              </table:table-cell>
            </table:table-row>
            <table:table-row>
              <table:table-cell office:value-type="string">
                <text:p>10</text:p>
              </table:table-cell>
              <table:table-cell office:value-type="float" office:value="1">
                <text:p>1</text:p>
              </table:table-cell>
              <table:table-cell office:value-type="float" office:value="-8.31491579260158">
                <text:p>-8.31491579260158</text:p>
              </table:table-cell>
            </table:table-row>
            <table:table-row>
              <table:table-cell office:value-type="string">
                <text:p>11</text:p>
              </table:table-cell>
              <table:table-cell office:value-type="float" office:value="2">
                <text:p>2</text:p>
              </table:table-cell>
              <table:table-cell office:value-type="float" office:value="-6.36396103067893">
                <text:p>-6.36396103067893</text:p>
              </table:table-cell>
            </table:table-row>
            <table:table-row>
              <table:table-cell office:value-type="string">
                <text:p>12</text:p>
              </table:table-cell>
              <table:table-cell office:value-type="float" office:value="3">
                <text:p>3</text:p>
              </table:table-cell>
              <table:table-cell office:value-type="float" office:value="-3.44415089128581">
                <text:p>-3.44415089128581</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1.91341716182545">
                <text:p>-1.91341716182545</text:p>
              </table:table-cell>
            </table:table-row>
            <table:table-row>
              <table:table-cell office:value-type="string">
                <text:p>15</text:p>
              </table:table-cell>
              <table:table-cell office:value-type="float" office:value="6">
                <text:p>6</text:p>
              </table:table-cell>
              <table:table-cell office:value-type="float" office:value="-3.53553390593274">
                <text:p>-3.53553390593274</text:p>
              </table:table-cell>
            </table:table-row>
            <table:table-row>
              <table:table-cell office:value-type="string">
                <text:p>16</text:p>
              </table:table-cell>
              <table:table-cell office:value-type="float" office:value="7">
                <text:p>7</text:p>
              </table:table-cell>
              <table:table-cell office:value-type="float" office:value="-4.61939766255643">
                <text:p>-4.61939766255643</text:p>
              </table:table-cell>
            </table:table-row>
            <table:table-row>
              <table:table-cell office:value-type="string">
                <text:p>17</text:p>
              </table:table-cell>
              <table:table-cell office:value-type="float" office:value="8">
                <text:p>8</text:p>
              </table:table-cell>
              <table:table-cell office:value-type="float" office:value="-5">
                <text:p>-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6.2$Windows_x86 LibreOffice_project/0e133318fcee89abacd6a7d077e292f1145735c3</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5.9504132231405">
                <text:p>5.9504132231405</text:p>
                <draw:g>
                  <svg:desc>Données.O5:Données.O25</svg:desc>
                </draw:g>
              </table:table-cell>
              <table:table-cell office:value-type="float" office:value="-10">
                <text:p>-10</text:p>
                <draw:g>
                  <svg:desc>Données.N5:Données.N5</svg:desc>
                </draw:g>
              </table:table-cell>
              <table:table-cell office:value-type="float" office:value="5.9504132231405">
                <text:p>5.9504132231405</text:p>
                <draw:g>
                  <svg:desc>Données.O5:Données.O5</svg:desc>
                </draw:g>
              </table:table-cell>
              <table:table-cell office:value-type="float" office:value="10">
                <text:p>10</text:p>
                <draw:g>
                  <svg:desc>Données.N25:Données.N25</svg:desc>
                </draw:g>
              </table:table-cell>
              <table:table-cell office:value-type="float" office:value="7.93388429752066">
                <text:p>7.93388429752066</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4.16528925619835">
                <text:p>4.16528925619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2.57851239669421">
                <text:p>2.57851239669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1.1900826446281">
                <text:p>1.190082644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0.991735537190082">
                <text:p>-0.991735537190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78512396694215">
                <text:p>-1.78512396694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3801652892562">
                <text:p>-2.38016528925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77685950413223">
                <text:p>-2.77685950413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97520661157025">
                <text:p>-2.97520661157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97520661157025">
                <text:p>-2.97520661157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77685950413223">
                <text:p>-2.77685950413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3801652892562">
                <text:p>-2.38016528925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78512396694215">
                <text:p>-1.78512396694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991735537190082">
                <text:p>-0.991735537190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1900826446281">
                <text:p>1.190082644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2.57851239669422">
                <text:p>2.57851239669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4.16528925619835">
                <text:p>4.16528925619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5.9504132231405">
                <text:p>5.9504132231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7.93388429752066">
                <text:p>7.933884297520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6.2$Windows_x86 LibreOffice_project/0e133318fcee89abacd6a7d077e292f1145735c3</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217.571428571429">
                <text:p>-217.571428571429</text:p>
                <draw:g>
                  <svg:desc>Données.P50:Données.P70</svg:desc>
                </draw:g>
              </table:table-cell>
              <table:table-cell office:value-type="float" office:value="-10">
                <text:p>-10</text:p>
                <draw:g>
                  <svg:desc>Données.R50:Données.R52</svg:desc>
                </draw:g>
              </table:table-cell>
              <table:table-cell office:value-type="float" office:value="-66.7142857142857">
                <text:p>-66.7142857142857</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185.2">
                <text:p>-185.2</text:p>
              </table:table-cell>
              <table:table-cell office:value-type="float" office:value="0">
                <text:p>0</text:p>
              </table:table-cell>
              <table:table-cell office:value-type="float" office:value="-19.5714285714286">
                <text:p>-19.5714285714286</text:p>
              </table:table-cell>
            </table:table-row>
            <table:table-row>
              <table:table-cell office:value-type="string">
                <text:p>3</text:p>
              </table:table-cell>
              <table:table-cell office:value-type="float" office:value="-8">
                <text:p>-8</text:p>
              </table:table-cell>
              <table:table-cell office:value-type="float" office:value="-155.342857142857">
                <text:p>-155.342857142857</text:p>
              </table:table-cell>
              <table:table-cell office:value-type="float" office:value="10">
                <text:p>10</text:p>
              </table:table-cell>
              <table:table-cell office:value-type="float" office:value="27.5714285714286">
                <text:p>27.5714285714286</text:p>
              </table:table-cell>
            </table:table-row>
            <table:table-row>
              <table:table-cell office:value-type="string">
                <text:p>4</text:p>
              </table:table-cell>
              <table:table-cell office:value-type="float" office:value="-7">
                <text:p>-7</text:p>
              </table:table-cell>
              <table:table-cell office:value-type="float" office:value="-128">
                <text:p>-128</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03.171428571429">
                <text:p>-103.171428571429</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80.8571428571429">
                <text:p>-80.8571428571429</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61.0571428571429">
                <text:p>-61.0571428571429</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43.7714285714286">
                <text:p>-43.7714285714286</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9">
                <text:p>-2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6.7428571428571">
                <text:p>-16.7428571428571</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0.228571428571429">
                <text:p>0.228571428571429</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4.94285714285714">
                <text:p>4.94285714285714</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14285714285714">
                <text:p>7.142857142857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6.82857142857143">
                <text:p>6.82857142857143</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34285714285714">
                <text:p>-1.3428571428571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9.2">
                <text:p>-9.2</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19.5714285714286">
                <text:p>-19.5714285714286</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2.4571428571429">
                <text:p>-32.4571428571429</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47.8571428571429">
                <text:p>-47.857142857142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6.2$Windows_x86 LibreOffice_project/0e133318fcee89abacd6a7d077e292f1145735c3</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7">
                <text:p>-7</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3">
                <text:p>1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1c1c1c"/>
    </style:style>
    <style:style style:name="ch5"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graphic-properties svg:stroke-color="#999999"/>
    </style:style>
    <style:style style:name="ch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9.047cm" svg:height="34.812cm" xlink:href=".." xlink:type="simple" chart:class="chart:scatter" chart:style-name="ch1">
        <chart:plot-area chart:style-name="ch2" table:cell-range-address="Données.J211:Données.J212 Données.L211:Données.L212 Données.AG189:Données.AG589 Données.L208:Données.L209" chart:data-source-has-labels="row" svg:x="0.98cm" svg:y="0.696cm" svg:width="47.087cm" svg:height="33.42cm">
          <chart:coordinate-region svg:x="1.351cm" svg:y="0.922cm" svg:width="46.423cm" svg:height="32.969cm"/>
          <chart:axis chart:dimension="x" chart:name="primary-x" chart:style-name="ch3">
            <chart:grid chart:style-name="ch4" chart:class="major"/>
          </chart:axis>
          <chart:axis chart:dimension="y" chart:name="primary-y" chart:style-name="ch5">
            <chart:grid chart:style-name="ch4" chart:class="major"/>
            <chart:grid chart:style-name="ch6" chart:class="minor"/>
          </chart:axis>
          <chart:series chart:style-name="ch7" chart:values-cell-range-address="Données.L211:Données.L212" loext:label-string="&quot;Asymptote verticale&quot;" chart:class="chart:scatter">
            <chart:domain table:cell-range-address="Données.J211:Données.J212"/>
            <chart:data-point chart:repeated="2"/>
          </chart:series>
          <chart:series chart:style-name="ch8" chart:values-cell-range-address="Données.AG189:Données.AG589" loext:label-string="&quot;Courbe homographique&quot;" chart:class="chart:scatter">
            <chart:domain table:cell-range-address="Données.AF189:Données.AF589"/>
            <chart:data-point chart:repeated="401"/>
          </chart:series>
          <chart:series chart:style-name="ch7" chart:values-cell-range-address="Données.L208:Données.L209" loext:label-string="&quot;Asymptote horizontale&quot;" chart:class="chart:scatter">
            <chart:domain table:cell-range-address="Données.J208:Données.J209"/>
            <chart:data-point chart:repeated="2"/>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0.833333333333333">
                <text:p>-0.833333333333333</text:p>
                <draw:g>
                  <svg:desc>Données.AG189:Données.AG589</svg:desc>
                </draw:g>
              </table:table-cell>
              <table:table-cell office:value-type="float" office:value="-10">
                <text:p>-10</text:p>
                <draw:g>
                  <svg:desc>Données.J208:Données.J209</svg:desc>
                </draw:g>
              </table:table-cell>
              <table:table-cell office:value-type="float" office:value="-1.33333333333333">
                <text:p>-1.33333333333333</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0.830188679245283">
                <text:p>-0.830188679245283</text:p>
              </table:table-cell>
              <table:table-cell office:value-type="float" office:value="10">
                <text:p>10</text:p>
              </table:table-cell>
              <table:table-cell office:value-type="float" office:value="-1.33333333333333">
                <text:p>-1.3333333333333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0.827004219409283">
                <text:p>-0.82700421940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0.823779193205945">
                <text:p>-0.823779193205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0.820512820512821">
                <text:p>-0.8205128205128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0.817204301075269">
                <text:p>-0.817204301075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0.813852813852814">
                <text:p>-0.813852813852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0.810457516339869">
                <text:p>-0.810457516339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0.807017543859648">
                <text:p>-0.807017543859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0.803532008830021">
                <text:p>-0.803532008830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0.799999999999999">
                <text:p>-0.7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0.79642058165548">
                <text:p>-0.79642058165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0.792792792792792">
                <text:p>-0.792792792792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0.789115646258503">
                <text:p>-0.7891156462585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0.785388127853881">
                <text:p>-0.785388127853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0.781609195402298">
                <text:p>-0.7816091954022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0.777777777777777">
                <text:p>-0.7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0.773892773892773">
                <text:p>-0.773892773892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0.769953051643192">
                <text:p>-0.769953051643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0.76595744680851">
                <text:p>-0.76595744680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0.761904761904761">
                <text:p>-0.7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0.757793764988009">
                <text:p>-0.757793764988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0.753623188405795">
                <text:p>-0.753623188405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0.749391727493916">
                <text:p>-0.749391727493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0.745098039215685">
                <text:p>-0.745098039215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0.740740740740739">
                <text:p>-0.74074074074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0.736318407960197">
                <text:p>-0.736318407960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0.731829573934835">
                <text:p>-0.731829573934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0.727272727272725">
                <text:p>-0.727272727272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0.722646310432568">
                <text:p>-0.722646310432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0.717948717948716">
                <text:p>-0.717948717948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0.713178294573642">
                <text:p>-0.7131782945736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0.708333333333331">
                <text:p>-0.708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0.703412073490812">
                <text:p>-0.703412073490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0.698412698412696">
                <text:p>-0.698412698412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0.693333333333331">
                <text:p>-0.69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0.68817204301075">
                <text:p>-0.6881720430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0.68292682926829">
                <text:p>-0.68292682926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0.677595628415297">
                <text:p>-0.67759562841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0.672176308539942">
                <text:p>-0.672176308539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0.666666666666663">
                <text:p>-0.66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0.661064425770305">
                <text:p>-0.661064425770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0.655367231638415">
                <text:p>-0.655367231638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0.649572649572646">
                <text:p>-0.649572649572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0.643678160919537">
                <text:p>-0.643678160919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0.637681159420286">
                <text:p>-0.637681159420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0.631578947368417">
                <text:p>-0.631578947368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0.625368731563418">
                <text:p>-0.625368731563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0.619047619047615">
                <text:p>-0.619047619047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0.612612612612609">
                <text:p>-0.61261261261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0.606060606060602">
                <text:p>-0.606060606060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0.599388379204889">
                <text:p>-0.599388379204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0.592592592592588">
                <text:p>-0.5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0.585669781931461">
                <text:p>-0.585669781931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0.578616352201255">
                <text:p>-0.578616352201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0.571428571428568">
                <text:p>-0.571428571428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0.564102564102561">
                <text:p>-0.564102564102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0.556634304207117">
                <text:p>-0.556634304207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0.549019607843134">
                <text:p>-0.549019607843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0.541254125412538">
                <text:p>-0.541254125412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0.53333333333333">
                <text:p>-0.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0.525252525252522">
                <text:p>-0.525252525252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0.517006802721085">
                <text:p>-0.5170068027210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0.508591065292093">
                <text:p>-0.50859106529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0.499999999999997">
                <text:p>-0.4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0.491228070175435">
                <text:p>-0.491228070175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0.482269503546096">
                <text:p>-0.482269503546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0.473118279569889">
                <text:p>-0.473118279569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0.463768115942025">
                <text:p>-0.463768115942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0.45421245421245">
                <text:p>-0.45421245421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0.44444444444444">
                <text:p>-0.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0.434456928838947">
                <text:p>-0.43445692883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0.42424242424242">
                <text:p>-0.42424242424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0.413793103448272">
                <text:p>-0.413793103448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0.403100775193794">
                <text:p>-0.403100775193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0.392156862745093">
                <text:p>-0.392156862745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0.380952380952376">
                <text:p>-0.38095238095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0.369477911646582">
                <text:p>-0.369477911646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0.357723577235768">
                <text:p>-0.357723577235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0.345679012345674">
                <text:p>-0.3456790123456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0.333333333333328">
                <text:p>-0.333333333333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0.320675105485227">
                <text:p>-0.320675105485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0.307692307692302">
                <text:p>-0.307692307692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0.294372294372289">
                <text:p>-0.294372294372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0.280701754385959">
                <text:p>-0.280701754385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0.266666666666661">
                <text:p>-0.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0.252252252252246">
                <text:p>-0.252252252252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0.237442922374423">
                <text:p>-0.2374429223744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0.222222222222216">
                <text:p>-0.2222222222222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0.206572769953045">
                <text:p>-0.206572769953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0.190476190476184">
                <text:p>-0.1904761904761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0.173913043478254">
                <text:p>-0.17391304347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0.156862745098032">
                <text:p>-0.156862745098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0.139303482587058">
                <text:p>-0.13930348258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0.121212121212114">
                <text:p>-0.121212121212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0.102564102564095">
                <text:p>-0.102564102564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0.0833333333333254">
                <text:p>-0.0833333333333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0.0634920634920554">
                <text:p>-0.0634920634920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0.0430107526881638">
                <text:p>-0.0430107526881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0.0218579234972593">
                <text:p>-0.021857923497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9.0791571791569E-015">
                <text:p>9.0791571791569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0225988700565065">
                <text:p>0.0225988700565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0459770114942624">
                <text:p>0.045977011494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070175438596501">
                <text:p>0.070175438596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0952380952381053">
                <text:p>0.0952380952381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121212121212132">
                <text:p>0.1212121212121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148148148148159">
                <text:p>0.148148148148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176100628930829">
                <text:p>0.176100628930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205128205128217">
                <text:p>0.205128205128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235294117647065">
                <text:p>0.235294117647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266666666666673">
                <text:p>0.2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299319727891163">
                <text:p>0.29931972789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33333333333334">
                <text:p>0.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368794326241142">
                <text:p>0.368794326241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405797101449283">
                <text:p>0.40579710144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444444444444452">
                <text:p>0.444444444444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484848484848493">
                <text:p>0.484848484848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527131782945745">
                <text:p>0.527131782945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571428571428581">
                <text:p>0.571428571428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617886178861798">
                <text:p>0.6178861788617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666666666666677">
                <text:p>0.66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717948717948729">
                <text:p>0.717948717948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771929824561414">
                <text:p>0.77192982456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28828828828841">
                <text:p>0.828828828828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88888888888901">
                <text:p>0.888888888888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952380952380966">
                <text:p>0.95238095238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01960784313727">
                <text:p>1.01960784313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09090909090911">
                <text:p>1.09090909090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666666666668">
                <text:p>1.1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24731182795701">
                <text:p>1.24731182795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5">
                <text:p>1.3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42528735632186">
                <text:p>1.42528735632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52380952380954">
                <text:p>1.52380952380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62962962962965">
                <text:p>1.62962962962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74358974358977">
                <text:p>1.74358974358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6666666666669">
                <text:p>1.8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14492753623191">
                <text:p>2.14492753623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2.30303030303034">
                <text:p>2.30303030303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2.47619047619051">
                <text:p>2.47619047619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2.66666666666671">
                <text:p>2.66666666666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2.87719298245619">
                <text:p>2.87719298245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11111111111116">
                <text:p>3.11111111111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3.3725490196079">
                <text:p>3.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66666666666673">
                <text:p>3.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4.00000000000007">
                <text:p>4.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4.38095238095246">
                <text:p>4.3809523809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4.82051282051291">
                <text:p>4.82051282051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5.33333333333345">
                <text:p>5.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5.93939393939407">
                <text:p>5.93939393939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6.66666666666683">
                <text:p>6.66666666666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7.55555555555576">
                <text:p>7.55555555555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8.66666666666691">
                <text:p>8.666666666666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10.0952380952384">
                <text:p>10.0952380952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12.0000000000004">
                <text:p>12.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4.6666666666673">
                <text:p>14.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8.6666666666677">
                <text:p>18.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5.3333333333351">
                <text:p>25.3333333333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8.6666666666707">
                <text:p>38.6666666666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8.6666666666826">
                <text:p>78.6666666666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1.333333333317">
                <text:p>-81.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1.3333333333293">
                <text:p>-41.3333333333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7.9999999999983">
                <text:p>-27.9999999999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1.3333333333323">
                <text:p>-21.3333333333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7.3333333333327">
                <text:p>-17.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4.6666666666662">
                <text:p>-14.6666666666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2.7619047619044">
                <text:p>-12.7619047619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1.3333333333331">
                <text:p>-11.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0.222222222222">
                <text:p>-10.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9.33333333333317">
                <text:p>-9.33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8.60606060606047">
                <text:p>-8.6060606060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7.99999999999989">
                <text:p>-7.99999999999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7.4871794871794">
                <text:p>-7.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7.04761904761897">
                <text:p>-7.0476190476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6.66666666666659">
                <text:p>-6.666666666666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6.33333333333327">
                <text:p>-6.3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6.03921568627445">
                <text:p>-6.03921568627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5.77777777777773">
                <text:p>-5.77777777777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5.54385964912276">
                <text:p>-5.54385964912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33333333333331">
                <text:p>-5.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5.14285714285712">
                <text:p>-5.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4.96969696969695">
                <text:p>-4.96969696969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4.81159420289853">
                <text:p>-4.81159420289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4.66666666666665">
                <text:p>-4.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4.53333333333331">
                <text:p>-4.5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4.41025641025639">
                <text:p>-4.41025641025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4.29629629629628">
                <text:p>-4.29629629629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4.19047619047618">
                <text:p>-4.19047619047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4.09195402298849">
                <text:p>-4.09195402298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3.99999999999999">
                <text:p>-3.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3.91397849462364">
                <text:p>-3.91397849462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3.83333333333332">
                <text:p>-3.8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3.75757575757575">
                <text:p>-3.75757575757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3.68627450980391">
                <text:p>-3.686274509803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3.61904761904761">
                <text:p>-3.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3.55555555555555">
                <text:p>-3.55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3.49549549549549">
                <text:p>-3.49549549549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3.43859649122806">
                <text:p>-3.438596491228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3.28455284552845">
                <text:p>-3.28455284552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3.23809523809523">
                <text:p>-3.23809523809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3.1937984496124">
                <text:p>-3.1937984496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3.15151515151514">
                <text:p>-3.15151515151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3.1111111111111">
                <text:p>-3.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3.07246376811594">
                <text:p>-3.07246376811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3.0354609929078">
                <text:p>-3.03546099290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96598639455782">
                <text:p>-2.96598639455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90196078431372">
                <text:p>-2.90196078431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7179487179487">
                <text:p>-2.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2.84276729559748">
                <text:p>-2.84276729559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2.73684210526315">
                <text:p>-2.736842105263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2.71264367816092">
                <text:p>-2.71264367816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2.68926553672316">
                <text:p>-2.68926553672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64480874316939">
                <text:p>-2.64480874316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62365591397849">
                <text:p>-2.62365591397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6031746031746">
                <text:p>-2.6031746031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58333333333333">
                <text:p>-2.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6410256410256">
                <text:p>-2.56410256410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54545454545454">
                <text:p>-2.5454545454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5273631840796">
                <text:p>-2.5273631840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50980392156862">
                <text:p>-2.50980392156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4927536231884">
                <text:p>-2.49275362318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47619047619047">
                <text:p>-2.47619047619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46009389671361">
                <text:p>-2.46009389671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42922374429223">
                <text:p>-2.42922374429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41441441441441">
                <text:p>-2.414414414414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859649122807">
                <text:p>-2.3859649122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7229437229437">
                <text:p>-2.37229437229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5897435897436">
                <text:p>-2.3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4599156118143">
                <text:p>-2.34599156118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32098765432098">
                <text:p>-2.32098765432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30894308943089">
                <text:p>-2.308943089430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29718875502008">
                <text:p>-2.29718875502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28571428571428">
                <text:p>-2.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27450980392157">
                <text:p>-2.274509803921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26356589147287">
                <text:p>-2.263565891472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25287356321839">
                <text:p>-2.25287356321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24242424242424">
                <text:p>-2.2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23220973782771">
                <text:p>-2.232209737827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21245421245421">
                <text:p>-2.21245421245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20289855072464">
                <text:p>-2.20289855072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19354838709677">
                <text:p>-2.1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18439716312057">
                <text:p>-2.18439716312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16666666666666">
                <text:p>-2.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15807560137457">
                <text:p>-2.15807560137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14965986394558">
                <text:p>-2.14965986394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14141414141414">
                <text:p>-2.1414141414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12541254125412">
                <text:p>-2.12541254125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11003236245955">
                <text:p>-2.110032362459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1025641025641">
                <text:p>-2.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08805031446541">
                <text:p>-2.088050314465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0809968847352">
                <text:p>-2.0809968847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06727828746177">
                <text:p>-2.06727828746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06060606060606">
                <text:p>-2.06060606060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05405405405405">
                <text:p>-2.0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04761904761905">
                <text:p>-2.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04129793510325">
                <text:p>-2.04129793510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03508771929825">
                <text:p>-2.03508771929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02898550724638">
                <text:p>-2.02898550724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02298850574713">
                <text:p>-2.022988505747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01709401709402">
                <text:p>-2.01709401709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01129943502825">
                <text:p>-2.01129943502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00560224089636">
                <text:p>-2.00560224089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99449035812672">
                <text:p>-1.99449035812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98907103825137">
                <text:p>-1.98907103825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98373983739837">
                <text:p>-1.98373983739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97849462365591">
                <text:p>-1.978494623655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97333333333333">
                <text:p>-1.97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96825396825397">
                <text:p>-1.96825396825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96325459317585">
                <text:p>-1.96325459317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95833333333333">
                <text:p>-1.9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95348837209302">
                <text:p>-1.95348837209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9440203562341">
                <text:p>-1.9440203562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93939393939394">
                <text:p>-1.939393939393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93483709273183">
                <text:p>-1.93483709273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93034825870647">
                <text:p>-1.93034825870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92592592592593">
                <text:p>-1.9259259259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92156862745098">
                <text:p>-1.9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91727493917275">
                <text:p>-1.91727493917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91304347826087">
                <text:p>-1.9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90887290167866">
                <text:p>-1.90887290167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90070921985816">
                <text:p>-1.90070921985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9671361502347">
                <text:p>-1.89671361502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89277389277389">
                <text:p>-1.8927738927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8127853881279">
                <text:p>-1.881278538812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87755102040816">
                <text:p>-1.87755102040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7387387387387">
                <text:p>-1.87387387387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87024608501119">
                <text:p>-1.870246085011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86313465783664">
                <text:p>-1.863134657836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5964912280702">
                <text:p>-1.859649122807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8562091503268">
                <text:p>-1.85620915032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281385281385">
                <text:p>-1.85281385281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8494623655914">
                <text:p>-1.84946236559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84288747346072">
                <text:p>-1.84288747346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3966244725738">
                <text:p>-1.83966244725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83647798742138">
                <text:p>-1.8364779874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83022774327122">
                <text:p>-1.83022774327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82716049382716">
                <text:p>-1.82716049382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8241308793456">
                <text:p>-1.82413087934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82113821138211">
                <text:p>-1.82113821138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81526104417671">
                <text:p>-1.81526104417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812375249501">
                <text:p>-1.812375249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80952380952381">
                <text:p>-1.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80670611439842">
                <text:p>-1.80670611439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80116959064328">
                <text:p>-1.8011695906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7984496124031">
                <text:p>-1.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79576107899807">
                <text:p>-1.79576107899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79310344827586">
                <text:p>-1.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79047619047619">
                <text:p>-1.7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78787878787879">
                <text:p>-1.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78531073446328">
                <text:p>-1.78531073446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78277153558053">
                <text:p>-1.78277153558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78026070763501">
                <text:p>-1.78026070763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77532228360958">
                <text:p>-1.77532228360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77289377289377">
                <text:p>-1.77289377289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77049180327869">
                <text:p>-1.7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76811594202899">
                <text:p>-1.76811594202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76576576576577">
                <text:p>-1.765765765765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76344086021505">
                <text:p>-1.763440860215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76114081996435">
                <text:p>-1.76114081996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75886524822695">
                <text:p>-1.75886524822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75661375661376">
                <text:p>-1.75661375661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75438596491228">
                <text:p>-1.75438596491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7521815008726">
                <text:p>-1.7521815008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74784110535406">
                <text:p>-1.74784110535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74570446735395">
                <text:p>-1.74570446735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74149659863946">
                <text:p>-1.74149659863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73942470389171">
                <text:p>-1.739424703891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73737373737374">
                <text:p>-1.73737373737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73534338358459">
                <text:p>-1.7353433835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73333333333333">
                <text:p>-1.7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73134328358209">
                <text:p>-1.73134328358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72937293729373">
                <text:p>-1.72937293729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72742200328407">
                <text:p>-1.72742200328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72549019607843">
                <text:p>-1.725490196078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72357723577236">
                <text:p>-1.72357723577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72168284789644">
                <text:p>-1.721682847896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71980676328502">
                <text:p>-1.71980676328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71794871794872">
                <text:p>-1.7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71610845295056">
                <text:p>-1.71610845295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71248025276461">
                <text:p>-1.71248025276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71069182389937">
                <text:p>-1.71069182389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70892018779343">
                <text:p>-1.70892018779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70716510903427">
                <text:p>-1.707165109034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70542635658915">
                <text:p>-1.70542635658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7037037037037">
                <text:p>-1.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70199692780338">
                <text:p>-1.7019969278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70030581039755">
                <text:p>-1.70030581039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986301369863">
                <text:p>-1.6986301369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9532428355958">
                <text:p>-1.69532428355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9369369369369">
                <text:p>-1.69369369369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9207772795217">
                <text:p>-1.6920777279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9047619047619">
                <text:p>-1.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8888888888889">
                <text:p>-1.6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8731563421829">
                <text:p>-1.68731563421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8575624082232">
                <text:p>-1.685756240822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8421052631579">
                <text:p>-1.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8267831149927">
                <text:p>-1.68267831149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7965367965368">
                <text:p>-1.67965367965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7816091954023">
                <text:p>-1.67816091954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7668097281831">
                <text:p>-1.67668097281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7521367521367">
                <text:p>-1.67521367521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7375886524823">
                <text:p>-1.67375886524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7231638418079">
                <text:p>-1.67231638418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7088607594937">
                <text:p>-1.67088607594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6946778711485">
                <text:p>-1.66946778711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6806136680614">
                <text:p>-1.66806136680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6.2$Windows_x86 LibreOffice_project/0e133318fcee89abacd6a7d077e292f1145735c3</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0.833333333333333">
                <text:p>-0.833333333333333</text:p>
                <draw:g>
                  <svg:desc>Données.AG189:Données.AG589</svg:desc>
                </draw:g>
              </table:table-cell>
              <table:table-cell office:value-type="float" office:value="-10">
                <text:p>-10</text:p>
                <draw:g>
                  <svg:desc>Données.J208:Données.J209</svg:desc>
                </draw:g>
              </table:table-cell>
              <table:table-cell office:value-type="float" office:value="-1.33333333333333">
                <text:p>-1.33333333333333</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0.830188679245283">
                <text:p>-0.830188679245283</text:p>
              </table:table-cell>
              <table:table-cell office:value-type="float" office:value="10">
                <text:p>10</text:p>
              </table:table-cell>
              <table:table-cell office:value-type="float" office:value="-1.33333333333333">
                <text:p>-1.3333333333333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0.827004219409283">
                <text:p>-0.82700421940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0.823779193205945">
                <text:p>-0.823779193205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0.820512820512821">
                <text:p>-0.8205128205128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0.817204301075269">
                <text:p>-0.817204301075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0.813852813852814">
                <text:p>-0.813852813852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0.810457516339869">
                <text:p>-0.810457516339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0.807017543859648">
                <text:p>-0.807017543859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0.803532008830021">
                <text:p>-0.803532008830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0.799999999999999">
                <text:p>-0.7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0.79642058165548">
                <text:p>-0.79642058165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0.792792792792792">
                <text:p>-0.792792792792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0.789115646258503">
                <text:p>-0.7891156462585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0.785388127853881">
                <text:p>-0.785388127853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0.781609195402298">
                <text:p>-0.7816091954022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0.777777777777777">
                <text:p>-0.7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0.773892773892773">
                <text:p>-0.773892773892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0.769953051643192">
                <text:p>-0.769953051643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0.76595744680851">
                <text:p>-0.76595744680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0.761904761904761">
                <text:p>-0.7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0.757793764988009">
                <text:p>-0.757793764988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0.753623188405795">
                <text:p>-0.753623188405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0.749391727493916">
                <text:p>-0.749391727493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0.745098039215685">
                <text:p>-0.745098039215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0.740740740740739">
                <text:p>-0.74074074074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0.736318407960197">
                <text:p>-0.736318407960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0.731829573934835">
                <text:p>-0.731829573934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0.727272727272725">
                <text:p>-0.727272727272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0.722646310432568">
                <text:p>-0.722646310432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0.717948717948716">
                <text:p>-0.717948717948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0.713178294573642">
                <text:p>-0.7131782945736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0.708333333333331">
                <text:p>-0.708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0.703412073490812">
                <text:p>-0.703412073490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0.698412698412696">
                <text:p>-0.698412698412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0.693333333333331">
                <text:p>-0.69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0.68817204301075">
                <text:p>-0.6881720430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0.68292682926829">
                <text:p>-0.68292682926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0.677595628415297">
                <text:p>-0.67759562841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0.672176308539942">
                <text:p>-0.672176308539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0.666666666666663">
                <text:p>-0.66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0.661064425770305">
                <text:p>-0.661064425770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0.655367231638415">
                <text:p>-0.655367231638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0.649572649572646">
                <text:p>-0.649572649572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0.643678160919537">
                <text:p>-0.643678160919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0.637681159420286">
                <text:p>-0.637681159420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0.631578947368417">
                <text:p>-0.631578947368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0.625368731563418">
                <text:p>-0.625368731563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0.619047619047615">
                <text:p>-0.619047619047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0.612612612612609">
                <text:p>-0.61261261261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0.606060606060602">
                <text:p>-0.606060606060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0.599388379204889">
                <text:p>-0.599388379204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0.592592592592588">
                <text:p>-0.5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0.585669781931461">
                <text:p>-0.585669781931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0.578616352201255">
                <text:p>-0.578616352201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0.571428571428568">
                <text:p>-0.571428571428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0.564102564102561">
                <text:p>-0.564102564102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0.556634304207117">
                <text:p>-0.556634304207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0.549019607843134">
                <text:p>-0.549019607843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0.541254125412538">
                <text:p>-0.541254125412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0.53333333333333">
                <text:p>-0.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0.525252525252522">
                <text:p>-0.525252525252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0.517006802721085">
                <text:p>-0.5170068027210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0.508591065292093">
                <text:p>-0.50859106529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0.499999999999997">
                <text:p>-0.4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0.491228070175435">
                <text:p>-0.491228070175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0.482269503546096">
                <text:p>-0.482269503546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0.473118279569889">
                <text:p>-0.473118279569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0.463768115942025">
                <text:p>-0.463768115942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0.45421245421245">
                <text:p>-0.45421245421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0.44444444444444">
                <text:p>-0.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0.434456928838947">
                <text:p>-0.43445692883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0.42424242424242">
                <text:p>-0.42424242424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0.413793103448272">
                <text:p>-0.413793103448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0.403100775193794">
                <text:p>-0.403100775193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0.392156862745093">
                <text:p>-0.392156862745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0.380952380952376">
                <text:p>-0.38095238095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0.369477911646582">
                <text:p>-0.369477911646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0.357723577235768">
                <text:p>-0.357723577235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0.345679012345674">
                <text:p>-0.3456790123456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0.333333333333328">
                <text:p>-0.333333333333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0.320675105485227">
                <text:p>-0.320675105485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0.307692307692302">
                <text:p>-0.307692307692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0.294372294372289">
                <text:p>-0.294372294372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0.280701754385959">
                <text:p>-0.280701754385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0.266666666666661">
                <text:p>-0.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0.252252252252246">
                <text:p>-0.252252252252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0.237442922374423">
                <text:p>-0.2374429223744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0.222222222222216">
                <text:p>-0.2222222222222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0.206572769953045">
                <text:p>-0.206572769953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0.190476190476184">
                <text:p>-0.1904761904761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0.173913043478254">
                <text:p>-0.17391304347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0.156862745098032">
                <text:p>-0.156862745098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0.139303482587058">
                <text:p>-0.13930348258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0.121212121212114">
                <text:p>-0.121212121212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0.102564102564095">
                <text:p>-0.102564102564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0.0833333333333254">
                <text:p>-0.0833333333333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0.0634920634920554">
                <text:p>-0.0634920634920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0.0430107526881638">
                <text:p>-0.0430107526881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0.0218579234972593">
                <text:p>-0.021857923497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9.0791571791569E-015">
                <text:p>9.0791571791569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0225988700565065">
                <text:p>0.0225988700565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0459770114942624">
                <text:p>0.045977011494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070175438596501">
                <text:p>0.070175438596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0952380952381053">
                <text:p>0.0952380952381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121212121212132">
                <text:p>0.1212121212121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148148148148159">
                <text:p>0.148148148148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176100628930829">
                <text:p>0.176100628930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205128205128217">
                <text:p>0.205128205128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235294117647065">
                <text:p>0.235294117647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266666666666673">
                <text:p>0.2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299319727891163">
                <text:p>0.29931972789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33333333333334">
                <text:p>0.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368794326241142">
                <text:p>0.368794326241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405797101449283">
                <text:p>0.40579710144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444444444444452">
                <text:p>0.444444444444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484848484848493">
                <text:p>0.484848484848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527131782945745">
                <text:p>0.527131782945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571428571428581">
                <text:p>0.571428571428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617886178861798">
                <text:p>0.6178861788617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666666666666677">
                <text:p>0.66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717948717948729">
                <text:p>0.717948717948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771929824561414">
                <text:p>0.77192982456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28828828828841">
                <text:p>0.828828828828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88888888888901">
                <text:p>0.888888888888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952380952380966">
                <text:p>0.95238095238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01960784313727">
                <text:p>1.01960784313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09090909090911">
                <text:p>1.09090909090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666666666668">
                <text:p>1.1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24731182795701">
                <text:p>1.24731182795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5">
                <text:p>1.3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42528735632186">
                <text:p>1.42528735632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52380952380954">
                <text:p>1.52380952380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62962962962965">
                <text:p>1.62962962962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74358974358977">
                <text:p>1.74358974358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6666666666669">
                <text:p>1.8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14492753623191">
                <text:p>2.14492753623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2.30303030303034">
                <text:p>2.30303030303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2.47619047619051">
                <text:p>2.47619047619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2.66666666666671">
                <text:p>2.66666666666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2.87719298245619">
                <text:p>2.87719298245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11111111111116">
                <text:p>3.11111111111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3.3725490196079">
                <text:p>3.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66666666666673">
                <text:p>3.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4.00000000000007">
                <text:p>4.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4.38095238095246">
                <text:p>4.3809523809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4.82051282051291">
                <text:p>4.82051282051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5.33333333333345">
                <text:p>5.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5.93939393939407">
                <text:p>5.93939393939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6.66666666666683">
                <text:p>6.66666666666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7.55555555555576">
                <text:p>7.55555555555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8.66666666666691">
                <text:p>8.666666666666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10.0952380952384">
                <text:p>10.0952380952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12.0000000000004">
                <text:p>12.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4.6666666666673">
                <text:p>14.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8.6666666666677">
                <text:p>18.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5.3333333333351">
                <text:p>25.3333333333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8.6666666666707">
                <text:p>38.6666666666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8.6666666666826">
                <text:p>78.6666666666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1.333333333317">
                <text:p>-81.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1.3333333333293">
                <text:p>-41.3333333333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7.9999999999983">
                <text:p>-27.9999999999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1.3333333333323">
                <text:p>-21.3333333333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7.3333333333327">
                <text:p>-17.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4.6666666666662">
                <text:p>-14.6666666666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2.7619047619044">
                <text:p>-12.7619047619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1.3333333333331">
                <text:p>-11.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0.222222222222">
                <text:p>-10.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9.33333333333317">
                <text:p>-9.33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8.60606060606047">
                <text:p>-8.6060606060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7.99999999999989">
                <text:p>-7.99999999999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7.4871794871794">
                <text:p>-7.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7.04761904761897">
                <text:p>-7.0476190476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6.66666666666659">
                <text:p>-6.666666666666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6.33333333333327">
                <text:p>-6.3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6.03921568627445">
                <text:p>-6.03921568627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5.77777777777773">
                <text:p>-5.77777777777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5.54385964912276">
                <text:p>-5.54385964912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33333333333331">
                <text:p>-5.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5.14285714285712">
                <text:p>-5.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4.96969696969695">
                <text:p>-4.96969696969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4.81159420289853">
                <text:p>-4.81159420289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4.66666666666665">
                <text:p>-4.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4.53333333333331">
                <text:p>-4.5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4.41025641025639">
                <text:p>-4.41025641025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4.29629629629628">
                <text:p>-4.29629629629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4.19047619047618">
                <text:p>-4.19047619047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4.09195402298849">
                <text:p>-4.09195402298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3.99999999999999">
                <text:p>-3.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3.91397849462364">
                <text:p>-3.91397849462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3.83333333333332">
                <text:p>-3.8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3.75757575757575">
                <text:p>-3.75757575757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3.68627450980391">
                <text:p>-3.686274509803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3.61904761904761">
                <text:p>-3.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3.55555555555555">
                <text:p>-3.55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3.49549549549549">
                <text:p>-3.49549549549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3.43859649122806">
                <text:p>-3.438596491228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3.28455284552845">
                <text:p>-3.28455284552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3.23809523809523">
                <text:p>-3.23809523809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3.1937984496124">
                <text:p>-3.1937984496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3.15151515151514">
                <text:p>-3.15151515151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3.1111111111111">
                <text:p>-3.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3.07246376811594">
                <text:p>-3.07246376811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3.0354609929078">
                <text:p>-3.03546099290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96598639455782">
                <text:p>-2.96598639455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90196078431372">
                <text:p>-2.90196078431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7179487179487">
                <text:p>-2.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2.84276729559748">
                <text:p>-2.84276729559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2.73684210526315">
                <text:p>-2.736842105263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2.71264367816092">
                <text:p>-2.71264367816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2.68926553672316">
                <text:p>-2.68926553672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64480874316939">
                <text:p>-2.64480874316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62365591397849">
                <text:p>-2.62365591397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6031746031746">
                <text:p>-2.6031746031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58333333333333">
                <text:p>-2.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6410256410256">
                <text:p>-2.56410256410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54545454545454">
                <text:p>-2.5454545454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5273631840796">
                <text:p>-2.5273631840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50980392156862">
                <text:p>-2.50980392156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4927536231884">
                <text:p>-2.49275362318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47619047619047">
                <text:p>-2.47619047619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46009389671361">
                <text:p>-2.46009389671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42922374429223">
                <text:p>-2.42922374429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41441441441441">
                <text:p>-2.414414414414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859649122807">
                <text:p>-2.3859649122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7229437229437">
                <text:p>-2.37229437229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5897435897436">
                <text:p>-2.3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4599156118143">
                <text:p>-2.34599156118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32098765432098">
                <text:p>-2.32098765432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30894308943089">
                <text:p>-2.308943089430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29718875502008">
                <text:p>-2.29718875502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28571428571428">
                <text:p>-2.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27450980392157">
                <text:p>-2.274509803921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26356589147287">
                <text:p>-2.263565891472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25287356321839">
                <text:p>-2.25287356321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24242424242424">
                <text:p>-2.2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23220973782771">
                <text:p>-2.232209737827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21245421245421">
                <text:p>-2.21245421245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20289855072464">
                <text:p>-2.20289855072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19354838709677">
                <text:p>-2.1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18439716312057">
                <text:p>-2.18439716312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16666666666666">
                <text:p>-2.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15807560137457">
                <text:p>-2.15807560137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14965986394558">
                <text:p>-2.14965986394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14141414141414">
                <text:p>-2.1414141414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12541254125412">
                <text:p>-2.12541254125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11003236245955">
                <text:p>-2.110032362459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1025641025641">
                <text:p>-2.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08805031446541">
                <text:p>-2.088050314465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0809968847352">
                <text:p>-2.0809968847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06727828746177">
                <text:p>-2.06727828746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06060606060606">
                <text:p>-2.06060606060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05405405405405">
                <text:p>-2.0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04761904761905">
                <text:p>-2.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04129793510325">
                <text:p>-2.04129793510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03508771929825">
                <text:p>-2.03508771929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02898550724638">
                <text:p>-2.02898550724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02298850574713">
                <text:p>-2.022988505747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01709401709402">
                <text:p>-2.01709401709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01129943502825">
                <text:p>-2.01129943502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00560224089636">
                <text:p>-2.00560224089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99449035812672">
                <text:p>-1.99449035812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98907103825137">
                <text:p>-1.98907103825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98373983739837">
                <text:p>-1.98373983739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97849462365591">
                <text:p>-1.978494623655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97333333333333">
                <text:p>-1.97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96825396825397">
                <text:p>-1.96825396825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96325459317585">
                <text:p>-1.96325459317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95833333333333">
                <text:p>-1.9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95348837209302">
                <text:p>-1.95348837209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9440203562341">
                <text:p>-1.9440203562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93939393939394">
                <text:p>-1.939393939393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93483709273183">
                <text:p>-1.93483709273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93034825870647">
                <text:p>-1.93034825870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92592592592593">
                <text:p>-1.9259259259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92156862745098">
                <text:p>-1.9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91727493917275">
                <text:p>-1.91727493917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91304347826087">
                <text:p>-1.9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90887290167866">
                <text:p>-1.90887290167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90070921985816">
                <text:p>-1.90070921985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9671361502347">
                <text:p>-1.89671361502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89277389277389">
                <text:p>-1.8927738927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8127853881279">
                <text:p>-1.881278538812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87755102040816">
                <text:p>-1.87755102040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7387387387387">
                <text:p>-1.87387387387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87024608501119">
                <text:p>-1.870246085011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86313465783664">
                <text:p>-1.863134657836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5964912280702">
                <text:p>-1.859649122807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8562091503268">
                <text:p>-1.85620915032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281385281385">
                <text:p>-1.85281385281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8494623655914">
                <text:p>-1.84946236559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84288747346072">
                <text:p>-1.84288747346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3966244725738">
                <text:p>-1.83966244725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83647798742138">
                <text:p>-1.8364779874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83022774327122">
                <text:p>-1.83022774327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82716049382716">
                <text:p>-1.82716049382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8241308793456">
                <text:p>-1.82413087934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82113821138211">
                <text:p>-1.82113821138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81526104417671">
                <text:p>-1.81526104417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812375249501">
                <text:p>-1.812375249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80952380952381">
                <text:p>-1.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80670611439842">
                <text:p>-1.80670611439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80116959064328">
                <text:p>-1.8011695906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7984496124031">
                <text:p>-1.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79576107899807">
                <text:p>-1.79576107899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79310344827586">
                <text:p>-1.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79047619047619">
                <text:p>-1.7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78787878787879">
                <text:p>-1.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78531073446328">
                <text:p>-1.78531073446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78277153558053">
                <text:p>-1.78277153558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78026070763501">
                <text:p>-1.78026070763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77532228360958">
                <text:p>-1.77532228360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77289377289377">
                <text:p>-1.77289377289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77049180327869">
                <text:p>-1.7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76811594202899">
                <text:p>-1.76811594202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76576576576577">
                <text:p>-1.765765765765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76344086021505">
                <text:p>-1.763440860215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76114081996435">
                <text:p>-1.76114081996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75886524822695">
                <text:p>-1.75886524822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75661375661376">
                <text:p>-1.75661375661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75438596491228">
                <text:p>-1.75438596491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7521815008726">
                <text:p>-1.7521815008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74784110535406">
                <text:p>-1.74784110535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74570446735395">
                <text:p>-1.74570446735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74149659863946">
                <text:p>-1.74149659863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73942470389171">
                <text:p>-1.739424703891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73737373737374">
                <text:p>-1.73737373737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73534338358459">
                <text:p>-1.7353433835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73333333333333">
                <text:p>-1.7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73134328358209">
                <text:p>-1.73134328358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72937293729373">
                <text:p>-1.72937293729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72742200328407">
                <text:p>-1.72742200328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72549019607843">
                <text:p>-1.725490196078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72357723577236">
                <text:p>-1.72357723577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72168284789644">
                <text:p>-1.721682847896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71980676328502">
                <text:p>-1.71980676328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71794871794872">
                <text:p>-1.7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71610845295056">
                <text:p>-1.71610845295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71248025276461">
                <text:p>-1.71248025276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71069182389937">
                <text:p>-1.71069182389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70892018779343">
                <text:p>-1.70892018779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70716510903427">
                <text:p>-1.707165109034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70542635658915">
                <text:p>-1.70542635658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7037037037037">
                <text:p>-1.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70199692780338">
                <text:p>-1.7019969278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70030581039755">
                <text:p>-1.70030581039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986301369863">
                <text:p>-1.6986301369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9532428355958">
                <text:p>-1.69532428355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9369369369369">
                <text:p>-1.69369369369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9207772795217">
                <text:p>-1.6920777279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9047619047619">
                <text:p>-1.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8888888888889">
                <text:p>-1.6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8731563421829">
                <text:p>-1.68731563421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8575624082232">
                <text:p>-1.685756240822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8421052631579">
                <text:p>-1.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8267831149927">
                <text:p>-1.68267831149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7965367965368">
                <text:p>-1.67965367965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7816091954023">
                <text:p>-1.67816091954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7668097281831">
                <text:p>-1.67668097281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7521367521367">
                <text:p>-1.67521367521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7375886524823">
                <text:p>-1.67375886524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7231638418079">
                <text:p>-1.67231638418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7088607594937">
                <text:p>-1.67088607594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6946778711485">
                <text:p>-1.66946778711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6806136680614">
                <text:p>-1.66806136680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6.2$Windows_x86 LibreOffice_project/0e133318fcee89abacd6a7d077e292f1145735c3</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56cm" svg:width="20.74cm" svg:height="13.711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80.64">
                <text:p>80.64</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66.56">
                <text:p>66.56</text:p>
              </table:table-cell>
            </table:table-row>
            <table:table-row>
              <table:table-cell office:value-type="string">
                <text:p>3</text:p>
              </table:table-cell>
              <table:table-cell office:value-type="float" office:value="-8">
                <text:p>-8</text:p>
              </table:table-cell>
              <table:table-cell office:value-type="float" office:value="53.76">
                <text:p>53.76</text:p>
              </table:table-cell>
            </table:table-row>
            <table:table-row>
              <table:table-cell office:value-type="string">
                <text:p>4</text:p>
              </table:table-cell>
              <table:table-cell office:value-type="float" office:value="-7">
                <text:p>-7</text:p>
              </table:table-cell>
              <table:table-cell office:value-type="float" office:value="42.24">
                <text:p>42.24</text:p>
              </table:table-cell>
            </table:table-row>
            <table:table-row>
              <table:table-cell office:value-type="string">
                <text:p>5</text:p>
              </table:table-cell>
              <table:table-cell office:value-type="float" office:value="-6">
                <text:p>-6</text:p>
              </table:table-cell>
              <table:table-cell office:value-type="float" office:value="32">
                <text:p>32</text:p>
              </table:table-cell>
            </table:table-row>
            <table:table-row>
              <table:table-cell office:value-type="string">
                <text:p>6</text:p>
              </table:table-cell>
              <table:table-cell office:value-type="float" office:value="-5">
                <text:p>-5</text:p>
              </table:table-cell>
              <table:table-cell office:value-type="float" office:value="23.04">
                <text:p>23.04</text:p>
              </table:table-cell>
            </table:table-row>
            <table:table-row>
              <table:table-cell office:value-type="string">
                <text:p>7</text:p>
              </table:table-cell>
              <table:table-cell office:value-type="float" office:value="-4">
                <text:p>-4</text:p>
              </table:table-cell>
              <table:table-cell office:value-type="float" office:value="15.36">
                <text:p>15.36</text:p>
              </table:table-cell>
            </table:table-row>
            <table:table-row>
              <table:table-cell office:value-type="string">
                <text:p>8</text:p>
              </table:table-cell>
              <table:table-cell office:value-type="float" office:value="-3">
                <text:p>-3</text:p>
              </table:table-cell>
              <table:table-cell office:value-type="float" office:value="8.96">
                <text:p>8.96</text:p>
              </table:table-cell>
            </table:table-row>
            <table:table-row>
              <table:table-cell office:value-type="string">
                <text:p>9</text:p>
              </table:table-cell>
              <table:table-cell office:value-type="float" office:value="-2">
                <text:p>-2</text:p>
              </table:table-cell>
              <table:table-cell office:value-type="float" office:value="3.84">
                <text:p>3.84</text:p>
              </table:table-cell>
            </table:table-row>
            <table:table-row>
              <table:table-cell office:value-type="string">
                <text:p>10</text:p>
              </table:table-cell>
              <table:table-cell office:value-type="float" office:value="-1">
                <text:p>-1</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2.56">
                <text:p>-2.56</text:p>
              </table:table-cell>
            </table:table-row>
            <table:table-row>
              <table:table-cell office:value-type="string">
                <text:p>12</text:p>
              </table:table-cell>
              <table:table-cell office:value-type="float" office:value="1">
                <text:p>1</text:p>
              </table:table-cell>
              <table:table-cell office:value-type="float" office:value="-3.84">
                <text:p>-3.84</text:p>
              </table:table-cell>
            </table:table-row>
            <table:table-row>
              <table:table-cell office:value-type="string">
                <text:p>13</text:p>
              </table:table-cell>
              <table:table-cell office:value-type="float" office:value="2">
                <text:p>2</text:p>
              </table:table-cell>
              <table:table-cell office:value-type="float" office:value="-3.84">
                <text:p>-3.84</text:p>
              </table:table-cell>
            </table:table-row>
            <table:table-row>
              <table:table-cell office:value-type="string">
                <text:p>14</text:p>
              </table:table-cell>
              <table:table-cell office:value-type="float" office:value="3">
                <text:p>3</text:p>
              </table:table-cell>
              <table:table-cell office:value-type="float" office:value="-2.56">
                <text:p>-2.56</text:p>
              </table:table-cell>
            </table:table-row>
            <table:table-row>
              <table:table-cell office:value-type="string">
                <text:p>15</text:p>
              </table:table-cell>
              <table:table-cell office:value-type="float" office:value="4">
                <text:p>4</text:p>
              </table:table-cell>
              <table:table-cell office:value-type="float" office:value="0">
                <text:p>0</text:p>
              </table:table-cell>
            </table:table-row>
            <table:table-row>
              <table:table-cell office:value-type="string">
                <text:p>16</text:p>
              </table:table-cell>
              <table:table-cell office:value-type="float" office:value="5">
                <text:p>5</text:p>
              </table:table-cell>
              <table:table-cell office:value-type="float" office:value="3.84">
                <text:p>3.84</text:p>
              </table:table-cell>
            </table:table-row>
            <table:table-row>
              <table:table-cell office:value-type="string">
                <text:p>17</text:p>
              </table:table-cell>
              <table:table-cell office:value-type="float" office:value="6">
                <text:p>6</text:p>
              </table:table-cell>
              <table:table-cell office:value-type="float" office:value="8.96">
                <text:p>8.96</text:p>
              </table:table-cell>
            </table:table-row>
            <table:table-row>
              <table:table-cell office:value-type="string">
                <text:p>18</text:p>
              </table:table-cell>
              <table:table-cell office:value-type="float" office:value="7">
                <text:p>7</text:p>
              </table:table-cell>
              <table:table-cell office:value-type="float" office:value="15.36">
                <text:p>15.36</text:p>
              </table:table-cell>
            </table:table-row>
            <table:table-row>
              <table:table-cell office:value-type="string">
                <text:p>19</text:p>
              </table:table-cell>
              <table:table-cell office:value-type="float" office:value="8">
                <text:p>8</text:p>
              </table:table-cell>
              <table:table-cell office:value-type="float" office:value="23.04">
                <text:p>23.04</text:p>
              </table:table-cell>
            </table:table-row>
            <table:table-row>
              <table:table-cell office:value-type="string">
                <text:p>20</text:p>
              </table:table-cell>
              <table:table-cell office:value-type="float" office:value="9">
                <text:p>9</text:p>
              </table:table-cell>
              <table:table-cell office:value-type="float" office:value="32">
                <text:p>32</text:p>
              </table:table-cell>
            </table:table-row>
            <table:table-row>
              <table:table-cell office:value-type="string">
                <text:p>21</text:p>
              </table:table-cell>
              <table:table-cell office:value-type="float" office:value="10">
                <text:p>10</text:p>
              </table:table-cell>
              <table:table-cell office:value-type="float" office:value="42.24">
                <text:p>42.24</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